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3</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The Fed is expected to suspend interest rate hike Asian stocks</text:span>
</text:h>
      <text:p text:style-name="P4">
Publisher: 法新社</text:p>
      <text:p text:style-name="P4">
Published Time: 2023-06-02T-10:02:09+00:00</text:p>
      <text:p text:style-name="P4">
Modified Time: 2023-06-02T12:05:02+00:00</text:p>
      <text:p text:style-name="P4">
Description: (Agence France -Presse, Hong Kong, 2nd) Investors are optimistic about the U.S. Federal Preparatory Council (FED) this month's meeting will not increase interest rates and allow central bank officials to evaluate the impact of currency tightening policy for more than a year. Jo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6-02T-10-02-09-00-00/000000.png" xlink:type="simple" xlink:show="embed" xlink:actuate="onLoad" draw:mime-type="image/png"/>
</draw:frame>
After several months of disputes in the United States and the United States, the Federal Senate finally passed a bill that suspended the upper limit of the federal debt and was preparing to be signed by President Biden. With the suspicion of the US debt default, the market's attention returned to the Fed again to crack down on the inflation rate for decades high.</text:p>
      <text:p text:style-name="P4">
According to the data released yesterday, the number of new people in the United States in May declined, but it is still better than analyst expectations; salary growth has slowed down for the second consecutive month. The news is welcomed by the stock market dealers.</text:p>
      <text:p text:style-name="P4">
This data also brings a good sign to the US non -agricultural employment report that will be released later and the more attention in May. The latter is one of the major reference indicators for the Federal Substitute to make interest rates.</text:p>
      <text:p text:style-name="P4">
U.S. currency decision officials have stated that if they want to stop raising the cost of lending, key factors include the US labor market softened and inflation.</text:p>
      <text:p text:style-name="P4">
The Federal Reserve ’s later month may be the hope of the first time to suspend interest rate hikes for more than a year. Now, two more central bank officials have spoken speeches to add market optimism.</text:p>
      <text:p text:style-name="P4">
Patrick Harker, president of Philadelphia Fed, advocated that central bank officials should "at least this meeting skipped interest rates."</text:p>
      <text:p text:style-name="P4">
Philipjefferson, the director of the nominated vice chairman of the Feds Association, also said that it can stop the impact of officials to evaluate the interest rate increase, but it does not mean a tightening cycle stop. His opinions are often consistent with the Federal President Jerome Powell.</text:p>
      <text:p text:style-name="P4">
The Hong Kong stock market closed up by 4.0%under the drive of technology stocks and led the rise in the Asian stock market. The Tokyo stock market closed up 1.2%, and the Shanghai stock market closed up 0.8%. Sydney, Seoul, Taipei, Bangkok and Manila's stock market also received red.</text:p>
      <text:p text:style-name="P4">
News Source: <text:a xlink:type="simple" xlink:href="https://www.rfi.fr/cn/%E8%B4%A2%E7%BB%8F%E5%BF%AB%E8%AE%AF/20230602-%E8%81%94%E5%87%86%E4%BC%9A%E5%8F%AF%E6%9C%9B%E6%9A%82%E5%81%9C%E5%8D%87%E6%81%AF-%E4%BA%9A%E8%82%A1%E8%B5%B0%E6%89%AC" text:style-name="Internet_20_link" text:visited-style-name="Visited_20_Internet_20_Link">
https://www.rfi.fr/cn/%E8%B4%A2%E7%BB%8F%E5%BF%AB%E8%AE%AF/20230602-%E8%81%94%E5%87%86%E4%BC%9A%E5%8F%AF%E6%9C%9B%E6%9A%82%E5%81%9C%E5%8D%87%E6%81%AF-%E4%BA%9A%E8%82%A1%E8%B5%B0%E6%89%AC</text:a>
</text:p>
      <!--NEWS-->
      <text:h text:style-name="P10" text:outline-level="1">
<text:span text:style-name="T4">
The US -China Defense Minister has a brief conversation and shaking hands to pay attention but no substantial interaction</text:span>
</text:h>
      <text:p text:style-name="P4">
Publisher: 法新社</text:p>
      <text:p text:style-name="P4">
Published Time: 2023-06-02T-7:32:08+00:00</text:p>
      <text:p text:style-name="P4">
Modified Time: 2023-06-02T15:05:02+00:00</text:p>
      <text:p text:style-name="P4">
Description: (Agence France -Presse, Singapore, 2nd) When relations between the United States and China have deteriorated, the two countries' defense ministers Austin and Li Shangfu had a brief conversation in Singapore today and shook hands to pay attention. Australian Prime Minister Anthony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6-02T-7-32-08-00-00/000000.png" xlink:type="simple" xlink:show="embed" xlink:actuate="onLoad" draw:mime-type="image/png"/>
</draw:frame>
"Shangri-La Dialogue" Asian Security Conference debuted today in Singapore. US Secretary of Defense Shanngri-Ladialogue and Chinese Defense Minister Li Shangfu and others sat at the main table at the dinner.</text:p>
      <text:p text:style-name="P4">
The Pentagon issued a statement stating that Austin had a brief conversation with Li Shangfu at the dinner and shook hands to pay attention, but did not have actual interaction.</text:p>
      <text:p text:style-name="P4">
News Source: <text:a xlink:type="simple" xlink:href="https://www.rfi.fr/cn/%E5%9B%BD%E9%99%85%E6%8A%A5%E9%81%93/20230602-%E7%BE%8E%E4%B8%AD%E9%98%B2%E9%95%BF%E7%9F%AD%E6%9A%82%E5%AF%B9%E8%AF%9D%E6%8F%A1%E6%89%8B%E8%87%B4%E6%84%8F-%E4%BD%86%E6%97%A0%E5%AE%9E%E8%B4%A8%E4%BA%92%E5%8A%A8" text:style-name="Internet_20_link" text:visited-style-name="Visited_20_Internet_20_Link">
https://www.rfi.fr/cn/%E5%9B%BD%E9%99%85%E6%8A%A5%E9%81%93/20230602-%E7%BE%8E%E4%B8%AD%E9%98%B2%E9%95%BF%E7%9F%AD%E6%9A%82%E5%AF%B9%E8%AF%9D%E6%8F%A1%E6%89%8B%E8%87%B4%E6%84%8F-%E4%BD%86%E6%97%A0%E5%AE%9E%E8%B4%A8%E4%BA%92%E5%8A%A8</text:a>
</text:p>
      <!--NEWS-->
      <text:h text:style-name="P10" text:outline-level="1">
<text:span text:style-name="T4">
Why does modern car become so "cool"? (Free version)</text:span>
</text:h>
      <text:p text:style-name="P4">
Author: Sean McLain</text:p>
      <text:p text:style-name="P4">
Publisher: 华尔街日报中文网</text:p>
      <text:p text:style-name="P4">
Published Time: 2023-06-02T-7:55:00.000Z</text:p>
      <text:p text:style-name="P4">
Modified Time: 2023-06-02T05:55:00.000Z</text:p>
      <text:p text:style-name="P4">
Created Time: 2023-06-02T01:17:00.000Z</text:p>
      <text:p text:style-name="P4">
Description: Korean car companies, which are mainly economically brands, have become innovators in the field of electric vehicles. The new head does not want to imitate the opponent, but instead walks in front of the opponent. "Once you make a decision, the execution speed is very fast."</text:p>
      <text:p text:style-name="P4">
Images: []</text:p>
      <text:p text:style-name="P4">
Categories: ['商业']</text:p>
      <text:p text:style-name="P4">
Keywords: SYND,LINK:EN|WP-WSJ-0000890177</text:p>
      <text:p text:style-name="P4">
Type: Article</text:p>
      <!--METADATA-->
      <text:p text:style-name="P4">
Modern Motor(Hyundai Motor)A executive of a executive sent a weird car photo to the company's chief designer -this car has been under the production line for the last time it is more than 70 years ago -the company is thinking about how to fight Tesla(Tesla)。</text:p>
      <text:p text:style-name="P4">
News Source: <text:a xlink:type="simple" xlink:href="https://cn.wsj.com/articles/%E7%8E%B0%E4%BB%A3%E6%B1%BD%E8%BD%A6%E4%BD%95%E4%BB%A5%E5%8F%98%E5%BE%97%E8%BF%99%E4%B9%88-%E9%85%B7-4edf430d" text:style-name="Internet_20_link" text:visited-style-name="Visited_20_Internet_20_Link">
https://cn.wsj.com/articles/%E7%8E%B0%E4%BB%A3%E6%B1%BD%E8%BD%A6%E4%BD%95%E4%BB%A5%E5%8F%98%E5%BE%97%E8%BF%99%E4%B9%88-%E9%85%B7-4edf430d</text:a>
</text:p>
      <!--NEWS-->
      <text:h text:style-name="P10" text:outline-level="1">
<text:span text:style-name="T4">
Promote consumption (Free Version) with digitalization of service industry</text:span>
</text:h>
      <text:p text:style-name="P4">
Authors: ['翁一']</text:p>
      <text:p text:style-name="P4">
Publisher: 英国《金融时报》</text:p>
      <text:p text:style-name="P4">
Time: 2023-06-02T04:15:32+00:00</text:p>
      <text:p text:style-name="P4">
Published Time: 2023-06-01T12:00:99+08:00</text:p>
      <text:p text:style-name="P4">
Modified Time: 2023-06-01T23:53:99+08:00</text:p>
      <text:p text:style-name="P4">
Description: Weng Yi: The platform can promote the realization of digitalization of the service industry, especially in the context of the continuous expansion of domestic demand and orderly recovery of consumer scenarios, which can better play the advantages of large -scale economy and scope.</text:p>
      <text:p text:style-name="P4">
Images: ["<text:a xlink:type="simple" xlink:href="https://thumbor.ftacademy.cn/unsafe/picture/2/000170652_piclink.jpg" text:style-name="Internet_20_link" text:visited-style-name="Visited_20_Internet_20_Link">
000170652_pic...</text:a>
"]</text:p>
      <text:p text:style-name="P4">
Themes: ['中国经济', '关注']</text:p>
      <text:p text:style-name="P4">
Keywords: ['消费', '服务业', '数字经济', '中国经济']</text:p>
      <text:p text:style-name="P4">
Type: Article</text:p>
      <!--METADATA-->
      <text:p text:style-name="P4">
<draw:frame draw:style-name="fr1" draw:name="Image4" text:anchor-type="as-char" svg:width="6.9236in" svg:height="3.894525in" draw:z-index="0">
<draw:image xlink:href="../Images/FT Chinese Free Version/2023-06-02T04-15-32-00-00/000170652_piclink.jpg" xlink:type="simple" xlink:show="embed" xlink:actuate="onLoad" draw:mime-type="image/jpeg"/>
</draw:frame>
Recently, the State Council of the State Council announced the operation of the national economy in April 2023. In terms of consumption, from January to April, the total retail sales of social consumer goods were 1498.3 billion yuan, an increase of 8.5%year-on-year. The national online retail sales were 4410.8 billion yuan, an increase of 12.3%year -on -year. Among them, the online retail sales of physical goods were 3716.4 billion yuan, an increase of 10.4%, accounting for 24.8%of the total retail sales of consumer goods. Judging from the above data, social consumption is quickly recovering, and the Internet platform has become a growth momentum under the general trend of consumption.</text:p>
      <text:p text:style-name="P4">
Recently, the Institute of Finance and Economics of the Chinese Academy of Social Sciences released the "Platform Social and Economic Value Research Report", which analyzed the role of the Internet platform in the digitalization of the service industry for the excavation of domestic demand markets and driving consumption. The report believes that the Internet platform has become an important support for the infrastructure of service consumption and the growth of domestic demand. The platform can promote the efficient cycle between the supply and demand of consumers and consumers, and continuously drive consumption with the leverage effect.</text:p>
      <text:p text:style-name="P4">
News Source: <text:a xlink:type="simple" xlink:href="http://www.ftchinese.com/story/001099838" text:style-name="Internet_20_link" text:visited-style-name="Visited_20_Internet_20_Link">
http://www.ftchinese.com/story/001099838</text:a>
</text:p>
      <!--NEWS-->
      <text:h text:style-name="P10" text:outline-level="1">
<text:span text:style-name="T4">
Is China a developing country? (Free version)</text:span>
</text:h>
      <text:p text:style-name="P4">
Authors: ['王军']</text:p>
      <text:p text:style-name="P4">
Publisher: 英国《金融时报》</text:p>
      <text:p text:style-name="P4">
Time: 2023-06-02T04:20:48+00:00</text:p>
      <text:p text:style-name="P4">
Published Time: 2023-06-01T12:00:99+08:00</text:p>
      <text:p text:style-name="P4">
Modified Time: 2023-06-02T00:20:99+08:00</text:p>
      <text:p text:style-name="P4">
Description: Wang Jun: Today China is a developing country or a developed country. It is more like a kind of benevolent and wise. Because the simple figures in income cannot measure the development of a country.</text:p>
      <text:p text:style-name="P4">
Images: ["<text:a xlink:type="simple" xlink:href="https://thumbor.ftacademy.cn/unsafe/picture/8/000183168_piclink.jpg" text:style-name="Internet_20_link" text:visited-style-name="Visited_20_Internet_20_Link">
000183168_pic...</text:a>
"]</text:p>
      <text:p text:style-name="P4">
Themes: ['发展中国家', '关注']</text:p>
      <text:p text:style-name="P4">
Keywords: ['发展中国家', '发达国家', 'WTO', '中美关系']</text:p>
      <text:p text:style-name="P4">
Type: Article</text:p>
      <!--METADATA-->
      <text:p text:style-name="P4">
<draw:frame draw:style-name="fr1" draw:name="Image5" text:anchor-type="as-char" svg:width="6.9236in" svg:height="4.658555in" draw:z-index="0">
<draw:image xlink:href="../Images/FT Chinese Free Version/2023-06-02T04-20-48-00-00/000183168_piclink.jpg" xlink:type="simple" xlink:show="embed" xlink:actuate="onLoad" draw:mime-type="image/jpeg"/>
</draw:frame>
Recently, the debate around China has appeared on the hot search of Chinese social media, because it was a bill adopted by the US Congress.</text:p>
      <text:p text:style-name="P4">
On March 27, 2023, the House of Representatives in favor of 415 votes and 0 votes against the voting of 0 votes unanimously adopted the "People's Republic of China is not a developing country". The U.S. Budget Office pointed out in a document marked on March 7, 2023 that the bill aims to "request the State Council to influence international organizations and categorize China into high income, medium and upper income or developed countries. It is not a developing country. The bill also requires the State Council to discourage these organizations to give China any preferential treatment as developing countries. "</text:p>
      <text:p text:style-name="P4">
News Source: <text:a xlink:type="simple" xlink:href="http://www.ftchinese.com/story/001099839" text:style-name="Internet_20_link" text:visited-style-name="Visited_20_Internet_20_Link">
http://www.ftchinese.com/story/001099839</text:a>
</text:p>
      <!--NEWS-->
      <text:h text:style-name="P10" text:outline-level="1">
<text:span text:style-name="T4">
From "Literature Kong Yiji" to "Kong Yiji Literature" -The Free Version in modern novels and contemporary reality</text:span>
</text:h>
      <text:p text:style-name="P4">
Authors: ['林原']</text:p>
      <text:p text:style-name="P4">
Publisher: 英国《金融时报》</text:p>
      <text:p text:style-name="P4">
Time: 2023-06-02T05:11:13+00:00</text:p>
      <text:p text:style-name="P4">
Published Time: 2023-06-01T12:00:99+08:00</text:p>
      <text:p text:style-name="P4">
Modified Time: 2023-06-02T01:10:99+08:00</text:p>
      <text:p text:style-name="P4">
Description: Lin Yuan: "Gunno" cannot keep Kong Yiji's livelihood, and the "gown of education" cannot keep some college graduates to maintain their livelihood. Even if some people are wearing a "gown" to find a job, they are still "leek".</text:p>
      <text:p text:style-name="P4">
Images: ["<text:a xlink:type="simple" xlink:href="https://thumbor.ftacademy.cn/unsafe/picture/5/000183175_piclink.jpg" text:style-name="Internet_20_link" text:visited-style-name="Visited_20_Internet_20_Link">
000183175_pic...</text:a>
"]</text:p>
      <text:p text:style-name="P4">
Themes: ['大学生', '关注']</text:p>
      <text:p text:style-name="P4">
Keywords: ['大学生', '教育', '就业', '中国社会']</text:p>
      <text:p text:style-name="P4">
Type: Article</text:p>
      <!--METADATA-->
      <text:p text:style-name="P4">
<draw:frame draw:style-name="fr1" draw:name="Image6" text:anchor-type="as-char" svg:width="6.9236in" svg:height="4.570658in" draw:z-index="0">
<draw:image xlink:href="../Images/FT Chinese Free Version/2023-06-02T05-11-13-00-00/000183175_piclink.jpg" xlink:type="simple" xlink:show="embed" xlink:actuate="onLoad" draw:mime-type="image/jpeg"/>
</draw:frame>
"Kong Yiji" is a novel written by Lu Xun in 1919. In the novel, Kong Yiji (can be called "Literature Kong Yiji") belongs to the scholar, but it is completely marginalized by the long shirt and the short shirt and the short shirt. As for the contemporary reality, Kong Yiji has recently revealed the dilemma facing through the creation of "Kong Yiji Literature", which has attracted the attention of Chinese officials and the people.</text:p>
      <text:p text:style-name="P4">
<text:span text:style-name="T4">
 1. Reador </text:span>
</text:p>
      <text:p text:style-name="P4">
News Source: <text:a xlink:type="simple" xlink:href="http://www.ftchinese.com/story/001099840" text:style-name="Internet_20_link" text:visited-style-name="Visited_20_Internet_20_Link">
http://www.ftchinese.com/story/001099840</text:a>
</text:p>
      <!--NEWS-->
      <text:h text:style-name="P10" text:outline-level="1">
<text:span text:style-name="T4">
Why can London in the 19th century be free to Marx? (Free version)</text:span>
</text:h>
      <text:p text:style-name="P4">
Authors: ['何越']</text:p>
      <text:p text:style-name="P4">
Publisher: 英国《金融时报》</text:p>
      <text:p text:style-name="P4">
Time: 2023-06-02T06:50:07+00:00</text:p>
      <text:p text:style-name="P4">
Published Time: 2023-06-01T12:00:99+08:00</text:p>
      <text:p text:style-name="P4">
Modified Time: 2023-06-02T02:45:99+08:00</text:p>
      <text:p text:style-name="P4">
Description: He Yue: The freedom of speech that Marx could not get in Germany and enjoyed in London and the personal freedom of personal freedom came from the popular liberalism at that time; at the time, it was the first to lead liberalism.</text:p>
      <text:p text:style-name="P4">
Images: ["<text:a xlink:type="simple" xlink:href="https://thumbor.ftacademy.cn/unsafe/picture/8/000183188_piclink.jpg" text:style-name="Internet_20_link" text:visited-style-name="Visited_20_Internet_20_Link">
000183188_pic...</text:a>
"]</text:p>
      <text:p text:style-name="P4">
Themes: ['专栏', '自由主义', '关注']</text:p>
      <text:p text:style-name="P4">
Keywords: ['自由主义', '马克思', '伦敦', '越陌度阡']</text:p>
      <text:p text:style-name="P4">
Type: Article</text:p>
      <!--METADATA-->
      <text:p text:style-name="P4">
<draw:frame draw:style-name="fr1" draw:name="Image7" text:anchor-type="as-char" svg:width="6.9236in" svg:height="4.617987in" draw:z-index="0">
<draw:image xlink:href="../Images/FT Chinese Free Version/2023-06-02T06-50-07-00-00/000183188_piclink.jpg" xlink:type="simple" xlink:show="embed" xlink:actuate="onLoad" draw:mime-type="image/jpeg"/>
</draw:frame>
Just as after the war of Russia, many Russian writers fled in New York; Marx fled in London in the 19th century -the most free city in the world at the time. Why can London be free to Marx?</text:p>
      <text:p text:style-name="P4">
The answer to this question was a bit accidental. I have been preparing for the exam recently. I applied for the Liberal Democratic Party candidate for the British election next year, and there was a 60 -minute test. The four British people's livelihood issues need to be explained.</text:p>
      <text:p text:style-name="P4">
News Source: <text:a xlink:type="simple" xlink:href="http://www.ftchinese.com/story/001099844" text:style-name="Internet_20_link" text:visited-style-name="Visited_20_Internet_20_Link">
http://www.ftchinese.com/story/001099844</text:a>
</text:p>
      <!--NEWS-->
      <text:h text:style-name="P10" text:outline-level="1">
<text:span text:style-name="T4">
From the Gunno coefficient, the German wealth distribution status (Free Version)</text:span>
</text:h>
      <text:p text:style-name="P4">
Authors: ['袁杰']</text:p>
      <text:p text:style-name="P4">
Publisher: 英国《金融时报》</text:p>
      <text:p text:style-name="P4">
Time: 2023-06-02T09:54:27+00:00</text:p>
      <text:p text:style-name="P4">
Published Time: 2023-06-01T12:00:99+08:00</text:p>
      <text:p text:style-name="P4">
Modified Time: 2023-06-02T01:59:99+08:00</text:p>
      <text:p text:style-name="P4">
Description: Yuan Jie: The latest research report shows that the German Gini coefficient in 2021 decreased slightly compared to ten years ago. Rich families often have real estate, while poor people are saved when they have surplus.</text:p>
      <text:p text:style-name="P4">
Images: ["<text:a xlink:type="simple" xlink:href="https://thumbor.ftacademy.cn/unsafe/picture/6/000183186_piclink.jpg" text:style-name="Internet_20_link" text:visited-style-name="Visited_20_Internet_20_Link">
000183186_pic...</text:a>
"]</text:p>
      <text:p text:style-name="P4">
Themes: ['德国', '关注']</text:p>
      <text:p text:style-name="P4">
Keywords: ['德国', '德国经济', '分配', '贫富差距']</text:p>
      <text:p text:style-name="P4">
Type: Article</text:p>
      <!--METADATA-->
      <text:p text:style-name="P4">
<draw:frame draw:style-name="fr1" draw:name="Image8" text:anchor-type="as-char" svg:width="6.9236in" svg:height="4.604464in" draw:z-index="0">
<draw:image xlink:href="../Images/FT Chinese Free Version/2023-06-02T09-54-27-00-00/000183186_piclink.jpg" xlink:type="simple" xlink:show="embed" xlink:actuate="onLoad" draw:mime-type="image/jpeg"/>
</draw:frame>
The latest research report of the German Federal Bank shows that the German Geni coefficient in 2021 decreased slightly compared with ten years ago. However, the gap between the rich and the poor will continue to shrink or expand in the future, and it is difficult to predict.</text:p>
      <text:p text:style-name="P4">
<text:span text:style-name="T4">
 1. Federal Bank Report </text:span>
</text:p>
      <text:p text:style-name="P4">
News Source: <text:a xlink:type="simple" xlink:href="http://www.ftchinese.com/story/001099842" text:style-name="Internet_20_link" text:visited-style-name="Visited_20_Internet_20_Link">
http://www.ftchinese.com/story/001099842</text:a>
</text:p>
      <!--NEWS-->
      <text:h text:style-name="P10" text:outline-level="1">
<text:span text:style-name="T4">
United Nations: Myanmar smuggle methamphetamine and changed the production of the sea to increase the production.</text:span>
</text:h>
      <text:p text:style-name="P4">
Publisher: 法新社</text:p>
      <text:p text:style-name="P4">
Published Time: 2023-06-02T10:02:08+00:00</text:p>
      <text:p text:style-name="P4">
Modified Time: 2023-06-02T09:50:01+00:00</text:p>
      <text:p text:style-name="P4">
Description: (Agence France -Presse Bangkok 2nd) The United Nations (UN) said today that drug dealers in Asia used to use sea roads to smuggle from Myanmar, which is commonly known as "methamphetamine", and increased Kisa's life to expand business. Yiel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 text:anchor-type="as-char" svg:width="6.9236in" svg:height="3.617581in" draw:z-index="0">
<draw:image xlink:href="../Images/rficn/2023-06-02T10-02-08-00-00/000000.png" xlink:type="simple" xlink:show="embed" xlink:actuate="onLoad" draw:mime-type="image/png"/>
</draw:frame>
In the annual report, the United Nations Drugs and Crime Office (UNODC) pointed out that in order to avoid the increasingly strict investigation of China and Thailand, the Myanmar Drug Production Center and the ShanState in the northeast are switching to smuggling methamphetamine.</text:p>
      <text:p text:style-name="P4">
The border between Myanmar, Laos, and Thailand has been illegal drugs for a long time, especially Methamphetamine, commonly known as "methamphetamine", and the breeding ground of opium production and transportation.</text:p>
      <text:p text:style-name="P4">
Due to the increased patrol patrol patrol patrol patrol patrolly in the Yunnan Province of southwestern China and the border between Thailand and Myanmar, drug smuggling changed to the sea, and the number of methamphetamine seized by Chinese and Thai authorities in 2022 decreased.</text:p>
      <text:p text:style-name="P4">
The report pointed out that a large number of methamphetamine made by Halli was sent to Bangladesh and India.</text:p>
      <text:p text:style-name="P4">
Healthy experts said that using this kind of drugs will make people become extreme, have hallucinations, and violent behaviors, and symptoms of mental illness may occur during abstinence.</text:p>
      <text:p text:style-name="P4">
Police in East and Southeast Asia seized nearly 151 metric tons of methamphetamine in 2022, less than 172 metric tons recorded in 2021. The wholesale price of the entire region in 2022 and the price of selling on the street have declined, or they maintain a flat disk.</text:p>
      <text:p text:style-name="P4">
The United Nations report mentioned: "The most powerful local smuggling network can still operate, and they are confident that they cannot be stopped."</text:p>
      <text:p text:style-name="P4">
Researchers pointed out that there is evidence that drug dealers are trying to diversify the product. The authorities seized 27.4 metric tons Ketamine in 2022, an increase of 167%over 2021.</text:p>
      <text:p text:style-name="P4">
News Source: <text:a xlink:type="simple" xlink:href="https://www.rfi.fr/cn/%E5%9B%BD%E9%99%85%E6%8A%A5%E9%81%93/20230602-%E8%81%94%E5%90%88%E5%9B%BD-%E7%BC%85%E7%94%B8%E8%B5%B0%E7%A7%81%E5%86%B0%E6%AF%92%E6%94%B9%E8%B5%B0%E6%B5%B7%E8%B7%AF-%E5%A2%9E%E4%BA%A7k%E4%BB%96%E5%91%BD%E6%8B%93%E5%B1%95%E7%94%9F%E6%84%8F" text:style-name="Internet_20_link" text:visited-style-name="Visited_20_Internet_20_Link">
https://www.rfi.fr/cn/%E5%9B%BD%E9%99%85%E6%8A%A5%E9%81%93/20230602-%E8%81%94%E5%90%88%E5%9B%BD-%E7%BC%85%E7%94%B8%E8%B5%B0%E7%A7%81%E5%86%B0%E6%AF%92%E6%94%B9%E8%B5%B0%E6%B5%B7%E8%B7%AF-%E5%A2%9E%E4%BA%A7k%E4%BB%96%E5%91%BD%E6%8B%93%E5%B1%95%E7%94%9F%E6%84%8F</text:a>
</text:p>
      <!--NEWS-->
      <text:h text:style-name="P10" text:outline-level="1">
<text:span text:style-name="T4">
China -made large aircraft C919: Can the success of the high -speed rail be copied?</text:span>
</text:h>
      <text:p text:style-name="P4">
Author: https://www.facebook.com/bbcworldservice/</text:p>
      <text:p text:style-name="P4">
Publisher: BBC News 中文</text:p>
      <text:p text:style-name="P4">
Published Time: 2023-06-02T10:07:31.000Z</text:p>
      <text:p text:style-name="P4">
Modified Time: 2023-06-02T10:07:31.000Z</text:p>
      <text:p text:style-name="P4">
Description: The key components such as the engine of large aircraft are still dependent on Europe and the United States. Some opinions believe that under the increasingly tense geopolitical pattern, it is at all time to facing the danger of technical "stuck neck" at any time.</text:p>
      <text:p text:style-name="P4">
Images: []</text:p>
      <text:p text:style-name="P4">
Videos: ["<text:a xlink:type="simple" xlink:href="https://www.bbc.com/ws/av-embeds/cps/zhongwen/simp/business-65787318/p0fr1k02/zh-hans" text:style-name="Internet_20_link" text:visited-style-name="Visited_20_Internet_20_Link">
zh-hans</text:a>
"]</text:p>
      <text:p text:style-name="P4">
Tags: ['金融财经', '技术新知', '创新', '中國', '美国', '航空旅行', '欧洲联盟', '航空事故和事件']</text:p>
      <text:p text:style-name="P4">
Type: Article</text:p>
      <!--METADATA-->
      <text:h text:style-name="P12" text:outline-level="3">
<text:span text:style-name="T4">
China -made large aircraft C919: Can you copy the success of the high -speed rail?</text:span>
</text:h>
      <text:p text:style-name="P4">
June 2, 2023 <text:a xlink:type="simple" xlink:href="https://www.bbc.com/ws/av-embeds/cps/zhongwen/simp/business-65787318/p0fr1k02/zh-hans" text:style-name="Internet_20_link" text:visited-style-name="Visited_20_Internet_20_Link">
Video-1-Link:/WS/AV-Embeds/CPS/ZHONGWEN/SIMP/Business-65787318/P0FR1K02/ZH-Hans</text:a>
<text:span text:style-name="T4">
 Your equipment does not support playing multimedia materials </text:span>
 video plus injection text,</text:p>
      <text:p text:style-name="P4">
China ’s first domestic passenger aircraft C919 first sailed on May 28. Nearly 130 passengers took a flight from Shanghai Hongqiao Airport to Beijing Capital Airport from Shanghai Hongqiao Airport to Beijing Capital Airport.</text:p>
      <text:p text:style-name="P4">
<text:span text:style-name="T4">
 On May 28, China ’s first domestic large aircraft C919 successfully achieved its first commercial flight and flew from Shanghai to Beijing. This aircraft was manufactured by the state -owned COMAC (Comac), from 2007 to its first commercial sailing in 2023, which lasted for 15 years. </text:span>
</text:p>
      <text:p text:style-name="P4">
China hopes that this plane will break the monopoly between Boeing and Airbus, and will share a share in the trillion -level aviation market. Even the success of the Chinese high -speed railway -2004 high -speed railway items to 2018, 38,000 kilometers in 14 years, accounting for 70 % of the global high -speed rail mileage, and became the "business card" made by China's high -end manufacturing, and began to output.</text:p>
      <text:p text:style-name="P4">
However, the large aircraft is different from the high -speed rail. The latter through technical transfer, digestion, and upgrading through technical transfer, digestion and upgrading in just three or four years, key components such as large aircraft engines are still dependent on Europe and the United States. It is believed that under the increasingly tense geopolitical pattern, it is always in danger of the technology "card neck" at any time.</text:p>
      <text:p text:style-name="P4">
BBC sort out information, interviews experts, analyzes the unique advantages and disadvantages of China's large aircraft, and tries to answer a question -Can Chinese aircraft replicate the success of the high -speed rail?</text:p>
      <text:h text:style-name="P12" text:outline-level="3">
<text:span text:style-name="T4">
What is C919?</text:span>
</text:h>
      <text:p text:style-name="P4">
In 2007, the Chinese government established large aircraft and formed the "COMAC" company. Three years later (October 2010), the new company with a state -owned assets submitted the C919 model qualification certificate application to the Civil Aviation Administration of China. The aircraft officially entered the public sight for the first time.</text:p>
      <text:p text:style-name="P4">
After only five years of R &amp; D and manufacturing, in November 2015, the first aircraft of C919 was launched, but at this time, the real development was earlier -the aircraft originally scheduled to be delivered in 2016 was extended due to various problems due to various problems. Later, it did not succeed in the first flight until May 2017.</text:p>
      <text:p text:style-name="P4">
After the successful flight, the C919 entered the test flight and verification stage. It took five years. By September 29, 2022, the model qualification certificate was obtained, which proved that the design of the C919 was met. , Six of them participating in test flight subjects participating in power, performance, control, and two tests participating in static tests, fatigue tests and other tests.</text:p>
      <text:p text:style-name="P4">
At the end of 2022, COMAC officially delivered the first C919 to China Oriental Airlines. Five months later, C919 flew from Shanghai to Beijing and opened its first flight. From May 29th, the C919 will take MU9197 as the flight number, traveling between Shanghai Hongqiao Airport and Chengdu Tianfu Airport daily.</text:p>
      <text:p text:style-name="P4">
C919 is not the first show of the Chinese Shangfei aircraft. According to the official statement, the development route of China's civil aviation industry is three steps -branch aircraft, single -channel trunk aircraft, and dual -channel large -scale trunk aircraft.</text:p>
      <text:p text:style-name="P4">
Among them, the first step is the smaller ARJ21 line passenger plane. It was put into operation in 2015 and deployed more than 200 routes in China.</text:p>
      <text:p text:style-name="P4">
<text:a xlink:type="simple" xlink:href="https://www.bbc.com/zhongwen/simp/chinese-news-64248228" text:style-name="Internet_20_link" text:visited-style-name="Visited_20_Internet_20_Link">
How far is the Boeing Huali Hasing Passenger Airlines nearly clear China ’s domestic C919 from the road of aviation hegemony? </text:a>
</text:p>
      <text:p text:style-name="P4">
Image source, getty image</text:p>
      <text:p text:style-name="P4">
Image adding text,</text:p>
      <text:p text:style-name="P4">
China C919.</text:p>
      <text:p text:style-name="P4">
The C919 is a step in the middle, that is, a single channel trunk aircraft. It is also a large passenger aircraft developed in accordance with the international aircraft standard at the beginning of the design. The longest range is about 5,500 kilometers. There are 158 to 168 seats in the cabin. A single channel is divided into both sides, 3 on each side.</text:p>
      <text:h text:style-name="P12" text:outline-level="3">
<text:span text:style-name="T4">
Advantage —— "Unified Market"</text:span>
</text:h>
      <text:p text:style-name="P4">
The special feature of the C919 is that its design is the best -selling airline A320 and Boeing 737, and this type of model is the best -selling, accounting for nearly 80 % of the two companies' delivery. Among this best -selling model, China is the largest buyer -China's airline orders account for about a quarter of market demand.</text:p>
      <text:p text:style-name="P4">
It is worth noting that in China, airlines are completely state -owned. There are more than 60 passenger airlines operating in China. All private capitals or holdings are 9, such as spring and autumn, auspiciousness, and Huaxia. Southern Airlines occupied half of the Chinese market.</text:p>
      <text:p text:style-name="P4">
In addition, when airlines introduced aircraft, about half of them were not purchased directly, but through aircraft leasing. Several of China's largest aircraft leasing companies, such as ICBC Leasing, Traffic Bank Financial Leasing, Guobi Airlines, AVIC International Leasing, and International Leasing, and International Leasing,, International Leasing, International Leasing, International Leasing, International Leasing, International Leasing, and International Leasing of AVIC. Recruitment of Bank of Financial Leasing, as well as Chinese aircraft leasing in Hong Kong, all have the background of state -owned or state -owned commercial banks.</text:p>
      <text:p text:style-name="P4">
Similar situations also appeared during the development of high -speed rail. Under the leadership of state -owned assets, the power of "the hands of policies" is stronger than the "hand of the market."</text:p>
      <text:p text:style-name="P4">
"China Railway Economy Strategy" author Xie Xiaowen said in the book that China's "unified" management model has a natural institutional advantage for better construction and development of high -speed railways.</text:p>
      <text:p text:style-name="P4">
Xie Xiaowen believes that the management model of "unification" is the national management model of "unification" on the one hand, and on the other hand, the "unified" railway management model. For China, both. Under this model, we can maximize and maximize the advantages of people's property, and to develop national infrastructure in huge quantitative and efficiently.</text:p>
      <text:p text:style-name="P4">
He also cited an example that the construction process of the 109 -kilometer HS1 railway in the UK involved a series of problems such as land acquisition, public consultation, and environmental protection, which took 16 years; the United States passed the California high -speed rail construction expenses in 2008 and 10 years. , Still in the research budget stage.</text:p>
      <text:p text:style-name="P4">
An industry insider who has worked in a Chinese aviation industry related company and is currently engaged in independent research summarizes the BBC in Chinese that the biggest advantage of the C919 is not cheap, nor technology advanced, but it is produced by China because China is the world in the world. The market with the largest demand, C919 is the most demand model, and the main body of this market is "national character".</text:p>
      <text:p text:style-name="P4">
In fact, C919 was born with a golden spoon. According to the official website of China Commercial Flying, when the first sailing of the commercial flight, the Chinese COMAC has received more than 1,000 orders, and the large orders are all state -owned assets, such as 100 orders leased by ICBC and 75 orders for RMB leased. And 50 orders for CCB Leasing and Ping An Financial Leasing.</text:p>
      <text:h text:style-name="P12" text:outline-level="3">
<text:span text:style-name="T4">
Demand- "Decompiled China and the United States" catalysis</text:span>
</text:h>
      <text:p text:style-name="P4">
Starting from the Sino -US trade war in 2018, the opposition between China and Western countries has become more and more serious. This confrontation is reflected in the chip industry -the United States has not only prohibited high -end chips and manufacturing equipment to China itself, but also combined with Japan and the Netherlands to complete the completion of each other to complete together to complete the completion Joint embargo to Chinese chips and manufacturing equipment.</text:p>
      <text:p text:style-name="P4">
For the large aircraft markets that rely on Boeing and Airbus giants, this similar "decoupling" has occurred.</text:p>
      <text:p text:style-name="P4">
Image source, Reuters/Lindsey Wasson</text:p>
      <text:p text:style-name="P4">
Image adding text,</text:p>
      <text:p text:style-name="P4">
In September 2019, after Boeing 737mAX was banned by the US Air Administration of FAA, the 737 MAX of airlines from various countries in Grant County, Washington, Washington, Washington. (Information picture)</text:p>
      <text:p text:style-name="P4">
Last year, the Boeing Company of the United States announced a total of 480 aircraft in 2022. Compared with its largest competitors Airbus, the largest competitor Airbus delivered a total of 661 aircraft. The gap between the two is mainly reflected in the Chinese market. Last year, Boeing delivered eight planes to China, while Airbus delivered more than 100.</text:p>
      <text:p text:style-name="P4">
In October last year, Boeing said that there are currently 138 other aircraft manufactured by Chinese airlines waiting to be delivered in the United States. However, in view of the fact that Chinese airlines will accept these planes in the short term, Boeing has begun to resold these aircraft to sell them to soldiers to soldiers to Other airlines. Boeing CEO DaveCalhouse said that he hopes to deliver more aircraft in China in the end, but "it is really difficult to find a signal, indicating that the situation in China will change and move towards (benefit) Our direction development. "</text:p>
      <text:p text:style-name="P4">
However, contrary to the logic of "decoupling" on the chip, the large aircraft, as the "Pearl on the Crown" as the industrial system, has a high value -added, obvious prying for the economy. China chooses to buy less Boeing, while producing its own large aircraft, and more more than more, and more, more, and more, more, and more, more, and more, more, and more, more, and more, more, and more, more, and more, more, and more, more, and more, more, and more, more, and more, more, and more. Multi -consideration is the need for domestic economic transformation and upgrading.</text:p>
      <text:p text:style-name="P4">
In May 2005, then the then Chinese Minister of Commerce Bo Xilai stated at a conference in Paris, France that "China only sells 800 million shirts to import a Airbus A380." At that time, the two backgrounds were: a large number of Chinese textiles entered the European Union, causing the latter to panic; just a week ago, Airbus's A380 was successful.</text:p>
      <text:p text:style-name="P4">
Although Bo Xilai was dismissed in the political struggle seven years later, his words have been widely circulated for many years since then, attracting the shame of "Made in China". Regardless of whether it is C919 in 2017 or delivered in 2022, Chinese media often say that "the" 800 million shirts to change a plane 'will become history "in reporting, and there are many official media in China.</text:p>
      <text:p text:style-name="P4">
According to Corporate's own outlook, in the next 20 years, C919, a single -channel jet passenger aircraft, has a market space of 10 trillion yuan in China, and the global market is 4.4 times that of the Chinese market size.</text:p>
      <text:p text:style-name="P4">
The above -mentioned industry insiders said that China is now engaged in "abandoning the United States and Europe" in aircraft procurement. In fact, the order is finally returned to Europe and the United States, but C919 can be used to seize the domestic market of 10 trillion yuan in ten years. Till trillion international markets, and "more chips on negotiating tables."</text:p>
      <text:p text:style-name="P4">
Image source, getty image</text:p>
      <text:p text:style-name="P4">
Image adding text,</text:p>
      <text:p text:style-name="P4">
On May 28, China's C919 took off from Shanghai and opened its first commercial flight.</text:p>
      <text:h text:style-name="P12" text:outline-level="3">
<text:span text:style-name="T4">
Lack -the engine is still made in Europe and the United States</text:span>
</text:h>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In the celebration of C919's first flight, the biggest questioning is that China has "created an aircraft shell and has no core technology."</text:p>
      <text:p text:style-name="P4">
This is aimed at the engine used by the C919. Specifically, it is the Leap-X1C turbofan engine jointly developed by the United States Ge Aviation and the French Safran AirCraftenne. It belongs to the same series as A320.</text:p>
      <text:p text:style-name="P4">
The above -mentioned industry insiders said that this is not completely right, because even if the engine comes from Europe and the United States, there are still many parts with high difficulty and high technology content. For example Sexual; for example, a large number of controls such as control and avionics in the control system are very difficult and need to be tested one by one; even in the materials, China has made new gras in pottery aluminum materials, which is better than the materials used in Europe and the United States. Essence</text:p>
      <text:p text:style-name="P4">
"Although the localization rate is 60%, the entire aircraft of the C919 is still very strong, otherwise the Japanese industrial capacity, science and technology level, and the relationship with European and American countries will not fail to test the large water aircraft several times." The above People said.</text:p>
      <text:p text:style-name="P4">
However, C919 always needs to rely on Europe and the United States on the engine with the highest technical content and the most difficulty. This has been mentioned again that China has frequently faced the "stuck neck" problem that China has frequently faced in the past.</text:p>
      <text:p text:style-name="P4">
In fact, this concern has become a reality to a certain extent. When Trump was the president of the United States, he considered prohibiting exporting the Leap engine to China in 2020. Although the ban failed to take effect in the end, the current export permit of General Corporation was only 2025, and it was still a problem to continue exporting.</text:p>
      <text:p text:style-name="P4">
Chen Gong, the founder of Anbang Think Tank, said that it is difficult for large commercial passenger aircraft to produce all parts and components alone, and this industry has not occurred. Even today’s Airbus, Boeing, and Macao in the past They are all manufactured by outsourcing. The close cooperation is the basic form of the aviation manufacturing industry. This will not change because of the C919 to heaven. For a long time, Chinese passenger planes still need to rely on foreign manufacturers' products. This is a normal phenomenon and a normal production method.</text:p>
      <text:p text:style-name="P4">
After the United States included China COMAC in the "physical list" restricted to export in January 2021, it deleted it from the list five months later, confirming Chen Gong's point of view to a certain extent.The subtext is that even if the U.S. government does not find faults, it is difficult to accept the intellectual property rights of existing companies during the C919 localization process.</text:p>
      <text:p text:style-name="P4">
Similar situations also occur during the construction of the Chinese high -speed rail. For example, Japan ’s Kawasaki Heavy Industry has stated that if the content of China's high -speed rail applied for patents overseas with China and Chuanzaki Heavy Industry’ s contract on the export of Shinkansen's technology exports will be considered, and a lawsuit will be considered in infringement of China ’s high -speed rail.</text:p>
      <text:p text:style-name="P4">
"This can also reflect the biggest difference between high -speed rail and large aircraft. The high -speed rail is the main method of transportation in China, and the large aircraft is the main international transportation method. In China, how to build it, but the aircraft flying abroad has to worry about international traffic. Standards, rules and systems, "said the industry.</text:p>
      <text:p text:style-name="P4">
Image source, getty image</text:p>
      <text:p text:style-name="P4">
Image adding text,</text:p>
      <text:p text:style-name="P4">
C919 successfully landed in Beijing and enjoyed the highest courtesy "water gate" in the aviation industry.</text:p>
      <text:h text:style-name="P12" text:outline-level="3">
<text:span text:style-name="T4">
Key -the confidence of the brand's establishment</text:span>
</text:h>
      <text:p text:style-name="P4">
Experts believe that the current C919 is far from challenging Boeing and Airbus. The C919 comparison Boeing 737 and Airbus A320 series passenger aircraft have no advantages in terms of aerodynamics, energy consumption and maintenance. The longest flight mileage is only more than 5,500 kilometers, shorter than 6,900 kilometers of A320neo and 737max.</text:p>
      <text:p text:style-name="P4">
C919 has only price advantages. Eastern Airlines disclosed that the price of C919 was 99 million US dollars, and the price of Airbus and Boeing was about $ 110 million and about $ 120 million.</text:p>
      <text:p text:style-name="P4">
However, the price difference of 10%-20%is far from making up for the lack of C919. Markuskeiper said that the biggest challenge of COMAC may be its brand. If Airbus and Boeing have an ultimate advantage, it is a brand that they can recognize after 50 and 100 years of development.</text:p>
      <text:p text:style-name="P4">
The confidence brought by this brand is the huge global maintenance system that runs and maintains 12,000 aircraft behind it. Kaip believes that there is no brand image outside China outside China, and it takes decades to establish positive brand cognition and loyalty. If the Chinese Commercial Flying strategically chooses price competition, it will be considered cheap, which is not desirable in the aviation industry. To obtain a sense of advanced through design, security, service, customization and innovation, a large amount of investment and cost will be required.</text:p>
      <text:p text:style-name="P4">
So, where is the future of a large domestic aircraft?</text:p>
      <text:p text:style-name="P4">
Looking back at history, the only "century -old store" in the field of commercial large aircraft is Boeing. The company established in 1916 is nearly 90%of the market share in half a century.</text:p>
      <text:p text:style-name="P4">
Until 1970, many European countries formed an air passenger car company, and there was only one task: defeating Boeing. At that time, Boeing's market share was 87%.</text:p>
      <text:p text:style-name="P4">
After nearly half a century, 47 years later, Airbus finally exceeded 50%of the market share in 2017, and in the following four years, it led the delivery of Boeing.</text:p>
      <text:p text:style-name="P4">
Image source, CNS</text:p>
      <text:p text:style-name="P4">
Image adding text,</text:p>
      <text:p text:style-name="P4">
Photos photos of the first aircraft of the C919 passenger aircraft in Pudong base in Shanghai.</text:p>
      <text:p text:style-name="P4">
After the emergence of COMAC, how often can this "double -headed monopoly" market become a "three -point world"?</text:p>
      <text:p text:style-name="P4">
Reuters quoted industry analysts that in the face of the monopoly position of Boeing and Airbus, it would take ten years to want to challenge them practically. During the period, it is also necessary to build a stable maintenance system from scratch to improve the training of maintenance personnel, management system, and aviation material guarantee system.</text:p>
      <text:p text:style-name="P4">
The above -mentioned industry insiders have further stated that if China wants to achieve the "three -point world" in the field of large aircraft in the field of large aircraft, China also needs nearly half a century. It has been more than ten years since the establishment of the COSCO to the present, and it will take 30 years in the future:</text:p>
      <text:p text:style-name="P4">
In the first ten years, C919 needs to maintain a record of safe sailing and successfully deliver domestic orders. As long as it is successful in the Chinese market and Boeing and Airbus, it is successful.</text:p>
      <text:p text:style-name="P4">
In the second ten years, on the next generation or the next generation of large planes, increase the localization rate, and install the domestic "Yangtze River -1000A engine", which significantly reduces the price. Global operation and maintenance system.</text:p>
      <text:p text:style-name="P4">
The third decade is the process of gradually rising global delivery, and eventually reached the situation with Airbus and Boeing's "three -pointers world".</text:p>
      <text:p text:style-name="P4">
What I have to mention is that any safety accident will disrupt this process. Chen Gong proposed his own concerns. He believes that some "satellites" and "Great Leap Forward" in C919 have seen in the C919. For example, at the beginning of this year, the flight was terminated due to the engine failure. Hidden danger? How high is the safety coefficient of C919? This is a deeply confusing thing.</text:p>
      <text:p text:style-name="P4">
Similar problems have occurred during the progress of high -speed rail construction. The rear -end accident of the Yingtaiwen Railway train that occurred in 2011 has allowed the national high -speed rail to reduce speed and stop construction for many years. The above -mentioned industry insiders said, "This is what I said for thirty years, and the process of confidence can only be rely on time, and others are not good."</text:p>
      <text:p text:style-name="P4">
News Source: <text:a xlink:type="simple" xlink:href="https://www.bbc.com/zhongwen/simp/business-65787318" text:style-name="Internet_20_link" text:visited-style-name="Visited_20_Internet_20_Link">
https://www.bbc.com/zhongwen/simp/business-65787318</text:a>
</text:p>
      <!--NEWS-->
      <text:h text:style-name="P10" text:outline-level="1">
<text:span text:style-name="T4">
Taiwan and the United States signed the 21st Century Trade Initiative Beijing to say that the United States "knocks bone and absorb" Taiwan</text:span>
</text:h>
      <text:p text:style-name="P4">
Author: https://www.facebook.com/bbcworldservice/</text:p>
      <text:p text:style-name="P4">
Publisher: BBC News 中文</text:p>
      <text:p text:style-name="P4">
Published Time: 2023-06-02T11:08:19.000Z</text:p>
      <text:p text:style-name="P4">
Modified Time: 2023-06-02T11:08:19.000Z</text:p>
      <text:p text:style-name="P4">
Description: According to Taiwan, this is the phased achievement reached by the largest and most comprehensive trade negotiations between Taiwan and the United States since 1979.</text:p>
      <text:p text:style-name="P4">
Images: ["<text:a xlink:type="simple" xlink:href="https://ichef.bbci.co.uk/news/640/cpsprodpb/42B4/production/_129967071_350857199_805843410964198_6163248670180991121_n.jpg" text:style-name="Internet_20_link" text:visited-style-name="Visited_20_Internet_20_Link">
_129967071_35...</text:a>
", "<text:a xlink:type="simple" xlink:href="https://ichef.bbci.co.uk/news/640/cpsprodpb/141BE/production/_129966328_351103131_798887881762793_5582211598430148576_n.jpg" text:style-name="Internet_20_link" text:visited-style-name="Visited_20_Internet_20_Link">
_129966328_35...</text:a>
"]</text:p>
      <text:p text:style-name="P4">
Videos: []</text:p>
      <text:p text:style-name="P4">
Tags: ['中國', '台湾']</text:p>
      <text:p text:style-name="P4">
Type: Article</text:p>
      <!--METADATA-->
      <text:h text:style-name="P12" text:outline-level="3">
<text:span text:style-name="T4">
Taiwan -US signed a 21st century trade initiative Beijing called the United States "knocking bone and absorbing" in Taiwan</text:span>
</text:h>
      <text:p text:style-name="P4">
June 2, 2023![] <text:a xlink:type="simple" xlink:href="Images/BBC Chinese/2023-06-02T11-08-19.000Z/_129967071_350857199_805843410964198_6163248670180991121_n.jpg" text:style-name="Internet_20_link" text:visited-style-name="Visited_20_Internet_20_Link">
</text:a>
Image source, BI-Khim Hsiao</text:p>
      <text:p text:style-name="P4">
Image adding text,</text:p>
      <text:p text:style-name="P4">
Representative Xiao Meiqin in the United States and the U.S. Executive Director of the United States (AIT) Instaline, Interid Larson, signed the first batch of agreements at the AIT headquarters.</text:p>
      <text:p text:style-name="P4">
<text:span text:style-name="T4">
 The Taiwan Executive Yuan announced on Thursday (June 1) that it signed the first agreement with the United States for the first batch of "Taiwan -American 21st Century Trade Initiative". According to Taiwan, this is the phased achievement reached by the largest and most comprehensive trade negotiations between Taiwan and the United States since 1979. </text:span>
</text:p>
      <text:p text:style-name="P4">
The Beijing side immediately stated that it has always resolutely opposed the establishment of any form of official exchanges between the establishment of diplomatic relations with the country and Taiwan, hoping that the United States will stop sending any error signals to the "Taiwan independence" division forces.</text:p>
      <text:h text:style-name="P12" text:outline-level="3">
<text:span text:style-name="T4">
What are the results of the initiative?</text:span>
</text:h>
      <text:p text:style-name="P4">
<draw:frame draw:style-name="fr1" draw:name="Image17" text:anchor-type="as-char" svg:width="6.9236in" svg:height="3.894525in" draw:z-index="0">
<draw:image xlink:href="../Images/BBC Chinese/2023-06-02T11-08-19.000Z/_129966328_351103131_798887881762793_5582211598430148576_n.jpg" xlink:type="simple" xlink:show="embed" xlink:actuate="onLoad" draw:mime-type="image/jpeg"/>
</draw:frame>
Image source, BI-Khim Hsiao</text:p>
      <text:p text:style-name="P4">
Taiwan Executive Yuan <text:a xlink:type="simple" xlink:href="https://www.ey.gov.tw/Page/9277F759E41CCD91/070b69ff-9f30-4076-b5c7-5af3a58e108d" text:style-name="Internet_20_link" text:visited-style-name="Visited_20_Internet_20_Link">
revealed</text:a>
The first batch of agreements signed include five issues such as Customs Administrative and Trade, good legal operations, domestic regulations, domestic rules and regulations, anti -corruption, and small and medium -sized enterprises. , Agriculture, digital trade, standards, state -owned undertakings, non -market policies and practices.</text:p>
      <text:p text:style-name="P4">
The Economic and Trade Negotiation Office of the Executive Yuan revealed [11 issues].(https://www.ey.gov.tw/otn/8E7CF7585049FAB6/328b5c43-efc6-45c3-926b-e3a0cb5e3dcb)More details. For example, in terms of trade convenience, the two parties will discuss issues such as the acceleration of customs clearance procedures and electronic payment.</text:p>
      <text:p text:style-name="P4">
Taiwan President Tsai Ing -wen said that after the completion of the negotiations in the future, it will help promote fair market competition, information transparency, reduce corporate transaction costs, and bring more development opportunities to SMEs. It will also help Taiwan's economy and The industry has successfully entered the international market.</text:p>
      <text:p text:style-name="P4">
According to the Taiwan National Development Commission, the signing of the agreement can promote the coordination and cooperation of Taiwan and the United States, build a fair environment, and help attract foreign investment and increase trade opportunities.</text:p>
      <text:p text:style-name="P4">
Sam Michel, a spokesman for the US Trade Representative Office, said: "We thank Taiwanese partners for helping us achieve this important milestone and look forward to negotiations about more in the field of trading."</text:p>
      <text:p text:style-name="P4">
<text:a xlink:type="simple" xlink:href="https://www.bbc.com/zhongwen/simp/business-64342845" text:style-name="Internet_20_link" text:visited-style-name="Visited_20_Internet_20_Link">
Taiwan -American "21st Century Trade Initiative" in the second round of negotiations ending: Why did Taiwan join the International Economic and Trade Organization why so twists and turns</text:a>
<text:span text:style-name="T5">
 <text:a xlink:type="simple" xlink:href="https://www.bbc.com/zhongwen/simp/chinese-news-55107824" text:style-name="Internet_20_link" text:visited-style-name="Visited_20_Internet_20_Link">
Relax the "Lai Pig" Taiwan Legislative Yuan in the Taiwan Legislative Yuan, the internal organs of pigs and fists flying together</text:a>
</text:span>
 <text:a xlink:type="simple" xlink:href="https://www.bbc.com/zhongwen/simp/business-53973239" text:style-name="Internet_20_link" text:visited-style-name="Visited_20_Internet_20_Link">
Whether Taiwan can go to the full Taiwan and the United States Free Trade Agreement after being tied to the United States and beef</text:a>
<text:span text:style-name="T5">
 <text:a xlink:type="simple" xlink:href="https://www.bbc.com/zhongwen/simp/chinese-news-65745337" text:style-name="Internet_20_link" text:visited-style-name="Visited_20_Internet_20_Link">
Who supports "Wu Tong" Taiwan? What do you say about a poll for interviewees in mainland China? </text:a>
</text:span>
 <text:a xlink:type="simple" xlink:href="https://www.bbc.com/zhongwen/simp/chinese-news-55675464" text:style-name="Internet_20_link" text:visited-style-name="Visited_20_Internet_20_Link">
China refers to the "one country, two systems" Taiwan plan, land scholars mention "wisdom"</text:a>
Judging from the currently announced content, the initiative does not change the tariffs between Taiwan and the United States, and the focus of the future negotiations does not have a trade agreement that will usually involve market access products categories. Most of the negotiations that have been completed and will be launched mainly involve trade facilitation measures, legal docking, labor and environmental protection matters. However, some supporters pointed out to the media that it helps strengthen the economic bond between Taiwan and the United States, and opens more American products to Taiwan, which can also reduce American companies to export their products to Taiwan.</text:p>
      <text:p text:style-name="P4">
Image source, getty images</text:p>
      <text:h text:style-name="P12" text:outline-level="3">
<text:span text:style-name="T4">
Fierce response in China</text:span>
</text:h>
      <text:p text:style-name="P4">
Regarding this agreement, Chinese Ministry of Foreign Affairs spokesman Mao Ning warned Taiwan and the United States on Thursday.</text:p>
      <text:p text:style-name="P4">
Mao Ning said that China has always resolutely opposed the establishment of any form of official exchanges with the establishment of diplomatic relations with the country in Taiwan, including any agreement with sovereign meaning and official nature. She said that the United States has seriously violated a China Principles and three joint communiqué regulations of China and the United States, and also violated the United States that it only maintained an unofficial relationship with Taiwan. China has repeatedly submitted to the United States solemnly.</text:p>
      <text:p text:style-name="P4">
"The United States should stop any form of officials in the United States and Taiwan. It shall not sign an agreement with sovereign meaning and official nature with business in Taiwan in Taiwan, and shall not send any error signals to the" Taiwan independence "split power through the name of economic and trade." Mao Ning said.</text:p>
      <text:p text:style-name="P4">
On Friday (2nd), Mao Ning further stated: "The so -called" initiative "is just the guise of the United States under the guise of economic and trade cooperation. 'Integration, at all selling the vital interests of Taiwanese compatriots and enterprises, and' to harm Taiwan '' 'Selling Taiwan', it is the latest example of beauty blur and emptying a Chinese principle. "</text:p>
      <text:p text:style-name="P4">
News Source: <text:a xlink:type="simple" xlink:href="https://www.bbc.com/zhongwen/simp/business-65788057" text:style-name="Internet_20_link" text:visited-style-name="Visited_20_Internet_20_Link">
https://www.bbc.com/zhongwen/simp/business-65788057</text:a>
</text:p>
      <!--NEWS-->
      <text:h text:style-name="P10" text:outline-level="1">
<text:span text:style-name="T4">
RCEP takes effect on 15 signed countries</text:span>
</text:h>
      <text:p text:style-name="P4">
Author: None (Language: zh)</text:p>
      <text:p text:style-name="P4">
Publisher: None</text:p>
      <text:p text:style-name="P4">
Time: 2023-06-02T11:31:00Z</text:p>
      <text:p text:style-name="P4">
Description: According to the official website of the Ministry of Commerce of China, on June 2, the "Regional Comprehensive Economic Partnership Agreement" (RCEP) officially took effect on the Philippines, marking that RCEP took effect on 15 member states.</text:p>
      <text:p text:style-name="P4">
Videos: []</text:p>
      <text:p text:style-name="P4">
Images: []</text:p>
      <text:p text:style-name="P4">
Subject: 经济纵横</text:p>
      <text:p text:style-name="P4">
Subjects: ['岛屿主权争端', '专题报道：全景观看“习马会”', '中国', '菲律宾', '中共十九大', '德中关系']</text:p>
      <text:p text:style-name="P4">
Keywords: ['RCEP', '区域全面经济伙伴关系协定', '东南亚国家联盟', '中国', '企业', '菲律宾', '外资', '多边贸易']</text:p>
      <text:p text:style-name="P4">
Id: 65804548</text:p>
      <!--METADATA-->
      <text:p text:style-name="P4">
<text:a xlink:type="simple" xlink:href="https://www.dw.com/zh/overlay/image/article/65804548/62271795" text:style-name="Internet_20_link" text:visited-style-name="Visited_20_Internet_20_Link">
 </text:a>
The Philippines's population in 2022 is about 110 million</text:p>
      <text:p text:style-name="P4">
(Voice of German in China) The Regional Comprehensive Economic Partnership Agreement (RCEP) (Regional Comprehensive EconomicPartneership (abbreviated as RCEP) was initiated by the Ten Kingdoms of the Southeast Asian National Alliance and was initiated by the National People's Republic of China, Japan, South Korea, Australia, New Zealand, etc. ASEAN has a free trade agreement with the Five Party, which has a free trade agreement, and a total of 15 parties formed.</text:p>
      <text:p text:style-name="P4">
The total population, total GDP value, and cargo trade amount of RCEP region account for about 30 % of global. After the RCEP takes effect, the tariff reduction between members includes different commitments such as the immediately dropped to zero tariffs and zero tariffs within 10 years. More than 90%of the cargo trade in the area will eventually achieve zero tariffs, and ultimately forms a free trade zone with the largest number of global population and the largest economic and trade scale.</text:p>
      <text:p text:style-name="P4">
<text:a xlink:type="simple" xlink:href="https://www.dw.com/zh/zh/rcep正式生效-中国与亚太多国调低关税/a-60307337" text:style-name="Internet_20_link" text:visited-style-name="Visited_20_Internet_20_Link">
RCEP officially took effect on January 1, 2022</text:a>
The first effective countries include six ASEAN countries such as Brunei, Cambodia, Laos, Singapore, Thailand, and Vietnam, as well as non -ASEAN countries such as China, Japan, New Zealand, and Australia. In 2022, the agreement took effect on South Korea, Malaysia, and Myanmar. From January 2, 2023, it took effect on Indonesia. As RCEP officially took effect on the Philippines on June 2, all 15 member states completed the effective procedure.</text:p>
      <text:h text:style-name="P12" text:outline-level="3">
<text:span text:style-name="T4">
Bringing bonus to Chinese companies</text:span>
</text:h>
      <text:p text:style-name="P4">
According to the Ministry of Commerce of China, the comprehensive effect of RCEP fully reflects the determination and actions of the 15 -party to support openness, freedom, fairness, tolerance, and regular multilateral trading system, which will inject strong driving force into the regional economic integration and comprehensively improve East Asian trade in East Asia Trade The level of investment liberalization and facilitation has played an important role in China's stabilization of foreign trade and stabilizing foreign investment, and brought bonus and benefits to the majority of Chinese companies.</text:p>
      <text:p text:style-name="P4">
Philippine President Marcos met with the visiting Chinese Foreign Minister Qin Gang on April 22, 2023</text:p>
      <text:p text:style-name="P4">
According to data, the Ministry of Commerce of China said that in 2022, the total import and export of other members of China and RCEP was 1.295 trillion yuan, an increase of 7.5%year -on -year, accounting for 30.8%of China's total foreign trade import and export. In the first four months of 2023, the total imports and exports of other members of China and RCEP were 4.12 trillion yuan, an increase of 7.3%year -on -year, accounting for 30.9%of China's total foreign trade import and export. In addition, in 2022, China's actual use of other members of RCEP investment was US $ 23.53 billion, an increase of 23.1%year -on -year. In the first four months of 2023, China's actual use of other members of RCEP was nearly 8.9 billion US dollars, an increase of more than 13.7%year -on -year.</text:p>
      <text:p text:style-name="P4">
China is the largest trading partner, the largest source of imports and the third largest export market in the Philippines. After RCEP's official effect on the Philippines, after a certain transition period, the Philippines will gradually zero tariffs on Chinese cars and components, parts of plastic products, textiles, and air -conditioning washing machines from 3%to 30%. In the field of services and investment, the Philippines promises to open the market for more than 100 service departments. According to Chinese customs data, in 2022, the total import and export trade between China and the Philippines was US $ 87.73 billion, a year -on -year increase of 7.1%. In the first four months of 2023, the total import and export of China's imports and exports to the Philippines was US $ 26.46 billion, a year -on -year increase of 3.6%.(Comprehensive report)</text:p>
      <text:p text:style-name="P4">
News Source: <text:a xlink:type="simple" xlink:href="https://www.dw.com/zh/rcep对15个签署国全面生效/a-65804548" text:style-name="Internet_20_link" text:visited-style-name="Visited_20_Internet_20_Link">
https://www.dw.com/zh/rcep对15个签署国全面生效/a-65804548?maca=chi-rss-chi-all-1127-rdf</text:a>
</text:p>
      <!--NEWS-->
      <text:h text:style-name="P10" text:outline-level="1">
<text:span text:style-name="T4">
Shangri -La dialogue 2023: The world is waiting to see the Sino -US defense ministers "passing by", and the Taiwan Strait North Korea adds haze</text:span>
</text:h>
      <text:p text:style-name="P4">
Author: https://www.facebook.com/bbcworldservice/</text:p>
      <text:p text:style-name="P4">
Publisher: BBC News 中文</text:p>
      <text:p text:style-name="P4">
Published Time: 2023-06-02T11:38:33.000Z</text:p>
      <text:p text:style-name="P4">
Modified Time: 2023-06-02T11:38:33.000Z</text:p>
      <text:p text:style-name="P4">
Description: In the context of Chinese Defense Minister Li Shangfu's refusal to meet with US Secretary of Defense Austin, the world's security leaders gathered in Singapore to observe how the two major powers were shot and swords.</text:p>
      <text:p text:style-name="P4">
Images: ["<text:a xlink:type="simple" xlink:href="https://ichef.bbci.co.uk/news/640/cpsprodpb/D5EE/production/_129966745_072135-shutterstock_editorial_chinese_state_councilor_and_mini_13942362h.jpg" text:style-name="Internet_20_link" text:visited-style-name="Visited_20_Internet_20_Link">
_129966745_07...</text:a>
"]</text:p>
      <text:p text:style-name="P4">
Videos: []</text:p>
      <text:p text:style-name="P4">
Tags: ['新加坡', '中美关系', '朝鲜', '中國', '韩国', '美国', '东南亚', '军事']</text:p>
      <text:p text:style-name="P4">
Type: Article</text:p>
      <!--METADATA-->
      <text:h text:style-name="P12" text:outline-level="3">
<text:span text:style-name="T4">
Shangri -La Dialogue 2023: The world is waiting to see the Sino -US defense chief "passing by", and the Taiwan Strait North Korea adds haze</text:span>
</text:h>
      <text:p text:style-name="P4">
June 2, 2023![] <text:a xlink:type="simple" xlink:href="Images/BBC Chinese/2023-06-02T11-38-33.000Z/_129966745_072135-shutterstock_editorial_chinese_state_councilor_and_mini_13942362h.jpg" text:style-name="Internet_20_link" text:visited-style-name="Visited_20_Internet_20_Link">
</text:a>
Image source, EPA</text:p>
      <text:p text:style-name="P4">
Image adding text,</text:p>
      <text:p text:style-name="P4">
Singapore Minister of Defense Huang Yonghong (right), the Ministry of Defense, welcomed the Minister of Defense Li Shangfu (left). Beijing claims that Li Shangfu does not meet with Austin, and "responsibility is exactly the United States."</text:p>
      <text:p text:style-name="P4">
<text:span text:style-name="T4">
 IISS SHANGRI-LADialogue held the 20th session in the context of the continued conjunction of China and the United States. The world's national defense security officers, arms dealers and diplomats have gathered in Singapore to observe how the two major powers are swords. </text:span>
</text:p>
      <text:p text:style-name="P4">
According to the organizer, Australian Prime Minister Anthony Albanese will be given the keynote speech on Friday (June 2) in the evening. "For the speech, Chinese Defense Minister Li Shangfu Army will preach on Sunday (4th) to preach the" Chinese New Security Initiative ".</text:p>
      <text:p text:style-name="P4">
Before the meeting, the US Pentagon stated that General Li Shangfu, who was sanctioned by the United States, rejected the invitation to meet with Austin, indicating that the two parties would "pass by" during the meeting.</text:p>
      <text:p text:style-name="P4">
In addition to Sino -US relations, more than 600 representatives from more than 40 countries are expected to discuss issues such as international tension, the North Atlantic Convention Organization (NATO) and Asian relations, and the North Korean nuclear military plan caused by Russia's invasion of Ukraine. However, neither Russia and North Korea were sent to attend.</text:p>
      <text:p text:style-name="P4">
<text:a xlink:type="simple" xlink:href="https://www.bbc.com/zhongwen/simp/world-65774317" text:style-name="Internet_20_link" text:visited-style-name="Visited_20_Internet_20_Link">
NATO "Dongjin" set up the Tokyo liaison office Ukraine War to give birth to the "Little NATO" in Asia? </text:a>
<text:span text:style-name="T5">
 <text:a xlink:type="simple" xlink:href="https://www.bbc.com/zhongwen/simp/world-65705268" text:style-name="Internet_20_link" text:visited-style-name="Visited_20_Internet_20_Link">
Bayeng government out of the "oolong", the US -China relations "recover" and then the shadow</text:a>
</text:span>
 <text:a xlink:type="simple" xlink:href="https://www.bbc.com/zhongwen/simp/world-65662960" text:style-name="Internet_20_link" text:visited-style-name="Visited_20_Internet_20_Link">
G7 Summit: Joint statement that the sword refers to China's "economic coercion" Zelei Skiski on the last day</text:a>
<text:span text:style-name="T5">
 <text:a xlink:type="simple" xlink:href="https://www.bbc.com/zhongwen/simp/world-65632968" text:style-name="Internet_20_link" text:visited-style-name="Visited_20_Internet_20_Link">
Sino -U.S. Games and the South Pacific dispute: Bayeng canceled whether the visit to Pakistan the United States can compete with China</text:a>
</text:span>
 <text:a xlink:type="simple" xlink:href="https://www.bbc.com/zhongwen/simp/world-65529713" text:style-name="Internet_20_link" text:visited-style-name="Visited_20_Internet_20_Link">
The first island chain: Bynden re -connected the breakout of Asian allies and China</text:a>
The Shangri -La Dialogue Organization of the Institute of International Strategy (IISS) Southeast Asian politics and foreign researcher Aaron Conneelly said to the BBC WorldService: "Southeast Asia and the broader Pacific region are paired China ’s actions in the South China Sea and the Taiwan Strait are worried, but there are relatively some people who are worried that the United States and its allies have to do what we often call the Minilateral through the establishment of these, such as QUAD —— That is Japan, India, Australia and the United States -as well as the AUKUS Club between the United States, Australia and the United Kingdom(https://www.bbc.com/zhongwen/simp/world-64961015)They will also build nuclear -powered submarines under this contract. "</text:p>
      <text:p text:style-name="P4">
"I believe this will also be one of the topics of dialogue."</text:p>
      <text:h text:style-name="P12" text:outline-level="3">
<text:span text:style-name="T4">
China -US Defense Minister's meeting is difficult to meet expectations</text:span>
</text:h>
      <text:p text:style-name="P4">
Image source, reuters</text:p>
      <text:p text:style-name="P4">
Image adding text,</text:p>
      <text:p text:style-name="P4">
Austin believes that China intercept the provocation of the US military's machinery, which is worrying. The Chinese People's Liberation Army's southern theater refers to the US "wicked first priority".</text:p>
      <text:p text:style-name="P4">
Since the beginning of this year, Sino -US relations have been reappearing because of balloon storms, and before that, it has been nervous because of Taiwan and trade issues.</text:p>
      <text:p text:style-name="P4">
On the eve of the Shangri -La dialogue, Taipei and Washington signed "[21st Century Trade initiative] on Thursday (1st) Washington on Thursday (1st)(https://www.bbc.com/zhongwen/simp/business-65788057)"The first batch of agreements. China said on Friday that" strong dissatisfaction and had a serious negotiation to the United States. "</text:p>
      <text:p text:style-name="P4">
Chinese Foreign Ministry spokesman Mao Ning said that signing this agreement "is the latest example of the virtualization of beauty and empty the Chinese principle", and requires the United States to "stop and immediately revoke the so -called 'initiative' and agreement, and stop sending any of the split forces to the 'Taiwan independence' division forces. Error signals, otherwise the consequences of this must be completely borne by the United States. "</text:p>
      <text:p text:style-name="P4">
Coupled with Washington and Beijing this week, <text:a xlink:type="simple" xlink:href="https://www.youtube.com/shorts/IJfxs2efqBs" text:style-name="Internet_20_link" text:visited-style-name="Visited_20_Internet_20_Link">
the United States accused the Chinese fighter "provocative" US reconnaissance aircraft in the South China Sea</text:a>
On the eve of the dialogue, the US -China relations can be described as cold wind.</text:p>
      <text:p text:style-name="P4">
Council On Foreign Relations, a senior researcher at the National Security Affairs, Richardbetts, said to the BBC TV news station: "(China and the United States) are concerned about how to avoid direct conflicts -there is no doubt that because there is no doubt because Many obvious reasons, they all hope to avoid war -but there are currently no clear or obvious ways to solve the Taiwan problem. "</text:p>
      <text:p text:style-name="P4">
Bates said that China originally hoped to press the Taiwan issue to be disappeared, but recently changed. Taiwan is not an independent country, but due to a certain degree of protection in the United States, Washington must face the reality that it is not easy to deal with the strategy of responding to the Taiwan Strait.</text:p>
      <text:p text:style-name="P4">
After the Pentagon announced on Monday (May 29) announced that after Li Shangfu refused to meet with Austin, the Chinese Ministry of Defense spokesman Tan Kefei said on Tuesday (31st) and said: "The dialogue must not have no principles, and the communication cannot be communicated. The responsibility is exactly in the United States. "</text:p>
      <text:p text:style-name="P4">
Austin transferred from Tokyo, Japan to Singapore to attend the Shangri -La dialogue on Thursday that China refused to meet as "unfortunate". "I think the Ministry of National Defense should talk to each other often, or to establish a communication channel."Image source, EPA</text:p>
      <text:p text:style-name="P4">
Image adding text,</text:p>
      <text:p text:style-name="P4">
The Shangri -La dialogue ushered in the 20th session.</text:p>
      <text:p text:style-name="P4">
The Global Times of the CCP's "People's Daily" quoted "a Chinese scholar" on Friday, saying: "Just like the role played by the United States in the Russian conflict, the United States has continued to do things in Asia Pacific, trying to disrupt this area in order to disrupt this area in order to disrupt this area in order to disrupt this area in order to disrupt this area in order to disrupt this area in order to disrupt this area in order to disrupt this region in order Fishing from it. "</text:p>
      <text:p text:style-name="P4">
"However, the United States never wants to directly conflict with a big country. It is afraid of wiping guns and getting angry.</text:p>
      <text:p text:style-name="P4">
Allen Connery, a senior researcher at the Institute of International Strategy, believes that Sino -US relations are not tight, so that the entire forum will be shadowed.</text:p>
      <text:p text:style-name="P4">
Connerly said to BBC: "By bringing both the United States and China to Southeast Asia to publish its position, this can force them to think about what the region wants to develop in this area and what they can do to ease tension. "</text:p>
      <text:p text:style-name="P4">
At the Japan Seventh -National Group (G7) summit held in May, US President Joe Biden had predicted that Sino -US relations were expected to thaw, and Huafu's internal "consultation" was also "negotiating" to lift the sanctions against Li Shangfu.</text:p>
      <text:p text:style-name="P4">
The G7 leaders also said in a joint statement that countries hope to seek reducing risks in relations with China rather than De-Couple.</text:p>
      <text:p text:style-name="P4">
Image source, reuters</text:p>
      <text:p text:style-name="P4">
Image adding text,</text:p>
      <text:p text:style-name="P4">
Taiwan's security issues have continued to become Sino -US relations.</text:p>
      <text:p text:style-name="P4">
But Dr Lynn Kuok, a senior researcher at the Asia -Pacific Security Institute, who is also from the Institute of International Strategy, told Reuters that she was not optimistic about improving US -China relations.</text:p>
      <text:p text:style-name="P4">
"We should focus here to arrange guardrails to prevent compete from falling into the whirlpool and evolving into an open comprehensive conflict.</text:p>
      <text:p text:style-name="P4">
Yang Nianzu, the former Minister of Defense, who attended the meeting, pointed out to the Taiwan Central News Agency that he expects that Li Shangfu will show that China ’s position on Taiwan’ s issue and elaborates China's security strategic blueprint. The two sides will have relatively tit -tat words.</text:p>
      <text:h text:style-name="P12" text:outline-level="3">
<text:span text:style-name="T4">
North Korean missile threat</text:span>
</text:h>
      <text:p text:style-name="P4">
Singapore's "Straits Times" quoted Dr. Zhuang Jiaying, an associate professor at the Department of Political Science at the National University of Singapore, said that it will continue to support Ukraine's anti -Japanese war, control the North Korean and Iranian weapons and missile plans, and how to cope with the spillover effect of the Myanmar civil war. Focus.</text:p>
      <text:p text:style-name="P4">
Compared to China and the United States, "passing by", South Korean Minister of Defense Li Zhongzheng will meet Li Shangfu during the dialogue. According to the Yonhap News Agency, the South Korean side will clearly point out at the meeting that North Korea ’s nuclear guidance provokes to severely damage regional peace and stability, and calls on China to play a constructive role to promote North Korea's restraint and provocations.</text:p>
      <text:p text:style-name="P4">
<text:a xlink:type="simple" xlink:href="https://www.bbc.com/news/world-asia-65761995" text:style-name="Internet_20_link" text:visited-style-name="Visited_20_Internet_20_Link">
Korean Wednesday (31st) launched spy satellites failed</text:a>
On the eve of the dialogue, the official North Korean Society issued a document to warn the Northern Atlantic Treaty Organization (NATO) activities in the Asia -Pacific region. Jensstoltenberg, Secretary -General of NATO, condemned the satellite launch of the North Korean satellite. It was the origin of this article.</text:p>
      <text:p text:style-name="P4">
The article said: "If, the launch of my country's military reconnaissance satellites makes NATO worry, which clearly shows that NATO tries to the insidious heart of the opportunity to intervene in the Asia -Pacific affairs on the grounds of the unnecessary 'North Korea threat'."</text:p>
      <text:p text:style-name="P4">
"Recently, the increasingly active NATO, Japan and South Korea's representative office and network joint training are representative evidence, which indicates that the military collusion activities of the Atlantic and Pacific aggression forces have entered a dangerous signal of a comprehensive implementation stage."</text:p>
      <text:p text:style-name="P4">
"If NATO continues to attempt to infringe the sovereignty and security interests of the Democratic People's Republic of Korea, we will regard NATO as the same opponent as the United States to deal with it."</text:p>
      <text:p text:style-name="P4">
In May this year, Japan confirmed that NATO will set up a liaison office in Tokyo in July, but at the same time clarify that Japan has no intention of applying to join NATO. In addition to North Korea, China also set up a offices to propose dissatisfaction.</text:p>
      <text:p text:style-name="P4">
Chen Yaohua, assistant professor of Chinese research at the Chinese University of International Education (Akita International University) <text:a xlink:type="simple" xlink:href="https://www.bbc.com/zhongwen/simp/world-65774317" text:style-name="Internet_20_link" text:visited-style-name="Visited_20_Internet_20_Link">
Earlier to BBC Chinese</text:a>
The interaction between Japan and NATO is at least in the short term, which is more symbolic than substantial significance.</text:p>
      <text:p text:style-name="P4">
Richard Bates, a senior researcher at the American Foreign Relations Association, commented on the BBC that North Korea has difficulty in the United States because of its nuclear weapons and its own "crazy" characteristics. However, the United States needs to guarantee the long -term commitments of the allies to South Korea. It is a way to explain these guarantees to the local and US military soldiers and register defense resources to the local area.</text:p>
      <text:p text:style-name="P4">
News Source: <text:a xlink:type="simple" xlink:href="https://www.bbc.com/zhongwen/simp/world-65788097" text:style-name="Internet_20_link" text:visited-style-name="Visited_20_Internet_20_Link">
https://www.bbc.com/zhongwen/simp/world-65788097</text:a>
</text:p>
      <!--NEWS-->
      <text:h text:style-name="P10" text:outline-level="1">
<text:span text:style-name="T4">
Some parts of Japan were attacked by heavy rain and urged tens of thousands of people to evacuate</text:span>
</text:h>
      <text:p text:style-name="P4">
Author: 联合早报 (Person)</text:p>
      <text:p text:style-name="P4">
Publisher: 联合早报 (Organization)</text:p>
      <text:p text:style-name="P4">
Published Time: 2023-06-02T12:45</text:p>
      <text:p text:style-name="P4">
Modified Time: 2023-06-03T18:01</text:p>
      <text:p text:style-name="P4">
Description: Typhoon Mawar approached Japan, and some parts of Japan were attacked by storms on Friday (June 2), and the authorities urged tens of thousands of people to take refuge at home. Reuters reported that "Mawar", which caused severe damage to Guam earlier this week, has weakened to ...</text:p>
      <text:p text:style-name="P4">
Videos: []</text:p>
      <text:p text:style-name="P4">
Audios: []</text:p>
      <text:p text:style-name="P4">
Images: []</text:p>
      <text:p text:style-name="P4">
Type: NewsArticle</text:p>
      <text:p text:style-name="P4">
Breadcrumbs: ['即时', '国际']</text:p>
      <text:p text:style-name="P4">
Keywords: ['日本', '热带风暴', '暴雨', '冲绳']</text:p>
      <!--METADATA-->
      <text:p text:style-name="P4">
Typhoon Mawar approached Japan, and some parts of Japan were attacked by storms on Friday (June 2), and the authorities urged tens of thousands of people to take refuge at home.</text:p>
      <text:p text:style-name="P4">
Reuters reported that the "Mawar" (Mawar), which caused severe damage to Guam earlier this week, has weakened to a tropical storm, and it is expected that the storm will pass south of Honan Island when entering the Pacific Ocean.</text:p>
      <text:p text:style-name="P4">
However, the meteorological forecast warning that the humid air brought by the storm may cause facial rain due to seasonal movement, and heavy rain may occur in local areas.</text:p>
      <text:p text:style-name="P4">
The Japan Broadcasting Association (NHK) said that within the three hours of Friday at 9 am (8 am in Singapore time) as of Friday, the rainfall in some areas of the four countries reached 162.5 mm, causing landscape warnings.</text:p>
      <text:p text:style-name="P4">
About 27,000 people in Fengqiao City, central in the city of Monteos received evacuation suggestions, and some areas of the four countries also issued an withdrawal warning.</text:p>
      <text:p text:style-name="P4">
The flights in some areas of Okinawa Island were canceled, but as of Friday morning, there were no other reports on major traffic confusion.</text:p>
      <text:p text:style-name="P4">
News Source: <text:a xlink:type="simple" xlink:href="https://www.zaobao.com.sg/realtime/world/story20230602-1400476" text:style-name="Internet_20_link" text:visited-style-name="Visited_20_Internet_20_Link">
https://www.zaobao.com.sg/realtime/world/story20230602-1400476</text:a>
</text:p>
      <!--NEWS-->
      <text:h text:style-name="P10" text:outline-level="1">
<text:span text:style-name="T4">
In May, non -agricultural employment in the United States is better than expected to rise in the US stock market in early trading</text:span>
</text:h>
      <text:p text:style-name="P4">
Publisher: 法新社</text:p>
      <text:p text:style-name="P4">
Published Time: 2023-06-02T15:02:09+00:00</text:p>
      <text:p text:style-name="P4">
Modified Time: 2023-06-02T14:35:02+00:00</text:p>
      <text:p text:style-name="P4">
Description: (Agence France -Presse, New York, 2nd) The US Federal Senate passed the debt limit bill, and the increase in the number of non -agricultural employment in the United States in May is better than expected. It shows that the US economy has continued to be strong. The main index of US stocks has risen early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 text:anchor-type="as-char" svg:width="6.9236in" svg:height="3.617581in" draw:z-index="0">
<draw:image xlink:href="../Images/rficn/2023-06-02T15-02-09-00-00/000000.png" xlink:type="simple" xlink:show="embed" xlink:actuate="onLoad" draw:mime-type="image/png"/>
</draw:frame>
The Dow Jones Industrial Index rose 395.45 points, or 1.20%, to 33457.02 points.</text:p>
      <text:p text:style-name="P4">
The S &amp; P 500 index rose 32.38 points, or 0.77%, to 4253.40 points.</text:p>
      <text:p text:style-name="P4">
The Nasdaq comprehensive index rose 60.78 points, or 0.46%, to 13161.76 points.</text:p>
      <text:p text:style-name="P4">
News Source: <text:a xlink:type="simple" xlink:href="https://www.rfi.fr/cn/%E8%B4%A2%E7%BB%8F%E5%BF%AB%E8%AE%AF/20230602-%E7%BE%8E5%E6%9C%88%E9%9D%9E%E5%86%9C%E5%B0%B1%E4%B8%9A%E4%BC%98%E4%BA%8E%E9%A2%84%E6%9C%9F-%E7%BE%8E%E5%9B%BD%E8%82%A1%E5%B8%82%E6%97%A9%E7%9B%98%E8%B5%B0%E9%AB%98" text:style-name="Internet_20_link" text:visited-style-name="Visited_20_Internet_20_Link">
https://www.rfi.fr/cn/%E8%B4%A2%E7%BB%8F%E5%BF%AB%E8%AE%AF/20230602-%E7%BE%8E5%E6%9C%88%E9%9D%9E%E5%86%9C%E5%B0%B1%E4%B8%9A%E4%BC%98%E4%BA%8E%E9%A2%84%E6%9C%9F-%E7%BE%8E%E5%9B%BD%E8%82%A1%E5%B8%82%E6%97%A9%E7%9B%98%E8%B5%B0%E9%AB%98</text:a>
</text:p>
      <!--NEWS-->
      <text:h text:style-name="P10" text:outline-level="1">
<text:span text:style-name="T4">
The new employment population in the United States has a strong accident but slower salary growth</text:span>
</text:h>
      <text:p text:style-name="P4">
Publisher: 法新社</text:p>
      <text:p text:style-name="P4">
Published Time: 2023-06-02T15:32:08+00:00</text:p>
      <text:p text:style-name="P4">
Modified Time: 2023-06-02T15:20:06+00:00</text:p>
      <text:p text:style-name="P4">
Description: (AFP, Washington, 2nd) The U.S. Department of Labor announced today that 339,000 newly -employed people in May were more than in April and much higher than analyst expectations; The Federal Federal Preparatory Council (FED) still has the opportunity to suspend interest rate hikes this mont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617581in" draw:z-index="0">
<draw:image xlink:href="../Images/rficn/2023-06-02T15-32-08-00-00/000000.png" xlink:type="simple" xlink:show="embed" xlink:actuate="onLoad" draw:mime-type="image/png"/>
</draw:frame>
In May, the new employment population in the United States was far higher than the 294,000 people after April amended. The unemployment rate rebounded by 3.7%from the lowest point in history.</text:p>
      <text:p text:style-name="P4">
The May employment report in the United States also showed that the average salary increased by only 0.3%, an increase of 0.4%in April.</text:p>
      <text:p text:style-name="P4">
High Frequency Economics Chief American Economist Rubeelafarooqi said: "Data shows that American employment continues to grow rapidly, but the pressure of salary has not increased."</text:p>
      <text:p text:style-name="P4">
Although the Fed will have 10 degrees of high interest rates since the beginning of last year in order to reduce the popularity of US economic enthusiasm and crack down inflation; the US job market still maintains unexpected intensity. The latest data may make central bank officials think about whether to suspend interest rate hikes.</text:p>
      <text:p text:style-name="P4">
Faruch pointed out that although the new employment population in the United States in May exceeded analysts, salary data may still allow Feds to have space to maintain monetary policy.</text:p>
      <text:p text:style-name="P4">
U.S. Central Bank decision officials will hold a meeting in mid -month. Some high -level officials have released messages this week, saying that this time may support the suspension of interest rates.</text:p>
      <text:p text:style-name="P4">
Their key claims are that when Fed officials decide whether they need to take more action, they should focus on the delayed effect of spreading interest rates to the US economy so far.</text:p>
      <text:p text:style-name="P4">
The part where the decision -making officials are particularly concerned that the demand for American workers is strong. If the salary is continuously growing, the inflation may not fall; but if the salary growth has not risen, it may ease the pressure on the central bank's interest rate increase.</text:p>
      <text:p text:style-name="P4">
News Source: <text:a xlink:type="simple" xlink:href="https://www.rfi.fr/cn/%E5%9B%BD%E9%99%85%E6%8A%A5%E9%81%93/20230602-%E7%BE%8E%E5%9B%BD5%E6%9C%88%E6%96%B0%E5%A2%9E%E5%B0%B1%E4%B8%9A%E4%BA%BA%E5%8F%A3%E6%84%8F%E5%A4%96%E5%BC%BA%E5%8A%B2-%E4%BD%86%E8%96%AA%E8%B5%84%E6%88%90%E9%95%BF%E6%94%BE%E7%BC%93" text:style-name="Internet_20_link" text:visited-style-name="Visited_20_Internet_20_Link">
https://www.rfi.fr/cn/%E5%9B%BD%E9%99%85%E6%8A%A5%E9%81%93/20230602-%E7%BE%8E%E5%9B%BD5%E6%9C%88%E6%96%B0%E5%A2%9E%E5%B0%B1%E4%B8%9A%E4%BA%BA%E5%8F%A3%E6%84%8F%E5%A4%96%E5%BC%BA%E5%8A%B2-%E4%BD%86%E8%96%AA%E8%B5%84%E6%88%90%E9%95%BF%E6%94%BE%E7%BC%93</text:a>
</text:p>
      <!--NEWS-->
      <text:h text:style-name="P10" text:outline-level="1">
<text:span text:style-name="T4">
Special report on the 34th anniversary of the 64th: young women who take the microphone on the square</text:span>
</text:h>
      <text:p text:style-name="P4">
Author: None</text:p>
      <text:p text:style-name="P4">
Publisher: Radio Free Asia (Organization)</text:p>
      <text:p text:style-name="P4">
Published Time: 2023-06-02T16:18:00-04:00</text:p>
      <text:p text:style-name="P4">
Modified Time: 2023-06-03T09:16:34-04:00</text:p>
      <text:p text:style-name="P4">
Description: None</text:p>
      <text:p text:style-name="P4">
Videos: []</text:p>
      <text:p text:style-name="P4">
Audios: ["<text:a xlink:type="simple" xlink:href="https://www.rfa.org/mandarin/yataibaodao/zhengzhi/al-0602202309552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 text:anchor-type="as-char" svg:width="6.9236in" svg:height="5.1927in" draw:z-index="0">
<draw:image xlink:href="../Images/rfamandarin/2023-06-02T16-18-00-04-00/000000.png" xlink:type="simple" xlink:show="embed" xlink:actuate="onLoad" draw:mime-type="image/png"/>
</draw:frame>
Among the two boys, the birds wearing a pink jacket were particularly conspicuous, picked up the microphone and shouted. <text:a xlink:type="simple" xlink:href="https://www.rfa.org/mandarin/yataibaodao/zhengzhi/al-06022023095528.html/@@images/image" text:style-name="Internet_20_link" text:visited-style-name="Visited_20_Internet_20_Link">
</text:a>
(Photo by Lu Xi) <text:a xlink:type="simple" xlink:href="https://www.rfa.org/mandarin/yataibaodao/zhengzhi/al-06022023095528.html/@@stream" text:style-name="Internet_20_link" text:visited-style-name="Visited_20_Internet_20_Link">
Audio-Link: https: //www.rfa.org/mandarin/yataibao/Zhengzhi/al-0602202202095528.html/@stream</text:a>
On the occasion of the 34th anniversary of the 64th, overseas Chinese students standing out of the "White Paper Movement" will commemorate the "June 4th" in their way for the first time. In fact, during the "White Paper Movement", a large number of Chinese women at home and abroad bravely made a sound of resistance to totalitarity. What do they think of the "June 4th"? How do they connect the female leaders of the 89th Study Games of that year?</text:p>
      <text:p text:style-name="P4">
<text:a xlink:type="simple" xlink:href="https://www.rfa.org/mandarin/duomeiti/special/tiananmen/index.html" text:style-name="Internet_20_link" text:visited-style-name="Visited_20_Internet_20_Link">
<text:span text:style-name="T4">
 There is no windy wall, even the firewall </text:span>
</text:a>
<text:span text:style-name="T5">
<text:a xlink:type="simple" xlink:href="https://www.rfa.org/mandarin/pinglun/duzheguangchang/dz-05302023170923.html" text:style-name="Internet_20_link" text:visited-style-name="Visited_20_Internet_20_Link">
<text:span text:style-name="T4">
 [How do I know the June 4th] Come on the Come on </text:span>
</text:a>
</text:span>
<text:span text:style-name="T4">
 <text:a xlink:type="simple" xlink:href="https://www.rfa.org/mandarin/Xinwen/cmh1-04192023230423.html" text:style-name="Internet_20_link" text:visited-style-name="Visited_20_Internet_20_Link">
Wall Street Journal: White Paper Movement Participants Cao Yixin was released four months later in prison</text:a>
</text:span>
 <text:span text:style-name="T4">
<text:span text:style-name="T5">
 <text:a xlink:type="simple" xlink:href="https://www.rfa.org/mandarin/yataibaodao/renquanfazhi/cm-04092023103016.html" text:style-name="Internet_20_link" text:visited-style-name="Visited_20_Internet_20_Link">
Dialogue Zheng Churan: The success of feminism is a process</text:a>
</text:span>
* </text:span>
<text:span text:style-name="T5">
 <text:a xlink:type="simple" xlink:href="https://www.rfa.org/mandarin/yataibaodao/renquanfazhi/al-03082023103241.html" text:style-name="Internet_20_link" text:visited-style-name="Visited_20_Internet_20_Link">
Xi Jinping's Women's Day Wishes Human Rights Organization to Release Female Political Spechers</text:a>
</text:span>
*</text:p>
      <text:p text:style-name="P4">
"Freedom China!This is still our responsibility!The Communist Party stepped down!Xi Jinping stepped down!June 4th is not history!Instead of our political reality!" The Que's in the last year of the university undergraduate in the UK, stood on the special day in London. A corner of Lafaya Square. Among the two boys, she was particularly conspicuous in a pink jacket. She picked up the microphone and shouted loudly, introducing the "June 4th" to the passersby, and promoted the "June 4th" commemorative event she participated in the hosting one week later.</text:p>
      <text:p text:style-name="P4">
<text:span text:style-name="T4">
 "White Paper Sports" female youth: I'm not a obedient little girl </text:span>
</text:p>
      <text:p text:style-name="P4">
Even though she shouted her throat, she still worked hard to keep her voice. "What do you want to do on the street? Just shout loudly, you just want to grab the right to speak!It has always been that men are more likely to grab the right to speak. Why? Because women are ruled, let you not speak, and then men's voice I have never been a woman. Then I have realized this, so since then I have been talking loudly, I am not a obedient little girl. "</text:p>
      <text:p text:style-name="P4">
At the end of last year, inspired by Peng Zaizhou (named Peng Lifa), a "Sitong Bridge Warrior", Queshi began to participate in the "Poster Movement" in London, posted anti -sealing control and supporting free and democratic posters on campus, so as to know a group of like -minded Taoism and Chinese students And the non -profit organization "ChinaDeviants" (temporarily translated "Chinese Anti -Thief").</text:p>
      <text:p text:style-name="P4">
The non -profit organization "ChinaDeviants" (temporarily translated "Chinese Anti -Thief"), established in Britain and China, will hold the "June 4th" commemorative event. (Provided "China Deviants") <text:a xlink:type="simple" xlink:href="https://www.rfa.org/mandarin/yataibaodao/zhengzhi/al-06022023095528.html/img_8252.jpg" text:style-name="Internet_20_link" text:visited-style-name="Visited_20_Internet_20_Link">
</text:a>
As a backbone member, the bird's family actively hosted various activities and supported the "white paper movement" in Britain. "I think a feminist will do one thing, first of all, to do some leading actions. The second is to speak loudly and shout out their appeals loudly."</text:p>
      <text:p text:style-name="P4">
<text:span text:style-name="T4">
 From feminist reflection of ritual power </text:span>
</text:p>
      <text:p text:style-name="P4">
In China to grow up and receive education, Que's said that she had a vague understanding of the "June 4th" in the past. She only knew that "very bad things" had happened in Tiananmen. After going to Britain to study in the UK, after being asked by local classmates, she was in, and she was in. Search online, so I really understand what the "June 4th" is. However, for her, the real political enlightenment is the feminist theory read in the UK, so that she doubts the Chinese system full of patriarchal color.</text:p>
      <text:p text:style-name="P4">
"I realize that feminism cannot be separated from politics, because when we have to reach our rights, we must have certain political impacts, and then get some political rights." Que's I think it is not only a totalitarian government, it is also a very patriarchal and patriarchal system. For example, some diplomatic methods made by Xi Jinping are like a 'strong man ideological', which is what he wants to be a strong man. In the party, women and ethnic groups are the same as vases. "</text:p>
      <text:p text:style-name="P4">
In addition to hosting the "June 4th" activity, the Que's also continued to host activities related to women's issues. (Provided "China Deviants") <text:a xlink:type="simple" xlink:href="https://www.rfa.org/mandarin/yataibaodao/zhengzhi/al-06022023095528.html/img_8253.jpg" text:style-name="Internet_20_link" text:visited-style-name="Visited_20_Internet_20_Link">
</text:a>
<text:span text:style-name="T4">
 The 89th Study Games dominated by men? </text:span>
</text:p>
      <text:p text:style-name="P4">
On the other hand, she also re -reflected that the Eighth and Ninth Study Games, which is a precedent for the Chinese resistance movement. She believes that this movement is dominated by men, and women are more logistical. However, their contributions have been ignored in the past 30 years. "When I have learned some of the more familiar theories of feminist, such as power levels, inequality of power, and how women are exploited by invisible ways, and why women are always erased in history. In fact, this has certain June 4th. Related, many women are working hard during the June 4th period, but you will see the photos taken, as well as the documents left, and the like, which are actually men. "</text:p>
      <text:p text:style-name="P4">
In addition to hosting the "June 4th" activity, the Que's also continued to host activities related to women's issues. (Provided "China Deviants") <text:a xlink:type="simple" xlink:href="https://www.rfa.org/mandarin/yataibaodao/zhengzhi/al-06022023095528.html/img_8254.jpg" text:style-name="Internet_20_link" text:visited-style-name="Visited_20_Internet_20_Link">
</text:a>
"I think her observation is very sharp." During the 89th school movement, Wang Chaohua, who participated in the Beijing University Student Autonomous Federation (Gao Zilian), was a few female student leaders of the year. The Beijing Public Security Bureau released only two women two women and Chai Ling released by the 21 -person wanted list released after the "June 4th". Wang Chaohua recalled that at the end of April 1989, a few days after Hu Yaobang's memorial service, when she first went to Peking University to meet with the student leader, Chai Ling brought her to a boys' dormitory and introduced Feng Congde.</text:p>
      <text:p text:style-name="P4">
On behalf of graduate students, Wang Chaohua, who participated in the Beijing University Student Autonomous Federation (Gao Zilian), was one of the few female student leaders of that year. (Provided by Wang Chaohua) <text:a xlink:type="simple" xlink:href="https://www.rfa.org/mandarin/yataibaodao/zhengzhi/al-06022023095528.html/m0602al-2.jpeg" text:style-name="Internet_20_link" text:visited-style-name="Visited_20_Internet_20_Link">
</text:a>
She said that the common phenomenon of that year was the meeting of all student leaders, which were carried out in the boys' dormitory. The room was full of boys. The girls were more assisted from the side, so that she felt the gender difference: "For example, I from us from us When the school goes to Peking University and other schools, to see the status of sports, to understand and communicate, you must go to every school for a boys' dormitory. Yes, positive girls have basically become the secretary of active boys, and girls are basically auxiliary and supported characters. "</text:p>
      <text:p text:style-name="P4">
Wang Chaohua is 37 years old during the school movement. He is the older graduate student among the student leaders. Therefore, he has won the respect of other student leaders. It is comparable to women's identity and free voice. Looking back at that year, Wang Chaohua believed that she and Chai Ling played different roles in the school movement, but they couldn't get out of gender: "I am a much larger role as an age than everyone, and then it can play a balance. Small, but passionate, pure, and ideal. From the beginning of the hunger strike to the end, there are a strong appeal image. "</text:p>
      <text:p text:style-name="P4">
On behalf of graduate students, Wang Chaohua, who participated in the Beijing University Student Autonomous Federation (Gao Zilian), was one of the few female student leaders of that year. (Provided by Wang Chaohua) <text:a xlink:type="simple" xlink:href="https://www.rfa.org/mandarin/yataibaodao/zhengzhi/al-06022023095528.html/m0602al-3.jpeg" text:style-name="Internet_20_link" text:visited-style-name="Visited_20_Internet_20_Link">
</text:a>
Like Que's, Wang Chaohua also believes that women's role in the 89th Study Games has been marginalized in the past 30 years. "Of course I have been there, I am a woman in myself, but my gender identity is basically marginalized, or wiped out. For more than 30 years, you are the first to find me. From a gender perspective, more than 30 years. Although as a woman, although they are commemorating each year, this gender role is erased in history. Or marginalized. "</text:p>
      <text:p text:style-name="P4">
<text:span text:style-name="T4">
 The feminist voice absent from the 89th school movement </text:span>
 **</text:p>
      <text:p text:style-name="P4">
From the perspective of Beijing citizen Lu Jinghua at that time, although there were not many female leaders in the school movement, many women participated in miscellaneous and supported work. At that time, she opened a clothing store in Beijing. She was infected with students' movement. She simply closed the door and did not do business. She pushed a bicycle to raise donations and send materials for students: "I watched a group of students holding donations boxes, and a group of students were in Tiananmen Square is on a hunger strike. Then many students are from other places. They do n’t eat or drink. We can support it if you can support it, because after all, it is a foreign child. We can give it a little help. "She said," Anyway At the time, the citizens came to support, and they were particularly actively given some supplies. The soda bought at home, a box of boxes and a box of buns and buns at home. "</text:p>
      <text:p text:style-name="P4">
Lu Jinghua also joined the Beijing Workers' Autonomous Federation (Workers' Union) to organize the workers' movement. She served as the latest news of the broadcasting campaign on Tiananmen Square, as well as the manuscripts of various masses to spread the voices of workers and different groups. Looking back at the time, she said that students and the masses had the demands of anti -corruption, fighting for the rights and interests of workers, and political reform, but they had hardly heard the voices of fighting for women's rights."After all, the education we receive is traditional education, to restrain our thoughtful ideas. Including human rights, there are new words in our eyes, and they all come overseas to know. Is there any awareness of rights to women? , But in this movement, its voice is very weak, and it seems that we have not deliberately brought out the topic, saying that we want to raise women's rights. "As a woman, Lu Jinghua also admitted that she had no consciousness more than 30 years ago to speak for feminism.</text:p>
      <text:p text:style-name="P4">
<text:span text:style-name="T4">
 After the "June 4th", political reforms ended women into political vases </text:span>
</text:p>
      <text:p text:style-name="P4">
Wang Chaohua also said that she participated in the Beijing university student dialogue delegation. When the student was preparing to talk to the government, the feminist appeal was never included in the agenda. However, in fact, she believes that the social status of women during the 1989 Studies Games retreats during the Cultural Revolution. The reason is that after the CCP has gone out of the Cultural Revolution and entered the economic reform, many social issues including men and women, including men and women, have been abandoned.</text:p>
      <text:p text:style-name="P4">
Mao Zedong advocated that "women can top half the sky" and encourage women to get out of their families and participate in the public domain. However, Wang Chaohua believes that with the end of the political reform in the "June 4th", the social status of Chinese women is getting lower and lower -the social tradition is increasingly required that women should be obedient; in the political system, women have become vases and become more than vases and become even more become more vases and become even more. The victims in the struggle of power and nobles: "The economic reform of the nearly two or 30 years, the bureaucrat is basically the noble, and at the same time, there is the right to and money. When it is black and greedy, it often comes out. In the political struggle, the role of sexual services. Not only the officialdom, including the big companies, all of them have become a matter of course and publicly accepted. So this is a social reality that is very unfriendly to women. "</text:p>
      <text:p text:style-name="P4">
Wang Chaohua believes that many professional women who have received higher education have come forward to participate in the "white paper movement" and admire them very much. (Provided by Wang Chaohua) <text:a xlink:type="simple" xlink:href="https://www.rfa.org/mandarin/yataibaodao/zhengzhi/al-06022023095528.html/m0602al-5.jpeg" text:style-name="Internet_20_link" text:visited-style-name="Visited_20_Internet_20_Link">
</text:a>
The latest report released by the United Nations to the Women's Discrimination Commission recently pointed out that there are no women in the 7 Standing Committee of the 20 Politburo Standing Committee of the Communist Party of China, and among the 24 Politburo members, there are no women for the first time in 20 years. Among the 14th China National People's Congress, the proportion of women is less than 27%. The committee is concerned about the lack of women in China's highest leadership, and urges the Chinese government to increase the number of women in decision -making and government departments. The committee also expressed concerns about the reports of Chinese women's human rights defenders' intimidation and harassment.</text:p>
      <text:p text:style-name="P4">
Lu Jinghua believes that it is the current system of China that there will be tragedies like the "iron chain girl". However, Xi Jinping's wife Peng Liyuan, although the title of "Women and Children's Special Envoy" of the UNESCO, did not say a word to the situation of the "iron chain woman": "What contribution of Peng Liyuan to Chinese women? Does a singer? Does she go to the grassroots level? Does she know the pain of Chinese women? If you really understand, you really represent Chinese women, and a 'iron chain woman' was exposed in March last year. Chinese women, who spoke at the International Women's Congress, I think it is a violation of the title of women's representatives, which is unacceptable. "</text:p>
      <text:p text:style-name="P4">
<text:span text:style-name="T4">
 Chinese women who came out of the "White Paper Movement" from silence to explosion </text:span>
</text:p>
      <text:p text:style-name="P4">
Lu Jinghua said that when she worked as an overseas Chinese human rights agency, many grass -roots women in China were overwhelmed and risked to her. Dissatisfaction with the system.</text:p>
      <text:p text:style-name="P4">
Wang Chaohua believes that the long -term oppression of Chinese society has made many professional women who have been educated from higher education to participate in the "White Paper Movement" and admire them very much: "White paper sports, we see that standing in front, most Some are girls. Including arrested, they are basically girls. It is really a very eye -catching social change. You can see that feminist consciousness is entering the new generation, and women who have been educated have a conscious consciousness. "</text:p>
      <text:p text:style-name="P4">
Wang Chaohua believes that many professional women who have received higher education have come forward to participate in the "white paper movement" and admire them very much. (Provided by Wang Chaohua) <text:a xlink:type="simple" xlink:href="https://www.rfa.org/mandarin/yataibaodao/zhengzhi/al-06022023095528.html/m0602al-4.jpeg" text:style-name="Internet_20_link" text:visited-style-name="Visited_20_Internet_20_Link">
</text:a>
</text:p>
      <text:p text:style-name="P4">
曹芷馨、李元婧、翟登蕊、李思琪，四位在北京亮马桥参与“白纸运动”后被捕的年轻女生，成为了中国新一代女权运动的代表。而愈来愈多中国女性，也在海内外以不同形式发出反抗声音。</text:p>
      <text:p text:style-name="P4">
像雀氏一样，除了纪念“六四”的活动以外，她也努力举办和女性议题相关的活动：“通过让大家认识女性主义，说不定她们会慢慢觉醒一些公民意识，然后就会慢慢去批判整个政治体系。所以反而通过女性主义的一些理论去切入的话，其实对大陆内的影响可能会更大一点。包括你看到在大陆内，其实女权运动就一直没停过。”</text:p>
      <text:p text:style-name="P4">
新一代的中国女性，正接过天安门广场上的话筒，在全球各地大声为她们的女性同胞发声。</text:p>
      <text:p text:style-name="P4">
(由于安全原则，本文中的雀氏为化名。她的声音经过技术处理)</text:p>
      <text:p text:style-name="P4">
记者：吕熙(伦敦) 责编：嘉远 网编：何足</text:p>
      <text:p text:style-name="Horizontal_20_Line"/>
      <text:p text:style-name="P4">
News Source: <text:a xlink:type="simple" xlink:href="https://www.rfa.org/mandarin/yataibaodao/zhengzhi/al-06022023095528.html" text:style-name="Internet_20_link" text:visited-style-name="Visited_20_Internet_20_Link">
https://www.rfa.org/mandarin/yataibaodao/zhengzhi/al-06022023095528.html</text:a>
</text:p>
      <!--NEWS-->
      <text:h text:style-name="P10" text:outline-level="1">
<text:span text:style-name="T4">
Wang Dan's seizure of sexual harassment &amp; quot; Li Yuanjun &amp; quot;</text:span>
</text:h>
      <text:p text:style-name="P4">
Author: None</text:p>
      <text:p text:style-name="P4">
Publisher: Radio Free Asia (Organization)</text:p>
      <text:p text:style-name="P4">
Published Time: 2023-06-02T16:28:00-04:00</text:p>
      <text:p text:style-name="P4">
Modified Time: 2023-06-02T18:27:52-04:00</text:p>
      <text:p text:style-name="P4">
Description: None</text:p>
      <text:p text:style-name="P4">
Videos: []</text:p>
      <text:p text:style-name="P4">
Audios: ["<text:a xlink:type="simple" xlink:href="https://www.rfa.org/mandarin/yataibaodao/zhengzhi/wy-0602202312384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4.969358in" draw:z-index="0">
<draw:image xlink:href="../Images/rfamandarin/2023-06-02T16-28-00-04-00/000000.png" xlink:type="simple" xlink:show="embed" xlink:actuate="onLoad" draw:mime-type="image/png"/>
</draw:frame>
Wang Dan, the leader of the 89th Democratic Games (left), hosted the opening ceremony of the June 4th Memorial Hall in New York on June 2, 2023 <text:a xlink:type="simple" xlink:href="https://www.rfa.org/mandarin/yataibaodao/zhengzhi/wy-06022023123844.html/@@images/image" text:style-name="Internet_20_link" text:visited-style-name="Visited_20_Internet_20_Link">
</text:a>
Reporter Tang Yuanyuan Photography <text:a xlink:type="simple" xlink:href="https://www.rfa.org/mandarin/yataibaodao/zhengzhi/wy-06022023123844.html/@@stream" text:style-name="Internet_20_link" text:visited-style-name="Visited_20_Internet_20_Link">
Audio-Link: https://www.rfa.org/mandarin/yatabaodao/zhengzhi/wy-06022023123844.html/@stream</text:a>
June 2 is the official opening of the June 4th Memorial Hall of New York. Wang Dan, the leader of the 89th Democratic Games, who was hosting the opening ceremony in New York, was suddenly sexually harassed by the other party by the Taiwanese man "Li Yuanjun" on the social media Facebook. The station interviewed the statement of Wang Dan and "Li Yuanjun" as soon as possible.</text:p>
      <text:p text:style-name="P4">
<text:a xlink:type="simple" xlink:href="https://www.rfa.org/mandarin/yataibaodao/renquanfazhi/tj-06022023141911.html" text:style-name="Internet_20_link" text:visited-style-name="Visited_20_Internet_20_Link">
<text:span text:style-name="T4">
 New York's June 4th Memorial Hall opened the June 4th leader to reiterate the pursuit of freedom China determination </text:span>
</text:a>
At 9:40 on the morning of June 2nd, it was 20 minutes to officially open from the June 4th Memorial Hall of New York. The reporter from this station asked Wang Dan's response to sexual harassment at the scene. He said, "In a word, there is nothing at all, since there is nothing at all, I can't do anything, right?"</text:p>
      <text:p text:style-name="P4">
In the background of Wang Dan's voice, the noisy voice of the people at the commemorative hall.</text:p>
      <text:p text:style-name="P4">
<text:span text:style-name="T4">
 Suddenly the allegations </text:span>
</text:p>
      <text:p text:style-name="P4">
This allegations appeared on Facebook around 4 pm on June 2, Beijing time. The man named "Li Yuanjun" posted a picture on Facebook. The background was to mourn the fuzzy scene of the candlelight party of the 64th massacre in 1989. In the middle is the four eye -catching white Chinese characters "please apologize" Essence</text:p>
      <text:p text:style-name="P4">
In the post, "Li Yuanjun" detailed the process of kissing him in the room of a restaurant in Flushing, New York, and attempted attempt.</text:p>
      <text:p text:style-name="P4">
Then, "Li Yuanjun" told some other details.</text:p>
      <text:p text:style-name="P4">
"Li Yuanjun" also said in the post that Wang Dan has been harassing him in language a few days later. "In the next week, I continue to face his words of words, sexual harassment jokes, and continuous indicating me. I hope I will follow him with him. sleep together."</text:p>
      <text:p text:style-name="P4">
"Li Yuanjun" also told some backgrounds of the US trip to the United States. "In June 2014, I just met Wang Dan, and he invited me to the United States. At that time, I was less than 20 years old. For example, Wang Dan was a celebrity. I was very longing for him at the time. It was my honor to be invited by him to the United States. "But" Li Yuanjun "did not explain why Wang Dan invited him at the time.</text:p>
      <text:p text:style-name="P4">
<text:span text:style-name="T4">
 Who is Xie Xie? </text:span>
</text:p>
      <text:p text:style-name="P4">
"Li Yuanjun" said that at the time, there was an assistant named Xie Dan at that time, and his sexual harassment happened when the assistant Xie's departure. After the incident, "Li Yuanjun" told the assistant about the situation, but the assistant did not provide any help, but just said that Wang Dan was joking with him and was making trouble.</text:p>
      <text:p text:style-name="P4">
"Li Yuanjun" announced in a Facebook post later the screenshot of the SMS message he and Xie's assistant SMS. But who is the assistant to Xie, "Li Yuanjun" has not been announced, and this station cannot be verified.</text:p>
      <text:p text:style-name="P4">
"Li Yuanjun" returned to Taiwan after the trip. He said in the post that he was unfamiliar with his life in the United States and didn't know how to call the police. He didn't know what to do, so he had been patient. But this incident is one of his most afraid of the time in his life. He once kept himself in the rental house for several days, crying and fear, trying to forget this trip to the United States.</text:p>
      <text:p text:style-name="P4">
"Li Yuanjun" was frank as a homosexual identity, and said that he had told the Taipei City Councilor Lin Liangjun and Taipei City Councilor Qiu Weijie (Ji Ji) who had been working together at the time.</text:p>
      <text:p text:style-name="P4">
<text:span text:style-name="T4">
 A "not surprised" one "is not unexpected" </text:span>
</text:p>
      <text:p text:style-name="P4">
"Li Yuanjun" emphasized in the post that after that after that, after June 4, Wang Dan came forward to speak, and he felt nauseous and uneasy. What he looks like. "</text:p>
      <text:p text:style-name="P4">
Regarding the public before June 4th this year, "Li Yuanjun" told this station that he did not take advantage of this day, but because many political workers in Taiwan recently proposed the allegations of sexual harassment in the workplace. The matter has a great impact on me, and it has given me a lot of encouragement for me; I think it happens at this time. If I do n’t say it now, I do n’t know when I can have the courage to say this. "</text:p>
      <text:p text:style-name="P4">
According to the Taiwan Central News Agency, Jian Liying, one of the screenwriters of the "candidate -the Creator", also published a long post on Facebook on June 2, accusing him of sexual harassment by Chinese poet Beiling during the university. But Beiling responded to the outside world that this was completely a fabrication.</text:p>
      <text:p text:style-name="P4">
For "Li Yuanjun" publicly before June 4th, Wang Dan told the station, "I let the outside world judge, and I don't want to say anything. I think everyone knows it, and I don't need to say anything."</text:p>
      <text:p text:style-name="P4">
After Wang Dan heard the allegations on the morning of June 2nd, Eastern time, he soon responded to Facebook that he was a bit helpless, but he was not surprised that the sexual harassment mentioned by the author did not exist at all. He also said that he was busy, and his political activities would not be affected by any. He also made a similar statement when he responded to others inquiring.</text:p>
      <text:p text:style-name="P4">
"Li Yuanjun" immediately posted on Facebook that he was not surprised by his response to Wang Dan, but disappointing. He questioned, "Is it difficult to talk about things and frank mistakes?"</text:p>
      <text:p text:style-name="P4">
"Li Yuanjun" told this station that in addition to the SMS records that have been announced with Assistant Xie, there are some evidence in his hands, "I have some other photos and recording left in the United States, but I still hope that the teacher can, hope that the teacher can, hope that Wang Dan can face my own fault. Don't wait for me to make these information disclosure, let's talk about more lying, and to circle more of this. "</text:p>
      <text:p text:style-name="P4">
The reporter of this station noticed that until the deadline, Wang Dan had deleted his response on Twitter.</text:p>
      <text:p text:style-name="P4">
Reporter: Wang Yun (Reporter Tang Yuanyuan, Huang Chunmei, and Xia Xiaohua contributed to reports) Edited: Editor of Qingqing.com: Hong Wei</text:p>
      <text:p text:style-name="P4">
News Source: <text:a xlink:type="simple" xlink:href="https://www.rfa.org/mandarin/yataibaodao/zhengzhi/wy-06022023123844.html" text:style-name="Internet_20_link" text:visited-style-name="Visited_20_Internet_20_Link">
https://www.rfa.org/mandarin/yataibaodao/zhengzhi/wy-06022023123844.html</text:a>
</text:p>
      <!--NEWS-->
      <text:h text:style-name="P10" text:outline-level="1">
<text:span text:style-name="T4">
Shangri -La dialogue: China refuses to talk to Austin as "unfortunate"</text:span>
</text:h>
      <text:p text:style-name="P4">
Author: None</text:p>
      <text:p text:style-name="P4">
Publisher: Radio Free Asia (Organization)</text:p>
      <text:p text:style-name="P4">
Published Time: 2023-06-02T16:56:00-04:00</text:p>
      <text:p text:style-name="P4">
Modified Time: 2023-06-02T18:11: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4.612011in" draw:z-index="0">
<draw:image xlink:href="../Images/rfamandarin/2023-06-02T16-56-00-04-00/000000.png" xlink:type="simple" xlink:show="embed" xlink:actuate="onLoad" draw:mime-type="image/png"/>
</draw:frame>
US Defense Minister Austin and Chinese Defense Director Li Shangfu and others sat at the main table at the Singapore dinner on Friday. <text:a xlink:type="simple" xlink:href="https://www.rfa.org/mandarin/Xinwen/9-06022023165555.html/@@images/image" text:style-name="Internet_20_link" text:visited-style-name="Visited_20_Internet_20_Link">
</text:a>
Reuters pictures</text:p>
      <text:p text:style-name="P4">
According to the report from the English Department of this Taiwan, when the tension of the South China Sea and East Asia is upgraded, the "Shangri -La Dialogue" held by Singapore's important regional security forum was particularly noticeable. However, during the meeting, the door to face -to -face exchanges between the US and China Defense Ministers was still closed.</text:p>
      <text:p text:style-name="P4">
U.S. Defense Minister Austin had previously invited the Chinese Defense Minister Li Shangfu to hold bilateral talks during the During Shangri -La dialogue in Singapore, but was rejected by the Chinese Defense Minister. Before arriving in Singapore, Austin described the Chinese decision with "unfortunate". He said that it is important to talk to each other with strong abilities, so as to manage crisis and prevent the situation from getting out of control.</text:p>
      <text:p text:style-name="P4">
It is reported that the three -day "Shangri -La dialogue" has about 600 representatives from 49 countries.</text:p>
      <text:p text:style-name="P4">
According to the Taiwan Central News Agency, the US Defense Minister Austin and the Chinese Defense Minister Li Shangfu and others sat at the main table at the Singapore dinner on Friday. Austin, who arrived at the venue first, took the initiative to shake hands to pay forward after Li Shangfu arrived, but did not interact too much.</text:p>
      <text:p text:style-name="P4">
Responsible: He Ping</text:p>
      <text:p text:style-name="P4">
News Source: <text:a xlink:type="simple" xlink:href="https://www.rfa.org/mandarin/Xinwen/9-06022023165555.html" text:style-name="Internet_20_link" text:visited-style-name="Visited_20_Internet_20_Link">
https://www.rfa.org/mandarin/Xinwen/9-06022023165555.html</text:a>
</text:p>
      <!--NEWS-->
      <text:h text:style-name="P10" text:outline-level="1">
<text:span text:style-name="T4">
Facts | Chinese official media polls: 70 % of the world's people oppose NATO to Asia Pacific?</text:span>
</text:h>
      <text:p text:style-name="P4">
Author: 作者:郑崇生、庄敬 发自华盛顿、台北</text:p>
      <text:p text:style-name="P4">
Publisher: Radio Free Asia (Organization)</text:p>
      <text:p text:style-name="P4">
Published Time: 2023-06-02T18:45:29-04:00</text:p>
      <text:p text:style-name="P4">
Modified Time: 2023-06-02T18:45:29-04:00</text:p>
      <text:p text:style-name="P4">
Description: Author: Zheng Chongsheng, Zhuang Jing from Washington, Taipei</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29306in" draw:z-index="0">
<draw:image xlink:href="../Images/rfamandarin/2023-06-02T18-45-29-04-00/000000.png" xlink:type="simple" xlink:show="embed" xlink:actuate="onLoad" draw:mime-type="image/png"/>
</draw:frame>
 <text:a xlink:type="simple" xlink:href="https://www.rfa.org/mandarin/shishi-hecha/hc-06022023183139.html/@@images/image" text:style-name="Internet_20_link" text:visited-style-name="Visited_20_Internet_20_Link">
</text:a>
Radio of Liberty Asia</text:p>
      <text:p text:style-name="P4">
<text:span text:style-name="T4">
 Tags: lack of evidence, misleading </text:span>
</text:p>
      <text:p text:style-name="P4">
<text:span text:style-name="T4">
 Reading in one minute: </text:span>
</text:p>
      <text:p text:style-name="P4">
"Most respondents in the world oppose NATO intervene in Asia Pacific." China State -owned Media Central Radio and Television Channel China Global Television Network (CGTN) quoted its polls on May 29 that Japanese Prime Minister Kishida Kishida confirmed on the 24th that the North Atlantic Convention Organization (NATO) plans to set up a contact in Tokyo next year At the time, as many as 70 % of the respondents expressed the "strong opposition" position.</text:p>
      <text:p text:style-name="P4">
However, the Asian factual investigation of the laboratory found that the report only explained that the survey was conducted on the "CGTN multiple language official website platforms", but there was no basic information that provided polls. In addition to the official website, CGTN has also launched a poll for "whether to agree with NATO's liaison offices in Japan" on its official Twitter account. However, CGTN deleted the Twitter poll page, and did not explain the reasons for deletion in later reports. In summary, the conclusion that "70 % of the people oppose NATO's Asia -Pacific" given by the CGTN polls are unbelievable and suspected of misleading the public.</text:p>
      <text:p text:style-name="P4">
CGTN released a screenshot of 70%of the reports of NATO's reports from the Asia -Pacific report intercepted from the official website of the CGTN <text:a xlink:type="simple" xlink:href="https://www.rfa.org/mandarin/shishi-hecha/hc-06022023183139.html/pic-1-screenshot.png" text:style-name="Internet_20_link" text:visited-style-name="Visited_20_Internet_20_Link">
</text:a>
<text:span text:style-name="T4">
In-depth analysis:</text:span>
</text:p>
      <text:p text:style-name="P4">
NATO's settlement in Japan will attract international attention. CGTN will be [English] on May 29th <text:a xlink:type="simple" xlink:href="https://news.cgtn.com/news/2023-05-29/CGTN-Poll-NATO-involvement-in-Asia-Pacific-opposed-by-70-globally-1kcu7oTVVQs/index.html" text:style-name="Internet_20_link" text:visited-style-name="Visited_20_Internet_20_Link">
English</text:a>
, <text:a xlink:type="simple" xlink:href="https://espanol.cgtn.com/news/2023-05-29/1663092793195958273/index.html" text:style-name="Internet_20_link" text:visited-style-name="Visited_20_Internet_20_Link">
Spanish</text:a>
<text:a xlink:type="simple" xlink:href="https://content-static.cctvnews.cctv.com/snow-book/index.html" text:style-name="Internet_20_link" text:visited-style-name="Visited_20_Internet_20_Link">
Chinese</text:a>
Published related reports. In English reports, CGTN mentioned that recently launched a network poll on the "multi -language network platform", as a result of 71.1%of the respondents "strongly opposed" NATO approach. The report pointed out that in different languages, more than 80 % of the respondents were opposed to this possible measure on the platforms of Spanish, French, Arabic and Russian. If the country is based on the country, the proportion of Russian interviewees is the highest, reaching 92%. The lowest opposition on the English platform website is 54%.</text:p>
      <text:p text:style-name="P4">
CGTN's poll results released by Western language intercept the CGTN Western Twitter account <text:a xlink:type="simple" xlink:href="https://www.rfa.org/mandarin/shishi-hecha/hc-06022023183139.html/pic-2-screenshot.png" text:style-name="Internet_20_link" text:visited-style-name="Visited_20_Internet_20_Link">
</text:a>
<text:span text:style-name="T4">
 "Global" polls lack of survey methods </text:span>
</text:p>
      <text:p text:style-name="P4">
SCOTKEETER, a senior investigation consultant at Pew Research Center, has written an article explaining how the polls should be provided to the audience. , "How many people visit", "execution methods", "whether there are weighted results" and "questionnaire title" and so on.</text:p>
      <text:p text:style-name="P4">
Kit believes that many polls are not even randomly sampled now, but to allow the people to voluntarily or choose to participate in the investigation through various technologies. How can these polls accurately represent people? Although some executive units will be adjusted through weighted, this survey is of poor representativeness, and it is also vulnerable to the influence of false respondents -that is, they are not qualified to participate in the investigation or provide a sincere answer.</text:p>
      <text:p text:style-name="P4">
Dai Li'an, an expert in Taiwan polls, told the Asian factual investigation laboratory in June 1 that CGTN did not provide detailed information such as the gender, age, education level, and country of the respondents. At the same time, the investigation on the network platform itself is not rigorous, because there are many fake accounts in social media such as Twitter. Even if hundreds of thousands of people submit questionnaires, they may not have sample representativeness and authenticity.</text:p>
      <text:p text:style-name="P4">
<text:span text:style-name="T4">
 What did CGTN do on Twitter? </text:span>
</text:p>
      <text:p text:style-name="P4">
In this poll, a "deleted text" operation on the Twitter platform also caused doubts.</text:p>
      <text:p text:style-name="P4">
On May 26, CGTN initiated a vote on Twitter to ask the netizens "whether to support NATO to set up a liaison office in Japan." Federal Senator Ted Cruz's former bill assistant Michaelsobolik (Discovery](https://twitter.com/michaelsobolik/status/1662431259165970432?s=20), CGTN will quickly delete the tweet. The screenshot of Su Bolik showed that at least 3 am on the 26th, the voting tweet still existed. As of the time, 86.5%of the participants supported NATO to set up a liaison place in Japan. Asian factual inspection laboratories cannot independently confirm and check the exact time point of CGTN delete Twitter voting.</text:p>
      <text:p text:style-name="P4">
However, the real -time voting on Twitter is not in the English report content subsequently issued by CGTN, and the report did not mention that CGTN itself deleted the vote on Twitter.On the matter of "deleting the results of the Twitter platform polls", the Asian facts investigated the laboratory to let the CGTN inquire about the reason, and hoped to know how many people and which platforms participated in voting. By the time of the draft, CGTN did not reply.</text:p>
      <text:p text:style-name="P4">
CGTN deleted the survey results of the Twitter platform, but did not explain the reason. Screenshot of Su Bolik's tweet <text:a xlink:type="simple" xlink:href="https://www.rfa.org/mandarin/shishi-hecha/hc-06022023183139.html/pic-3.jpg" text:style-name="Internet_20_link" text:visited-style-name="Visited_20_Internet_20_Link">
</text:a>
</text:p>
      <text:p text:style-name="P4">
<text:span text:style-name="T4">
"民调"的诱导性问题</text:span>
</text:p>
      <text:p text:style-name="P4">
亚洲事实查核实验室同时发现，CGTN设计的 <text:a xlink:type="simple" xlink:href="https://news.cgtn.com/vote/dAA/index.html" text:style-name="Internet_20_link" text:visited-style-name="Visited_20_Internet_20_Link">
 提问 </text:a>
There is a prerequisite for premium, such as:</text:p>
      <text:p text:style-name="P4">
Question 1: As a country with a history of aggression against other countries, Japan has sought to expand its military strength in recent years. Are you worried?</text:p>
      <text:p text:style-name="P4">
Question 5: With the support of the United States, NATO has continuously expanded the scope of military forces and intervened in regional affairs. Do you think NATO has become a tool for the United States to protect hegemony and pursue political interests?</text:p>
      <text:p text:style-name="P4">
Dai Lian criticized this that although there are not many questionnaires, "each question is full of induction", the purpose of the questionnaire is to highlight the position of the executive unit. He said: "CGTN's survey is‘ pushpoll ’.</text:p>
      <text:p text:style-name="P4">
<text:span text:style-name="T4">
in conclusion:</text:span>
</text:p>
      <text:p text:style-name="P4">
Generally speaking, the specified poll results report will explain its sample quantity, valid samples, confidence rates, polls for time and sampling positive and negative error values. The results of the CGTN poll results only quoted the results of the survey on their official website, and the above basic information was not explained. The problem design is also guided, and has not been explained to delete the voting results on the Twitter platform.</text:p>
      <text:p text:style-name="P4">
Based on the above situation, the Asian facts check the laboratory that the poll of CGTN itself lacks scientific and credible. CGTN is based on the report that "more than 70 % of the global interviewees in the world strongly oppose NATO's Asia Pacific" report released by this poll. It is also misleading public opinion.</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the AFCL@rfa.org sent to the Asian facts checking laboratory with email, and we will check and verify it for you. _ </text:span>
 _ 吧 _</text:p>
      <text:p text:style-name="P4">
News Source: <text:a xlink:type="simple" xlink:href="https://www.rfa.org/mandarin/shishi-hecha/hc-06022023183139.html" text:style-name="Internet_20_link" text:visited-style-name="Visited_20_Internet_20_Link">
https://www.rfa.org/mandarin/shishi-hecha/hc-06022023183139.html</text:a>
</text:p>
      <!--NEWS-->
      <text:h text:style-name="P10" text:outline-level="1">
<text:span text:style-name="T4">
[Xianghui] U.S. -China Defense Minister in Xianghui has not carried out "substantial communication"</text:span>
</text:h>
      <text:p text:style-name="P4">
Author: 联合早报 (Person)</text:p>
      <text:p text:style-name="P4">
Publisher: 联合早报 (Organization)</text:p>
      <text:p text:style-name="P4">
Published Time: 2023-06-02T21:41</text:p>
      <text:p text:style-name="P4">
Modified Time: 2023-06-03T10:00</text:p>
      <text:p text:style-name="P4">
Description: US Defense Minister Austin and Chinese Minister of Defense Li Shangfu shook hands with each other during the Shangri -La dialogue in Singapore, but did not carry out "substantial exchanges". Reuters reported that the US Pentagon issued a statement on Friday (June 2) saying that the two countries' defense ministers had only a brief conversation ...</text:p>
      <text:p text:style-name="P4">
Videos: []</text:p>
      <text:p text:style-name="P4">
Audios: []</text:p>
      <text:p text:style-name="P4">
Images: []</text:p>
      <text:p text:style-name="P4">
Type: NewsArticle</text:p>
      <text:p text:style-name="P4">
Breadcrumbs: ['即时', '国际']</text:p>
      <text:p text:style-name="P4">
Keywords: ['美中关系', '香格里拉对话', '美国', '中国', '奥斯汀']</text:p>
      <!--METADATA-->
      <text:p text:style-name="P4">
U.S. Defense Minister Austin and Chinese Minister of Defense Li Shangfu attended in Singapore <text:a xlink:type="simple" xlink:href="https://www.zaobao.com/keywords/xiang-ge-li-la-dui-hua" text:style-name="Internet_20_link" text:visited-style-name="Visited_20_Internet_20_Link">
Shangri -La Dialogue</text:a>
 期间相互握手，但未开展“实质性交流”。</text:p>
      <text:p text:style-name="P4">
路透社报道，美国五角大楼星期五(6月2日)发声明说，两国防长只进行了简短的交谈。</text:p>
      <text:p text:style-name="P4">
五角大楼发言人赖德(Pat Ryder)说：“美国防部相信与中国保持开放的军事沟通渠道，并将继续在多个层面寻求有意义的军事讨论，以负责任地管理美中关系。”</text:p>
      <text:p text:style-name="P4">
北京早些时候 <text:a xlink:type="simple" xlink:href="https://www.zaobao.com.sg/news/world/story20230530-1399778" text:style-name="Internet_20_link" text:visited-style-name="Visited_20_Internet_20_Link">
 拒绝与奥斯汀在香格里拉安全峰会期间开展正式会晤</text:a>
Essence China demands that the United States cancels the sanctions on Li Shangfu promulgated in 2018 and states that if the sanctions are not canceled, the meeting between Li Shangfu and Austin is not equal.</text:p>
      <text:p text:style-name="P4">
News Source: <text:a xlink:type="simple" xlink:href="https://www.zaobao.com.sg/realtime/world/story20230602-1400687" text:style-name="Internet_20_link" text:visited-style-name="Visited_20_Internet_20_Link">
https://www.zaobao.com.sg/realtime/world/story20230602-1400687</text:a>
</text:p>
      <!--NEWS-->
      <text:h text:style-name="P10" text:outline-level="1">
<text:span text:style-name="T4">
The number of dead people in the Indian train accident increased to more than 120 people and more than 850 people were injured</text:span>
</text:h>
      <text:p text:style-name="P4">
Publisher: 法新社</text:p>
      <text:p text:style-name="P4">
Published Time: 2023-06-02T23:02:07+00:00</text:p>
      <text:p text:style-name="P4">
Modified Time: 2023-06-02T22:35:02+00:00</text:p>
      <text:p text:style-name="P4">
Description: (Agence France -Presse, New Delhi, 2nd) Major traffic accidents that collided with three train collisions today in Odisha, eastern India. At least 120 people were killed, more than 850 people were injured, and many other people were trapp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6-02T23-02-07-00-00/000000.png" xlink:type="simple" xlink:show="embed" xlink:actuate="onLoad" draw:mime-type="image/png"/>
</draw:frame>
Agence France -Presse reported that local TV films showed that the broken train compartments were tipped by the distorted metal, with blood -filled holes, and many passengers were lying next to the rails.</text:p>
      <text:p text:style-name="P4">
Sudhanshu Saraangi, an official of the Orisa Fire Department, told reporters at the scene: "More than 120 people have died, and the number of deceaseds has continued to increase, and many people have serious injuries."</text:p>
      <text:p text:style-name="P4">
Pradeep Jena, a senior official of Orisa, said: "About 850 people were injured and had been taken to the hospital for treatment."</text:p>
      <text:p text:style-name="P4">
He said: "Our most important job is rescue (passengers) and provide medical care."</text:p>
      <text:p text:style-name="P4">
Indian Prime Minister Narendra Modi said he was deeply sad for the traffic accident. (Translator: Xu Ruicheng)</text:p>
      <text:p text:style-name="P4">
News Source: <text:a xlink:type="simple" xlink:href="https://www.rfi.fr/cn/%E5%9B%BD%E9%99%85%E6%8A%A5%E9%81%93/20230602-%E5%8D%B0%E5%BA%A6%E7%81%AB%E8%BD%A6%E4%BA%8B%E6%95%85%E6%AD%BB%E8%80%85%E4%BA%BA%E6%95%B0%E5%A2%9E%E8%87%B3120%E4%BA%BA-850%E5%A4%9A%E4%BA%BA%E5%8F%97%E4%BC%A4" text:style-name="Internet_20_link" text:visited-style-name="Visited_20_Internet_20_Link">
https://www.rfi.fr/cn/%E5%9B%BD%E9%99%85%E6%8A%A5%E9%81%93/20230602-%E5%8D%B0%E5%BA%A6%E7%81%AB%E8%BD%A6%E4%BA%8B%E6%95%85%E6%AD%BB%E8%80%85%E4%BA%BA%E6%95%B0%E5%A2%9E%E8%87%B3120%E4%BA%BA-850%E5%A4%9A%E4%BA%BA%E5%8F%97%E4%BC%A4</text:a>
</text:p>
      <!--NEWS-->
      <text:h text:style-name="P10" text:outline-level="1">
<text:span text:style-name="T4">
Musk's top -to -cross -gender film safety supervisor resignation</text:span>
</text:h>
      <text:p text:style-name="P4">
Publisher: 法新社</text:p>
      <text:p text:style-name="P4">
Published Time: 2023-06-03T-1:02:07+00:00</text:p>
      <text:p text:style-name="P4">
Modified Time: 2023-06-03T08:50:01+00:00</text:p>
      <text:p text:style-name="P4">
Description: (France -France -France, San Francisco, 2nd) Twitter (Twitter) is responsible for trust and security affairs director Ella Irwin. Earlier, Twitter owner Musk shared a anti -cross -gender video on his personal Twitter account, causing controvers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03T-1-02-07-00-00/000000.png" xlink:type="simple" xlink:show="embed" xlink:actuate="onLoad" draw:mime-type="image/png"/>
</draw:frame>
The US media revealed the news of Erwin's resignation yesterday. She wrote in a Twitter account today: "I know that there are many speculation about what happened."</text:p>
      <text:p text:style-name="P4">
She also said, "I did resign, but this was a unforgettable experience." She did not disclose the reason why I suddenly resigned from Twitter.</text:p>
      <text:p text:style-name="P4">
Elon Musk, Elon Musk, bought Twitter to reduce the content review, basically allows any content of legal license in Twitter. After that, Erwen is the second place in trust and security affairs.</text:p>
      <text:p text:style-name="P4">
The supporters of the anti -cross -gender documentary "What is a Woman" are pressured by Twitter, claiming that Twitter does not allow the release of this film, and it violates the agreement that can distribute the content for free in Twitter.</text:p>
      <text:p text:style-name="P4">
Supporters advocate that Twitter suppressing this film is because in the film in terms of gender identity, there is no synonym for people to choose.</text:p>
      <text:p text:style-name="P4">
In a Twitter communication with the conservative news website behind this film, Musk said that Twitter's mistakes made mistakes. This film may be "impolite" but not illegal.</text:p>
      <text:p text:style-name="P4">
Musk's personal Twitter account selected this film to the top tonight, and attached a sentence: "Every parent should see."</text:p>
      <text:p text:style-name="P4">
According to US media reports, at least another Twitter senior executive left after the incident.</text:p>
      <text:p text:style-name="P4">
In May, Musk said in an interview with the US Financial News CNBC that he would continue to post the idea of unwavering on Twitter, even if it would damage his career.</text:p>
      <text:p text:style-name="P4">
He said, "I don't care. I will speak freely. If the consequences of doing so are to lose money, that's it." ""</text:p>
      <text:p text:style-name="P4">
News Source: <text:a xlink:type="simple" xlink:href="https://www.rfi.fr/cn/%E7%BC%A4%E7%BA%B7%E4%B8%96%E7%95%8C/20230603-%E9%A9%AC%E6%96%AF%E5%85%8B%E7%BD%AE%E9%A1%B6%E5%8F%8D%E8%B7%A8%E6%80%A7%E5%88%AB%E8%80%85%E5%BD%B1%E7%89%87-%E5%AE%89%E5%85%A8%E4%B8%BB%E7%AE%A1%E8%BE%9E%E8%81%8C" text:style-name="Internet_20_link" text:visited-style-name="Visited_20_Internet_20_Link">
https://www.rfi.fr/cn/%E7%BC%A4%E7%BA%B7%E4%B8%96%E7%95%8C/20230603-%E9%A9%AC%E6%96%AF%E5%85%8B%E7%BD%AE%E9%A1%B6%E5%8F%8D%E8%B7%A8%E6%80%A7%E5%88%AB%E8%80%85%E5%BD%B1%E7%89%87-%E5%AE%89%E5%85%A8%E4%B8%BB%E7%AE%A1%E8%BE%9E%E8%81%8C</text:a>
</text:p>
      <!--NEWS-->
      <text:h text:style-name="P10" text:outline-level="1">
<text:span text:style-name="T4">
The French Open Jokovic Batch French Network audience is "impolite"</text:span>
</text:h>
      <text:p text:style-name="P4">
Publisher: 法新社</text:p>
      <text:p text:style-name="P4">
Published Time: 2023-06-03T-11:32:07+00:00</text:p>
      <text:p text:style-name="P4">
Modified Time: 2023-06-03T04:20:05+00:00</text:p>
      <text:p text:style-name="P4">
Description: (Agence France -Presse, Paris, 2nd) Serbian player Jokovic defeated Spanish player Fuck in the third round of the French Tennis Open today. At the end of the second market, Jokovic called the medical suspension, and the audience booed; he criticized the audience after the ga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6-03T-11-32-07-00-00/000000.png" xlink:type="simple" xlink:show="embed" xlink:actuate="onLoad" draw:mime-type="image/png"/>
</draw:frame>
Novakdjokovic is moving towards the 23rd Grand Slam championship record towards the men's singles, and at the same time strives for the third championship in his career. He defeated Alejandrodavich Fokina, who ranked 34th in 7-6 (7/4), 7-6 (7/5), and 6-2.</text:p>
      <text:p text:style-name="P4">
Jokovic is currently ranked 3rd in the world. This is the top 16 in the past 14 consecutive years in a row. In the next battle, his opponent will be Peruvian player Juan Pablo Varillas.</text:p>
      <text:p text:style-name="P4">
At the end of the second set of Jokovic, the audience who had been suspended for medical treatment due to the left thigh problem. The audience who had watched the 3 -hour game was very dissatisfied with this.</text:p>
      <text:p text:style-name="P4">
The 36 -year -old Jokovic is a character who evaluates the two poles. Some people have ridiculous applause, and some people have a thumbs up.</text:p>
      <text:p text:style-name="P4">
He said, "I think most people come here to enjoy tennis or support a player, but some people like to boo up everything you do."</text:p>
      <text:p text:style-name="P4">
"I think this is quite polite, and frankly, I can't understand. But this is their right. They spend money to buy tickets and can do whatever they want."</text:p>
      <text:p text:style-name="P4">
"In fact, 99%of time I will remain silent, but sometimes I disagree because I think that when someone does not respect others, someone should respond to him or her."</text:p>
      <text:p text:style-name="P4">
American tennis player Taylor Fritz defeated Arthurrinderknech, the last French player of the event yesterday. At that time, the auditorium also made a boo. Fritz put his index finger in front of his lips. The audience is quiet.</text:p>
      <text:p text:style-name="P4">
When Jokovic was asked about the relationship between love and hate with Paris fans, he answered "good times and bad."</text:p>
      <text:p text:style-name="P4">
Over the years, Paris fans have never concealed their preferred Swiss player Roger Federer and Spanish player Rafaelnadal. Fedrey retired in 2022; Nadal was absent from the French Open in order to raise injuries this year.</text:p>
      <text:p text:style-name="P4">
In the interview with Jokovic, "I knew that this would be a difficult physical war. We played for 3 hours in the first two sets. If I lost the second set, it might hit it for 5 hours. "</text:p>
      <text:p text:style-name="P4">
He also said that Ferkina "is a great warrior, there are not many weaknesses in the game." "But victory is victory, and I am very proud of my play today.</text:p>
      <text:p text:style-name="P4">
News Source: <text:a xlink:type="simple" xlink:href="https://www.rfi.fr/cn/%E8%BF%90%E5%8A%A8%E5%A4%A9%E5%9C%B0/20230603-%E6%B3%95%E5%9B%BD%E5%85%AC%E5%BC%80%E8%B5%9B-%E4%B9%94%E7%A7%91%E7%BB%B4%E5%A5%87%E6%89%B9%E6%B3%95%E7%BD%91%E8%A7%82%E4%BC%97-%E6%B2%A1%E7%A4%BC%E8%B2%8C" text:style-name="Internet_20_link" text:visited-style-name="Visited_20_Internet_20_Link">
https://www.rfi.fr/cn/%E8%BF%90%E5%8A%A8%E5%A4%A9%E5%9C%B0/20230603-%E6%B3%95%E5%9B%BD%E5%85%AC%E5%BC%80%E8%B5%9B-%E4%B9%94%E7%A7%91%E7%BB%B4%E5%A5%87%E6%89%B9%E6%B3%95%E7%BD%91%E8%A7%82%E4%BC%97-%E6%B2%A1%E7%A4%BC%E8%B2%8C</text:a>
</text:p>
      <!--NEWS-->
      <text:h text:style-name="P10" text:outline-level="1">
<text:span text:style-name="T4">
Twitter brand security and advertising quality supervisor will leave</text:span>
</text:h>
      <text:p text:style-name="P4">
Author: Suzanne Vranica / Patience Haggin</text:p>
      <text:p text:style-name="P4">
Publisher: 华尔街日报中文网</text:p>
      <text:p text:style-name="P4">
Published Time: 2023-06-03T-5:05:00.000Z</text:p>
      <text:p text:style-name="P4">
Modified Time: 2023-06-03T01:05:00.000Z</text:p>
      <text:p text:style-name="P4">
Created Time: 2023-06-02T23:58:00.000Z</text:p>
      <text:p text:style-name="P4">
Description: People familiar with the matter said that Twitter has lost its brand safety and advertising quality supervisor. This is the second resignation executive of resignation this week. At present, the company is trying to persuade the timid advertising customers to return to its platform.</text:p>
      <text:p text:style-name="P4">
Images: []</text:p>
      <text:p text:style-name="P4">
Categories: ['科技']</text:p>
      <text:p text:style-name="P4">
Keywords: SYND</text:p>
      <text:p text:style-name="P4">
Type: Article</text:p>
      <!--METADATA-->
      <text:p text:style-name="P4">
People familiar with the matter said that Twitter has lost its brand safety and advertising quality supervisor. This is the second resignation executive of resignation this week. At present, the company is trying to persuade the timid advertising customers to return to its platform.</text:p>
      <text:p text:style-name="P4">
News Source: <text:a xlink:type="simple" xlink:href="https://cn.wsj.com/articles/twitter%E5%93%81%E7%89%8C%E5%AE%89%E5%85%A8%E5%92%8C%E5%B9%BF%E5%91%8A%E8%B4%A8%E9%87%8F%E4%B8%BB%E7%AE%A1%E5%B0%86%E7%A6%BB%E8%81%8C-fa32d9dd" text:style-name="Internet_20_link" text:visited-style-name="Visited_20_Internet_20_Link">
https://cn.wsj.com/articles/twitter%E5%93%81%E7%89%8C%E5%AE%89%E5%85%A8%E5%92%8C%E5%B9%BF%E5%91%8A%E8%B4%A8%E9%87%8F%E4%B8%BB%E7%AE%A1%E5%B0%86%E7%A6%BB%E8%81%8C-fa32d9dd</text:a>
</text:p>
      <!--NEWS-->
      <text:h text:style-name="P10" text:outline-level="1">
<text:span text:style-name="T4">
The United States is preparing to start a nuclear weapon dialogue with Russia</text:span>
</text:h>
      <text:p text:style-name="P4">
Author: Michael R. Gordon</text:p>
      <text:p text:style-name="P4">
Publisher: 华尔街日报中文网</text:p>
      <text:p text:style-name="P4">
Published Time: 2023-06-03T01:00:00.000Z</text:p>
      <text:p text:style-name="P4">
Modified Time: 2023-06-03T01:00:00.000Z</text:p>
      <text:p text:style-name="P4">
Created Time: 2023-06-02T09:07:00.000Z</text:p>
      <text:p text:style-name="P4">
Description: US National Security Consultant Jack Shalvin said in a speech on Friday that the Bayeng government is preparing to start negotiations with Russia on the steps of Russia on the "New Treatment of Strategic Weapon Treaty" after the expiration of the "New Treatment of Strategic Weapons" in 2026 Essence</text:p>
      <text:p text:style-name="P4">
Images: []</text:p>
      <text:p text:style-name="P4">
Categories: ['国际']</text:p>
      <text:p text:style-name="P4">
Keywords: SYND</text:p>
      <text:p text:style-name="P4">
Type: Article</text:p>
      <!--METADATA-->
      <text:p text:style-name="P4">
US National Security Consultant Jack Shalvan(Jake Sullivan)In a speech on Friday, I said, Biden(Joe Biden)The government is preparing to have Russia on the "New Treatment of Strategic Weapon" with Russia without setting up conditions.(New Start)The steps of restricting nuclear weapons in 2026 are negotiated.</text:p>
      <text:p text:style-name="P4">
News Source: <text:a xlink:type="simple" xlink:href="https://cn.wsj.com/articles/%E7%BE%8E%E5%9B%BD%E6%84%BF%E4%B8%8E%E4%BF%84%E7%BD%97%E6%96%AF%E5%BC%80%E5%A7%8B%E6%A0%B8%E6%AD%A6%E5%99%A8%E5%AF%B9%E8%AF%9D-3a888f6c" text:style-name="Internet_20_link" text:visited-style-name="Visited_20_Internet_20_Link">
https://cn.wsj.com/articles/%E7%BE%8E%E5%9B%BD%E6%84%BF%E4%B8%8E%E4%BF%84%E7%BD%97%E6%96%AF%E5%BC%80%E5%A7%8B%E6%A0%B8%E6%AD%A6%E5%99%A8%E5%AF%B9%E8%AF%9D-3a888f6c</text:a>
</text:p>
      <!--NEWS-->
      <text:h text:style-name="P10" text:outline-level="1">
<text:span text:style-name="T4">
The US Senate's approval of the upper limit of debt will enable the United States to avoid defaults (Free Version)</text:span>
</text:h>
      <text:p text:style-name="P4">
Author: Siobhan Hughes / Lindsay Wise / David Harrison</text:p>
      <text:p text:style-name="P4">
Publisher: 华尔街日报中文网</text:p>
      <text:p text:style-name="P4">
Published Time: 2023-06-03T01:05:00.000Z</text:p>
      <text:p text:style-name="P4">
Modified Time: 2023-06-03T01:05:00.000Z</text:p>
      <text:p text:style-name="P4">
Created Time: 2023-06-02T02:19:00.000Z</text:p>
      <text:p text:style-name="P4">
Description: The US Senate passed a wide range of legislation on Thursday, suspended US $ 3.14 trillion in debt limit and reduced federal expenditure. It promoted the President Biden and the Speaker of the House of Representatives McCarthy to avoid unprecedented US defaulted two -party agreement.</text:p>
      <text:p text:style-name="P4">
Images: []</text:p>
      <text:p text:style-name="P4">
Categories: ['国际']</text:p>
      <text:p text:style-name="P4">
Keywords: SYND</text:p>
      <text:p text:style-name="P4">
Type: Article</text:p>
      <!--METADATA-->
      <text:p text:style-name="P4">
The U.S. Senate passed a extensive legislation on Thursday, suspended US $ 3.1.4 trillion in debt limit and reduced federal expenditure, and promoted the president Biden(Biden)McCarthy, Speaker of the House of Representatives(Kevin McCarthy)The aimed to avoid unprecedented US defaulted two -party agreement.</text:p>
      <text:p text:style-name="P4">
News Source: <text:a xlink:type="simple" xlink:href="https://cn.wsj.com/articles/%E7%BE%8E%E5%9B%BD%E5%8F%82%E8%AE%AE%E9%99%A2%E6%89%B9%E5%87%86%E6%8F%90%E9%AB%98%E5%80%BA%E5%8A%A1%E4%B8%8A%E9%99%90-%E5%B0%86%E4%BD%BF%E7%BE%8E%E5%9B%BD%E9%81%BF%E5%85%8D%E8%BF%9D%E7%BA%A6-2e85944a" text:style-name="Internet_20_link" text:visited-style-name="Visited_20_Internet_20_Link">
https://cn.wsj.com/articles/%E7%BE%8E%E5%9B%BD%E5%8F%82%E8%AE%AE%E9%99%A2%E6%89%B9%E5%87%86%E6%8F%90%E9%AB%98%E5%80%BA%E5%8A%A1%E4%B8%8A%E9%99%90-%E5%B0%86%E4%BD%BF%E7%BE%8E%E5%9B%BD%E9%81%BF%E5%85%8D%E8%BF%9D%E7%BA%A6-2e85944a</text:a>
</text:p>
      <!--NEWS-->
      <text:h text:style-name="P10" text:outline-level="1">
<text:span text:style-name="T4">
China Stock Briefing: JBD (Free Version)</text:span>
</text:h>
      <text:p text:style-name="P4">
Author: None</text:p>
      <text:p text:style-name="P4">
Publisher: 华尔街日报中文网</text:p>
      <text:p text:style-name="P4">
Published Time: 2023-06-03T01:25:00.000Z</text:p>
      <text:p text:style-name="P4">
Modified Time: 2023-06-03T01:25:00.000Z</text:p>
      <text:p text:style-name="P4">
Created Time: 2023-06-03T00:18:00.000Z</text:p>
      <text:p text:style-name="P4">
Description: Zhang Jun, the director of Public Relations of Tencent, responded to "Ma Huateng tightened the team"; Baidu's online disk had resumed the shelves at the Apple AppStore App Store; Baidu Group reached AI for Science strategic cooperation with Shanghai Jiaotong University.</text:p>
      <text:p text:style-name="P4">
Images: []</text:p>
      <text:p text:style-name="P4">
Categories: ['金融市场', '股市']</text:p>
      <text:p text:style-name="P4">
Keywords: SYND</text:p>
      <text:p text:style-name="P4">
Type: Article</text:p>
      <!--METADATA-->
      <text:p text:style-name="P4">
<text:span text:style-name="T4">
 Jingdong Group: 618 first -day new users increased by more than 30%year -on -year </text:span>
</text:p>
      <text:p text:style-name="P4">
News Source: <text:a xlink:type="simple" xlink:href="https://cn.wsj.com/articles/%E4%B8%AD%E6%A6%82%E8%82%A1%E7%AE%80%E6%8A%A5-%E9%98%BF%E9%87%8C%E5%85%A5%E8%82%A1%E5%BE%AE%E6%98%BE%E7%A4%BA%E5%99%A8%E5%88%B6%E9%80%A0%E5%95%86jbd-9230ba34" text:style-name="Internet_20_link" text:visited-style-name="Visited_20_Internet_20_Link">
https://cn.wsj.com/articles/%E4%B8%AD%E6%A6%82%E8%82%A1%E7%AE%80%E6%8A%A5-%E9%98%BF%E9%87%8C%E5%85%A5%E8%82%A1%E5%BE%AE%E6%98%BE%E7%A4%BA%E5%99%A8%E5%88%B6%E9%80%A0%E5%95%86jbd-9230ba34</text:a>
</text:p>
      <!--NEWS-->
      <text:h text:style-name="P10" text:outline-level="1">
<text:span text:style-name="T4">
Warner Bros. Discovery's new MAX platform on the first week attracted most of the HBO MAX users (Free Version)</text:span>
</text:h>
      <text:p text:style-name="P4">
Author: Joe Flint</text:p>
      <text:p text:style-name="P4">
Publisher: 华尔街日报中文网</text:p>
      <text:p text:style-name="P4">
Published Time: 2023-06-03T01:30:00.000Z</text:p>
      <text:p text:style-name="P4">
Modified Time: 2023-06-03T01:30:00.000Z</text:p>
      <text:p text:style-name="P4">
Created Time: 2023-06-03T00:23:00.000Z</text:p>
      <text:p text:style-name="P4">
Description: Warner Bros. Discovery said that on the first week of its new MAX streaming platform, about 70%of the HBO MAX user base turned to the platform, which is a key transition for the company.</text:p>
      <text:p text:style-name="P4">
Images: []</text:p>
      <text:p text:style-name="P4">
Categories: ['商业']</text:p>
      <text:p text:style-name="P4">
Keywords: SYND</text:p>
      <text:p text:style-name="P4">
Type: Article</text:p>
      <!--METADATA-->
      <text:p text:style-name="P4">
Warner Bros. Discovery(Bench)It is said that in the first week of its new MAX streaming platform, about 70%of the HBOMAX user base transferred to the platform, which is a key transition for the company. Warner Bros. Discovery uses this new service as its strategic cornerstone.</text:p>
      <text:p text:style-name="P4">
News Source: <text:a xlink:type="simple" xlink:href="https://cn.wsj.com/articles/warner-bros-discovery%E6%96%B0%E7%9A%84max%E5%B9%B3%E5%8F%B0%E4%B8%8A%E7%BA%BF%E7%AC%AC%E4%B8%80%E5%91%A8%E5%90%B8%E5%BC%95%E4%BA%86%E5%A4%A7%E9%83%A8%E5%88%86hbo-max%E7%94%A8%E6%88%B7-e0358c4" text:style-name="Internet_20_link" text:visited-style-name="Visited_20_Internet_20_Link">
https://cn.wsj.com/articles/warner-bros-discovery%E6%96%B0%E7%9A%84max%E5%B9%B3%E5%8F%B0%E4%B8%8A%E7%BA%BF%E7%AC%AC%E4%B8%80%E5%91%A8%E5%90%B8%E5%BC%95%E4%BA%86%E5%A4%A7%E9%83%A8%E5%88%86hbo-max%E7%94%A8%E6%88%B7-e0358c4</text:a>
</text:p>
      <!--NEWS-->
      <text:h text:style-name="P10" text:outline-level="1">
<text:span text:style-name="T4">
The Dow rose over 700 points, and the employment report was boosted (Free Version)</text:span>
</text:h>
      <text:p text:style-name="P4">
Author: David Uberti</text:p>
      <text:p text:style-name="P4">
Publisher: 华尔街日报中文网</text:p>
      <text:p text:style-name="P4">
Published Time: 2023-06-03T02:10:00.000Z</text:p>
      <text:p text:style-name="P4">
Modified Time: 2023-06-03T02:10:00.000Z</text:p>
      <text:p text:style-name="P4">
Created Time: 2023-06-02T22:49:00.000Z</text:p>
      <text:p text:style-name="P4">
Description: On Friday, the major U.S. stock index rose under the promotion of employment reports. The report far exceeded Wall Street's expectations, indicating that although other data showed that inflation continued to slow, employment remained strong.</text:p>
      <text:p text:style-name="P4">
Images: []</text:p>
      <text:p text:style-name="P4">
Categories: ['金融市场', '股市']</text:p>
      <text:p text:style-name="P4">
Keywords: SYND</text:p>
      <text:p text:style-name="P4">
Type: Article</text:p>
      <!--METADATA-->
      <text:p text:style-name="P4">
For some time, good news about the US economy has become bad news for the stock market. This situation seems to have reversed this week.</text:p>
      <text:p text:style-name="P4">
News Source: <text:a xlink:type="simple" xlink:href="https://cn.wsj.com/articles/%E9%81%93%E6%8C%87%E4%B8%8A%E6%B6%A8%E8%B6%85700%E7%82%B9-%E5%8F%97%E5%B0%B1%E4%B8%9A%E6%8A%A5%E5%91%8A%E6%8F%90%E6%8C%AF-1c715a49" text:style-name="Internet_20_link" text:visited-style-name="Visited_20_Internet_20_Link">
https://cn.wsj.com/articles/%E9%81%93%E6%8C%87%E4%B8%8A%E6%B6%A8%E8%B6%85700%E7%82%B9-%E5%8F%97%E5%B0%B1%E4%B8%9A%E6%8A%A5%E5%91%8A%E6%8F%90%E6%8C%AF-1c715a49</text:a>
</text:p>
      <!--NEWS-->
      <text:h text:style-name="P10" text:outline-level="1">
<text:span text:style-name="T4">
In the five Russian provinces, the attack and Washington issued a warning with Moscow's public nuclear competition</text:span>
</text:h>
      <text:p text:style-name="P4">
Author: 半岛电视台＋通讯社</text:p>
      <text:p text:style-name="P4">
Publisher: Al Jazeera</text:p>
      <text:p text:style-name="P4">
Published Time: 2023-06-03T02:25:38</text:p>
      <text:p text:style-name="P4">
Modified Time: 2023-06-03T02:26:26</text:p>
      <text:p text:style-name="P4">
Description: Many regions in Russia continue to encounter drone and artillery attacks. At the same time, the Russian military announced that a high -precision weapon blow on Ukrainian targets, while US national security advisers issued warnings with Moscow's "open competition" in Moscow's "open competition" in Moscow. Essence</text:p>
      <text:p text:style-name="P4">
Images: ["<text:a xlink:type="simple" xlink:href="https://chinese.aljazeera.net/wp-content/uploads/2023/06/1-1685758803.png" text:style-name="Internet_20_link" text:visited-style-name="Visited_20_Internet_20_Link">
1-1685758803.png</text:a>
", "<text:a xlink:type="simple" xlink:href="https://chinese.aljazeera.net/wp-content/uploads/2023/06/1-1685758864.jpg" text:style-name="Internet_20_link" text:visited-style-name="Visited_20_Internet_20_Link">
1-1685758864.jpg</text:a>
", "<text:a xlink:type="simple" xlink:href="https://chinese.aljazeera.net/wp-content/uploads/2023/06/1-1685758896.png" text:style-name="Internet_20_link" text:visited-style-name="Visited_20_Internet_20_Link">
1-1685758896.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57" text:anchor-type="as-char" svg:width="6.9236in" svg:height="4.612736in" draw:z-index="0">
<draw:image xlink:href="../Images/Aljazeera Chinese/2023-06-03T02-25-38/1-1685758803.png" xlink:type="simple" xlink:show="embed" xlink:actuate="onLoad" draw:mime-type="image/png"/>
</draw:frame>
The attack on Russia Belgrod has been upgraded recently (Anadoru News Agency)</text:p>
      <text:p text:style-name="P4">
Many regions in Russia continue to encounter drone and artillery attacks. At the same time, the Russian military announced that a high -precision weapon blow on Ukrainian targets, while US national security advisers issued warnings with Moscow's "open competition" in Moscow's "open competition" in Moscow. Essence</text:p>
      <text:p text:style-name="P4">
Since last night, at least 5 provinces (most of which borders Ukraine) in Russia have announced that they have been bombed or attacked by Ukraine.</text:p>
      <text:p text:style-name="P4">
In Belgo Rhoder, the provincial governor announced that Ukraine's explosion in several residential areas killed the two and others were injured.</text:p>
      <text:p text:style-name="P4">
Governor Bergot announced that more than 2,500 residents in the province's Shebiekno District had been transferred to temporary refuge, and said that a large number of families and children lived in huge sports facilities. We are considering transferring them to more comfortable places.</text:p>
      <text:p text:style-name="P4">
Due to the explosion, the regional authorities announced that starting from tomorrow, train traffic in the Ghelkino area will be suspended.</text:p>
      <text:p text:style-name="P4">
In Buliangsk, the governor announced that the border village Romakova was bombed by the Ukrainian army, causing a fire to fire, but it did not cause casualties. It was then announced that the explosion was targeted at Sushay.</text:p>
      <text:p text:style-name="P4">
In Camarga, which borders Buliangsk, the governor of the province announced that the air defense system shot down a Ukraine drone over the forest.</text:p>
      <text:p text:style-name="P4">
In Kurusk, the governor of the province announced that the air defense forces shot down several Ukraine drones near the central part of the province (Kurshk) last night, calling on residents to stay calm.</text:p>
      <text:p text:style-name="P4">
In Simezk, the agent governor said that the two remote drones attacked the fuel and energy infrastructure of the area at night, but no reports of injuries or fire were reported.</text:p>
      <text:p text:style-name="P4">
The attack on the Russian territory accelerated, and Moscow launched an unprecedented attack on Moscow on Tuesday. In addition, on May 22, the Belgorod region adjacent to Halkov, Ukraine, Ukraine, still encountered it. Large -scale armed invasion.</text:p>
      <text:p text:style-name="P4">
<draw:frame draw:style-name="fr1" draw:name="Image58" text:anchor-type="as-char" svg:width="6.9236in" svg:height="3.894525in" draw:z-index="0">
<draw:image xlink:href="../Images/Aljazeera Chinese/2023-06-03T02-25-38/1-1685758864.jpg" xlink:type="simple" xlink:show="embed" xlink:actuate="onLoad" draw:mime-type="image/jpeg"/>
</draw:frame>
In the past few weeks, Belgrod, Russia, is at the forefront of the Russian and Ukraine War</text:p>
      <text:h text:style-name="P13" text:outline-level="4">
<text:span text:style-name="T4">
The ammunition hidden in Moscow</text:span>
</text:h>
      <text:p text:style-name="P4">
The Russian Ministry of the Interior announced today that a large number of ammunition was found in the Moscow region and a suspect was arrested.</text:p>
      <text:p text:style-name="P4">
Russian President Vladimir Putin commented on the development of these situations today, "The enemy is trying to destroy the stability of the Russian domestic situation, and we will not allow them to do this."</text:p>
      <text:p text:style-name="P4">
On the other hand, the governor of Zhapollo -Barlo -in Ukraine announced that Russia's bombing against the province's Comezov region caused two deaths and four injuries.</text:p>
      <text:p text:style-name="P4">
The Russian army has recently strengthened the attack on Ukraine, especially the Capital Kiev's missiles and drones, and Ukraine announced that it has completed a major attack to regain its land.</text:p>
      <text:p text:style-name="P4">
The Russian Ministry of Defense said today that its troops launched a large -scale blow to the Ukraine air defense system with long -range and high -precision weapons.</text:p>
      <text:p text:style-name="P4">
At the same time, the pro -Russian local authorities of Zapolo -hot in southern Ukraine said that the Ukrainian army had completed the marshal and prepared to launch an attack on the region.</text:p>
      <text:p text:style-name="P4">
<draw:frame draw:style-name="fr1" draw:name="Image59" text:anchor-type="as-char" svg:width="6.9236in" svg:height="4.504836in" draw:z-index="0">
<draw:image xlink:href="../Images/Aljazeera Chinese/2023-06-03T02-25-38/1-1685758896.png" xlink:type="simple" xlink:show="embed" xlink:actuate="onLoad" draw:mime-type="image/png"/>
</draw:frame>
Shalvin talked about the "turning point" of nuclear stability and security (Reuters-Data Map)</text:p>
      <text:h text:style-name="P13" text:outline-level="4">
<text:span text:style-name="T4">
US warning</text:span>
</text:h>
      <text:p text:style-name="P4">
On the other hand, US National Security Consultant Jack Shalvin talked about the "turning point" of nuclear stability and security today, and said that new strategies need to achieve the goal of reducing the risk of nuclear conflicts.</text:p>
      <text:p text:style-name="P4">
Shalin asserted that "the public competition of strategic nuclear forces is neither in conforming to our interests nor Russia's interests."</text:p>
      <text:p text:style-name="P4">
The U.S. official said the measures adopted by the United States on Thursday were to respond to the so -called Russia's violation of the New Start Treaty.</text:p>
      <text:p text:style-name="P4">
However, he emphasized that Washington will continue to notify Russia before the existing nuclear protocol launch and major strategic exercises.</text:p>
      <text:p text:style-name="P4">
Shalvin accused Russia of attacking Ukraine's largest nuclear power plant last year -Zapoli Nuclear Power Station- "Rondition it, instead of considering the catastrophic consequences that the nuclear accident may bring."</text:p>
      <text:h text:style-name="P13" text:outline-level="4">
<text:span text:style-name="T4">
Putin and Brinken</text:span>
</text:h>
      <text:p text:style-name="P4">
On the other hand, Russian President Putin accused him of the so -called "enemy" attempt to destroy the internal situation of Russia with 190 nations. He also said that Moscow would not allow them to do so and try to ensure their own safety.</text:p>
      <text:p text:style-name="P4">
At the same time, U.S. Secretary of State Brinkeak said that time has proven that Russia's aggression against Ukraine is a strategic failure, and sanctions on Moscow will have several years of impact.</text:p>
      <text:p text:style-name="P4">
Blingken added, "From the perspective of war, Putin's goal is undoubtedly that Russia wants to impose its military and economic hegemony, but it has achieved completely isolated in all these areas. Unsuccessful, this is due to the courage of the Ukraine and the support of Ukraine under the participation of the allies. "</text:p>
      <text:p text:style-name="P4">
News Source: <text:a xlink:type="simple" xlink:href="https://chinese.aljazeera.net/news/war-in-ukraine/2023/6/3/%e4%bf%84%e7%bd%97%e6%96%af%e4%ba%94%e7%9c%81%e9%81%ad%e9%81%87%e8%a2%ad%e5%87%bb%e4%b8%8e%e5%8d%8e%e7%9b%9b%e9%a1%bf%e5%b0%b1%e4%b8%8e%e8%8e%ab%e6%96%af%e7%a7%91%e5%85%ac%e5%bc%80%e6%a0%b8%e7%ab%9e" text:style-name="Internet_20_link" text:visited-style-name="Visited_20_Internet_20_Link">
https://chinese.aljazeera.net/news/war-in-ukraine/2023/6/3/%e4%bf%84%e7%bd%97%e6%96%af%e4%ba%94%e7%9c%81%e9%81%ad%e9%81%87%e8%a2%ad%e5%87%bb%e4%b8%8e%e5%8d%8e%e7%9b%9b%e9%a1%bf%e5%b0%b1%e4%b8%8e%e8%8e%ab%e6%96%af%e7%a7%91%e5%85%ac%e5%bc%80%e6%a0%b8%e7%ab%9e</text:a>
</text:p>
      <!--NEWS-->
      <text:h text:style-name="P10" text:outline-level="1">
<text:span text:style-name="T4">
"Wu Tong Taiwan" polls, mosques forced demolition, NATO "Dongjin" and more important stories this week</text:span>
</text:h>
      <text:p text:style-name="P4">
Author: https://www.facebook.com/bbcworldservice/</text:p>
      <text:p text:style-name="P4">
Publisher: BBC News 中文</text:p>
      <text:p text:style-name="P4">
Published Time: 2023-06-03T02:49:03.000Z</text:p>
      <text:p text:style-name="P4">
Modified Time: 2023-06-03T02:49:03.000Z</text:p>
      <text:p text:style-name="P4">
Description: Just in the past week, news content below BBC has attracted the attention of readers. If you miss it, we will take you one by one.</text:p>
      <text:p text:style-name="P4">
Images: ["<text:a xlink:type="simple" xlink:href="https://ichef.bbci.co.uk/news/640/cpsprodpb/177BE/production/_129909169_52679ebf-69bf-420e-9cb5-d8293c6c1c07.jpg" text:style-name="Internet_20_link" text:visited-style-name="Visited_20_Internet_20_Link">
_129909169_52...</text:a>
"]</text:p>
      <text:p text:style-name="P4">
Videos: []</text:p>
      <text:p text:style-name="P4">
Tags: ['伊斯兰教', '日本', '新冠病毒疫情', '中國', '人工智能', '台湾', '北大西洋公约组织', '军事', '宗教信仰']</text:p>
      <text:p text:style-name="P4">
Type: Article</text:p>
      <!--METADATA-->
      <text:h text:style-name="P12" text:outline-level="3">
<text:span text:style-name="T4">
"Wu Tong Taiwan" polls, mosques forced demolition, NATO "Dongjin" and more important stories this week</text:span>
</text:h>
      <text:p text:style-name="P4">
At 2:49 am on June 3, 2023![] <text:a xlink:type="simple" xlink:href="Images/BBC Chinese/2023-06-03T02-49-03.000Z/_129909169_52679ebf-69bf-420e-9cb5-d8293c6c1c07.jpg" text:style-name="Internet_20_link" text:visited-style-name="Visited_20_Internet_20_Link">
</text:a>
Image source, getty images</text:p>
      <text:p text:style-name="P4">
<text:span text:style-name="T4">
 In late May, the results of the relevant polls of more than 1,800 Chinese citizens against the "martial arts" Taiwan, in the case of intense situations on cross -strait and inconsistent relations between the United States and China, have attracted attention from all parties. </text:span>
</text:p>
      <text:p text:style-name="P4">
On the other hand, on the past weekend, news was sent on the Internet. The Arab -style appearance of a mosque in Yunnan Province, China was forcibly dismantled by the authorities. During construction, local Muslims residents came to try to stop and conflicted with the police. A new round of incident under the policy of religious Chinese.</text:p>
      <text:p text:style-name="P4">
In May of this year, Japan officially confirmed that NATO will set up a liaison office in Tokyo in July. Although it is also clarified that Japan has no intention of applying for joining NATO, NATO's activities in Asia are getting high -profile, causing the attention of the Indo -Pacific region.</text:p>
      <text:p text:style-name="P4">
On May 28, China's first domestic large aircraft C919 successfully achieved its first commercial flights, flying from Shanghai to Beijing. This aircraft was manufactured by the state -owned COMAC (Comac), from 2007 to its first commercial sailing in 2023, which lasted for 15 years.</text:p>
      <text:p text:style-name="P4">
BBC sort out information, interviews experts, analyzes the unique advantages and disadvantages of China's large aircraft, and tries to answer a question -Can Chinese aircraft replicate the success of the high -speed rail?</text:p>
      <text:p text:style-name="P4">
After the emergency state of the new crown epidemic, a former Chinese government senior scientist accepted a BBC interview that it should not rule out the possibility of leaking the new coronary virus from the laboratory.</text:p>
      <text:p text:style-name="P4">
More and more leaders in the science and technology industry warn that artificial intelligence (AI) may lead to human extinction. How can this happen?</text:p>
      <text:p text:style-name="P4">
Just in the past week, news content below BBC has attracted the attention of readers. If you miss it, we will take you one by one.</text:p>
      <text:p text:style-name="P4">
<text:span text:style-name="T4">
 1. </text:span>
 <text:a xlink:type="simple" xlink:href="https://www.bbc.com/zhongwen/simp/chinese-news-65745337" text:style-name="Internet_20_link" text:visited-style-name="Visited_20_Internet_20_Link">
Who supports "Wu Tong" Taiwan? What do you say about a poll for interviewees in mainland China? </text:a>
</text:p>
      <text:p text:style-name="P4">
[China refers to the "one country, two systems" Taiwan plan.(https://www.bbc.com/zhongwen/simp/chinese-news-55675464)* <text:a xlink:type="simple" xlink:href="https://www.bbc.com/zhongwen/simp/chinese-news-58950461" text:style-name="Internet_20_link" text:visited-style-name="Visited_20_Internet_20_Link">
China's "self -employed five" bloggers: "Patriotic" Internet celebrity under the rise of nationalism</text:a>
In May of this year, the well -known English journal "Journal of Contemporarychina" published a result of nearly 1,800 Chinese citizens' polls on "Wu Tong" Taiwan.</text:p>
      <text:p text:style-name="P4">
The research survey showed that the respondents expressed only 55%of the "Wu Tong" Taiwanese in Beijing, and 33%of the respondents did not agree to unify Taiwan by force. The results of polls caused public opinion discussion.</text:p>
      <text:p text:style-name="P4">
The Chinese people's views on cross -strait issues have always been rare because of the sensitivity of issues.</text:p>
      <text:p text:style-name="P4">
Liu Yao, one of the author, told BBC in Chinese, "The most important discovery is that the mainland people have a relatively large tolerance for solving the Taiwan problems, not as much as expected. In other words, the research results show that the research results show that the results show that the research results show that Wu Tong did not receive overwhelming support among the interviewees.</text:p>
      <text:p text:style-name="P4">
At the moment when cross -strait situations are tight and US -China relations, related investigations have attracted attention from all parties. The two authors also mentioned the results of the study at the end of the thesis or that the U.S. decision makers can realize that for most Chinese respondents, there is no clock that immediately send troops to martial arts. Essence</text:p>
      <text:p text:style-name="P4">
<text:span text:style-name="T4">
 2. </text:span>
 <text:a xlink:type="simple" xlink:href="https://www.bbc.com/zhongwen/simp/chinese-news-65752908" text:style-name="Internet_20_link" text:visited-style-name="Visited_20_Internet_20_Link">
China Yunnan Mosque was suspected of being "strongly dismantled", police -civilian conflicts quoted "religious sinicization" doubts</text:a>
</text:p>
      <text:p text:style-name="P4">
Image source, getty images</text:p>
      <text:p text:style-name="P4">
Image adding text,</text:p>
      <text:p text:style-name="P4">
There are many mosque in Yunnan Province (information picture)</text:p>
      <text:p text:style-name="P4">
<text:a xlink:type="simple" xlink:href="https://www.bbc.com/zhongwen/simp/chinese-news-45199104" text:style-name="Internet_20_link" text:visited-style-name="Visited_20_Internet_20_Link">
Views: Mosque confrontation may angered the "model" Muslims</text:a>
* <text:a xlink:type="simple" xlink:href="https://www.bbc.com/zhongwen/simp/chinese-news-48718848" text:style-name="Internet_20_link" text:visited-style-name="Visited_20_Internet_20_Link">
Truth Exploring the Truth of Xinjiang Uyghur Education Camp</text:a>
A few days ago, news was sent on the Internet that the Arab -style appearance of a mosque in Yunnan Province, China was forcibly demolished by the authorities. During construction, local Muslim residents came to try to stop and conflict with the police.</text:p>
      <text:p text:style-name="P4">
According to social media, dozens of people pushed the police officers with riot equipment and shields in the Najiaying Mosque outside Tonghai County, Yuxi City, Yunnan, tried to break through the police line. During this period, someone threw objects to the police.</text:p>
      <text:p text:style-name="P4">
China's official news seems to be confirmed that the incident occurred last Saturday (May 27). On May 28, the local police claimed that "a case that seriously obstructs the order of social management in Nagu Town, Tonghai County", and called on those involved in the case to "surrender" by June 6 to strive for "lenient treatment".</text:p>
      <text:p text:style-name="P4">
The conflict is accused of being related to the demolition of the mosque for the authorities. The local court made a judgment in 2020, saying that the reconstruction of the mosque was illegal and ordered the demolition.</text:p>
      <text:p text:style-name="P4">
Tonghai County Police said in a report on Sunday that the incident caused "bad social impact", which will severely crack down, and "encourage and protect" the public to actively report.</text:p>
      <text:p text:style-name="P4">
In recent years, China has stepped up its political controls on religious groups and individuals, and listed "in -depth promotion of Chinese religion Sinicization" as a clear requirement for united front work.</text:p>
      <text:p text:style-name="P4">
AFP quoted DavidStroup, an expert at the University of Manchester, the University of Manchester, in the United Kingdom, saying that although these practices have a small impact on the community outside Xinjiang, many mosques have been "forced to be converted." In line with the official definition of Sinicization.</text:p>
      <text:p text:style-name="P4">
<text:span text:style-name="T4">
 3. </text:span>
 <text:a xlink:type="simple" xlink:href="https://www.bbc.com/zhongwen/simp/business-65787318" text:style-name="Internet_20_link" text:visited-style-name="Visited_20_Internet_20_Link">
3 China -made large aircraft C919: Can you copy the success of the high -speed rail? </text:a>
</text:p>
      <text:p text:style-name="P4">
Image source, getty image</text:p>
      <text:p text:style-name="P4">
Image adding text,</text:p>
      <text:p text:style-name="P4">
China C919.</text:p>
      <text:p text:style-name="P4">
On May 28, China's first domestic large aircraft C919 successfully achieved its first commercial flights, flying from Shanghai to Beijing. China hopes that this plane will break the monopoly between Boeing and Airbus, and will share a share in the trillion -level aviation market. Even the success of the Chinese high -speed railway -2004 high -speed railway items to 2018, 38,000 kilometers in 14 years, accounting for 70 % of the global high -speed rail mileage, and became the "business card" made by China's high -end manufacturing, and began to output.</text:p>
      <text:p text:style-name="P4">
However, the large aircraft is different from the high -speed rail. The latter through technical transfer, digestion, and upgrading through technical transfer, digestion and upgrading in just three or four years, key components such as large aircraft engines are still dependent on Europe and the United States. It is believed that under the increasingly tense geopolitical pattern, it is always in danger of technology "card neck" at any time.</text:p>
      <text:p text:style-name="P4">
So, where is the future of a large domestic aircraft? Can Chinese large aircraft replicate the success of the high -speed rail?</text:p>
      <text:p text:style-name="P4">
<text:span text:style-name="T4">
 4 </text:span>
 <text:span text:style-name="T4">
. </text:span>
 <text:a xlink:type="simple" xlink:href="https://www.bbc.com/zhongwen/simp/chinese-news-65752700" text:style-name="Internet_20_link" text:visited-style-name="Visited_20_Internet_20_Link">
New crown virus traceability: top Chinese scientists said that the laboratory should not be excluded</text:a>
</text:p>
      <text:p text:style-name="P4">
Image source, reuters</text:p>
      <text:p text:style-name="P4">
Image adding text,</text:p>
      <text:p text:style-name="P4">
Blessing</text:p>
      <text:p text:style-name="P4">
<text:a xlink:type="simple" xlink:href="https://www.bbc.com/zhongwen/simp/science-65085270" text:style-name="Internet_20_link" text:visited-style-name="Visited_20_Internet_20_Link">
貉 In the field of vision, do we find the "origin of animals" of the new crown virus? </text:a>
A former Chinese government senior scientist told the BBC that the possibility of leaking the new coronary virus from the laboratory should not be ruled out.</text:p>
      <text:p text:style-name="P4">
As the director of the China Disease Prevention and Control Center, Professor Gao Fu played an important role in the response and traceability of the epidemic.</text:p>
      <text:p text:style-name="P4">
The Chinese government denies any statement that this disease may originate from the Wuhan Lab, but Professor Gao did not make it straightforward. **</text:p>
      <text:p text:style-name="P4">
In an interview with the BBC Broadcast Four Podcast "Heat: Finding the Origin of the New Crown Virus", Professor Gao said: "You can always doubt anything. This is science. Don't rule out any possibility."</text:p>
      <text:p text:style-name="P4">
Professor Gao is a world -class virusist and immunologist. After retiring from the China Disease Prevention and Control Center last year, he is currently the deputy director of the National Natural Science Foundation of China.</text:p>
      <text:p text:style-name="P4">
Professor Gao also told the BBC that the Chinese government conducted some formal investigation on the Wuhan Virus Research Institute, which may show that the Chinese government's attention to the theory of laboratory leakage theory is higher than its official statement.</text:p>
      <text:p text:style-name="P4">
<text:span text:style-name="T4">
 5 </text:span>
 <text:span text:style-name="T4">
. </text:span>
 <text:a xlink:type="simple" xlink:href="https://www.bbc.com/zhongwen/simp/science-65752703" text:style-name="Internet_20_link" text:visited-style-name="Visited_20_Internet_20_Link">
Artificial Intelligence Three Phase: Why do scientists jointly regulate AI technology that can lead to human extinction</text:a>
</text:p>
      <text:p text:style-name="P4">
Image source, getty images</text:p>
      <text:p text:style-name="P4">
<text:a xlink:type="simple" xlink:href="https://www.bbc.com/zhongwen/simp/business-65680773" text:style-name="Internet_20_link" text:visited-style-name="Visited_20_Internet_20_Link">
ChatGPT industry: Will China surpass the United States on an artificial intelligence track</text:a>
<text:span text:style-name="T5">
 <text:a xlink:type="simple" xlink:href="https://www.bbc.com/zhongwen/simp/chinese-news-65274804" text:style-name="Internet_20_link" text:visited-style-name="Visited_20_Internet_20_Link">
Look from the new rules of the China Internet Information Office to see the new track of the generation of AI</text:a>
</text:span>
 <text:a xlink:type="simple" xlink:href="https://www.bbc.com/zhongwen/simp/science-63903800" text:style-name="Internet_20_link" text:visited-style-name="Visited_20_Internet_20_Link">
BBC Reporter Dialogue AI Chat Robot</text:a>
Experts, including OpenAI and the heads of Google DeepMind, warned that artificial intelligence could lead to human extinction, but how can machines replace humans?</text:p>
      <text:p text:style-name="P4">
Since its launch in November 2022, ChatGPT, a chatbot that uses artificial intelligence to answer questions or generate text or even code according to the needs of users, has become the fastest -growing Internet application in history.</text:p>
      <text:p text:style-name="P4">
In just two months, its active users have reached 100 million. According to the technology monitoring company Sensor Town, Instagram spent two and a half years to reach this milestone.</text:p>
      <text:p text:style-name="P4">
Dozens of experts support a statement published on the PentaFETy webpage of the Artificial Intelligence Safety, saying that "reducing the risk of extinction caused by artificial intelligence should become the world with the risks of other society such as epidemic and nuclear war, which should be the world to become global Priority. "</text:p>
      <text:p text:style-name="P4">
But some people said that this concern was exaggerated.</text:p>
      <text:p text:style-name="P4">
<text:span text:style-name="T4">
 6 </text:span>
 <text:span text:style-name="T4">
. </text:span>
 <text:a xlink:type="simple" xlink:href="https://www.bbc.com/zhongwen/simp/world-65774317" text:style-name="Internet_20_link" text:visited-style-name="Visited_20_Internet_20_Link">
NATO "Dongjin" set up the Tokyo contact office Ukraine war to give birth to the "Little NATO" in Asia? </text:a>
</text:p>
      <text:p text:style-name="P4">
Image source, Takashi Aoyama / Pool / Anadolu Agency Via Getty</text:p>
      <text:p text:style-name="P4">
Image adding text,</text:p>
      <text:p text:style-name="P4">
Kishida Wenxiong has been considered as a firm gentle school within the Liberal Democratic Party, but this year, three documents have been introduced to show that Japan will break through many post -war taboos, including further expanding weapons exports.</text:p>
      <text:p text:style-name="P4">
<text:a xlink:type="simple" xlink:href="https://www.bbc.com/zhongwen/simp/world-65529713" text:style-name="Internet_20_link" text:visited-style-name="Visited_20_Internet_20_Link">
The first island chain: Bynden re -connected the breakout of Asian allies and China</text:a>
* <text:a xlink:type="simple" xlink:href="https://www.bbc.com/zhongwen/simp/world-64382410" text:style-name="Internet_20_link" text:visited-style-name="Visited_20_Internet_20_Link">
Japan once represents the future, but it is trapped in the past</text:a>
As the world's largest multinational military alliance, NATO (NATO) has become more high -profile in Asia since Moscow's invasion of Ukraine last year, causing the attention of the Indo -Pacific regional state. In May of this year, Japan officially confirmed that NATO will set up a liaison office in Tokyo in July, but at the same time clarify that Japan has no intention of applying to join NATO.</text:p>
      <text:p text:style-name="P4">
The Chinese Ministry of Foreign Affairs immediately criticized NATO's move to destroy the stability of the area. Chinese Foreign Ministry spokesman Mao Ning responded to the news at the news meeting, "Asia -Pacific does not welcome camps to confront and does not welcome military groups." She emphasized that since NATO claims to be a regional alliance, it should not seek geographical breakthroughs.</text:p>
      <text:p text:style-name="P4">
However, NATO set the first formal contact place in India, only symbolic significance or had substantial strategic functions?</text:p>
      <text:p text:style-name="P4">
News Source: <text:a xlink:type="simple" xlink:href="https://www.bbc.com/zhongwen/simp/press-review-65786824" text:style-name="Internet_20_link" text:visited-style-name="Visited_20_Internet_20_Link">
https://www.bbc.com/zhongwen/simp/press-review-65786824</text:a>
</text:p>
      <!--NEWS-->
      <text:h text:style-name="P10" text:outline-level="1">
<text:span text:style-name="T4">
KFC Piegon 3 minutes 49 seconds 11 refresh women's 1500 meters world record</text:span>
</text:h>
      <text:p text:style-name="P4">
Publisher: 法新社</text:p>
      <text:p text:style-name="P4">
Published Time: 2023-06-03T04:32:07+00:00</text:p>
      <text:p text:style-name="P4">
Modified Time: 2023-06-03T04:20:06+00:00</text:p>
      <text:p text:style-name="P4">
Description: (AFP Florence, 2nd) Kenya Mid -distance Runner Kipiegon today created a new cricket at the Diamond League Station at the Diamond League Station, breaking the symbolic 3 minutes 50 seconds Guan Guan, set a world record of 1,500 meters in 3 minutes and 49 second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617581in" draw:z-index="0">
<draw:image xlink:href="../Images/rficn/2023-06-03T04-32-07-00-00/000000.png" xlink:type="simple" xlink:show="embed" xlink:actuate="onLoad" draw:mime-type="image/png"/>
</draw:frame>
The 29 -year -old Faith Kipyegon was the first, surpassing the results of 3 minutes, 50 seconds 07 written by Genzebedibaba in Monaco in 2015 in one fell swenzebedibaba.</text:p>
      <text:p text:style-name="P4">
Kipiegan once won the two Olympic gold medals and the world champion. It is considered to be the greatest player in women's 1500 meters in history. She defeated the good players in Toscani and led the defending European champion Lauramuir and Australia. Jessica Hull for more than 12 seconds.</text:p>
      <text:p text:style-name="P4">
After Kipiegan broke the world record, she fell to the ground at ecstatic and unbelievable. Although her career was extremely brilliant, the world record was the only major honor she had never achieved.</text:p>
      <text:p text:style-name="P4">
Kipiegan said to Italy Broadcasting and Television (RAI): "I'm very excited and happy, I don't expect this. I look forward to leading the world's good players, not a world record, but I am grateful."</text:p>
      <text:p text:style-name="P4">
She also said: "As I said today and yesterday, everything is possible."</text:p>
      <text:p text:style-name="P4">
News Source: <text:a xlink:type="simple" xlink:href="https://www.rfi.fr/cn/%E8%BF%90%E5%8A%A8%E5%A4%A9%E5%9C%B0/20230603-%E8%82%AF%E4%BA%9A%E5%9F%BA%E7%9A%AE%E8%80%B6%E8%B4%A13%E5%88%8649%E7%A7%9211-%E5%88%B7%E6%96%B0%E5%A5%B3%E5%AD%901500%E5%85%AC%E5%B0%BA%E4%B8%96%E7%95%8C%E7%BA%AA%E5%BD%95" text:style-name="Internet_20_link" text:visited-style-name="Visited_20_Internet_20_Link">
https://www.rfi.fr/cn/%E8%BF%90%E5%8A%A8%E5%A4%A9%E5%9C%B0/20230603-%E8%82%AF%E4%BA%9A%E5%9F%BA%E7%9A%AE%E8%80%B6%E8%B4%A13%E5%88%8649%E7%A7%9211-%E5%88%B7%E6%96%B0%E5%A5%B3%E5%AD%901500%E5%85%AC%E5%B0%BA%E4%B8%96%E7%95%8C%E7%BA%AA%E5%BD%95</text:a>
</text:p>
      <!--NEWS-->
      <text:h text:style-name="P10" text:outline-level="1">
<text:span text:style-name="T4">
Biden is rare in the ellipse office, saying that the debt limit bill is avoided to avoid economic collapse</text:span>
</text:h>
      <text:p text:style-name="P4">
Publisher: 法新社</text:p>
      <text:p text:style-name="P4">
Published Time: 2023-06-03T05:02:07+00:00</text:p>
      <text:p text:style-name="P4">
Modified Time: 2023-06-03T04:35:02+00:00</text:p>
      <text:p text:style-name="P4">
Description: (Agence France -Presse Washington, 2nd) U.S. President Biden made a speech to the American people from the oval office today. He mentioned that after several weeks of debate, Congress finally passed the debt limit bill, saving the country from "economic collaps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6-03T05-02-07-00-00/000000.png" xlink:type="simple" xlink:show="embed" xlink:actuate="onLoad" draw:mime-type="image/png"/>
</draw:frame>
The President of the United States in the oval office has always been limited to the moment when the state is in special hazards or major events.</text:p>
      <text:p text:style-name="P4">
Beiden was sitting behind the historic "ResoluTedESK" and told the people through the golden period of time that the deadlock between the Democratic Party and the Republican Party was a kind of compromise that "no one was completely satisfied". Essence</text:p>
      <text:p text:style-name="P4">
He said: "We avoid the economic crisis and economic collapse ... There is no higher risk than this."</text:p>
      <text:p text:style-name="P4">
Biden said he would sign the bill tomorrow to authorize the government to extend the so -called debt upper limit and extend the loan.</text:p>
      <text:p text:style-name="P4">
The U.S. Treasury has warned that if the debt limit is not resolved on the 5th of this month, the US $ 31 trillion debt in the United States may breach contract. The US debt default may cause market panic, a large number of unemployment and economic recession, affecting the world.</text:p>
      <text:p text:style-name="P4">
"No more serious disaster than this than this."</text:p>
      <text:p text:style-name="P4">
He used this opportunity to show a reassuring and calm tone. He smiled or smiled from time to time in the conversation. He praised the Republicans who were in the wild sincerely negotiating and assured the people that he never felt so optimistic.</text:p>
      <text:p text:style-name="P4">
Biden said Congress now maintains "all the confidence and credit in the United States."</text:p>
      <text:p text:style-name="P4">
However, even if the Federal Perspective two houses have been put on hold in order to reach an agreement last week, the reputation of the US economy has been hit. The International Credit Institution "FITCH" said today that although the United States has passed the debt limit bill, it still leaves the US AAA credit evaluation on negative observation lists temporarily.</text:p>
      <text:p text:style-name="P4">
Biden, who is striving for the re -election in the 2024 Presidential election, treats the resolution of the debt limit crisis as a victory, which shows his ability to negotiate, and also highlights his gentle voice in an increasingly extreme political environment.</text:p>
      <text:p text:style-name="P4">
"I want to praise (Federal House of Representatives) Speaker Kevinmccarthy. Everyone knows, he and me, we can live in harmony with our teams." He also said that the Republican negotiation representatives "Very straightforward, respect each other."</text:p>
      <text:p text:style-name="P4">
News Source: <text:a xlink:type="simple" xlink:href="https://www.rfi.fr/cn/%E5%9B%BD%E9%99%85%E6%8A%A5%E9%81%93/20230603-%E6%8B%9C%E7%99%BB%E7%BD%95%E8%A7%81%E4%BA%8E%E6%A4%AD%E5%9C%86%E5%8A%9E%E5%85%AC%E5%AE%A4%E6%BC%94%E8%AF%B4-%E7%A7%B0%E5%80%BA%E9%99%90%E6%B3%95%E6%A1%88%E9%81%BF%E5%85%8D%E7%BB%8F%E6%B5%8E%E5%B4%A9%E6%BA%83" text:style-name="Internet_20_link" text:visited-style-name="Visited_20_Internet_20_Link">
https://www.rfi.fr/cn/%E5%9B%BD%E9%99%85%E6%8A%A5%E9%81%93/20230603-%E6%8B%9C%E7%99%BB%E7%BD%95%E8%A7%81%E4%BA%8E%E6%A4%AD%E5%9C%86%E5%8A%9E%E5%85%AC%E5%AE%A4%E6%BC%94%E8%AF%B4-%E7%A7%B0%E5%80%BA%E9%99%90%E6%B3%95%E6%A1%88%E9%81%BF%E5%85%8D%E7%BB%8F%E6%B5%8E%E5%B4%A9%E6%BA%83</text:a>
</text:p>
      <!--NEWS-->
      <text:h text:style-name="P10" text:outline-level="1">
<text:span text:style-name="T4">
More than 200 people died in India's collision accident and 900 people were injured.</text:span>
</text:h>
      <text:p text:style-name="P4">
Author: 联合早报 (Person)</text:p>
      <text:p text:style-name="P4">
Publisher: 联合早报 (Organization)</text:p>
      <text:p text:style-name="P4">
Published Time: 2023-06-03T07:05</text:p>
      <text:p text:style-name="P4">
Modified Time: 2023-06-03T22:42</text:p>
      <text:p text:style-name="P4">
Description: A major train collision occurred in Audisha, located along the eastern coast of India. The official confirmed that at least 207 people died and about 900 were injured. Comprehensive Reuters and Broadcasting Corporation (BBC) reported that the Indian railway company said that the incident occurred on Friday (June 2) at 7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印度', '火车脱轨']</text:p>
      <!--METADATA-->
      <text:p text:style-name="P4">
A major train collision occurred in Audisha, located along the eastern coast of India. The official confirmed that at least 207 people died and about 900 were injured.</text:p>
      <text:p text:style-name="P4">
Comprehensive Reuters and Broadcasting Corporation (BBC) reported that the Indian Railway Corporation said that the incident occurred at around 7 pm on Friday (June 2) (9:30 pm Singapore time on Friday). (Howrah) a howrahsuperfast Express was derailed and hit a Coromandel Express from Coromandel Express from Kolkata.</text:p>
      <text:p text:style-name="P4">
<draw:frame draw:style-name="fr1" draw:name="Image67" text:anchor-type="as-char" svg:width="6.9236in" svg:height="4.615733in" draw:z-index="0">
<draw:image xlink:href="../Images/zaobao world/2023-06-03T07-05/000000.png" xlink:type="simple" xlink:show="embed" xlink:actuate="onLoad" draw:mime-type="image/png"/>
</draw:frame>
There was a crash in India, at least 207 people died, and about 900 people were injured. The picture shows the wreckage at the accident site on June 3rd. (Agence France -Presse)</text:p>
      <text:p text:style-name="P4">
Panak, chief minister of Odisha, said that more than 200 ambulances have been mobilized to the scene. "It is our priority to transfer the students to the hospital."</text:p>
      <text:p text:style-name="P4">
The National Disaster responded forces said that three groups have been sent to Audishabon to assist in the rescue and are mobilizing other six groups.</text:p>
      <text:p text:style-name="P4">
The director of the Audishabon Fire Bureau said that search and rescue work is still ongoing, and the number of deaths may increase.</text:p>
      <text:p text:style-name="P4">
<draw:frame draw:style-name="fr1" draw:name="Image68" text:anchor-type="as-char" svg:width="6.9236in" svg:height="4.615733in" draw:z-index="0">
<draw:image xlink:href="../Images/zaobao world/2023-06-03T07-05/000001.png" xlink:type="simple" xlink:show="embed" xlink:actuate="onLoad" draw:mime-type="image/png"/>
</draw:frame>
The video screenshot shows that the huge impact force hit a large hole in one of the trains. (Reuters)</text:p>
      <text:p text:style-name="P4">
A witnesses told Reuters by phone, "There are many blood and broken limbs on the scene, and there are many people who are dying around me."</text:p>
      <text:p text:style-name="P4">
Hundreds of young people lined up outside a local government hospital and waited for blood donation to save people.</text:p>
      <text:p text:style-name="P4">
Indian Prime Minister Modi tweeted that the government will do everything to provide assistance for all victims.</text:p>
      <text:p text:style-name="P4">
News Source: <text:a xlink:type="simple" xlink:href="https://www.zaobao.com.sg/realtime/world/story20230603-1400740" text:style-name="Internet_20_link" text:visited-style-name="Visited_20_Internet_20_Link">
https://www.zaobao.com.sg/realtime/world/story20230603-1400740</text:a>
</text:p>
      <!--NEWS-->
      <text:h text:style-name="P10" text:outline-level="1">
<text:span text:style-name="T4">
US think tank: China has no large -scale expansion of trade with Russia</text:span>
</text:h>
      <text:p text:style-name="P4">
Author: None (Language: zh)</text:p>
      <text:p text:style-name="P4">
Publisher: None</text:p>
      <text:p text:style-name="P4">
Time: 2023-06-03T07:16:00Z</text:p>
      <text:p text:style-name="P4">
Description: A study by the Atlantic Council of the American Think Tank showed that since Russia has fully invaded Ukraine, some countries such as China have strengthened trade with Russia, but they are far less than India, Turkey, Greece and other countries. In addition, there are signs that China has maintained a certain restraint in economic exchanges with Russia.</text:p>
      <text:p text:style-name="P4">
Videos: []</text:p>
      <text:p text:style-name="P4">
Images: []</text:p>
      <text:p text:style-name="P4">
Subject: 经济纵横</text:p>
      <text:p text:style-name="P4">
Subjects: ['薄熙来', '俄罗斯', '汉诺威工业博览会', '专题报道：习近平访美', '乌克兰', '中国共产党', '岛屿主权争端', '专题报道：全景观看“习马会”', '中国反腐风暴', '印度']</text:p>
      <text:p text:style-name="P4">
Keywords: ['美国智库', '大西洋理事会', '俄罗斯', '贸易', '中国', '土耳其', '印度', '习近平']</text:p>
      <text:p text:style-name="P4">
Id: 65796772</text:p>
      <!--METADATA-->
      <text:p text:style-name="P4">
<text:a xlink:type="simple" xlink:href="https://www.dw.com/zh/overlay/image/article/65796772/65051661" text:style-name="Internet_20_link" text:visited-style-name="Visited_20_Internet_20_Link">
 </text:a>
Chinese President Xi Jinping visited Moscow on March 20, 2023 and talks with Putin</text:p>
      <text:p text:style-name="P4">
(Voice of Germany Chinese) According to a research report from the Atlantic Council of the American Think Tank, since the beginning of 2022, some countries have added trade with Russia, including non -allied countries and even some EU member states. The report believes that the surge in trade with Russia is not necessarily the indicator of the war that supports Putin, but it is more likely to be the result of cheaper export goods in the company and the country to fill the new gap in the Russian market.</text:p>
      <text:p text:style-name="P4">
The report wrote that countries that have increased sharply with Russia include Turkish NATO, Turkey, Greek, EU member states, and India in the United States. In 2022, India's trade with Russia increased by nearly 250%year -on -year, Greece's trade with Russia increased by 100%year -on -year, and Turkey's trade with Russia increased by 93%year -on -year. India and Turkey provide an important lifeline for the key areas of the Russian economy. <text:a xlink:type="simple" xlink:href="https://www.dw.com/zh/zh/印俄石油交易正在削弱美元的主导地位/a-64921007" text:style-name="Internet_20_link" text:visited-style-name="Visited_20_Internet_20_Link">
India has surpassed the European Union, becoming the second largest oil export destination in Russia after China</text:a>
。土耳其现在是俄罗斯电子机械和零部件的重要供应商，包括集成电路和半导体。土耳其公司还向俄罗斯大量出口化学品、塑料、橡胶制品和车辆。在七国集团的压力下，土耳其已同意停止向俄罗斯转运受制裁货物。</text:p>
      <text:h text:style-name="P12" text:outline-level="3">
<text:span text:style-name="T4">
中俄贸易去年增加27%</text:span>
</text:h>
      <text:p text:style-name="P4">
报告指出，虽然中国是俄罗斯最大的贸易伙伴，中俄贸易额去年达到创纪录的1880亿美元，但是，其增长幅度同比仅为27%。"考虑到中国的经济规模是俄罗斯第二大贸易伙伴土耳其的20倍以上，中俄贸易并不那么突出，低于许多美国盟友和伙伴与俄罗斯的贸易额。"</text:p>
      <text:p text:style-name="P4">
报告认为，中俄贸易增加与俄罗斯从2013年开始的"向东看"战略有关。此外，2022年人民币对美元和卢布都贬值，也增加了中国对俄罗斯出口的竞争力。从中国的角度看，中俄贸易额相当于中国和马来西亚的贸易额，远低于中国与越南的贸易额。而这两个经济体的规模只有俄罗斯的五分之一。</text:p>
      <ul>
        <li>
#</li>
      </ul>
      <text:h text:style-name="P13" text:outline-level="4">
<text:span text:style-name="T4">
Sino -Russian relations change: from brothers, opponents to strategic partners</text:span>
</text:h>
      <text:h text:style-name="P12" text:outline-level="3">
<text:span text:style-name="T4">
The initial ally</text:span>
</text:h>
      <text:p text:style-name="P4">
On the second day of the establishment of the People's Republic of China on October 1, 1949, the Soviet Union became the first country to establish diplomatic relations with China. At the end of the year, Mao Zedong went to Moscow to visit and stayed in the Soviet Union for more than two months to participate in the 70 -year -old Japanese celebration life movement (picture). After the incident, Mao Zedong complained that he was not well made by Stalin and the progress of the signing talks was not smooth. On February 14, 1950, Mao Zedong signed the "Sino -Soviet Friendship Alliance Mutual Aid Treaty" in Moscow, and the two countries and the Soviet Union were ally.</text:p>
      <text:p text:style-name="P4">
*#</text:p>
      <text:h text:style-name="P13" text:outline-level="4">
<text:span text:style-name="T4">
Sino -Russian relations change: from brothers, opponents to strategic partners</text:span>
</text:h>
      <text:h text:style-name="P12" text:outline-level="3">
<text:span text:style-name="T4">
"Big Brother" in the Soviet Union</text:span>
</text:h>
      <text:p text:style-name="P4">
From the 1950s to the early 1960s, it was regarded by the outside world as the "honeymoon period" of Sino -Soviet relations. The two parties signed a series of agreements. The Soviet Union provided China, materials and personnel from trade, higher education, nuclear technology, and industry aspects. Aid to help China build a complete industrial system. The first "five -year plan" formulated by the Chinese government in 1953 was introduced by the help and planning of the Soviet Union. Mao Zedong emphasized that he would learn from the Soviet Union in all aspects, "the Soviet Communist Party is our best gentleman." The picture shows a report from the 6th anniversary of the Sino -Soviet Friendship Treaty in 1956.</text:p>
      <text:p text:style-name="P4">
*#</text:p>
      <text:h text:style-name="P13" text:outline-level="4">
<text:span text:style-name="T4">
Sino -Russian relations change: from brothers, opponents to strategic partners</text:span>
</text:h>
      <text:h text:style-name="P12" text:outline-level="3">
<text:span text:style-name="T4">
Korean War</text:span>
</text:h>
      <text:p text:style-name="P4">
The outbreak of the Korean War in June 1950, China sent troops to participate in the war in October (the picture shows the volunteer army crossing the frozen Yalu River), and directly confronts the United Nations troops dominated by the United States. China calls it "anti -US aid North Korea." The Soviet Union did not directly participate in the war, but provided a large number of weapons and equipment and funding assistance. In June 1953, the two souths of the North and South signed the Banmen Store Agreement: It stipulates that the North Korea and South Korea use the 38 -degree line north of North Korea as a boundary ceasefire, which solidifies the split pattern of the Korean Peninsula.</text:p>
      <text:p text:style-name="P4">
*#</text:p>
      <text:h text:style-name="P13" text:outline-level="4">
<text:span text:style-name="T4">
Sino -Russian relations change: from brothers, opponents to strategic partners</text:span>
</text:h>
      <text:h text:style-name="P12" text:outline-level="3">
<text:span text:style-name="T4">
From reverse to break to break</text:span>
</text:h>
      <text:p text:style-name="P4">
In September 1959, the Soviet leader Khrushchev visited China (pictured) to participate in the 10th anniversary of the founding of the People's Republic of China. At that time, the contradictions of the differences between the Chinese and Soviet leaders in the political concept and the strategic interests had emerged. In 1960, Moscow recovered all the Soviet experts that recovered China to abolish various agreements for economic and technological cooperation between the two countries. Beijing has carried out long -term sharp criticism of the Soviet Union's "revisionism" and the foreign policy of the CPSU.</text:p>
      <text:p text:style-name="P4">
*#</text:p>
      <text:h text:style-name="P13" text:outline-level="4">
<text:span text:style-name="T4">
Sino -Russian relations change: from brothers, opponents to strategic partners</text:span>
</text:h>
      <text:h text:style-name="P12" text:outline-level="3">
<text:span text:style-name="T4">
Border conflict</text:span>
</text:h>
      <text:p text:style-name="P4">
China and the Soviet Union are the two neighbors in the world with the longest land border. In 1964, the first round of border negotiations in China and the Soviet Union failed. On June 3, 1969, the Chinese and Soviet troops broke out in the Treasure Island of the Uranus River in the Jiehe River (the picture shows the Chinese defense of the Treasure Island), and both sides have casualties. In the same year, the two countries conflict again on Basai Island, Heilongjiang and Tielekti, Xinjiang. In September, the Chairman of the Soviet Minister's Meeting, Koshin, took the road to Beijing and met with Chinese Prime Minister Zhou Enlai for 3 hours at the airport to achieve a consensus to maintain the status quo and avoid armed conflicts.</text:p>
      <text:p text:style-name="P4">
*</text:p>
      <text:h text:style-name="P10" text:outline-level="1">
<text:span text:style-name="T4">
</text:span>
</text:h>
      <text:h text:style-name="P13" text:outline-level="4">
<text:span text:style-name="T4">
中俄关系变迁：从兄弟、对手到战略伙伴</text:span>
</text:h>
      <text:h text:style-name="P12" text:outline-level="3">
<text:span text:style-name="T4">
中苏交恶</text:span>
</text:h>
      <text:p text:style-name="P4">
勃列日涅夫任苏共领导人后，中苏关系依然处于对峙势态。1966年中国文化大革命开始之后，两国间几乎停止了所有交往。1967年，红卫兵曾冲击苏联驻北京大使馆。图为1969年中苏边境冲突后，包头钢铁厂工人抗议“苏修社会帝国主义”的示威。</text:p>
      <ul>
        <li>
</li>
      </ul>
      <text:h text:style-name="P12" text:outline-level="3">
<text:span text:style-name="T4">
Resisting the Moscow Olympics</text:span>
</text:h>
      <text:p text:style-name="P4">
After entering the 1970s, China began to improve relations with Western countries led by the United States. In 1972, Nixon's visit to China opened the door to China's opening to the international community. In the 1980s, the Soviet Union was severely sanctions and confrontation due to invasion of Afghanistan. In 1980, Moscow held the Olympic Games, and China joined the resistance camp of Western countries led by the United States.</text:p>
      <text:p text:style-name="P4">
*#</text:p>
      <text:h text:style-name="P13" text:outline-level="4">
<text:span text:style-name="T4">
Sino -Russian relations change: from brothers, opponents to strategic partners</text:span>
</text:h>
      <text:h text:style-name="P12" text:outline-level="3">
<text:span text:style-name="T4">
Relationship Normally</text:span>
</text:h>
      <text:p text:style-name="P4">
At the end of the Soviet Union, Sino -Soviet relations eased. From October 1982 to June 1988, the special envoys of the China and the Soviet Union conducted 12 rounds of consultation on the normalization of the relationship between the two countries. In May 1989, Gorbachev, general secretary of the Central Committee of the Communist Party of China, visited China to meet with Deng Xiaoping. The two sides published the Joint Bulletin in Beijing, marking the normalization of the relationship between the two countries.</text:p>
      <text:p text:style-name="P4">
*#</text:p>
      <text:h text:style-name="P13" text:outline-level="4">
<text:span text:style-name="T4">
Sino -Russian relations change: from brothers, opponents to strategic partners</text:span>
</text:h>
      <text:h text:style-name="P12" text:outline-level="3">
<text:span text:style-name="T4">
From good neighbor to strategic partner</text:span>
</text:h>
      <text:p text:style-name="P4">
After the disintegration of the Soviet Union in 1991, China announced that Russia was the heirs of the Soviet Union. The highest levels of the two countries began to recover. In 1999, the "List of Two Sections on the East and West of the Sino -Russian Boundary Line" was signed. After Pujing came to power in 2001, Russia signed the "Treaty of China -Russia and Russia's Neighbors and Friendship Cooperation" to determine the strategic collaboration partnership of equal trust. In 2010, the two countries confirmed the "comprehensive strategic collaboration partnership". The picture shows Putin, Bush, and Jiang Zemin at the Shanghai Asia -Pacific Economic Organization Summit in 2001.</text:p>
      <text:p text:style-name="P4">
*#</text:p>
      <text:h text:style-name="P13" text:outline-level="4">
<text:span text:style-name="T4">
Sino -Russian relations change: from brothers, opponents to strategic partners</text:span>
</text:h>
      <text:h text:style-name="P12" text:outline-level="3">
<text:span text:style-name="T4">
to the international stage</text:span>
</text:h>
      <text:p text:style-name="P4">
After entering the new thousand years, with the increase in economic strength, Beijing and Moscow intend to play a more active role on the international stage. The multilateral platforms such as the BRICS Summit and the Shanghai Cooperation Organization (established in 2002) provided opportunities for this. The picture shows the BRICS summit held in India in October 2016.</text:p>
      <text:p text:style-name="P4">
*#</text:p>
      <text:h text:style-name="P13" text:outline-level="4">
<text:span text:style-name="T4">
Sino -Russian relations change: from brothers, opponents to strategic partners</text:span>
</text:h>
      <text:h text:style-name="P12" text:outline-level="3">
<text:span text:style-name="T4">
Friendship of Political Strong Man</text:span>
</text:h>
      <text:p text:style-name="P4">
Xi Jinping and Putin, the two authoritative authoritarian leaders, have similar political beliefs of a large country. While firmly consolidating its own power, they also hope to break the existing international order led by the United States. During the visit to Beijing in February 2022 and attending the Winter Olympics, China emphasized that China and Russia were "unlimited friendship and endless cooperation." The picture shows Xi Jinping in 2018 at the Russian Far East Port, the Vladivostok and Putin tasting caviar pancakes.</text:p>
      <text:p text:style-name="P4">
*#</text:p>
      <text:h text:style-name="P13" text:outline-level="4">
<text:span text:style-name="T4">
Sino -Russian relations change: from brothers, opponents to strategic partners</text:span>
</text:h>
      <text:h text:style-name="P12" text:outline-level="3">
<text:span text:style-name="T4">
is not an ally, it looks like an ally</text:span>
</text:h>
      <text:p text:style-name="P4">
Since the outbreak of the Ukrainian war in February 2022, Russia has been sanctioned and isolated internationally. However, China has always refused to condemn Russia's aggression, and accusing the United States and NATO in charge of conflict, opposing sanctions, and calling on the "security concerns" of Russia. At the same time, China has greatly expanded imports from Russia, especially energy imports. In March 2023, Xi Jinping visited Moscow and became the first head of head of the Ukrainian war since the outbreak of the Ukrainian wa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China has maintained restraint in economic exchanges with Russia</text:span>
</text:h>
      <text:p text:style-name="P4">
The report of the Atlantic Council believes that "in fact, there are signs that China has maintained a certain restraint in the economic exchanges with Russia, and only when there is an overwhelming interests in Beijing." After Russia invaded Ukraine in February of the year, Bank of China stopped financing to purchase Russian goods. In the entire 2022, China avoided providing funds for any major new investment in Russia. Sinopec and other state -owned enterprises stopped their previous investment plans. Xi Jinping 2023 2023 2023 When visiting Russia in March of the year, he did not immediately reach an agreement on the "Siberian Power 2" as Putin's willingness to reach an agreement.</text:p>
      <text:p text:style-name="P4">
The report said that although there are <text:a xlink:type="simple" xlink:href="https://www.dw.com/zh/zh/美媒中企对俄出口芯片等具有潜在军事用途产品/a-62498085" text:style-name="Internet_20_link" text:visited-style-name="Visited_20_Internet_20_Link">
China and other foreign companies avoid the sanctions and export controls of the Seventh Kingdoms Group</text:a>
Examples, but "Generally speaking, China seems to abide by Western sanctions and export control because they are worried that they will be subject to US sanctions or second -level sanctions." On the other hand, China continues to extend from the United Nations and the Group of 20 Diplomacy was released, and in 2022, it sold millions of dollars of drones and drone parts worth millions of dollars.</text:p>
      <text:p text:style-name="P4">
(Atlantic Council, etc.)</text:p>
      <text:p text:style-name="P4">
News Source: <text:a xlink:type="simple" xlink:href="https://www.dw.com/zh/美国智库：中国没有大规模扩大与俄罗斯的贸易/a-65796772" text:style-name="Internet_20_link" text:visited-style-name="Visited_20_Internet_20_Link">
https://www.dw.com/zh/美国智库：中国没有大规模扩大与俄罗斯的贸易/a-65796772?maca=chi-rss-chi-all-1127-rdf</text:a>
</text:p>
      <!--NEWS-->
      <text:h text:style-name="P10" text:outline-level="1">
<text:span text:style-name="T4">
The Supreme General of the U.S. Army: Abrams Tank and F-16 aircraft are for long-term aid, not a counterattack that is about to launch</text:span>
</text:h>
      <text:p text:style-name="P4">
Author: chinese@voanews.com (美国之音)</text:p>
      <text:p text:style-name="P4">
Publisher: 美国之音中文网 (Type: NewsMediaOrganization)</text:p>
      <text:p text:style-name="P4">
Published Time: 2023-06-03T07:33:40+08:00</text:p>
      <text:p text:style-name="P4">
Modified Time: 2023-06-02 23:33:40Z</text:p>
      <text:p text:style-name="P4">
Description: The Chairman of the United States Chief of Staff and General of the Army Mark Milly said that the work of training the Ukrainian army to use the advanced US -made Abrams tank has begun. In the long run, these weapons are the key to driving Russia out of Ukraine's occupied territory. , But it is too late to use the upcoming counterattack.</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us-tanks-f-16s-part-of-long-term-aid-for-ukraine-not-upcoming-offensive-20230602/7121063.html" text:style-name="Internet_20_link" text:visited-style-name="Visited_20_Internet_20_Link">
https://www.voachinese.com/a/us-tanks-f-16s-part-of-long-term-aid-for-ukraine-not-upcoming-offensive-20230602/7121063.html</text:a>
</text:p>
      <!--NEWS-->
      <text:h text:style-name="P10" text:outline-level="1">
<text:span text:style-name="T4">
Senior officials of the US Finance and Chinese New Ambassador to meet</text:span>
</text:h>
      <text:p text:style-name="P4">
Author: 联合早报 (Person)</text:p>
      <text:p text:style-name="P4">
Publisher: 联合早报 (Organization)</text:p>
      <text:p text:style-name="P4">
Published Time: 2023-06-03T07:48</text:p>
      <text:p text:style-name="P4">
Modified Time: 2023-06-03T07:53</text:p>
      <text:p text:style-name="P4">
Description: A senior official of the US Treasury meeting met with the new Chinese ambassador to the United States. This is one of the tentative measures for resumed high -level contact after the relationship between the two countries has deteriorated. According to Bloomberg and Reuters, the US Treasury Department issued a statement on Friday (June 2) saying that the US Department of Finance is responsible for international affairs ...</text:p>
      <text:p text:style-name="P4">
Videos: []</text:p>
      <text:p text:style-name="P4">
Audios: []</text:p>
      <text:p text:style-name="P4">
Images: []</text:p>
      <text:p text:style-name="P4">
Type: NewsArticle</text:p>
      <text:p text:style-name="P4">
Breadcrumbs: ['即时', '国际']</text:p>
      <text:p text:style-name="P4">
Keywords: ['美国财政部', '中国', '美中关系', '耶伦']</text:p>
      <!--METADATA-->
      <text:p text:style-name="P4">
A senior official of the US Treasury meeting met with the new Chinese ambassador to the United States. This is one of the tentative measures for resumed high -level contact after the relationship between the two countries has deteriorated.</text:p>
      <text:p text:style-name="P4">
According to Bloomberg and Reuters, the US Treasury Department issued a statement on Friday (June 2) that Jay Shambaugh, the deputy minister of the US Treasury, met with [China New Ambassador to the United States Xie Feng] on the same day.(https://www.zaobao.com/news/china/story20230524-1397850)The two discussed the "frankness and constructive" discussion on the open channels of open communication between the United States and China.</text:p>
      <text:p text:style-name="P4">
The U.S. Treasury said that Shang Boger "proposed the issue of concern for the United States" to Xie Feng, but he also "emphasized that the two largest economies communicated closely on the global macroeconomic and financial issues to jointly cope with the importance of global challenges."</text:p>
      <text:p text:style-name="P4">
Although the contact in economic issues in the United States and China has recently increased recently, the tension in the field of security -related fields still exists, and the Chinese Defense Minister Li Shangfu refused to be held in Singapore. <text:a xlink:type="simple" xlink:href="https://www.zaobao.com/keywords/xiang-ge-li-la-dui-hua" text:style-name="Internet_20_link" text:visited-style-name="Visited_20_Internet_20_Link">
Shangri -La dialogue</text:a>
Meeting on the sidelines with US Secretary of Defense Austin.</text:p>
      <text:p text:style-name="P4">
However, Li Shangfu and Austin welcomed the dinner at the same table on Friday night. <text:a xlink:type="simple" xlink:href="https://www.zaobao.com/news/world/story20230603-1400730" text:style-name="Internet_20_link" text:visited-style-name="Visited_20_Internet_20_Link">
Video shows that Austin shakes hands with Li Shangfu</text:a>
Li Shangfu said to Austin through translation: "I am glad to meet you, Minister Austin."</text:p>
      <text:p text:style-name="P4">
The Biden government has shifted a key supply chain from China and prevented China from obtaining the technology that the United States believed to threaten national security. At the same time, the US Minister of Finance promoted Beijing and Washington to cooperate with Washington to respond to the debt reduction and exemption of climate change and developing countries.</text:p>
      <text:p text:style-name="P4">
Yellen once expressed his hope that she would visit China this year and meet with He Lifeng, a member of the Political Bureau of the CPC Central Committee and Vice Premier of the State Council. According to the New York Times, He Lifeng, who is in charge of China's economic and financial system, is a close friend of Chinese President Xi Jinping.</text:p>
      <text:p text:style-name="P4">
News Source: <text:a xlink:type="simple" xlink:href="https://www.zaobao.com.sg/realtime/world/story20230603-1400743" text:style-name="Internet_20_link" text:visited-style-name="Visited_20_Internet_20_Link">
https://www.zaobao.com.sg/realtime/world/story20230603-1400743</text:a>
</text:p>
      <!--NEWS-->
      <text:h text:style-name="P10" text:outline-level="1">
<text:span text:style-name="T4">
美台签署21世纪贸易倡议首批协定，中国批美以经贸幌子对台“敲骨吸髓”</text:span>
</text:h>
      <text:p text:style-name="P4">
Author: chinese@voanews.com (锺辰芳)</text:p>
      <text:p text:style-name="P4">
Publisher: 美国之音中文网 (Type: NewsMediaOrganization)</text:p>
      <text:p text:style-name="P4">
Published Time: 2023-06-03T08:02:43+08:00</text:p>
      <text:p text:style-name="P4">
Modified Time: 2023-06-03 00:02:43Z</text:p>
      <text:p text:style-name="P4">
Description: The United States and Taiwan signed the first agreement between the United States and Taiwan's "21st Century Trade initiative" in Washington on Thursday (June 1) in Washington. The two parties reached a consensus on the five issues of all 12 issues. US Taiwan officials said that this is an important milestone that helps to strengthen and deepen each other's economic and trade relations.</text:p>
      <text:p text:style-name="P4">
Videos: []</text:p>
      <text:p text:style-name="P4">
Images: []</text:p>
      <text:p text:style-name="P4">
Categories: ['台湾', '亚太', '经济·金融·贸易', '美中关系']</text:p>
      <text:p text:style-name="P4">
Type: None</text:p>
      <!--METADATA-->
      <text:p text:style-name="P4">
Nonenone</text:p>
      <text:p text:style-name="P4">
News Source: <text:a xlink:type="simple" xlink:href="https://www.voachinese.com/a/us-taiwan-signed-trade-deal-which-beijing-said-it-strongly-opposes-20230602/7121058.html" text:style-name="Internet_20_link" text:visited-style-name="Visited_20_Internet_20_Link">
https://www.voachinese.com/a/us-taiwan-signed-trade-deal-which-beijing-said-it-strongly-opposes-20230602/7121058.html</text:a>
</text:p>
      <!--NEWS-->
      <text:h text:style-name="P10" text:outline-level="1">
<text:span text:style-name="T4">
The World Meteorological Conference confirms the implementation of the UN early warning initiative of the United Nations as the primary strategy</text:span>
</text:h>
      <text:p text:style-name="P4">
Author: 联合早报 (Person)</text:p>
      <text:p text:style-name="P4">
Publisher: 联合早报 (Organization)</text:p>
      <text:p text:style-name="P4">
Published Time: 2023-06-03T08:11</text:p>
      <text:p text:style-name="P4">
Modified Time: 2023-06-03T08:11</text:p>
      <text:p text:style-name="P4">
Description: The 19th World Meteorological Conference passed a resolution to formally confirm that the primary task of the World Meteorological Organization was to promote the implementation of the UN early warning initiative, that is, to ensure that everyone can enjoy meteorological warning services by the end of 2027. Xinhua News Agency reported that the 19th day of the 19th World Qi ...</text:p>
      <text:p text:style-name="P4">
Videos: []</text:p>
      <text:p text:style-name="P4">
Audios: []</text:p>
      <text:p text:style-name="P4">
Images: []</text:p>
      <text:p text:style-name="P4">
Type: NewsArticle</text:p>
      <text:p text:style-name="P4">
Breadcrumbs: ['即时', '国际']</text:p>
      <text:p text:style-name="P4">
Keywords: ['世界气象组织', '气候']</text:p>
      <!--METADATA-->
      <text:p text:style-name="P4">
第19届世界气象大会通过决议，正式确认世界气象组织的首要任务是推动落实联合国全民早期预警倡议，即确保到2027年底全世界人人享有气象预警服务。</text:p>
      <text:p text:style-name="P4">
新华社报道，为期12天的第19届世界气象大会星期五(6月2日)在瑞士日内瓦闭幕。</text:p>
      <text:p text:style-name="P4">
世界气象组织通过决议，联合国全民早期预警倡议将作为世界气象组织今后四年的最优先战略在“气候、社会和技术快速变化”的时代发挥引领作用。</text:p>
      <text:p text:style-name="P4">
联合国全民早期预警倡议由联合国秘书长古特雷斯于2022年发起，旨在确保到2027年底全球所有人都能享有早期气象预警系统的保护，免受极端天气、水或气候灾害事件的影响。</text:p>
      <text:p text:style-name="P4">
本届世界气象大会还批准一项新的全球温室气体监测计划，以加强对温室气体的监测，为巴黎气候协定的实施提供信息。</text:p>
      <text:p text:style-name="P4">
世界气象组织秘书长塔拉斯的任期将于2023年底结束。本届大会任命阿根廷国家气象局局长、世界气象组织第一副主席绍洛为世界气象组织新一届秘书长，也是世界气象组织第一位女秘书长，她将于2024年1月1日就任。</text:p>
      <text:p text:style-name="P4">
世界气象大会每四年召开一次，是世界气象组织的最高决策机构。</text:p>
      <text:p text:style-name="P4">
News Source: <text:a xlink:type="simple" xlink:href="https://www.zaobao.com.sg/realtime/world/story20230603-1400744" text:style-name="Internet_20_link" text:visited-style-name="Visited_20_Internet_20_Link">
https://www.zaobao.com.sg/realtime/world/story20230603-1400744</text:a>
</text:p>
      <!--NEWS-->
      <text:h text:style-name="P10" text:outline-level="1">
<text:span text:style-name="T4">
Shangri -La Dialogue 2023: China -US Defense Director shakes hands but has no "substantial communication". The United States calls Beijing to participate in the dialogue</text:span>
</text:h>
      <text:p text:style-name="P4">
Author: https://www.facebook.com/bbcworldservice/</text:p>
      <text:p text:style-name="P4">
Publisher: BBC News 中文</text:p>
      <text:p text:style-name="P4">
Published Time: 2023-06-03T08:22:47.000Z</text:p>
      <text:p text:style-name="P4">
Modified Time: 2023-06-03T08:22:47.000Z</text:p>
      <text:p text:style-name="P4">
Description: The US Minister of Defense Austin said in Singapore's attendance of the Shangri -La Asian Summit that he was "profoundly concerned" about China's unwillingness to participate in military crisis management. Australian Prime Minister Albanis called on the United States and China to strengthen exchanges and build a "guardrail".</text:p>
      <text:p text:style-name="P4">
Images: ["<text:a xlink:type="simple" xlink:href="https://ichef.bbci.co.uk/news/640/cpsprodpb/D905/production/_129975555_austin.jpg" text:style-name="Internet_20_link" text:visited-style-name="Visited_20_Internet_20_Link">
_129975555_au...</text:a>
"]</text:p>
      <text:p text:style-name="P4">
Videos: []</text:p>
      <text:p text:style-name="P4">
Tags: ['新加坡', '中美关系', '澳大利亚', '中國', '美国', '亚洲', '军事']</text:p>
      <text:p text:style-name="P4">
Type: Article</text:p>
      <!--METADATA-->
      <text:h text:style-name="P12" text:outline-level="3">
<text:span text:style-name="T4">
Shangri -La Dialogue 2023: China -US Defense Minister shakes hands but has no "substantial communication". The United States calls Beijing to participate in the dialogue</text:span>
</text:h>
      <text:p text:style-name="P4">
8:22 am on June 3, 2023![] <text:a xlink:type="simple" xlink:href="Images/BBC Chinese/2023-06-03T08-22-47.000Z/_129975555_austin.jpg" text:style-name="Internet_20_link" text:visited-style-name="Visited_20_Internet_20_Link">
</text:a>
Image source, EPA</text:p>
      <text:p text:style-name="P4">
Image adding text,</text:p>
      <text:p text:style-name="P4">
US Secretary of Defense Austin said, "The more we talk about, the more you can avoid misunderstanding and misjudgment that may cause crisis or conflict."</text:p>
      <text:p text:style-name="P4">
<text:span text:style-name="T4">
 US Defense Minister Lloyd Austin said on June 3 when attending the Shangri -La Asian Security Summit in Singapore that he was "deep concern" about China's unwillingness to participate in military crisis management. </text:span>
</text:p>
      <text:p text:style-name="P4">
He said at the summit entitled "The leadership of the United States in the Indo -Pacific region", "For responsible national defense leaders, it is a good time for conversation." The more you can avoid misunderstanding and misjudgment that may cause crisis or conflict. "</text:p>
      <text:p text:style-name="P4">
Austin emphasized that the Taiwan Strait War will be devastating and will "affect the global economy in a way we can't imagine." He pointed out that the United States is firmly committed to maintaining the status quo of Taiwan.</text:p>
      <text:p text:style-name="P4">
He criticized that China "alarmed the number of dangerous interceptions on the United States and allies aircraft in the international airspace, and reiterated that the United States would support allies and partners to fight against" coercion and bullying. "</text:p>
      <text:p text:style-name="P4">
<text:a xlink:type="simple" xlink:href="https://www.bbc.com/zhongwen/simp/world-65788097" text:style-name="Internet_20_link" text:visited-style-name="Visited_20_Internet_20_Link">
Shangri -La dialogue between China and the United States and the US defense is difficult to meet and there are other issues to be solved</text:a>
<text:span text:style-name="T5">
 <text:a xlink:type="simple" xlink:href="https://www.bbc.com/zhongwen/simp/world-65705268" text:style-name="Internet_20_link" text:visited-style-name="Visited_20_Internet_20_Link">
Bayeng government out of the "oolong", the US -China relations "recover" and then the shadow</text:a>
</text:span>
 <text:a xlink:type="simple" xlink:href="https://www.bbc.com/zhongwen/simp/world-65529713" text:style-name="Internet_20_link" text:visited-style-name="Visited_20_Internet_20_Link">
The first island chain: Bynden re -connected the breakout of Asian allies and China</text:a>
</text:p>
      <text:h text:style-name="P12" text:outline-level="3">
<text:span text:style-name="T4">
Hand hands and greetings</text:span>
</text:h>
      <text:p text:style-name="P4">
Image source, How Hwee Young/EPA-EFE/Rex/Shutterstock</text:p>
      <text:p text:style-name="P4">
Image adding text,</text:p>
      <text:p text:style-name="P4">
Li Shangfu, the Chinese Defense Director, who was sanctioned by the United States in 2018, rejected the invitation to meet with the US Defense Minister Austin. Li Shangfu will publish a speech entitled "China's New Security Initiative" at the summit on June 4.</text:p>
      <text:p text:style-name="P4">
At the opening dinner of the summit the night before, Austin and Chinese State Councilor and Minister of Defense Li Shangfu were arranged to eat at the same table, but they were separated by several seats. A video took Austin to take the initiative to reach Li Shangfu's seat, and shook hands with a smile and a brief conversation.</text:p>
      <text:p text:style-name="P4">
Austin later said that "shaking hands at a dinner can not replace substantial communication."</text:p>
      <text:p text:style-name="P4">
The Pentagon issued a statement that the two did not conduct substantial exchanges. The Ministry of Defense believed that maintaining smooth communication channels will continue to seek meaningful military discussions at multiple levels and manage this relationship responsible.</text:p>
      <text:p text:style-name="P4">
The former Indonesian Ambassador to China, Yi Molong, told the Chinese official media "Global Times" that the Chinese and American defense ministers realized shaking hands on the dining table to attribute to China's long history and culture. " In contrast, China's culture is rich enough to accept anyone's greetings. "</text:p>
      <text:p text:style-name="P4">
Earlier, Li Shangfu, who was sanctioned by the United States in 2018, rejected his invitation to meet with Austin. He was scheduled to publish a speech entitled "China's New Security Initiative" at the summit on June 4.</text:p>
      <text:h text:style-name="P12" text:outline-level="3">
<text:span text:style-name="T4">
Australian Prime Minister urges the United States and China to build a "guardrail"</text:span>
</text:h>
      <text:p text:style-name="P4">
Image source, EPA</text:p>
      <text:p text:style-name="P4">
Image adding text,</text:p>
      <text:p text:style-name="P4">
Australian Prime Minister Albanis supports US President Biden "re -try" to open communication channels with China.</text:p>
      <text:p text:style-name="P4">
The relationship between the United States and China has fallen to the lowest point in the past decades due to problems such as balloon incidents and Taiwan and South China.</text:p>
      <text:p text:style-name="P4">
Australian Prime Minister Anthonyalbanese said at the opening ceremony of the Security Summit that the United States should strengthen communication and construction of "guardrails". He supported US President Biden to "re -try" and open communication channels with China.</text:p>
      <text:p text:style-name="P4">
He said: "If the decision -making layer cannot answer the call and clarify some things, there will always be greater risks overflowing to irreparable actions and reactions."</text:p>
      <text:p text:style-name="P4">
"No matter the conflict between the Taiwan Strait or other places, it is not just a place where a large country or a conflict is affected, but it will cause damage to the world."</text:p>
      <text:p text:style-name="P4">
Image source, EPA</text:p>
      <text:p text:style-name="P4">
Image adding text,</text:p>
      <text:p text:style-name="P4">
Chinese State Councilor and Minister of Defense Li Shangfu (second from left) held talks with Huang Yonghong, the Minister of Defense, Singapore on Thursday.</text:p>
      <text:p text:style-name="P4">
News Source: <text:a xlink:type="simple" xlink:href="https://www.bbc.com/zhongwen/simp/chinese-news-65796804" text:style-name="Internet_20_link" text:visited-style-name="Visited_20_Internet_20_Link">
https://www.bbc.com/zhongwen/simp/chinese-news-65796804</text:a>
</text:p>
      <!--NEWS-->
      <text:h text:style-name="P10" text:outline-level="1">
<text:span text:style-name="T4">
Said the US 2020 general election fraud video YouTube canceled the drop -off policy</text:span>
</text:h>
      <text:p text:style-name="P4">
Publisher: 法新社</text:p>
      <text:p text:style-name="P4">
Published Time: 2023-06-03T08:32:07+00:00</text:p>
      <text:p text:style-name="P4">
Modified Time: 2023-06-03T08:20:06+00:00</text:p>
      <text:p text:style-name="P4">
Description: (Agence France -Presse, Washington, 2nd) Youtube, an audio -visual streaming platform, said today that it will stop deleting unrealistic information saying that the 2020 US presidential election has fraud. This decided to be criticized by the proposal of the anti -error messag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617581in" draw:z-index="0">
<draw:image xlink:href="../Images/rficn/2023-06-03T08-32-07-00-00/000000.png" xlink:type="simple" xlink:show="embed" xlink:actuate="onLoad" draw:mime-type="image/png"/>
</draw:frame>
The announcement of YouTube, the video streaming platform of Google, is obviously violated with its policies that tried to curb false information in December 2020. At that time, the US President Trump said that the election was "stolen" and accused his opponent of Biden Election fraud.</text:p>
      <text:p text:style-name="P4">
Youtube said in the blog post: "The ability to openly debate the political views is the core of normal operation of a democratic society, especially during the election season, even if these views are controversial or based on the hypothesis of being overturned." "We will stop deleting and mentioned And in 2020 and other US presidential elections, there are unrealistic information such as fraud, errors or faults, "Youtube's update policy immediately takes effect. At the same time, the technology platform strives to solve the key problems of the existence of the super bipolar political environment in the United States: How to crack down the false information without restricting freedom of speech? YouTube seems to realize that the regulatory information is not good for influence. YouTube said: "In the past two years, tens of thousands of films have been deleted. After a election cycle, we real The sharp criticism of the American initiative. The US -party media initiative organized the "Free Press" member Norabenavidez, "YouTube asserted that deleting the false content about elections only limits political remarks and cannot reduce reality meaningfully The harm of the world is a big mistake. "</text:p>
      <text:p text:style-name="P4">
"This danger decision to stop deleting content immediately ... It must be turned immediately. These contents continue to broadcast the seeds of hatred and unrealistic information, threatening our democracy."</text:p>
      <text:p text:style-name="P4">
News Source: <text:a xlink:type="simple" xlink:href="https://www.rfi.fr/cn/%E7%BC%A4%E7%BA%B7%E4%B8%96%E7%95%8C/20230603-%E7%A7%B0%E7%BE%8E2020%E5%A4%A7%E9%80%89%E8%88%9E%E5%BC%8A%E5%BD%B1%E7%89%87-youtube%E5%8F%96%E6%B6%88%E4%B8%8B%E6%9E%B6%E6%94%BF%E7%AD%96" text:style-name="Internet_20_link" text:visited-style-name="Visited_20_Internet_20_Link">
https://www.rfi.fr/cn/%E7%BC%A4%E7%BA%B7%E4%B8%96%E7%95%8C/20230603-%E7%A7%B0%E7%BE%8E2020%E5%A4%A7%E9%80%89%E8%88%9E%E5%BC%8A%E5%BD%B1%E7%89%87-youtube%E5%8F%96%E6%B6%88%E4%B8%8B%E6%9E%B6%E6%94%BF%E7%AD%96</text:a>
</text:p>
      <!--NEWS-->
      <text:h text:style-name="P10" text:outline-level="1">
<text:span text:style-name="T4">
Senior officials of the Ministry of Finance met with the Chinese ambassador to the United States</text:span>
</text:h>
      <text:p text:style-name="P4">
Author: chinese@voanews.com (美国之音)</text:p>
      <text:p text:style-name="P4">
Publisher: 美国之音中文网 (Type: NewsMediaOrganization)</text:p>
      <text:p text:style-name="P4">
Published Time: 2023-06-03T08:33:18+08:00</text:p>
      <text:p text:style-name="P4">
Modified Time: 2023-06-03 00:33:18Z</text:p>
      <text:p text:style-name="P4">
Description: The U.S. Treasury said that the Deputy Minister of Finance, Jie Shang Boger, met with Xie Feng, the new Chinese ambassador to the United States on Friday (June 2), and discussed, aiming to maintain the smooth communication of the two world's largest economies. Essence</text:p>
      <text:p text:style-name="P4">
Videos: []</text:p>
      <text:p text:style-name="P4">
Images: []</text:p>
      <text:p text:style-name="P4">
Categories: ['美中关系', '经济·金融·贸易']</text:p>
      <text:p text:style-name="P4">
Type: None</text:p>
      <!--METADATA-->
      <text:p text:style-name="P4">
Nonenone</text:p>
      <text:p text:style-name="P4">
News Source: <text:a xlink:type="simple" xlink:href="https://www.voachinese.com/a/us-treasury-official-meets-with-china-s-new-ambassador-in-washington-20230602/7121331.html" text:style-name="Internet_20_link" text:visited-style-name="Visited_20_Internet_20_Link">
https://www.voachinese.com/a/us-treasury-official-meets-with-china-s-new-ambassador-in-washington-20230602/7121331.html</text:a>
</text:p>
      <!--NEWS-->
      <text:h text:style-name="P10" text:outline-level="1">
<text:span text:style-name="T4">
Biden signed the debt bill as soon as the 3rd on the 3rd</text:span>
</text:h>
      <text:p text:style-name="P4">
Author: 联合早报 (Person)</text:p>
      <text:p text:style-name="P4">
Publisher: 联合早报 (Organization)</text:p>
      <text:p text:style-name="P4">
Published Time: 2023-06-03T08:35</text:p>
      <text:p text:style-name="P4">
Modified Time: 2023-06-03T08:35</text:p>
      <text:p text:style-name="P4">
Description: U.S. President Biden Biden has signed a suspension of the US federal debt limit bill as soon as Saturday (June 3). Reuters reports that the US White House spokesman Jean-Pierre said on Friday that after Congress completed the procedure of the bill, Biden would sign the bill to take effect. Fitch rating has not moved the United States ...</text:p>
      <text:p text:style-name="P4">
Videos: []</text:p>
      <text:p text:style-name="P4">
Audios: []</text:p>
      <text:p text:style-name="P4">
Images: []</text:p>
      <text:p text:style-name="P4">
Type: NewsArticle</text:p>
      <text:p text:style-name="P4">
Breadcrumbs: ['即时', '国际']</text:p>
      <text:p text:style-name="P4">
Keywords: ['美国', '拜登', '债务违约', '法案', '惠誉']</text:p>
      <!--METADATA-->
      <text:p text:style-name="P4">
U.S. President Biden Biden has signed a suspension of the US federal debt limit bill as soon as Saturday (June 3).</text:p>
      <text:p text:style-name="P4">
Reuters reports that the US White House spokesman Jean-Pierre said on Friday that after Congress completed the procedure of the bill, Biden would sign the bill to take effect.</text:p>
      <text:h text:style-name="P13" text:outline-level="4">
<text:span text:style-name="T4">
Fitch rating has not moved the US out of the negative observation list</text:span>
</text:h>
      <text:p text:style-name="P4">
Although the U.S. government avoided catastrophic at the last moment <text:a xlink:type="simple" xlink:href="https://www.zaobao.com/keywords/zhai-wu-wei-yue" text:style-name="Internet_20_link" text:visited-style-name="Visited_20_Internet_20_Link">
debt defaults</text:a>
, But the Fitch rating has not removed the US "AAA" rating from a negative observation list.</text:p>
      <text:p text:style-name="P4">
Wy Yu said on Friday: "We have considered the comprehensive impact of the recent marginal policy of the US Congress, and the prospects of midterm of financial and debt paths, and decided to continue to include the United States on a negative list of negative observation."</text:p>
      <text:p text:style-name="P4">
US Finance Minister Yellen recently warned that if the upper limit of debt is not raised or suspended as soon as possible, the Ministry of Finance is expected to exhaust funds on June 5th, triggering the first debt default in the United States.</text:p>
      <text:p text:style-name="P4">
News Source: <text:a xlink:type="simple" xlink:href="https://www.zaobao.com.sg/realtime/world/story20230603-1400746" text:style-name="Internet_20_link" text:visited-style-name="Visited_20_Internet_20_Link">
https://www.zaobao.com.sg/realtime/world/story20230603-1400746</text:a>
</text:p>
      <!--NEWS-->
      <text:h text:style-name="P10" text:outline-level="1">
<text:span text:style-name="T4">
Spain, which is about to become the European Union's rotating chairman, plays a key role in Western relations with China</text:span>
</text:h>
      <text:p text:style-name="P4">
Author: chinese@voanews.com (基利)</text:p>
      <text:p text:style-name="P4">
Publisher: 美国之音中文网 (Type: NewsMediaOrganization)</text:p>
      <text:p text:style-name="P4">
Published Time: 2023-06-03T08:47:32+08:00</text:p>
      <text:p text:style-name="P4">
Modified Time: 2023-06-03 00:47:32Z</text:p>
      <text:p text:style-name="P4">
Description: When Spain serves as the EU's rotating chairman next month, it will seek to use its 50 -year -old relationship with China to peacefully solve the war of Russia to Ukraine.</text:p>
      <text:p text:style-name="P4">
Videos: []</text:p>
      <text:p text:style-name="P4">
Images: []</text:p>
      <text:p text:style-name="P4">
Categories: ['欧洲', '中国', '军事', '乌克兰局势', '编辑推荐']</text:p>
      <text:p text:style-name="P4">
Type: None</text:p>
      <!--METADATA-->
      <text:p text:style-name="P4">
Nonenone</text:p>
      <text:p text:style-name="P4">
News Source: <text:a xlink:type="simple" xlink:href="https://www.voachinese.com/a/spain-plays-key-role-for-west-in-relations-with-china-20230602/7121049.html" text:style-name="Internet_20_link" text:visited-style-name="Visited_20_Internet_20_Link">
https://www.voachinese.com/a/spain-plays-key-role-for-west-in-relations-with-china-20230602/7121049.html</text:a>
</text:p>
      <!--NEWS-->
      <text:h text:style-name="P10" text:outline-level="1">
<text:span text:style-name="T4">
Following Messi's footsteps Ramos will also leave Saint -Germain this summer</text:span>
</text:h>
      <text:p text:style-name="P4">
Publisher: 法新社</text:p>
      <text:p text:style-name="P4">
Published Time: 2023-06-03T09:02:07+00:00</text:p>
      <text:p text:style-name="P4">
Modified Time: 2023-06-03T08:35:02+00:00</text:p>
      <text:p text:style-name="P4">
Description: (Agence France -Presse, Paris, 2nd) The French Ligue League champion Paris Saint -Germain announced today that the Spanish defender Sergio Ramos will be with the famous Argentine general Lionel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3.617581in" draw:z-index="0">
<draw:image xlink:href="../Images/rficn/2023-06-03T09-02-07-00-00/000000.png" xlink:type="simple" xlink:show="embed" xlink:actuate="onLoad" draw:mime-type="image/png"/>
</draw:frame>
The 37 -year -old Ramos was in 2021 and worked hard with the La Liga Real Madrid to win the glory of countless trophies including the Champions League championship.</text:p>
      <text:p text:style-name="P4">
Lamos departed from La Liga Sevia in his career. After joining in 2021, he won two Ligita championship with Saint -Germain. During the game, he played 57 games. His contract with Saint -Germain will expire on June 30.</text:p>
      <text:p text:style-name="P4">
Due to the suffering of injuries to the first season of Saint -Germain, 44 of the 57 games he played for Saint -Germain was this season.</text:p>
      <text:p text:style-name="P4">
Ramos is a member of the World Cup Championship in Spain. He and Messi came to Greater Paris in the summer of 2021. Saint -Germain hopes that the two can round the championship in the team. Unfortunately Just stop at the top 16.</text:p>
      <text:p text:style-name="P4">
After Messi left Saint -Germain this summer, it is currently rumored that he will have Yijia International Milan in the next foothold and join the Saudi Professional League with Cristiano Ronaldo. not tall.</text:p>
      <text:p text:style-name="P4">
In addition to Ramos and Messi, there are also reports that Neymar in Brazil may also leave Saint -Germain this summer.</text:p>
      <text:p text:style-name="P4">
News Source: <text:a xlink:type="simple" xlink:href="https://www.rfi.fr/cn/%E8%BF%90%E5%8A%A8%E5%A4%A9%E5%9C%B0/20230603-%E8%BF%BD%E9%9A%8F%E6%A2%85%E8%A5%BF%E8%84%9A%E6%AD%A5-%E6%8B%89%E8%8E%AB%E6%96%AF%E4%BB%8A%E5%A4%8F%E4%B9%9F%E5%B0%86%E7%A6%BB%E5%BC%80%E5%9C%A3%E6%97%A5%E8%80%B3%E6%9B%BC" text:style-name="Internet_20_link" text:visited-style-name="Visited_20_Internet_20_Link">
https://www.rfi.fr/cn/%E8%BF%90%E5%8A%A8%E5%A4%A9%E5%9C%B0/20230603-%E8%BF%BD%E9%9A%8F%E6%A2%85%E8%A5%BF%E8%84%9A%E6%AD%A5-%E6%8B%89%E8%8E%AB%E6%96%AF%E4%BB%8A%E5%A4%8F%E4%B9%9F%E5%B0%86%E7%A6%BB%E5%BC%80%E5%9C%A3%E6%97%A5%E8%80%B3%E6%9B%BC</text:a>
</text:p>
      <!--NEWS-->
      <text:h text:style-name="P10" text:outline-level="1">
<text:span text:style-name="T4">
Washington claims talks to avoid the key to "crisis" and China accusing the United States of China</text:span>
</text:h>
      <text:p text:style-name="P4">
Author: 半岛电视台＋通讯社</text:p>
      <text:p text:style-name="P4">
Publisher: Al Jazeera</text:p>
      <text:p text:style-name="P4">
Published Time: 2023-06-03T09:04:24</text:p>
      <text:p text:style-name="P4">
Modified Time: 2023-06-03T09:04:24</text:p>
      <text:p text:style-name="P4">
Description: Chinese military officials have severely criticized US Secretary of Defense Lauda Austin at the Shangri -La dialogue in Singapore. The latter stated that Washington has deep concerns about China's unwilling to contact military crisis control, and warn that the talks avoid conflicts to avoid conflicts. The essential.</text:p>
      <text:p text:style-name="P4">
Images: ["<text:a xlink:type="simple" xlink:href="https://chinese.aljazeera.net/wp-content/uploads/2023/06/1-1685782240.png" text:style-name="Internet_20_link" text:visited-style-name="Visited_20_Internet_20_Link">
1-1685782240.png</text:a>
", "<text:a xlink:type="simple" xlink:href="https://chinese.aljazeera.net/wp-content/uploads/2023/06/1-1685782347.jpg" text:style-name="Internet_20_link" text:visited-style-name="Visited_20_Internet_20_Link">
1-1685782347.jpg</text:a>
", "<text:a xlink:type="simple" xlink:href="https://chinese.aljazeera.net/wp-content/uploads/2023/06/image-1685782548.jpg" text:style-name="Internet_20_link" text:visited-style-name="Visited_20_Internet_20_Link">
image-1685782...</text:a>
"]</text:p>
      <text:p text:style-name="P4">
Topics: ['军事', '政治', '新闻']</text:p>
      <text:p text:style-name="P4">
Keywords: ['军事', '政治', '新闻', '中国', '美国']</text:p>
      <text:p text:style-name="P4">
Type: Article</text:p>
      <!--METADATA-->
      <text:p text:style-name="P4">
<draw:frame draw:style-name="fr1" draw:name="Image87" text:anchor-type="as-char" svg:width="6.9236in" svg:height="4.612736in" draw:z-index="0">
<draw:image xlink:href="../Images/Aljazeera Chinese/2023-06-03T09-04-24/1-1685782240.png" xlink:type="simple" xlink:show="embed" xlink:actuate="onLoad" draw:mime-type="image/png"/>
</draw:frame>
On June 2, 2023, the Chinese Defense Minister Li Shangfu attended the 20th Shangri -La dialogue held in Singapore. U.S. Defense Minister Lauda Austen said during the meeting that talks with China were the key to avoid conflicts (Reuters).</text:p>
      <text:p text:style-name="P4">
Chinese military officials have severely criticized US Secretary of Defense Lauda Austin at the Shangri -La dialogue in Singapore. The latter stated that Washington has deep concerns about China's unwilling to contact military crisis control, and warn that the talks avoid conflicts to avoid conflicts. The essential.</text:p>
      <text:p text:style-name="P4">
Austin delivered a speech at the Supreme Security Summit in Asia on Saturday that the communication channels open between the United States and Chinese defense and military leaders are essential for strengthening the guardrails that prevent conflicts and the stability of the Asia -Pacific region.</text:p>
      <text:p text:style-name="P4">
Austin said at Singapore's conference, "I am deeply concerned that China (People's Republic of China) has been reluctant to participate in a better crisis management mechanism between the two armies."</text:p>
      <text:p text:style-name="P4">
Austin said, "The more we talk about, the more you can avoid misunderstanding and misjudgment that may cause crisis or conflict."</text:p>
      <text:p text:style-name="P4">
Austin specifically mentioned that Chinese aircraft "dangerous interceptions on the US and allies aircraft that legal air in the international air."</text:p>
      <text:p text:style-name="P4">
Austin, the US Department of Defense, wrote in a series of tweets he spoke at the summit, "We will not be scared by the dangerous operations of maritime or international airspace."</text:p>
      <text:p text:style-name="P4">
Austin said in another tweet, "It is important to maintain a smooth communication channel with the People's Republic of China -especially the communication channels between our defense and military leaders."</text:p>
      <text:p text:style-name="P4">
Austin said, "For the responsible national defense leaders, it is a suitable time for conversation at any time. Every time it is a suitable talk time, and now it is the right time for conversation."</text:p>
      <text:p text:style-name="P4">
He also added, "Dialogue is not a reward. This is necessary."</text:p>
      <text:p text:style-name="P4">
The Chinese delegation quickly responded to Austin's speech. A spokesman for the Chinese Ministry of Defense Tan Kefei said that the head of the Pentagon "put forward a number of false allegations" in his speech.</text:p>
      <text:p text:style-name="P4">
Zhao Xiaozhuo, a member of the Chinese Military delegation who participated in the "Xianghui" and a researcher at the War Research Institute of the Academy of Military Sciences, said that Washington should not tell China what to do.</text:p>
      <text:p text:style-name="P4">
Zhao Xiaozhuo told reporters, "What our Chinese army does is based on the core interests of maintaining China's security. This is fundamental."</text:p>
      <text:p text:style-name="P4">
According to "Nanhua Morning Post"(SCMP)It is reported that General Jing Jianfeng, the deputy chief of staff of the Ministry of Staff of the Central Military Commission, specially refuted Austin's remarks on Taiwan.</text:p>
      <text:p text:style-name="P4">
According to the "South China Morning Post", Lieutenant General Jing Jianfeng said in the summit: "The United States ignores the facts and distort the facts in Taiwan, and is completely wrong." He also added, "First of all, there is only one China in the world, and Taiwan is the Chinese territory. Sacred and inseparable part. "</text:p>
      <text:p text:style-name="P4">
"South China Morning Post" reported: "Jing Jianfeng accused the United States accusing the United States of exchanges between the United States and Taiwan officials, condonning the split activities of Taiwan, and the sale of more powerful weapons to Taiwan, which has been emptied to a Chinese principle."</text:p>
      <text:p text:style-name="P4">
According to the Nanhua Morning Post, Lieutenant General Jing Jianfeng stated that "the Chinese People's Liberation Army has been fully prepared to prepare to strengthen the unity of the motherland and defend national sovereignty and territorial integrity at any time."</text:p>
      <text:p text:style-name="P4">
The relationship between Beijing and Washington is at the lowest point in decades. China and the United States have serious differences in all issues such as issues from Taiwan to the South China Sea dispute.</text:p>
      <text:p text:style-name="P4">
Austin also mentioned the Russian and Ukraine War in his speech, saying that this was an example of "how dangerous our world would invade its peace neighbors if a big country could invade its peace neighbors."</text:p>
      <text:p text:style-name="P4">
Austin said that the United States "is firmly committed to" to maintain the status quo of Taiwan and oppose unilateral changes in any side.</text:p>
      <text:p text:style-name="P4">
Austin said, "It is not imminent or inevitable. Today's deterrence is very strong. Our job is to maintain this deterrence."</text:p>
      <text:p text:style-name="P4">
Austin said, "What needs to be clear is that we do not seek conflict or confrontation," he also added, "but in the face of bullying or coercion, we will not shrink back."</text:p>
      <text:p text:style-name="P4">
U.S. military officials have previously stated that Chinese President Xi Jinping has called for the development of the Chinese People's Liberation Army.</text:p>
      <text:p text:style-name="P4">
Austin said in response to the relevant questions about President Xi Jinping's plan for Taiwan, "This does not mean that he has decided to do so."</text:p>
      <text:p text:style-name="P4">
Chinese Defense Minister Li Shangfu refused to meet with Austin's invitation at the summit this week. The Pentagon stated that the two shook hands during the meeting, but did not conduct detailed talks.</text:p>
      <text:p text:style-name="P4">
<draw:frame draw:style-name="fr1" draw:name="Image88" text:anchor-type="as-char" svg:width="6.9236in" svg:height="3.894525in" draw:z-index="0">
<draw:image xlink:href="../Images/Aljazeera Chinese/2023-06-03T09-04-24/1-1685782347.jpg" xlink:type="simple" xlink:show="embed" xlink:actuate="onLoad" draw:mime-type="image/jpeg"/>
</draw:frame>
The Asian Security Summit opened in the tension between China and the United States</text:p>
      <text:p text:style-name="P4">
Austin said, "Careful shaking hands can not replace substantial participation during dinner," he also added that "the United States does not seek a new cold war, and competition must not evolve into conflict."</text:p>
      <text:h text:style-name="P13" text:outline-level="4">
<text:span text:style-name="T4">
"Are you sincere?"</text:span>
</text:h>
      <text:p text:style-name="P4">
Peninsula TV reporter Florence LOOI reported from Singapore that the theme of Austin's speech was to keep the Asia -Pacific region "open -trade openness and freely open operations."</text:p>
      <text:p text:style-name="P4">
Roy added, "He also warns that if there is a conflict between the Taiwan Strait, it will have a devastating impact on other parts of the world."</text:p>
      <text:p text:style-name="P4">
Austin also said that the United States will continue to strengthen partnerships and alliances in the region by holding more military exercises and ensuring that partners have the ability to prevent aggression.</text:p>
      <text:p text:style-name="P4">
"How do China think of his speech?"</text:p>
      <text:p text:style-name="P4">
"We know that many actions in China here are regarded as an attempt to curb its influence and surround it. This summit is held when Sino -US relations become more and more tense."</text:p>
      <text:p text:style-name="P4">
The Chinese embassy spokesman Liu Pengyu in the United States stated in an email statement on Friday that the exchange between China and the United States is conducive to improving mutual understanding.</text:p>
      <text:p text:style-name="P4">
The statement talked about, "However, the United States now stated that it is necessary to talk to China, and at the same time seek to suppress China through all possible ways, and continue to impose sanctions on Chinese officials, institutions and enterprises."</text:p>
      <text:p text:style-name="P4">
"Does such communication have sincerity and significance?"</text:p>
      <text:p text:style-name="P4">
Another recent hotspot was high -end micro -chip. Beijing said last month that the US semiconductor giant Micron failed to pass the national security review and shall not sell products to operators of "key information infrastructure".</text:p>
      <text:p text:style-name="P4">
After taking measures in Washington and its allies in recent months, the news was announced. China claims that these measures aims to limit their ability to purchase or create cutting -edge chips and curb their growing global strength.</text:p>
      <text:p text:style-name="P4">
<draw:frame draw:style-name="fr1" draw:name="Image89" text:anchor-type="as-char" svg:width="6.9236in" svg:height="3.894525in" draw:z-index="0">
<draw:image xlink:href="../Images/Aljazeera Chinese/2023-06-03T09-04-24/image-1685782548.jpg" xlink:type="simple" xlink:show="embed" xlink:actuate="onLoad" draw:mime-type="image/jpeg"/>
</draw:frame>
Our understanding of the "Okus" submarine agreement</text:p>
      <text:p text:style-name="P4">
Beijing also criticized an agreement to purchase US nuclear -powered submarines announced in March in Australia.</text:p>
      <text:p text:style-name="P4">
Australia will spend $ 368 billion ($ 250 billion) for the submarine plan in the next 30 years. This is part of the widespread security agreement called "Aukus" signed with the United States and the United Kingdom.</text:p>
      <text:p text:style-name="P4">
Austin said, "(Aucus) has promoted greater stability and security."</text:p>
      <text:p text:style-name="P4">
The Beijing Aukus agreement is regarded as another attempt to try to curb China's growing global power.</text:p>
      <text:p text:style-name="P4">
News Source: <text:a xlink:type="simple" xlink:href="https://chinese.aljazeera.net/news/2023/6/3/%e5%8d%8e%e7%9b%9b%e9%a1%bf%e7%a7%b0%e4%bc%9a%e8%b0%88%e6%98%af%e9%81%bf%e5%85%8d%e5%8d%b1%e6%9c%ba%e5%85%b3%e9%94%ae%e4%b8%8e%e4%b8%ad%e5%9b%bd%e6%8c%87%e8%b4%a3%e7%be%8e%e5%9b%bd" text:style-name="Internet_20_link" text:visited-style-name="Visited_20_Internet_20_Link">
https://chinese.aljazeera.net/news/2023/6/3/%e5%8d%8e%e7%9b%9b%e9%a1%bf%e7%a7%b0%e4%bc%9a%e8%b0%88%e6%98%af%e9%81%bf%e5%85%8d%e5%8d%b1%e6%9c%ba%e5%85%b3%e9%94%ae%e4%b8%8e%e4%b8%ad%e5%9b%bd%e6%8c%87%e8%b4%a3%e7%be%8e%e5%9b%bd</text:a>
</text:p>
      <!--NEWS-->
      <text:h text:style-name="P10" text:outline-level="1">
<text:span text:style-name="T4">
Facts ｜ Profile observation: On the eve of June 4th, fake accounts and fake messages on social media</text:span>
</text:h>
      <text:p text:style-name="P4">
Author: 作者：庄敬</text:p>
      <text:p text:style-name="P4">
Publisher: Radio Free Asia (Organization)</text:p>
      <text:p text:style-name="P4">
Published Time: 2023-06-03T09:13:25-04:00</text:p>
      <text:p text:style-name="P4">
Modified Time: 2023-06-03T09:13:25-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629306in" draw:z-index="0">
<draw:image xlink:href="../Images/rfamandarin/2023-06-03T09-13-25-04-00/000000.png" xlink:type="simple" xlink:show="embed" xlink:actuate="onLoad" draw:mime-type="image/png"/>
</draw:frame>
 <text:a xlink:type="simple" xlink:href="https://www.rfa.org/mandarin/shishi-hecha/hc-06032023083440.html/@@images/image" text:style-name="Internet_20_link" text:visited-style-name="Visited_20_Internet_20_Link">
</text:a>
Radio of Liberty Asia</text:p>
      <text:p text:style-name="P4">
On the 34th anniversary of the "June 4th" incident, the "June 4th Memorial Hall" opened in New York, USA. The fake account of Kaixi; the laboratory of Asian facts inspection noticed that some of these accounts are new accounts that only joined from February to May this year, and some accounts are particularly active and intensive in May. Recently tweeted, they found that they spread the same theme fake messages.</text:p>
      <text:p text:style-name="P4">
** The opening of the "June 4th Memorial Hall" appeared on the Internet.</text:p>
      <text:p text:style-name="P4">
On the other hand, the nail in the eyes is also the same as the proof of disguise: the establishment of the June 4th Memorial Hall is an effective resistance and blow to the CCP. "</text:p>
      <text:p text:style-name="P4">
(Picture from Wang Dan Facebook)</text:p>
      <text:p text:style-name="P4">
The "June 4th Memorial Hall" was originally located in Hong Kong. In 2021, it was forced to close for the implementation of the National Security Law. Wang Dan and other democratic people began fundraising and prepared to re -set in New York, USA. <text:a xlink:type="simple" xlink:href="https://twitter.com/64museum/status/1613434367791206402" text:style-name="Internet_20_link" text:visited-style-name="Visited_20_Internet_20_Link">
"June 4th Memorial Hall" real official website push special number "</text:a>
<text:a xlink:type="simple" xlink:href="https://twitter.com/64museum/status/1613434367791206402" text:style-name="Internet_20_link" text:visited-style-name="Visited_20_Internet_20_Link">
 @64 Museum "</text:a>
The amount of donations received and the donor list was also announced. As of January 12 this year, more than $ 530,000 was received.</text:p>
      <text:p text:style-name="P4">
In the screenshot released by Wang Dan, there are 8 fake accounts named "June 4th Memorial Hall". In addition to the same names and avatars, they are also similar. Most of them claim that the "June 4th Memorial Hall" has never required donations. Error information such as fake accounts of fraud. Obviously hopes to suppress the number and number of donors.</text:p>
      <text:p text:style-name="P4">
<text:span text:style-name="T4">
 "June 4th Memorial Hall" Twitter fake account </text:span>
</text:p>
      <text:p text:style-name="P4">
<text:span text:style-name="T4">
The picture is taken from Twitter. Watching: Asian facts check the laboratory (data statistics until June 1, 2023) <text:a xlink:type="simple" xlink:href="https://www.rfa.org/mandarin/shishi-hecha/hc-06032023083440.html/ac2.png" text:style-name="Internet_20_link" text:visited-style-name="Visited_20_Internet_20_Link">
</text:a>
</text:span>
</text:p>
      <text:p text:style-name="Horizontal_20_Line"/>
      <text:p text:style-name="P4">
**** Among them, the user "@bogdana94035980" mainly published a ridicule, saying that all circles are welcome to destroy memorial halls at will, and donations received for a while. This account has only joined in February this year. The number of issues is not large, but often reply to others to tweet, especially for the "Mr. Li is not your teacher" who pushed the celebrities because of the rectification of the white paper revolution.</text:p>
      <text:p text:style-name="P4">
Twitter is also under the fake account of the June 4th Memorial Hall. It is recommended that users track Wang Dan, but the recommended account is the fake account number opened by Wang Dan.</text:p>
      <text:p text:style-name="P4">
Under the "June 4th Memorial Hall" fake account, Twitter recommends tracking the fake account named "Wang Dan". (Figure taken from pushing Twitter) <text:a xlink:type="simple" xlink:href="https://www.rfa.org/mandarin/shishi-hecha/hc-06032023083440.html/ac3.png" text:style-name="Internet_20_link" text:visited-style-name="Visited_20_Internet_20_Link">
</text:a>
<text:span text:style-name="T4">
 June 4th Fake Account Re intensive post </text:span>
</text:p>
      <text:p text:style-name="Horizontal_20_Line"/>
      <text:p text:style-name="P4">
Wang Dan's real Twitter number is "＠ Wangdan1989". He posted a post on May 17 to remind netizens to pay attention to the account number opened by his name (below). Although this fake account has been blocked (right below), There are also other accounts named Wang Dan on Twitter.</text:p>
      <text:p text:style-name="P4">
(Figure taken from pushing Twitter) <text:a xlink:type="simple" xlink:href="https://www.rfa.org/mandarin/shishi-hecha/hc-06032023083440.html/ac4.jpg" text:style-name="Internet_20_link" text:visited-style-name="Visited_20_Internet_20_Link">
</text:a>
For example, the user named Wang Dan "@MaiSieroby777722" joined Twitter in April this year. It's time, as of now, the Memorial Hall has received a total of more than 600,000 yuan, and the gap between the target of 1.5 million US dollars is still a bit large. However, it doesn't matter, the US government has promised to give us $ 500,000 through channels. Anyway, we smear and attack China anyway. If you are happy, we can say that it is a match!"</text:p>
      <text:p text:style-name="P4">
The user "@Millerlynch16" shows that it joined in April 2013. As of June 1 this year, a total of 6 tweets were released from May 15th to June 1st this year. The content was related to the "June 4th Memorial Hall". Including funds for fundraising activities, stop fundraising activities, problems with the receipt account, etc., please do not remit money again.</text:p>
      <text:p text:style-name="P4">
Twitter searched for "Worth Kaixi", and a string of names and avatars appeared. (Figure taken from pushing Twitter) <text:a xlink:type="simple" xlink:href="https://www.rfa.org/mandarin/shishi-hecha/hc-06032023083440.html/ac5.jpg" text:style-name="Internet_20_link" text:visited-style-name="Visited_20_Internet_20_Link">
</text:a>
Searching for the democratic movement "Uyo Kaixi" in Twitter, there will also be a series of accounts, the names and avatars are the same, and some user names are only one "i" or Arabic numerals; The account number joined Twitter from March to May this year. Some accounts or articles have been deleted. Some of the accounts of some accounts and response content mainly criticized the violence of guns in the United States. Asian facts investigation of the laboratory has not found false messages related to the "June 4th Memorial Hall" as of June 1.</text:p>
      <text:p text:style-name="P4">
<text:span text:style-name="T4">
 How to identify the true and false account? </text:span>
</text:p>
      <text:p text:style-name="P4">
The following is the real "June 4th Memorial Hall" (left below), Wang Dan (in the picture below), and Worth Kaixi (right below) Twitter account.</text:p>
      <text:p text:style-name="P4">
The June 4th Memorial Hall, Wang Dan, and Worth Kaishi Put of Twitter. (Figure taken from pushing Twitter) <text:a xlink:type="simple" xlink:href="https://www.rfa.org/mandarin/shishi-hecha/hc-06032023083440.html/ac6.jpg" text:style-name="Internet_20_link" text:visited-style-name="Visited_20_Internet_20_Link">
</text:a>
Taking the "June 4th Memorial Hall" as an example, the user name is the English translation of the Memorial Hall, and its additional time is in line with the memorial hall to start preparation time. Including Wang Dan, Zhou Fenguo and others who have been certified by Lan Gou Gou, these clues to identify accounts.</text:p>
      <text:p text:style-name="P4">
<text:a xlink:type="simple" xlink:href="https://www.bbc.com/zhongwen/trad/science-54255746" text:style-name="Internet_20_link" text:visited-style-name="Visited_20_Internet_20_Link">
BBC article</text:a>
Four key to sorting out the fake account: first, whether there is a certification; second, check the user name and image, if the user name appears random numbers or letters, it may be the user name generated by the machine; third, check the user's past content And tracking; fourth, check the content or message source.</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the AFCL@rfa.org sent to the Asian facts checking laboratory with email, and we will check and verify it for you. _ </text:span>
 _ 吧 _</text:p>
      <text:p text:style-name="P4">
News Source: <text:a xlink:type="simple" xlink:href="https://www.rfa.org/mandarin/shishi-hecha/hc-06032023083440.html" text:style-name="Internet_20_link" text:visited-style-name="Visited_20_Internet_20_Link">
https://www.rfa.org/mandarin/shishi-hecha/hc-06032023083440.html</text:a>
</text:p>
      <!--NEWS-->
      <text:h text:style-name="P10" text:outline-level="1">
<text:span text:style-name="T4">
The US Secretary of Defense in batches Beijing to refuse to talk to China: Responsibility in the United States</text:span>
</text:h>
      <text:p text:style-name="P4">
Author: None (Language: zh)</text:p>
      <text:p text:style-name="P4">
Publisher: None</text:p>
      <text:p text:style-name="P4">
Time: 2023-06-03T09:32:00Z</text:p>
      <text:p text:style-name="P4">
Description: US Defense Secretary Austin emphasized in Shangri -La dialogue on Saturday that the Taiwan Strait conflict will cause devastating consequences. He also said that the US -China dialogue is "essential" for avoiding errors that may cause conflicts. Earlier, the Beijing side rejected his official meeting with the Minister of Defense.</text:p>
      <text:p text:style-name="P4">
Videos: []</text:p>
      <text:p text:style-name="P4">
Images: []</text:p>
      <text:p text:style-name="P4">
Subject: 时政风云</text:p>
      <text:p text:style-name="P4">
Subjects: ['南希·佩洛西', '专题报道：习近平访美', '岛屿主权争端', '马英九', '专题报道：全景观看“习马会”', '专题报道：2016年台湾大选', '台湾']</text:p>
      <text:p text:style-name="P4">
Keywords: ['香格里拉对话', '中美关系', '台海危机', '台海冲突', '台湾']</text:p>
      <text:p text:style-name="P4">
Id: 65815175</text:p>
      <!--METADATA-->
      <text:p text:style-name="P4">
<text:a xlink:type="simple" xlink:href="https://www.dw.com/zh/overlay/image/article/65815175/65813604" text:style-name="Internet_20_link" text:visited-style-name="Visited_20_Internet_20_Link">
 </text:a>
(Voice of German in Chinese) US Secretary of Defense Austin Criticizing China on Saturday (June 3) criticized China for unwillingness to participate in military crisis management. Previously, Beijing rejected his formal invitation to meet with the Chinese National Defense Minister.</text:p>
      <text:p text:style-name="P4">
Austin's "Shangri -La Dialogue" held in Singapore's Asian Defense Summit said: "I feel deeply concerned that China is unwilling to participate more seriously to explore a better crisis management mechanism between the two countries."</text:p>
      <text:p text:style-name="P4">
Austin Saturday shook hands and talked briefly at the opening dinner of Shangri -La's conversation with Chinese Defense Minister Li Shangfu on Saturday, but this interaction did not reach the Pentagon's expectations for "substantial communication". Singapore's "Lianhe Zaobao" reported that although the two were arranged at the same table, they sat in their seats after shaking hands. At the same table, Singapore Acting Prime Minister Huang Xuncai, Indonesian Defense Chief Plabovo, Australian Prime Minister Albanis, etc.</text:p>
      <text:p text:style-name="P4">
Since the beginning of this year, the tension between Washington and Beijing is due to Taiwan and <text:a xlink:type="simple" xlink:href="https://www.dw.com/zh/zh/击落间谍气球后-美国为何推迟对中国的制裁/a-65593443" text:style-name="Internet_20_link" text:visited-style-name="Visited_20_Internet_20_Link">
China Spy Balloon Incident</text:a>
Continuously upgraded.</text:p>
      <text:p text:style-name="P4">
The US Defense Secretary is currently undergoing a trip to Asia. Previously, he visited Japan and would visit India later. Senior U.S. officials want to fight against Beijing by strengthening the alliance and partnership in the region.</text:p>
      <text:p text:style-name="P4">
Austin dialogue in Shangri-La on Saturday with the title of "A Shared Vision for the Indo-Pacific", saying that the United States will not tolerate the "coercion and bullying" of its allies and partners, and at the same time It is guaranteed to Beijing that the United States will be committed to maintaining the status quo of Taiwan and preferring dialogue rather than conflict. It will continue to "resolutely oppose any party to make unilateral changes to the status quo."</text:p>
      <text:p text:style-name="P4">
He warned that "the Taiwan Strait conflict will be devastating" and will affect the global economy in a "way we can't imagine". "Conflict is neither immortal nor inevitable."</text:p>
      <text:p text:style-name="P4">
He emphasized that the United States does not seek conflict or confrontation, "but in the face of bullying or coercion, we will not shrink back."</text:p>
      <text:p text:style-name="P4">
Austin also talked about the lack of communication with China in his speech. He said: "The United States believes that maintaining communication channels with China is very important, especially between our defense and military leaders." "The more we communicate, the more you can avoid misunderstandings and errors that may cause crisis or conflict. judge."</text:p>
      <text:p text:style-name="P4">
"Friendly handshake at the dinner cannot replace substantial interaction."</text:p>
      <text:p text:style-name="P4">
Shangri -La dialogue welcome dinner, VIP table, US Defense Minister Austin (right) is sitting next to Singapore Deputy Prime Minister Huang Xuncai (second from right).</text:p>
      <text:h text:style-name="P12" text:outline-level="3">
<text:span text:style-name="T4">
China: The relationship between the two armed forces is facing difficulties in the United States</text:span>
</text:h>
      <text:p text:style-name="P4">
The United States invited Li Shangfu to hold a meeting of the two countries during the summit, but <text:a xlink:type="simple" xlink:href="https://www.dw.com/zh/zh/李尚福拒絕會晤-美防長令人遺憾/a-65766662" text:style-name="Internet_20_link" text:visited-style-name="Visited_20_Internet_20_Link">
being rejected by Beijing</text:a>
Essence Chinese Foreign Ministry spokesman Mao Ning said in response to the relevant issues at a regular press conference on May 30: "The reason why the conversation between the two Sino -US armed forces is facing difficulties in the United States is clear."</text:p>
      <text:p text:style-name="P4">
The Chinese delegation who attended the Shangri -La dialogue in Singapore also immediately refuted Austin's remarks on Saturday. Jing Jianfeng, the deputy chief of staff of the Joint Staff of the Central Military Commission of the Communist Party of China, said that the current relationship between the Sino -US armed forces is facing difficulties and is responsible for the United States.</text:p>
      <text:p text:style-name="P4">
Jing Jianfeng also said that the United States blurred and emptied a Chinese principle, strengthened official exchanges with Taiwan, indulged Taiwan's independence split activities, enhanced the number and performance of selling weapons to Taiwan, frequently passed away from the Taiwan Strait, showed off force, attracted other countries to intervene in Taiwan. question. He also reiterated that the issue of Taiwan is related to the core interests of China, and he cannot tolerate any compromise.</text:p>
      <text:p text:style-name="P4">
Chinese Defense Minister Li Shangfu will speak at the meeting on Sunday. In 2018, he was sanctioned by the US government for purchasing Russian weapons, but the Pentagon stated that this did not prevent Austin from meeting with Lee Shangfu. Members of the Chinese delegation said that the cancellation of sanctions is one of the prerequisites for a substantial dialogue with Austin.</text:p>
      <text:h text:style-name="P12" text:outline-level="3">
<text:span text:style-name="T4">
Mega warships cross the Taiwan Strait</text:span>
</text:h>
      <text:p text:style-name="P4">
On the same day on the conversation of Shangri -La, the US and Canadian warships crossed the Taiwan Strait. The Seventh Fleet of the United States announced on Saturday that its destroyer USS Chung-Hoon and the Royal Canadian Navy's Montreal (HMCSMontreal) is "in accordance with international law, and the Taiwan Strait, which is also available in the Taiwan Strait, has a routine navigation. Time is June 3rd local time. The U.S. Navy said: "The Zhongyun and Montreal both traveled through the Taiwan Strait that the United States and their allies and partners committed to a free and open Indo -Pacific region."</text:p>
      <text:p text:style-name="P4">
Agence France -Presse pointed out that U.S. naval ships often cross the Taiwan Strait, but rarely perform such operations with ships in other countries at the same time. The last time the United States and Canada jointly traveled through the Taiwan Strait in September 2022.</text:p>
      <text:p text:style-name="P4">
The Canadian military confirmed the sailing on Twitter on Saturday and said that the United States and Canada were "partners who act on peace and security in the region."</text:p>
      <text:p text:style-name="P4">
(Associated Press, AFP)</text:p>
      <text:p text:style-name="P4">
News Source: <text:a xlink:type="simple" xlink:href="https://www.dw.com/zh/美国防长批北京拒绝对话-中国：责任在美方/a-65815175" text:style-name="Internet_20_link" text:visited-style-name="Visited_20_Internet_20_Link">
https://www.dw.com/zh/美国防长批北京拒绝对话-中国：责任在美方/a-65815175?maca=chi-rss-chi-all-1127-rdf</text:a>
</text:p>
      <!--NEWS-->
      <text:h text:style-name="P10" text:outline-level="1">
<text:span text:style-name="T4">
There are two other "oath guardians" and were sentenced to the impact of the Capitol Hill incident</text:span>
</text:h>
      <text:p text:style-name="P4">
Author: chinese@voanews.com (美国之音)</text:p>
      <text:p text:style-name="P4">
Publisher: 美国之音中文网 (Type: NewsMediaOrganization)</text:p>
      <text:p text:style-name="P4">
Published Time: 2023-06-03T09:35:38+08:00</text:p>
      <text:p text:style-name="P4">
Modified Time: 2023-06-03 01:35:38Z</text:p>
      <text:p text:style-name="P4">
Description: The two members of the two extremely right -wing organizations, "Oath Guardian", were sentenced to three years in prison for inciting conspiracy and other allegations on Friday (June 2) -this is the latest judgment related to the Capitol History incident in January 6, 2021.</text:p>
      <text:p text:style-name="P4">
Videos: []</text:p>
      <text:p text:style-name="P4">
Images: []</text:p>
      <text:p text:style-name="P4">
Categories: ['美国', '法律']</text:p>
      <text:p text:style-name="P4">
Type: None</text:p>
      <!--METADATA-->
      <text:p text:style-name="P4">
Nonenone</text:p>
      <text:p text:style-name="P4">
News Source: <text:a xlink:type="simple" xlink:href="https://www.voachinese.com/a/oath-keepers-convicted-of-storming-capitol-get-latest-extremist-sentencings-20230602/7121343.html" text:style-name="Internet_20_link" text:visited-style-name="Visited_20_Internet_20_Link">
https://www.voachinese.com/a/oath-keepers-convicted-of-storming-capitol-get-latest-extremist-sentencings-20230602/7121343.html</text:a>
</text:p>
      <!--NEWS-->
      <text:h text:style-name="P10" text:outline-level="1">
<text:span text:style-name="T4">
The Democratic God of Democratic Statue in Washington held the June 4th Candlelight Mourning Event</text:span>
</text:h>
      <text:p text:style-name="P4">
Author: None</text:p>
      <text:p text:style-name="P4">
Publisher: Radio Free Asia (Organization)</text:p>
      <text:p text:style-name="P4">
Published Time: 2023-06-03T09:44:00-04:00</text:p>
      <text:p text:style-name="P4">
Modified Time: 2023-06-03T09:47: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5.203867in" draw:z-index="0">
<draw:image xlink:href="../Images/rfamandarin/2023-06-03T09-44-00-04-00/000000.png" xlink:type="simple" xlink:show="embed" xlink:actuate="onLoad" draw:mime-type="image/png"/>
</draw:frame>
The place of the commemorative ceremony is located in front of a small square in front of the Democratic Goddess of Democratic Goddess, just a few neighborhoods from Washington. <text:a xlink:type="simple" xlink:href="https://www.rfa.org/mandarin/yataibaodao/renquanfazhi/wy-06032023092053.html/@@images/image" text:style-name="Internet_20_link" text:visited-style-name="Visited_20_Internet_20_Link">
</text:a>
Reporter Wang Yun shoot</text:p>
      <text:p text:style-name="P4">
On the eve of the 34th anniversary of the June Fourth Massacre of 1989, the Washington Human Rights Organization "Communist Lisestyle Foundation" held the 10th Six Fourth Candlelight Mourning Campaign in Washington on June 2. The personal calendar of the Tiananmen Democratic Movement and the representatives of the Uyghur, Tibetan and Hong Kong people spoke at the event.</text:p>
      <text:p text:style-name="P4">
<text:span text:style-name="T4">
<text:span text:style-name="T5">
 <text:a xlink:type="simple" xlink:href="https://www.rfa.org/zhengzhi/al-06022023095528.html" text:style-name="Internet_20_link" text:visited-style-name="Visited_20_Internet_20_Link">
September 34th Anniversary Special Report: Young women who took the microphone on the square</text:a>
</text:span>
* </text:span>
<text:span text:style-name="T5">
 <text:a xlink:type="simple" xlink:href="https://www.rfa.org/tj-06022023141911.html" text:style-name="Internet_20_link" text:visited-style-name="Visited_20_Internet_20_Link">
The June 4th Leaders of the June 4th Memorial Hall of New York reiterated to the pursuit of freedom China determination</text:a>
</text:span>
<text:span text:style-name="T5">
 </text:span>
<text:span text:style-name="T4">
 <text:a xlink:type="simple" xlink:href="https://www.rfa.org/kw-06012023130017.html" text:style-name="Internet_20_link" text:visited-style-name="Visited_20_Internet_20_Link">
Special Report on the 34th Anniversary of June 4th: Pick up the torch and move forward!</text:a>
</text:span>
</text:p>
      <text:p text:style-name="P4">
The place of the commemorative ceremony is located in front of a small square in front of the Democratic Goddess of Democratic Goddess, just a few neighborhoods from Washington.</text:p>
      <text:p text:style-name="P4">
This statue was almost completely imitated by the Democratic Statue of the Democratic Version of the Democratic Movement in Tiananmen Square, but the material has been replaced by copper and the size has shrunk. After the street lights were on in the evening, the tall street lights were shown on the torch supported by the goddess statue, and the red light flashed, as if the democratic fire was never extinguished.</text:p>
      <text:p text:style-name="P4">
Small squares are sandwiched between three roads, just a narrow triangle small square, but during the ceremony, there are still about 50 people here. There are both Chinese faces and American people.</text:p>
      <text:p text:style-name="P4">
Former US Congress, Frankwolf, said at the ceremony, "We all remember the scene of the Democratic demonstration of Tiananmen Democratic demonstrations on TV that year. Those who crush the vehicle and leave the bleeding bodies on the ground. "</text:p>
      <text:p text:style-name="P4">
Former US Congress, Frankwolf, spoke at the ceremony.(Reporter Wang Yun shoot)  <text:a xlink:type="simple" xlink:href="https://www.rfa.org/mandarin/yataibaodao/renquanfazhi/wy-06032023092053.html/wy-senate.jpg" text:style-name="Internet_20_link" text:visited-style-name="Visited_20_Internet_20_Link">
 </text:a>
Wolf reviewed in 1991 that he and another Congress member Chrissmith went to Beijing to ask the participants of the 89th Democratic Games who were still being held. He emphasized that so many years have passed, and the Chinese government has persecuted different ethnic groups without differences, including Christians, Tibetan Buddhists, Uyghur Muslims, and members of Falun Gong. When he mentioned the persecuted Muslims in Xinjiang, he raised his voice and repeated the word "race extinction" three times.</text:p>
      <text:p text:style-name="P4">
The founder of the Washington Human Rights Organization "Citizen Power" Yang Jianli spoke at the event as the Tiananmen Democratic Games Ceremony in 1989. He borrowed the old Chinese words, "the white -haired man sent a black -haired man" to show the mourning of the young people who were killed in the June 4th massacre of the year. He lamented that sadness could not be added, and sadness never stopped.</text:p>
      <text:p text:style-name="P4">
However, Yang Jianli also relieved that the white paper movement that happened last year echoed the Democratic Movement of Tiananmen that year, just as young people in Tiananmen Square more than 30 years ago, this generation of young people also required a transparent and responsible government, and the government. Political freedom.</text:p>
      <text:p text:style-name="P4">
Elfidar Iltebir, President of the American Uyghur Association Elfidar Iltebir(ICT)Organization Research Director Bu Qiongji Ren(Bhuchung K.)The ethnic groups speak their own ethnic groups in the event.</text:p>
      <text:p text:style-name="P4">
Elfidar Iltebir, president of the Uighurs Association, spoke on the event on behalf of his ethnic group.(Reporter Wang Yun shoot)  <text:a xlink:type="simple" xlink:href="https://www.rfa.org/mandarin/yataibaodao/renquanfazhi/wy-06032023092053.html/wy1-elfidar-iltebir.jpg" text:style-name="Internet_20_link" text:visited-style-name="Visited_20_Internet_20_Link">
</text:a>
Hong Kong democratic activity Shao Lan reviewed the process of gradually understanding the essence of the Chinese government in the process of growing up at the ceremony. She regretted saying that after the delivery of the Central Movement in 2019, the traditional rule of law and democracy inherent in Hong Kong was deprived by the Chinese government. She emphasized that Hong Kong people are still insisting on struggle, but she asked, but she asked to see what the international community did to help Hong Kong people?</text:p>
      <text:p text:style-name="P4">
At the end of the ceremony, the candles ignited by everyone were silent for half a minute. But after the ceremony, people still gathered in front of the statue of democratic gods and did not want to leave for a long time. Several young Hong Kong people who came to participate in the ceremony sang "Wish to Return to Hong Kong" before the idol.</text:p>
      <text:p text:style-name="P4">
At the end of the ceremony, the candles ignited by everyone were silent for half a minute.(Reporter Wang Yun shoot)  <text:a xlink:type="simple" xlink:href="https://www.rfa.org/mandarin/yataibaodao/renquanfazhi/wy-06032023092053.html/wy-silence.jpg" text:style-name="Internet_20_link" text:visited-style-name="Visited_20_Internet_20_Link">
</text:a>
Reporter: Editor Wang Yun: Shen Ye.com Editor: Jessi</text:p>
      <text:p text:style-name="P4">
News Source: <text:a xlink:type="simple" xlink:href="https://www.rfa.org/mandarin/yataibaodao/renquanfazhi/wy-06032023092053.html" text:style-name="Internet_20_link" text:visited-style-name="Visited_20_Internet_20_Link">
https://www.rfa.org/mandarin/yataibaodao/renquanfazhi/wy-06032023092053.html</text:a>
</text:p>
      <!--NEWS-->
      <text:h text:style-name="P10" text:outline-level="1">
<text:span text:style-name="T4">
US Minister of Defense told China talks about the key to avoid crisis</text:span>
</text:h>
      <text:p text:style-name="P4">
Author: chinese@voanews.com (美国之音)</text:p>
      <text:p text:style-name="P4">
Publisher: 美国之音中文网 (Type: NewsMediaOrganization)</text:p>
      <text:p text:style-name="P4">
Published Time: 2023-06-03T09:48:47+08:00</text:p>
      <text:p text:style-name="P4">
Modified Time: 2023-06-03 03:27:38Z</text:p>
      <text:p text:style-name="P4">
Description: U.S. Defense Minister Lauda Austen said on Saturday that he was deeply concerned about China's unwillingness to contact military crisis control and warned that talks were the key to avoid conflicts.</text:p>
      <text:p text:style-name="P4">
Videos: []</text:p>
      <text:p text:style-name="P4">
Images: []</text:p>
      <text:p text:style-name="P4">
Categories: ['美国', '中国', '军事']</text:p>
      <text:p text:style-name="P4">
Type: None</text:p>
      <!--METADATA-->
      <text:p text:style-name="P4">
Nonenone</text:p>
      <text:p text:style-name="P4">
News Source: <text:a xlink:type="simple" xlink:href="https://www.voachinese.com/a/u-s-defense-chief-slams-china-for-lack-of-military-dialog-20230602/7121371.html" text:style-name="Internet_20_link" text:visited-style-name="Visited_20_Internet_20_Link">
https://www.voachinese.com/a/u-s-defense-chief-slams-china-for-lack-of-military-dialog-20230602/7121371.html</text:a>
</text:p>
      <!--NEWS-->
      <text:h text:style-name="P10" text:outline-level="1">
<text:span text:style-name="T4">
The U.S. Defense Minister said "deep attention" for China to explain "deep attention" Beijing accusing the United States offend the stability of the Taiwan Strait</text:span>
</text:h>
      <text:p text:style-name="P4">
Author: None</text:p>
      <text:p text:style-name="P4">
Publisher: Radio Free Asia (Organization)</text:p>
      <text:p text:style-name="P4">
Published Time: 2023-06-03T09:51:00-04:00</text:p>
      <text:p text:style-name="P4">
Modified Time: 2023-06-03T14:21: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4.612011in" draw:z-index="0">
<draw:image xlink:href="../Images/rfamandarin/2023-06-03T09-51-00-04-00/000000.png" xlink:type="simple" xlink:show="embed" xlink:actuate="onLoad" draw:mime-type="image/png"/>
</draw:frame>
U.S. Defense Minister Laude Austen delivered an important speech on the Shangri -La Dialogue Safety Forum in Singapore <text:a xlink:type="simple" xlink:href="https://www.rfa.org/mandarin/Xinwen/1-06032023094945.html/@@images/image" text:style-name="Internet_20_link" text:visited-style-name="Visited_20_Internet_20_Link">
![] [] [](Images/rfamandarin/2023-06-03T09-51-00-04-00/000001.png)</text:a>
Reuters pictures</text:p>
      <text:p text:style-name="P4">
According to the English group of this station, US Secretary of Defense Laud Austin urged the Chinese military leaders to contact the Chinese military leaders after meeting with the Chinese National Defense Minister, saying that open communication channels are "important".</text:p>
      <text:p text:style-name="P4">
Austin said an important speech on the Saudin Shangri -La Dialogue Safety Forum on Saturday that he "deeply concerned that China has always been reluctant to participate more seriously to participate in a better crisis management mechanism between the two countries."</text:p>
      <text:p text:style-name="P4">
The US National Defense Minister mentioned the formal name used in China was the People's Republic of China.</text:p>
      <text:p text:style-name="P4">
He said, "For the responsible national defense leaders, the appropriate conversation time is at any time. The appropriate conversation time is every time, and now it is a suitable conversation time," he added "Dialogue is not a reward. This is a must must be a must. "The more we talk about, the more you can avoid misunderstanding and misjudgment that may cause crisis or conflict."</text:p>
      <text:p text:style-name="P4">
The US Secretary of Defense Austin and the Chinese Defense Minister Li Shangfu, who has been sanctioned by the United States since 2018, had a brief handshake before the official dinner on Friday, but did not talk or expect them to hold bilateral talks.</text:p>
      <text:p text:style-name="P4">
"Cute handshake at dinner cannot replace substantial participation," Austin said.</text:p>
      <text:p text:style-name="P4">
The US Minister of Defense criticized China. He said that China "continues to intercept the number of US and allies aircraft that legal air in the international aim."</text:p>
      <text:p text:style-name="P4">
Just last week, the U.S. military accused China's J-16 fighter aircraft "unnecessary offensive" maneuverability when intercepting the US Air Force RC-135 reconnaissance aircraft.</text:p>
      <text:p text:style-name="P4">
"We don't seek conflict or confrontation, but we will not shrink back in the face of bullying or coercion," Austin said.</text:p>
      <text:p text:style-name="P4">
American Strategy and International Research Center(CSIS)A very resident researcher Huong Le THU said that the obvious cracks between the two big powers have "become a new reality."</text:p>
      <text:p text:style-name="P4">
Huong Le THU told Radio Free Asia that regional countries must accept it regardless of whether they like it.</text:p>
      <text:p text:style-name="P4">
"But they can reduce the heat by promoting and encouraging dialogue between the United States and China, which helps to control the tension," the researcher added.</text:p>
      <text:p text:style-name="P4">
<text:span text:style-name="T4">
 Common Vision </text:span>
</text:p>
      <text:p text:style-name="P4">
Xiao Kalito Galvis, senior deputy minister and supervisor of the Philippine Ministry of Defense(Carlito Galvez Jr.)It said that Manila believes that "international law is the biggest balancer among countries."</text:p>
      <text:p text:style-name="P4">
The Philippines won a legal lawsuit against China in the South China Sea in the United Nations court in 2016, but Beijing has refused to accept the ruling so far.</text:p>
      <text:p text:style-name="P4">
The sovereignty issues of some islands in the Nansha Islands have recently been involved in new disputes.</text:p>
      <text:p text:style-name="P4">
"As the saying goes, good fences are good for neighbors," Galves said. "Only when neighboring countries have clear boundaries and respect the established boundaries can the relationship be truly friendly."</text:p>
      <text:p text:style-name="P4">
The Indonesian Minister of Defense Plabovo Sophia said, "We must overcome our geopolitical competition and territorial disputes through dialogue, negotiations and win -win solutions."</text:p>
      <text:p text:style-name="P4">
"Comparative compromises are the only way for community and social prosperity," he said, and warned that the competition between super powers "has become the Cold War. In any war, the danger of disaster is always at hand."</text:p>
      <text:p text:style-name="P4">
However, US Secretary of Defense Austin insisted that the United States "does not seek a new cold war."</text:p>
      <text:p text:style-name="P4">
"Competition must not evolve into conflict. The area should never be split into hostile groups," he said.</text:p>
      <text:p text:style-name="P4">
Austin said Washington has not been created in the Indo -Pacific region as China repeatedly claims, and is not willing to create a new NATO.</text:p>
      <text:p text:style-name="P4">
However, Austin said that the United States hopes to establish "flexible alliances to promote our common vision" so that the Indo -Pacific region is "more stable and more flexible."</text:p>
      <text:p text:style-name="P4">
Washington listed Australia, Japan, South Korea, the Philippines, and Thailand as its "firm ally" in the region, and regarded India, Indonesia, Vietnam, and Singapore as "important partners".</text:p>
      <text:p text:style-name="P4">
When talking about autonomy in Taiwan, Austin said that the United States "is still firmly committed to maintaining the status quo there, which is consistent with our long -term Chinese policy and fulfill our established obligations under the Taiwan Relations Law."</text:p>
      <text:p text:style-name="P4">
"Conflicts are neither immortal nor inevitable. Today's deterrence is strong, and our work is to maintain this deterrence," Austin said.</text:p>
      <text:p text:style-name="P4">
Beijing regards Taiwan as a province in China and resolutely protests "external forces" to participate in Taiwan's politics.</text:p>
      <text:p text:style-name="P4">
Lieutenant General Jing Jianfeng, deputy minister of the Ministry of Staff of the Central Military Commission of China, returned to Taiwan's Taiwan -related remarks, saying that it was "completely wrong."</text:p>
      <text:p text:style-name="P4">
"There is only one China in the world, and Taiwan is the inseparable part of the Chinese territory." The unification of the motherland is the common desire and sacred responsibility of all the Chinese people, including Taiwan compatriots. Motherland. "</text:p>
      <text:p text:style-name="P4">
<text:span text:style-name="T4">
 China ’s counterattack </text:span>
</text:p>
      <text:p text:style-name="P4">
A researcher at the Chinese Academy of Military Sciences of the Chinese People's Liberation Army said that the United States has been trying to change the status quo of the Taiwan Strait.</text:p>
      <text:p text:style-name="P4">
Zhao said to reporters at the Shangri -La dialogue: "The Taiwan Strait has been very stable in the past ten years, but the United States wants to destroy this stability."</text:p>
      <text:p text:style-name="P4">
"In this way, they can sell weapons to Taiwan and make a lot of money," he said.</text:p>
      <text:p text:style-name="P4">
The Chinese participants of the Singapore Security Forum countered the criticism of the United States and its allies.</text:p>
      <text:p text:style-name="P4">
The Academy of Zhao said that Washington needs to change what he said in the way he interacts with others.</text:p>
      <text:p text:style-name="P4">
"In terms of dialogue, you must take care of each other's interests," he said, and accused the United States of not understanding this basic principle.</text:p>
      <text:p text:style-name="P4">
Another Chinese representative and Zhang Chi University from the National Security Institute of China National Security questioned whether Washington established a multilateral institution while promoting the central status of Southeast Asian Group ASEAN.</text:p>
      <text:p text:style-name="P4">
At the same time, Major General Tang Yongsheng, the former vice president of the college, countered the Canadian Minister of Defense Anita Aande, saying that China was a destructive force in the region. He said "China has made great efforts to maintain peace and stability in the region."</text:p>
      <text:p text:style-name="P4">
The Chinese Communist Party's mouthpiece "Global Times" quoted an official of the Chinese military in a report on Saturday, "China is confident to go to the stage to speak."</text:p>
      <text:p text:style-name="P4">
"Although the Shangri -La dialogue would be a platform led by Western countries, China was still here," the report said.</text:p>
      <text:p text:style-name="P4">
Chinese Defense Minister Li Shangfu will make important speeches on Beijing's new security measures on Sunday, the last day of the forum.</text:p>
      <text:p text:style-name="P4">
(Responsible editor: (：)</text:p>
      <text:p text:style-name="P4">
News Source: <text:a xlink:type="simple" xlink:href="https://www.rfa.org/mandarin/Xinwen/1-06032023094945.html" text:style-name="Internet_20_link" text:visited-style-name="Visited_20_Internet_20_Link">
https://www.rfa.org/mandarin/Xinwen/1-06032023094945.html</text:a>
</text:p>
      <!--NEWS-->
      <text:h text:style-name="P10" text:outline-level="1">
<text:span text:style-name="T4">
Biden said speeches on debt defaults in the Oval Office of the White House, emphasizing that the two parties compromise and consensus</text:span>
</text:h>
      <text:p text:style-name="P4">
Author: chinese@voanews.com (维达库斯瓦拉)</text:p>
      <text:p text:style-name="P4">
Publisher: 美国之音中文网 (Type: NewsMediaOrganization)</text:p>
      <text:p text:style-name="P4">
Published Time: 2023-06-03T09:52:11+08:00</text:p>
      <text:p text:style-name="P4">
Modified Time: 2023-06-03 04:54:48Z</text:p>
      <text:p text:style-name="P4">
Description: After several weeks of difficult negotiations, US President Joe Bayeng Speaking on Friday (June 2) in the evening of the "Financial Responsibility Act" emphasized that he and Republicans have reached the ability to consensus between the two parties. During the re -election of Biden's 2024 campaign, this will definitely be a theme that he once again highlighted</text:p>
      <text:p text:style-name="P4">
Videos: []</text:p>
      <text:p text:style-name="P4">
Images: []</text:p>
      <text:p text:style-name="P4">
Categories: ['美国', '国会报道', '经济·金融·贸易', '编辑推荐']</text:p>
      <text:p text:style-name="P4">
Type: None</text:p>
      <!--METADATA-->
      <text:p text:style-name="P4">
Nonenone</text:p>
      <text:p text:style-name="P4">
News Source: <text:a xlink:type="simple" xlink:href="https://www.voachinese.com/a/biden-highlights-compromise-in-oval-office-remarks-on-us-avoiding-default-20230602/7121372.html" text:style-name="Internet_20_link" text:visited-style-name="Visited_20_Internet_20_Link">
https://www.voachinese.com/a/biden-highlights-compromise-in-oval-office-remarks-on-us-avoiding-default-20230602/7121372.html</text:a>
</text:p>
      <!--NEWS-->
      <text:h text:style-name="P10" text:outline-level="1">
<text:span text:style-name="T4">
India's three -line trains collided, at least 280 people were killed</text:span>
</text:h>
      <text:p text:style-name="P4">
Author: None (Language: zh)</text:p>
      <text:p text:style-name="P4">
Publisher: None</text:p>
      <text:p text:style-name="P4">
Time: 2023-06-03T09:59:00Z</text:p>
      <text:p text:style-name="P4">
Description: The three -line train in Orissa in eastern India collided, causing at least 280 people to die and hundreds of people injured. Rescue work is still underway.</text:p>
      <text:p text:style-name="P4">
Videos: []</text:p>
      <text:p text:style-name="P4">
Images: []</text:p>
      <text:p text:style-name="P4">
Subject: 时政风云</text:p>
      <text:p text:style-name="P4">
Subjects: ['印度']</text:p>
      <text:p text:style-name="P4">
Keywords: ['印度', '火车事故', '交通安全', '铁路管理']</text:p>
      <text:p text:style-name="P4">
Id: 65815142</text:p>
      <!--METADATA-->
      <text:p text:style-name="P4">
<text:a xlink:type="simple" xlink:href="https://www.dw.com/zh/overlay/image/article/65815142/65813759" text:style-name="Internet_20_link" text:visited-style-name="Visited_20_Internet_20_Link">
 </text:a>
Place of accidents</text:p>
      <text:p text:style-name="P4">
(Voice of Germany in Chinese) After a three -sequence train collision occurred in Orrisa, Errisa, eastern India, large -scale rescue operations were on Saturday (June 3).</text:p>
      <text:p text:style-name="P4">
Local officials said that the accident occurred on Friday night, causing more than 280 people to die and more than 800 people injured.</text:p>
      <text:p text:style-name="P4">
Throughout the night after the story, the number of deaths gradually increased.</text:p>
      <text:p text:style-name="P4">
On Saturday morning, Olsa's chief secretary, Yona(Pradeep Jena)Said that at least 233 people died. Subsequently, officials of the fire department said that at least 288 corpses have been found so far.</text:p>
      <text:p text:style-name="P4">
"At 10 pm (on Friday), we can rescue the survivors. Then it is to clean up the body of the victims."(Sudhanshu Sarangi)Tell the Associated Press.</text:p>
      <text:p text:style-name="P4">
"Very, very miserable. I have never seen so tragic in my career," he said.</text:p>
      <text:p text:style-name="P4">
Sarah said that rescue workers are still looking through the crash train carriage to find survivors who may be alive and trapped.</text:p>
      <text:p text:style-name="P4">
Federal Minister Dharmendra Pradhan told Indian news agency ANI that Prime Minister Modi will visit the scene of the accident. On Saturday morning, NaveenPatnaik, Chief Minister of Oleasa, and Ashwini Vaishnaw, the Minister of Railways of the Indian Railway, had reached the scene to understand the situation.</text:p>
      <text:p text:style-name="P4">
The accident occurred around 7:20 local time on Friday at 7:20 at 7:00 in the Bahanaga Bazar Railway Station in Bala Sol.</text:p>
      <text:h text:style-name="P12" text:outline-level="3">
<text:span text:style-name="T4">
Rescue is still ongoing, and local sore mourning</text:span>
</text:h>
      <text:p text:style-name="P4">
The accident occurred in Ballazor, about 200 kilometers from Bubanaswal, the capital of Orisa.</text:p>
      <text:p text:style-name="P4">
After the accident, a large -scale search and rescue operation soon began. Hundreds of firefighters and police forces rushed to the scene and used sniffed dogs. Rescuers sent by the National Disaster Response forces also arrived at the scene quickly.</text:p>
      <text:p text:style-name="P4">
"Our primary task is to rescue (passengers) and provide medical support for the wounded." Jona said.</text:p>
      <text:p text:style-name="P4">
He said the rescue team and emergency personnel are trying to rescue the survivors and send the wounded to the hospital.</text:p>
      <text:p text:style-name="P4">
Orisa officials announced a mourning day on Saturday.</text:p>
      <text:p text:style-name="P4">
At the same time, hundreds of young people lined up outside a government hospital in Solo near the nearby town to donate blood.</text:p>
      <text:h text:style-name="P12" text:outline-level="3">
<text:span text:style-name="T4">
Three -line train collided one after another</text:span>
</text:h>
      <text:p text:style-name="P4">
The accident occurred around 7:20 local time on Friday at 7:20 at 7:00 in the Bahanaga Bazar Railway Station in Bala Sol.</text:p>
      <text:p text:style-name="P4">
Indian media PTI quoted local officials reported that the CCP had three trains collided. There are some contradictory claims about which train of the train is derailled.</text:p>
      <text:p text:style-name="P4">
PTI reports that the first derailment is the train from Bandolor to Harala. This train is called the Haraco super fast train. Some of its compartments fell on the adjacent track.</text:p>
      <text:p text:style-name="P4">
Kolkata ’s Kolomander Express hit these compartments.</text:p>
      <text:p text:style-name="P4">
Subsequently, a freight train hit the Komand Express.</text:p>
      <text:p text:style-name="P4">
The TV screen shows that rescue workers try to rescue the survivors who were trapped in the broken carriage, and many remains lying under the white sheets next to the rails.</text:p>
      <text:p text:style-name="P4">
Residents in the city of Balla Sol and nearby regions rushed to the scene to participate in the rescue after they learned that the accident occurred.</text:p>
      <text:p text:style-name="P4">
The Ministry of Railways stated that the incident had been investigated.</text:p>
      <text:p text:style-name="P4">
The Indian Minister of Railways, Ashwini Vaishnaw, posted on Twitter to announce compensation for the victims and their families. He said that the government will pay the 1 million rupees (about 11,300 euros or $ 12,100) to the family members of the deceased, pay 200,000 rupees (2,260 euros or $ 2,400) for serious wounded people, pay 50,000 rupees (566 euros or $ 607 or $ 607 for minor injuries. To.</text:p>
      <text:p text:style-name="P4">
Indian Prime Minister Modi said on Twitter that on -site rescue operations are still ongoing, and they are providing "all possible assistance" to those affected. He said, "May the wounded recover soon."</text:p>
      <text:h text:style-name="P12" text:outline-level="3">
<text:span text:style-name="T4">
Survivor describes the accident scene of the accident</text:span>
</text:h>
      <text:p text:style-name="P4">
According to reports, residents in the city of Balla Sol and nearby areas have rushed to the scene to participate in the rescue after learning about the accident.</text:p>
      <text:p text:style-name="P4">
The survivor Rupam Banerjee told PTI: "The locals really help us in the hot sausage of the locals. They not only helped to rescue people, but also helped us pick up our luggage and send us water to drink."</text:p>
      <text:p text:style-name="P4">
Another survivor Vandana Kaleda said that after the train was derailed, the carriage shakes violently, and the passengers are unstable, colliding with each other, and pouring each other.</text:p>
      <text:p text:style-name="P4">
She said: "When I walked out of the bathroom, the train suddenly tilted. I lost the balance ... ... Everything was messy. People started to dump each other. I was shocked and didn't understand what happened. The brain was blank."</text:p>
      <text:p text:style-name="P4">
A surviving passenger who was unwilling to disclose his name said he saw other passengers' limbs break and facial destroyed.</text:p>
      <text:h text:style-name="P12" text:outline-level="3">
<text:span text:style-name="T4">
Indian train accident frequently occur</text:span>
</text:h>
      <text:p text:style-name="P4">
As the world's largest single management <text:a xlink:type="simple" xlink:href="https://www.dw.com/zh/zh/印度铁路招工9万应聘者2800万/a-43218494" text:style-name="Internet_20_link" text:visited-style-name="Visited_20_Internet_20_Link">
Railway Network</text:a>
Although the Indian government strives to improve security, <text:a xlink:type="simple" xlink:href="https://www.dw.com/zh/zh/印度重大列车事故-逾百人死亡/a-36456083" text:style-name="Internet_20_link" text:visited-style-name="Visited_20_Internet_20_Link">
but accidents occur every year. </text:a>
In 2018, in the city of Alley, northern India, people celebrated their festivals on the railway. A series of commute trains came, causing at least 59 people to die and dozens of people injured.</text:p>
      <text:p text:style-name="P4">
In 2017, a number of passenger trains in southern Antlabon was derailed, causing more than 40 people to be killed.</text:p>
      <text:p text:style-name="P4">
Most train accidents in India are outdated because of human negligence or signal equipment.</text:p>
      <text:p text:style-name="P4">
There are more than 12 million people in India every day to travel on a 64,000 -kilometer -long railway rail on railway.</text:p>
      <text:p text:style-name="P4">
(Agence France -Presse, Associated Press, Reuters, German Press)</text:p>
      <text:p text:style-name="P4">
News Source: <text:a xlink:type="simple" xlink:href="https://www.dw.com/zh/印度三列火车相撞，至少280人遇难/a-65815142" text:style-name="Internet_20_link" text:visited-style-name="Visited_20_Internet_20_Link">
https://www.dw.com/zh/印度三列火车相撞，至少280人遇难/a-65815142?maca=chi-rss-chi-all-1127-rdf</text:a>
</text:p>
      <!--NEWS-->
      <text:h text:style-name="P10" text:outline-level="1">
<text:span text:style-name="T4">
China and Russia ignore the appeal of the United States in condemning North Korea's launch satellite in the United Nations</text:span>
</text:h>
      <text:p text:style-name="P4">
Author: chinese@voanews.com (美国之音)</text:p>
      <text:p text:style-name="P4">
Publisher: 美国之音中文网 (Type: NewsMediaOrganization)</text:p>
      <text:p text:style-name="P4">
Published Time: 2023-06-03T10:04:07+08:00</text:p>
      <text:p text:style-name="P4">
Modified Time: 2023-06-03 02:04:07Z</text:p>
      <text:p text:style-name="P4">
Description: China and Russia ignored the United States on Friday (June 2) that the United States called on the UN Security Council to unite and condemned North Korea to try to launch satellites this week.</text:p>
      <text:p text:style-name="P4">
Videos: []</text:p>
      <text:p text:style-name="P4">
Images: []</text:p>
      <text:p text:style-name="P4">
Categories: ['亚太', '美国', '欧洲', '中国', '军事', '朝鲜半岛局势']</text:p>
      <text:p text:style-name="P4">
Type: None</text:p>
      <!--METADATA-->
      <text:p text:style-name="P4">
Nonenone</text:p>
      <text:p text:style-name="P4">
News Source: <text:a xlink:type="simple" xlink:href="https://www.voachinese.com/a/china-and-russia-ignore-us-call-at-un-to-condemn-north-korea-launch-20230602/7121345.html" text:style-name="Internet_20_link" text:visited-style-name="Visited_20_Internet_20_Link">
https://www.voachinese.com/a/china-and-russia-ignore-us-call-at-un-to-condemn-north-korea-launch-20230602/7121345.html</text:a>
</text:p>
      <!--NEWS-->
      <text:h text:style-name="P10" text:outline-level="1">
<text:span text:style-name="T4">
Bow flu threat mammalian experts call for vaccination for poultry</text:span>
</text:h>
      <text:p text:style-name="P4">
Author: None (Language: zh)</text:p>
      <text:p text:style-name="P4">
Publisher: None</text:p>
      <text:p text:style-name="P4">
Time: 2023-06-03T10:05:00Z</text:p>
      <text:p text:style-name="P4">
Description: Studies have shown that bird flu viruses are rapidly changing. Although the current threat to humans is still very low, experts point out that the surge in the surge in the surge in bird flu in mammals is a worrying phenomenon. Including China, Vietnam and other countries began to vaccinate poultry to reduce risks that may cause humans.</text:p>
      <text:p text:style-name="P4">
Videos: []</text:p>
      <text:p text:style-name="P4">
Images: []</text:p>
      <text:p text:style-name="P4">
Subject: 科技环境</text:p>
      <text:p text:style-name="P4">
Subjects: ['禽流感']</text:p>
      <text:p text:style-name="P4">
Keywords: ['禽流感', '鸟类', '家禽', '哺乳动物', '疫苗', '大流行病', '病毒学', '世界卫生组织']</text:p>
      <text:p text:style-name="P4">
Id: 65815230</text:p>
      <!--METADATA-->
      <text:p text:style-name="P4">
<text:a xlink:type="simple" xlink:href="https://www.dw.com/zh/overlay/image/article/65815230/63879761" text:style-name="Internet_20_link" text:visited-style-name="Visited_20_Internet_20_Link">
 </text:a>
Since 2021, the outbreak of bird flu has continued for a full year, causing a large number of wild birds to die</text:p>
      <text:p text:style-name="P4">
(Voice of Germany Chinese) Since the first appearance in 1996, H5N1 avian influenza virus has its seasonality in the past explosion period. However, according to Richardwebby, the person in charge of the WHO's Animal Fluid Research Center, the "something happened" in the mid -2021 in the mid -2021, which greatly enhanced the infectious infection of this group of viruses. Since then, the outbreak of flu has continued for a whole year, spreading to new areas, causing a large number of wild birds to die, and tens of millions of poultry was killed.</text:p>
      <text:h text:style-name="P12" text:outline-level="3">
<text:span text:style-name="T4">
New strain is more threatening</text:span>
</text:h>
      <text:p text:style-name="P4">
Wabe told AFP that this is definitely the largest bird flu epidemic in the world so far. The research project led by him this week has published a research results in NatureCommunications, exposing how viruses evolved rapidly in the process of spreading from Europe to North America.</text:p>
      <text:p text:style-name="P4">
The study said that when the virus reaches North America, the toxicity enhances, which means it can cause more dangerous diseases. The researchers also infected a white heales with a new bird flu virus. Wabe said that a large number of viruses were found in the Burchurine's brain, which showed that the new poison strain caused more serious diseases than the previous virus strains.</text:p>
      <text:h text:style-name="P12" text:outline-level="3">
<text:span text:style-name="T4">
Mammal infection The number of infections greatly increases</text:span>
</text:h>
      <text:p text:style-name="P4">
While Wob's emphasizing the threat of virus to humans is still very low, he also pointed out: "This virus is not static, it is evolving." He mentioned that the virus may "get genetic characteristics" by accident and become more likely to infect humans. For example, after contacting the infected birds, human beings may infect this sometimes or even fatal virus. Wabe added that the virus was tested on more and more mammals, which was a "very disturbing sign."</text:p>
      <text:p text:style-name="P4">
The occurrence of a sea lion infection in Chile, indicating that the virus may spread between mammals</text:p>
      <text:p text:style-name="P4">
The Chilean authorities said last week that since the beginning of this year, nearly 9,000 sea lions, penguins, otters and dolphins have died on bird flu on its north coast. Most mammals are considered to be infected with viruses through consumption of infected birds, but Virgin said that <text:a xlink:type="simple" xlink:href="https://www.dw.com/zh/zh/西班牙动物疫情水貂感染禽流感/a-64549574" text:style-name="Internet_20_link" text:visited-style-name="Visited_20_Internet_20_Link">
such as Spanish mink farms or South American sea lions indicates that the virus may spread between mammals. This is "the most Let us scare. " </text:a>
Ianbrown, the head of the British Dynamics and Plants Health Bureau, said that there is no "clear evidence that this virus is easy to survive in mammals." Brown told AFP that although this virus has become more threatened to birds, it still "does not adapt to humans."</text:p>
      <text:p text:style-name="P4">
WW virusist Werbi said that poultry virus is different from human virus with the receptor in the host cells. He said that only "two to three small changes on a protein of the virus" can become more adaptable to humans. He pointed out: "This is what we are really looking for."</text:p>
      <text:p text:style-name="P4">
Experts suggest that poultry should be vaccinated for poultry</text:p>
      <text:h text:style-name="P12" text:outline-level="3">
<text:span text:style-name="T4">
Vaccine reduces risk</text:span>
</text:h>
      <text:p text:style-name="P4">
Wabe said that one way can help reduce the number of bird flu in the number of bird flu, thereby reducing human risks is that countries vaccinated vaccines for their poultry. <text:a xlink:type="simple" xlink:href="https://www.dw.com/zh/zh/世卫组织中国出现首名h3n8禽流感人类死亡病例/a-65293543" text:style-name="Internet_20_link" text:visited-style-name="Visited_20_Internet_20_Link">
Including China, Egypt, and Vietnam, some countries have launched vaccines for poultry. </text:a>
However, there are still many countries who are unwilling to do so due to certain import and export restrictions, and are worried that poultry that has been vaccinated may still be infected with viruses.</text:p>
      <text:p text:style-name="P4">
The United States began to test several candidate vaccines that may be used for poultry in April this year; France recently said that he hopes to start vaccination for poultry in the early fall of this year. However, British chief veterinarian ChristineMiddlemiss also mentioned that poultry vaccination is not Wanling, "because the virus will continue to evolve."</text:p>
      <text:p text:style-name="P4">
MoniqueEloit, director of the World Animal Health Organization, said that vaccination for poultry should be "put on the desktop." She added that after all, "Everyone knows now that big epidemic is not just a fantasy -it may be a reality."</text:p>
      <text:p text:style-name="P4">
*#</text:p>
      <text:h text:style-name="P13" text:outline-level="4">
<text:span text:style-name="T4">
The top ten most dangerous viruses in the world</text:span>
</text:h>
      <text:h text:style-name="P12" text:outline-level="3">
<text:span text:style-name="T4">
Marburg Virus</text:span>
</text:h>
      <text:p text:style-name="P4">
The most dangerous virus is Malburgh virus. Its name comes from a rural animal husbandry -like town on the Raine River in Germany -but the town has nothing to do with the virus itself. The Malburgh virus is a kind of hemorrhagic virus. Like Ebola virus, Malburgh virus caused convulsions and mucous membranes, skin and organ bleeding. Its mortality rate is as high as 90 %.</text:p>
      <text:p text:style-name="P4">
*#</text:p>
      <text:h text:style-name="P13" text:outline-level="4">
<text:span text:style-name="T4">
The top ten most dangerous viruses in the world</text:span>
</text:h>
      <text:h text:style-name="P12" text:outline-level="3">
<text:span text:style-name="T4">
Ebola virus</text:span>
</text:h>
      <text:p text:style-name="P4">
There are five species of Ebola virus, named after five African countries and regions: Zaiel, Sudan, Tay Forest, Bendobo and Reston. Zail Ebola virus is the most fatal, with a mortality rate of 90 %. It is currently spread in Guinea, Sierra Leine and Liberia and other regions. Scientists believe that the fruit mart may bring Zail Ebola virus into the city.</text:p>
      <text:p text:style-name="P4">
*#</text:p>
      <text:h text:style-name="P13" text:outline-level="4">
<text:span text:style-name="T4">
The top ten most dangerous viruses in the world</text:span>
</text:h>
      <text:h text:style-name="P12" text:outline-level="3">
<text:span text:style-name="T4">
Hantan Virus</text:span>
</text:h>
      <text:p text:style-name="P4">
Hantan virus contains several types of viruses. Its name comes from the Hantan River in South Korea. During the Korean War in 1950, American soldiers were considered to be infected with this virus earlier nearby. Symptoms include lung disease, fever and renal failure.</text:p>
      <text:p text:style-name="P4">
*#</text:p>
      <text:h text:style-name="P13" text:outline-level="4">
<text:span text:style-name="T4">
The top ten most dangerous viruses in the world</text:span>
</text:h>
      <text:h text:style-name="P12" text:outline-level="3">
<text:span text:style-name="T4">
bird flu virus</text:span>
</text:h>
      <text:p text:style-name="P4">
Different species of bird flu viruses often cause panic -this can be understood because its mortality rate is as high as 70 %. But in fact, the risk of people's most familiar H5N1 bird flu is very low. Only those who have directly contacted poultry can be infected. This is why most cases appear in Asia, because many Asians have chickens.</text:p>
      <text:p text:style-name="P4">
*#</text:p>
      <text:h text:style-name="P13" text:outline-level="4">
<text:span text:style-name="T4">
The top ten most dangerous viruses in the world</text:span>
</text:h>
      <text:h text:style-name="P12" text:outline-level="3">
<text:span text:style-name="T4">
Lasha virus</text:span>
</text:h>
      <text:p text:style-name="P4">
A nurser of Nigeria was the first Lasa virus infection. The virus is spread by rodents. It may become local epidemic diseases -this means that the virus occurs in some specific areas, such as in western Africa and repeatedly appeared. Scientists believe that 15 % of rodents in western Africa carry this virus.</text:p>
      <text:p text:style-name="P4">
*#</text:p>
      <text:h text:style-name="P13" text:outline-level="4">
<text:span text:style-name="T4">
The top ten most dangerous viruses in the world</text:span>
</text:h>
      <text:h text:style-name="P12" text:outline-level="3">
<text:span text:style-name="T4">
Hu Ning Virus</text:span>
</text:h>
      <text:p text:style-name="P4">
Hu Ning virus can cause Argentine bleeding fever. The virus infection will develop tissue inflammation, sepsis and skin bleeding. The problem is that these are common symptoms, so it is difficult to detect or confirm the virus infection in the first time.</text:p>
      <text:p text:style-name="P4">
*#</text:p>
      <text:h text:style-name="P13" text:outline-level="4">
<text:span text:style-name="T4">
The top ten most dangerous viruses in the world</text:span>
</text:h>
      <text:h text:style-name="P12" text:outline-level="3">
<text:span text:style-name="T4">
Crimea-Congo's heating virus</text:span>
</text:h>
      <text:p text:style-name="P4">
Crimea-Congo's heating virus is spread by ticks. Its pathogenic method is similar to Ebola virus and Malburg virus. On the first day of the infection, the patient's face, mouth, and throat appeared needle -shaped bleeding.</text:p>
      <text:p text:style-name="P4">
*#</text:p>
      <text:h text:style-name="P13" text:outline-level="4">
<text:span text:style-name="T4">
The top ten most dangerous viruses in the world</text:span>
</text:h>
      <text:h text:style-name="P12" text:outline-level="3">
<text:span text:style-name="T4">
丘 丘 virus virus</text:span>
</text:h>
      <text:p text:style-name="P4">
The Machu Bo virus can cause Bolivia bleeding fever (also known as dark spots on typhoid fever). The virus is infected with a high fever and accompanied by a lot of bleeding. Its pathogenic method is similar to Hu Ning virus. The virus can be passed on, and rodents often carry it.</text:p>
      <text:p text:style-name="P4">
*#</text:p>
      <text:h text:style-name="P13" text:outline-level="4">
<text:span text:style-name="T4">
The top ten most dangerous viruses in the world</text:span>
</text:h>
      <text:h text:style-name="P12" text:outline-level="3">
<text:span text:style-name="T4">
Kosanur Forest Virus</text:span>
</text:h>
      <text:p text:style-name="P4">
Scientists discovered the Kosanur forest virus in the forest land on the southwest of India in 1955. It is transmitted by tapeworms, but scientists say it is difficult to determine its source, and it is generally believed that mice, birds and wild boars may be the host. Infected people have high fever, severe headache and muscle pain and bleeding.</text:p>
      <text:p text:style-name="P4">
*#</text:p>
      <text:h text:style-name="P13" text:outline-level="4">
<text:span text:style-name="T4">
The top ten most dangerous viruses in the world</text:span>
</text:h>
      <text:h text:style-name="P12" text:outline-level="3">
<text:span text:style-name="T4">
Dengue fever</text:span>
</text:h>
      <text:p text:style-name="P4">
Dengue fever has always threatened humans. If you plan to go to a tropical area for vacation, it is best to understand the information of dengue fever. Dengue fever spreads through mosquitoes, which affects 50 million to 100 million people each year in popular resort in Thailand and India. However, this is a problem for the 2 billion people living in the area where dengue fever threatened.</text:p>
      <text:p text:style-name="P4">
Author: Helena Schwa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gence France -Presse)</text:p>
      <text:p text:style-name="P4">
News Source: <text:a xlink:type="simple" xlink:href="https://www.dw.com/zh/禽流感威胁哺乳动物-专家吁为家禽接种疫苗/a-65815230" text:style-name="Internet_20_link" text:visited-style-name="Visited_20_Internet_20_Link">
https://www.dw.com/zh/禽流感威胁哺乳动物-专家吁为家禽接种疫苗/a-65815230?maca=chi-rss-chi-all-1127-rdf</text:a>
</text:p>
      <!--NEWS-->
      <text:h text:style-name="P10" text:outline-level="1">
<text:span text:style-name="T4">
Brinken will visit Saudi Arabia to seek to promote the relationship between Meisha next week</text:span>
</text:h>
      <text:p text:style-name="P4">
Author: 联合早报 (Person)</text:p>
      <text:p text:style-name="P4">
Publisher: 联合早报 (Organization)</text:p>
      <text:p text:style-name="P4">
Published Time: 2023-06-03T10:09</text:p>
      <text:p text:style-name="P4">
Modified Time: 2023-06-03T10:09</text:p>
      <text:p text:style-name="P4">
Description: U.S. Secretary of State Brosky will visit Saudi Arabia next week. Reuters reports that the U.S. State Department said on Friday (June 2) that Brins will discuss security and economic issues with Saudi officials. Prior to Brinken, the White House national security adviser Shalvin just visited Saudi Arabia last month.</text:p>
      <text:p text:style-name="P4">
Videos: []</text:p>
      <text:p text:style-name="P4">
Audios: []</text:p>
      <text:p text:style-name="P4">
Images: []</text:p>
      <text:p text:style-name="P4">
Type: NewsArticle</text:p>
      <text:p text:style-name="P4">
Breadcrumbs: ['即时', '国际']</text:p>
      <text:p text:style-name="P4">
Keywords: ['美国国务卿', '布林肯', '沙特阿拉伯']</text:p>
      <!--METADATA-->
      <text:p text:style-name="P4">
U.S. Secretary of State Brosky will visit Saudi Arabia next week.</text:p>
      <text:p text:style-name="P4">
Reuters reports that the U.S. State Department said on Friday (June 2) that Brins will discuss security and economic issues with Saudi officials. Prior to Brinken, the White House national security adviser Shalvin just visited Saudi Arabia last month.</text:p>
      <text:p text:style-name="P4">
In the past few years, the relationship between the two countries deepened the relationship between the two sides due to the deepening of differences and distrust. In less than a month, the United States conducted two senior visits to Saudi Arabia in less than a month, showing that Washington was seeking to repair the relationship with the world's largest oil exporter.</text:p>
      <text:p text:style-name="P4">
Kobe, a spokesman for the White House National Security Council, said on Friday that Brinken will focus on promoting the relationship between the United States and Saudi Arabia.</text:p>
      <text:p text:style-name="P4">
Cerma calls Saudi Arabia as an "important strategic partnership", and he said: "We put our eyes in the future. This does not mean that we always agree with Saudi Arabia's position, nor do they agree with what we do. When there are differences in opinions. "</text:p>
      <text:p text:style-name="P4">
In the 2018 Saudi column reviewer Kashuji, the incident of Kashuji caused a deterioration of relations with the United States and Saudi Arabia. In February last year, the Russia -Ukraine War broke out, and energy prices soared. US President Biden visited Saudi Arabia in July of the same year to alleviate the pressure of oil. The oil alliance+(OPEC+), which is composed of Organization and other oil -producing countries headed by Saudi Arabia, then announced the reduction of oil production, and US -Saishi's relations have become further cold.</text:p>
      <text:p text:style-name="P4">
According to the State Council's statement, Blints visited from June 6th to 8th, and will attend the Middle East Security and Integrated Ministerial Meeting of the National Cooperation Commission of the United States-Gulf Arabian National Cooperation on the 7th. On the 8th, Brinken will co -host meetings with Saudi Foreign Minister Ferra to discuss the issue of cracking down on the Islamic national radical organization.</text:p>
      <text:p text:style-name="P4">
News Source: <text:a xlink:type="simple" xlink:href="https://www.zaobao.com.sg/realtime/world/story20230603-1400762" text:style-name="Internet_20_link" text:visited-style-name="Visited_20_Internet_20_Link">
https://www.zaobao.com.sg/realtime/world/story20230603-1400762</text:a>
</text:p>
      <!--NEWS-->
      <text:h text:style-name="P10" text:outline-level="1">
<text:span text:style-name="T4">
Shangri -La dialogue between the United States and Japan and South Korea decided to share missile information</text:span>
</text:h>
      <text:p text:style-name="P4">
Publisher: 法新社</text:p>
      <text:p text:style-name="P4">
Published Time: 2023-06-03T10:32:08+00:00</text:p>
      <text:p text:style-name="P4">
Modified Time: 2023-06-03T10:20:03+00:00</text:p>
      <text:p text:style-name="P4">
Description: (Agence France -Presse, Singapore, 2nd) The United States, Japan and South Korea ’s National Defense Minister issued a statement today after a talks in Singapore, stating that the three parties of the United States, Japan and South Korea intends to share early warning data on North Korean missiles by the end of 2023.</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6-03T10-32-08-00-00/000000.png" xlink:type="simple" xlink:show="embed" xlink:actuate="onLoad" draw:mime-type="image/png"/>
</draw:frame>
U.S. Defense Minister Lloyd Austin, Japanese Defense Minister Hamada Yinichi, and South Korean Defense Minister Li Zhongzheng conducted on the sidelines in the 20th "Shangri-Ladialogue" held today.</text:p>
      <text:p text:style-name="P4">
After the meeting, they issued a statement pointed out that in order to enhance the detection and evaluation capabilities of North Korean missiles in North Korean missiles, the United States, Japan, and South Korea decided to start a real -time joint -missile warning intelligence mechanism during the year.</text:p>
      <text:p text:style-name="P4">
News Source: <text:a xlink:type="simple" xlink:href="https://www.rfi.fr/cn/%E5%9B%BD%E9%99%85%E6%8A%A5%E9%81%93/20230603-%E9%A6%99%E6%A0%BC%E9%87%8C%E6%8B%89%E5%AF%B9%E8%AF%9D-%E7%BE%8E%E6%97%A5%E9%9F%A9%E5%86%B3%E5%AE%9A%E5%85%B1%E4%BA%AB%E9%A3%9E%E5%BC%B9%E6%83%85%E6%8A%A5" text:style-name="Internet_20_link" text:visited-style-name="Visited_20_Internet_20_Link">
https://www.rfi.fr/cn/%E5%9B%BD%E9%99%85%E6%8A%A5%E9%81%93/20230603-%E9%A6%99%E6%A0%BC%E9%87%8C%E6%8B%89%E5%AF%B9%E8%AF%9D-%E7%BE%8E%E6%97%A5%E9%9F%A9%E5%86%B3%E5%AE%9A%E5%85%B1%E4%BA%AB%E9%A3%9E%E5%BC%B9%E6%83%85%E6%8A%A5</text:a>
</text:p>
      <!--NEWS-->
      <text:h text:style-name="P10" text:outline-level="1">
<text:span text:style-name="T4">
The only June 4th Memorial Hall in the world before the 34th anniversary of the Tiananmen incident opened in New York</text:span>
</text:h>
      <text:p text:style-name="P4">
Publisher: 法新社</text:p>
      <text:p text:style-name="P4">
Published Time: 2023-06-03T11:02:08+00:00</text:p>
      <text:p text:style-name="P4">
Modified Time: 2023-06-03T10:50:02+00:00</text:p>
      <text:p text:style-name="P4">
Description: (Agence France -Presse, New York, 3rd.) A before the 34th anniversary of the Tiananmen incident, the Chinese dissidents who participated in the 1989 protests of Tiananmen Square were unveiled in New York today to unveil the world's only June 4th Memorial Hall, which aims to commemorate the "democratic dream of the Chinese people".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3.617581in" draw:z-index="0">
<draw:image xlink:href="../Images/rficn/2023-06-03T11-02-08-00-00/000000.png" xlink:type="simple" xlink:show="embed" xlink:actuate="onLoad" draw:mime-type="image/png"/>
</draw:frame>
According to the AFP, Wang Dan, the leader of the 1989 Democratic Games and the founder of the June 4th Memorial Hall of New York, said that the incident in 1989 had an impact on China and the entire world.</text:p>
      <text:p text:style-name="P4">
Wang Dan pointed out: "Today, when we start to realize the threat of Xi Jinping's regime to the composition of human civilization, we should remember 1989(event)Essence "</text:p>
      <text:p text:style-name="P4">
He also said: "We should commemorate those who sacrificed, remember the democratic dreams of the Chinese people at that time," "" Even in the United States, we can still feel the pressure and threats from the Chinese government. "</text:p>
      <text:p text:style-name="P4">
News Source: <text:a xlink:type="simple" xlink:href="https://www.rfi.fr/cn/%E5%9B%BD%E9%99%85%E6%8A%A5%E9%81%93/20230603-%E5%A4%A9%E5%AE%89%E9%97%A8%E4%BA%8B%E4%BB%B634%E5%91%A8%E5%B9%B4%E5%89%8D-%E5%85%A8%E7%90%83%E5%94%AF%E4%B8%80%E5%85%AD%E5%9B%9B%E7%BA%AA%E5%BF%B5%E9%A6%86%E5%9C%A8%E7%BA%BD%E7%BA%A6%E5%BC%80%E5%B9%95" text:style-name="Internet_20_link" text:visited-style-name="Visited_20_Internet_20_Link">
https://www.rfi.fr/cn/%E5%9B%BD%E9%99%85%E6%8A%A5%E9%81%93/20230603-%E5%A4%A9%E5%AE%89%E9%97%A8%E4%BA%8B%E4%BB%B634%E5%91%A8%E5%B9%B4%E5%89%8D-%E5%85%A8%E7%90%83%E5%94%AF%E4%B8%80%E5%85%AD%E5%9B%9B%E7%BA%AA%E5%BF%B5%E9%A6%86%E5%9C%A8%E7%BA%BD%E7%BA%A6%E5%BC%80%E5%B9%95</text:a>
</text:p>
      <!--NEWS-->
      <text:h text:style-name="P10" text:outline-level="1">
<text:span text:style-name="T4">
Director of the United States and China secretly visited China secretly</text:span>
</text:h>
      <text:p text:style-name="P4">
Author: None</text:p>
      <text:p text:style-name="P4">
Publisher: Radio Free Asia (Organization)</text:p>
      <text:p text:style-name="P4">
Published Time: 2023-06-03T11:15:48-04:00</text:p>
      <text:p text:style-name="P4">
Modified Time: 2023-06-03T11:15: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4.612011in" draw:z-index="0">
<draw:image xlink:href="../Images/rfamandarin/2023-06-03T11-15-48-04-00/000000.png" xlink:type="simple" xlink:show="embed" xlink:actuate="onLoad" draw:mime-type="image/png"/>
</draw:frame>
Burns, Director of the Central Intelligence Agency (CIA)(WilliamBurns) <text:a xlink:type="simple" xlink:href="https://www.rfa.org/mandarin/Xinwen/2-06032023111253.html/@@images/image" text:style-name="Internet_20_link" text:visited-style-name="Visited_20_Internet_20_Link">
 </text:a>
Reuters pictures</text:p>
      <text:p text:style-name="P4">
A U.S. official who is unwilling to be named told the media on the 2nd that the US Central Intelligence Agency (CIA) Director Berns(William Burns)I secretly visited China in May.</text:p>
      <text:p text:style-name="P4">
"Last month, Director Berns went to Beijing to meet with Chinese peers and emphasized the importance of maintaining smoothness in intelligence communication channels." The official said.</text:p>
      <text:p text:style-name="P4">
The official did not provide more details about the meeting.</text:p>
      <text:p text:style-name="P4">
The Central Intelligence Agency of the United States has not announced the travel records of the person in charge on a regular basis.</text:p>
      <text:p text:style-name="P4">
The Associated Press quoted the second anonymous sources as saying that Bernus only met with intelligence officials and did not meet with political leaders.</text:p>
      <text:p text:style-name="P4">
The U.S. government once sent this director of the Central Intelligence Agency to conduct many sensitive interviews, including visiting Russia at the end of 2021 to discuss signs of Moscow's preparations for invasion of Ukraine.</text:p>
      <text:p text:style-name="P4">
(Responsible editor: (：)</text:p>
      <text:p text:style-name="P4">
News Source: <text:a xlink:type="simple" xlink:href="https://www.rfa.org/mandarin/Xinwen/2-06032023111253.html" text:style-name="Internet_20_link" text:visited-style-name="Visited_20_Internet_20_Link">
https://www.rfa.org/mandarin/Xinwen/2-06032023111253.html</text:a>
</text:p>
      <!--NEWS-->
      <text:h text:style-name="P10" text:outline-level="1">
<text:span text:style-name="T4">
China and Russia ignore the appeal of the United States in condemning North Korea's launch satellite in the United Nations</text:span>
</text:h>
      <text:p text:style-name="P4">
Author: None</text:p>
      <text:p text:style-name="P4">
Publisher: Radio Free Asia (Organization)</text:p>
      <text:p text:style-name="P4">
Published Time: 2023-06-03T11:24:23-04:00</text:p>
      <text:p text:style-name="P4">
Modified Time: 2023-06-03T11:24: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4.701348in" draw:z-index="0">
<draw:image xlink:href="../Images/rfamandarin/2023-06-03T11-24-23-04-00/000000.png" xlink:type="simple" xlink:show="embed" xlink:actuate="onLoad" draw:mime-type="image/png"/>
</draw:frame>
In the Seoul Railway Station in South Korea, the screen of North Korea launched a rocket in the news show on the TV screen was shot on June 1, 2023. <text:a xlink:type="simple" xlink:href="https://www.rfa.org/mandarin/Xinwen/3-06032023111700.html/@@images/image" text:style-name="Internet_20_link" text:visited-style-name="Visited_20_Internet_20_Link">
</text:a>
Associated Press Picture</text:p>
      <text:p text:style-name="P4">
According to the report on the 3rd, China and Russia ignored the United States on Friday that the United States called on the UN Security Council to unite and condemned North Korea to try to launch satellites this week.</text:p>
      <text:p text:style-name="P4">
Robertwood, a diplomat in the United Nations Ambassador to the United Nations, issued a appeal at the UN Security Council conference organized by the United States and allies to discuss the failure of North Korea's launch satellite on Wednesday. The United States claims that North Korea's failed launch violates a number of UN resolutions because it uses ballistic missile technology.</text:p>
      <text:p text:style-name="P4">
Wood said: "We call on all members of the Security Council to maintain the reputation of the Security Council, condemn this illegal behavior with us, and urge North Korea not to continue its established plans for another further threatening international peace and security launch."</text:p>
      <text:p text:style-name="P4">
After the launch, North Korean leader Kim Jong -un's sister Kim and Zheng said that North Korea will soon send a military spy satellite into the track and vowed that Pyongyang will improve its military surveillance capabilities.</text:p>
      <text:p text:style-name="P4">
Geng Shuang, deputy representative of the United Nations in the United Nations, stated at the United Nations meeting that North Korea has "reasonable security concerns" and stated that the Security Council should promote the reduction of upgrades instead of blaming one.</text:p>
      <text:p text:style-name="P4">
After Geng Shuang spoke, Wood's speech once again pointed out, "The representatives of the Chinese delegation did not condemn North Korea's space launch at any time."</text:p>
      <text:p text:style-name="P4">
Geng Shuang responded to this that it is necessary to make real conversations and take into account North Korea's concerns.</text:p>
      <text:p text:style-name="P4">
UN Secretary -General Antonio Guterres said this week that any launch of Pyongyang's use of ballistic missile technology has violated the Security Council resolution.</text:p>
      <text:p text:style-name="P4">
Kim Kim said that the criticism of satellite launching satellites in North Korea is "contradictory" because the United States and other countries have launched "thousands of satellites".</text:p>
      <text:p text:style-name="P4">
(Responsible editor: (：)</text:p>
      <text:p text:style-name="P4">
News Source: <text:a xlink:type="simple" xlink:href="https://www.rfa.org/mandarin/Xinwen/3-06032023111700.html" text:style-name="Internet_20_link" text:visited-style-name="Visited_20_Internet_20_Link">
https://www.rfa.org/mandarin/Xinwen/3-06032023111700.html</text:a>
</text:p>
      <!--NEWS-->
      <text:h text:style-name="P10" text:outline-level="1">
<text:span text:style-name="T4">
Modi was invited to give a speech at the joint meeting of the U.S. Congress on June 22</text:span>
</text:h>
      <text:p text:style-name="P4">
Author: 联合早报 (Person)</text:p>
      <text:p text:style-name="P4">
Publisher: 联合早报 (Organization)</text:p>
      <text:p text:style-name="P4">
Published Time: 2023-06-03T11:27</text:p>
      <text:p text:style-name="P4">
Modified Time: 2023-06-03T11:33</text:p>
      <text:p text:style-name="P4">
Description: Indian Prime Minister Modi was invited to speak at the joint meeting of the United States Congress. Reuters reported that the Speaker of the House of Representatives McCarthy, Senate's major party leader Shumo, Senate minority party leader Cornell and the Democratic Party leader Jeffris, on Friday (June 2), believed in Modi, invited ... invite ...</text:p>
      <text:p text:style-name="P4">
Videos: []</text:p>
      <text:p text:style-name="P4">
Audios: []</text:p>
      <text:p text:style-name="P4">
Images: []</text:p>
      <text:p text:style-name="P4">
Type: NewsArticle</text:p>
      <text:p text:style-name="P4">
Breadcrumbs: ['即时', '国际']</text:p>
      <text:p text:style-name="P4">
Keywords: ['印度', '莫迪', '美国国会', '拜登', '人权']</text:p>
      <!--METADATA-->
      <text:p text:style-name="P4">
Indian Prime Minister Modi was invited to speak at the joint meeting of the United States Congress.</text:p>
      <text:p text:style-name="P4">
Reuters reports that McCarthy, Speaker of the House of Representatives, Senate leader Shumo, Senate's minority party leader Cornell and the Democratic Democratic leader Jeffris. Speed at the joint meeting of Congress.</text:p>
      <text:p text:style-name="P4">
This will be the second time Modi gave a speech at the joint meeting of the United States Congress, the last time in 2016. This is a rare honor for a national leader who has been rejected by the United States for human rights disputes because of human rights disputes.</text:p>
      <text:p text:style-name="P4">
Published at the joint meeting of the U.S. Congress is one of the highest honors for foreign dignitaries to give foreign dignitaries. In 1949, the Indian Prime Minister, which was the first speech in the United States Parliament's joint meeting, was Nehru.</text:p>
      <text:p text:style-name="P4">
Modi will visit the United States from June 21st to 24th to meet with the President Bayeng at the White House.</text:p>
      <text:p text:style-name="P4">
Vigorously advocating liberalism and competing with autocraticism, especially China, is anxious to deepen relations with the world's largest democratic country in India. However, some rights protection groups believe that under the leadership of the Indian People's Party owned by Modi, India's human rights situation is deteriorating.</text:p>
      <text:p text:style-name="P4">
The annual human rights report released by the US State Department in March lists India's "major human rights issues" and human rights violations.</text:p>
      <text:p text:style-name="P4">
News Source: <text:a xlink:type="simple" xlink:href="https://www.zaobao.com.sg/realtime/world/story20230603-1400775" text:style-name="Internet_20_link" text:visited-style-name="Visited_20_Internet_20_Link">
https://www.zaobao.com.sg/realtime/world/story20230603-1400775</text:a>
</text:p>
      <!--NEWS-->
      <text:h text:style-name="P10" text:outline-level="1">
<text:span text:style-name="T4">
A magnitude 5.5 earthquake occurred in the Peruva Maca area</text:span>
</text:h>
      <text:p text:style-name="P4">
Author: 联合早报 (Person)</text:p>
      <text:p text:style-name="P4">
Publisher: 联合早报 (Organization)</text:p>
      <text:p text:style-name="P4">
Published Time: 2023-06-03T11:32</text:p>
      <text:p text:style-name="P4">
Modified Time: 2023-06-03T11:32</text:p>
      <text:p text:style-name="P4">
Description: A magnitude 5.5 earthquake occurred in Peru, South America. Reuters reports that the U.S. Geological Survey said that the earthquake is located at 9 kilometers southeast of the Peruva region (Maca), with a depth of 10 kilometers.</text:p>
      <text:p text:style-name="P4">
Videos: []</text:p>
      <text:p text:style-name="P4">
Audios: []</text:p>
      <text:p text:style-name="P4">
Images: []</text:p>
      <text:p text:style-name="P4">
Type: NewsArticle</text:p>
      <text:p text:style-name="P4">
Breadcrumbs: ['即时', '国际']</text:p>
      <text:p text:style-name="P4">
Keywords: ['秘鲁', '地震']</text:p>
      <!--METADATA-->
      <text:p text:style-name="P4">
A magnitude 5.5 earthquake occurred in Peru, South America.</text:p>
      <text:p text:style-name="P4">
Reuters reports that the U.S. Geological Survey said that the earthquake is located at 9 kilometers southeast of the Peruva region (Maca), with a depth of 10 kilometers.</text:p>
      <text:p text:style-name="P4">
News Source: <text:a xlink:type="simple" xlink:href="https://www.zaobao.com.sg/realtime/world/story20230603-1400776" text:style-name="Internet_20_link" text:visited-style-name="Visited_20_Internet_20_Link">
https://www.zaobao.com.sg/realtime/world/story20230603-1400776</text:a>
</text:p>
      <!--NEWS-->
      <text:h text:style-name="P10" text:outline-level="1">
<text:span text:style-name="T4">
How do "June 4th" approach Hong Kong people quietly commemorate?</text:span>
</text:h>
      <text:p text:style-name="P4">
Author: None (Language: zh)</text:p>
      <text:p text:style-name="P4">
Publisher: None</text:p>
      <text:p text:style-name="P4">
Time: 2023-06-03T11:32:00Z</text:p>
      <text:p text:style-name="P4">
Description: For decades, Hong Kong has been the only place in the territory of the People's Republic of China to hold a large -scale commemorative June 4th event. However, after the Hong Kong National Security Law was introduced in 2020, this tradition was disclosed. Hong Kong people are trying to maintain their memories of June 4th through other methods. The home of the commemorative activity quietly moved to overseas.</text:p>
      <text:p text:style-name="P4">
Videos: []</text:p>
      <text:p text:style-name="P4">
Images: []</text:p>
      <text:p text:style-name="P4">
Subject: 时政风云</text:p>
      <text:p text:style-name="P4">
Subjects: ['谷歌', '天安门', '香港', '雨伞革命', '香港政改', '六四事件', '专题报道：香港“反送中”抗议', '专题报道：六四30周年']</text:p>
      <text:p text:style-name="P4">
Keywords: ['六四', '天安门', '六四纪念馆', '八九', '香港', '支联会', '维园']</text:p>
      <text:p text:style-name="P4">
Id: 65815259</text:p>
      <!--METADATA-->
      <text:p text:style-name="P4">
<text:a xlink:type="simple" xlink:href="https://www.dw.com/zh/overlay/image/article/65815259/60232666" text:style-name="Internet_20_link" text:visited-style-name="Visited_20_Internet_20_Link">
 </text:a>
Hong Kong Victoria Park commemorates the scene of the June 4th Candle Light Night Racing, and may never see it in the future</text:p>
      <text:p text:style-name="P4">
(Voice of Germany Chinese website) The Victoria Park, which was held in June 4th Candlelight Night Massage by 2020, will hold a carnival celebration on June 4 this year to celebrate Hong Kong's return to China in 1997. According to the organizer of the event, the celebration site will be a market for food to sell food from all over China.</text:p>
      <text:p text:style-name="P4">
Cai Yaochang, a democratic political figure, who was former vice chairman of the Hong Kong Branch Federation Association, has been one of the main organizers of candlelight night rally in the past. Now, he told the Associated Press: "For more than 30 years, we are fighting forgotten; now, we may have to consider how to protect this information from being drowned in Hong Kong."</text:p>
      <text:p text:style-name="P4">
The Hong Kong National Security Law was introduced in the summer of 2020, and then many opposition politicians and people of the press and publishing industry were arrested.(https://www.dw.com/zh/zh/长平观察支联会解散历史记忆再遭屠戮/a-59384126)Many of its leaders have been charged with incitement to subvert the state power. Public places in Hong Kong are now rare against the political rally of opposition, and the public library also <text:a xlink:type="simple" xlink:href="https://www.dw.com/zh/zh/公共圖書館撤書挨批-特首借書須符香港利益/a-65633101" text:style-name="Internet_20_link" text:visited-style-name="Visited_20_Internet_20_Link">
removes many books about June 4th</text:a>
Essence</text:p>
      <text:p text:style-name="P4">
Under the shadow of the Guoan Law, some Hong Kong people are commemorating in a private way <text:a xlink:type="simple" xlink:href="https://www.dw.com/zh/zh/六四事件/t-17457912" text:style-name="Internet_20_link" text:visited-style-name="Visited_20_Internet_20_Link">
tragedy that occurred in Beijing more than 30 years ago</text:a>
Essence</text:p>
      <text:p text:style-name="P4">
When Hong Kong Chief Executive Li Jiachao was asked not long ago when he publicly commemorates whether he was legal in June 4th, he replied that if someone was illegal, the police would "take action."</text:p>
      <text:p text:style-name="P4">
On June 3, the Hong Kong police arrested two behavior artists who publicly called for "forget June 4th" on the street. According to Agence France -Presse, artist Chen Shisen (also known as Sanmu) shouted on a bustling street in Causeway Bay, "Don't forget June 4th, Hong Kong people don't be afraid of them." Before he was taken into the police car, a policeman warned him to "stop publishing institutional remarks." Agence France -Presse reporter also saw another behavior artist Chen Meitong wandering in the downtown area and was intercepted by the police, and was later taken away. In addition, a white chrysanthemum couple with a symbol of mourning was also arrested by the police. When asked if they were arrested, the man waving the white flower said, "I don't know."</text:p>
      <text:p text:style-name="P4">
On June 4, 1989, the academic tide of Beijing was suppressed by violence, shocking the world</text:p>
      <text:p text:style-name="P4">
<text:span text:style-name="T4">
 Gift candles arouse the government's attention </text:span>
</text:p>
      <text:p text:style-name="P4">
In 1989, Liu Ruishao, a well -known Hong Kong, was the June 4th incident as a reporter in Beijing in Beijing. He pointed out that the topic of June 4 has become taboos, which has prompted people to think more about this issue. Liu Ruishao noticed that some companies celebrated the 64th birthday of a newspaper (Hong Kong "Ming Pao") by purchasing advertisements and wished them to go 65 years old.</text:p>
      <text:p text:style-name="P4">
A young civil servant named Qiu told the Associated Press that when the library withdrew the relevant books of June 4th, she felt that she had to buy a new book entitled "May 35th" to memorize June 4th. She said that June 4 this year coincides with Sunday, she plans to read a book about June 4th, or read a related documentary, and think about this history. She emphasized that she commemorates not only Tiananmen in Beijing, but also Hong Kong, which has been free to commemorate Tiananmen. Ms. Qiu was unwilling to disclose her full name because she was worried about personal safety.</text:p>
      <text:p text:style-name="P4">
There are also some small shop announcements presented LED electronic candles on June 4. However, this announcement has attracted the attention of the authorities. Some shops have disclosed that many government departments have come to check.</text:p>
      <text:p text:style-name="P4">
The "June 4th Memorial Hall" in the city of Manhattan, New York</text:p>
      <text:p text:style-name="P4">
<text:span text:style-name="T4">
 Move overseas </text:span>
</text:p>
      <text:p text:style-name="P4">
Today, <text:a xlink:type="simple" xlink:href="https://www.dw.com/zh/zh/香港抹去六四記憶-文物保存寄望海外/a-65801167" text:style-name="Internet_20_link" text:visited-style-name="Visited_20_Internet_20_Link">
the home of commemorating the June 4th event has been transferred to overseas</text:a>
Essence On June 4 this year, many democratic countries including the UK will hold at least about 20 commemorative activities.</text:p>
      <text:p text:style-name="P4">
<text:a xlink:type="simple" xlink:href="https://www.dw.com/zh/zh/六四紀念館紐約開幕-特設香港民運展區/a-65811714" text:style-name="Internet_20_link" text:visited-style-name="Visited_20_Internet_20_Link">
Just on June 2, the "June 4th Memorial Hall" in the city of Manhattan, New York opened</text:a>
Essence This is the world's world's only permanent exhibition after being forced to close by the Hong Kong June 4th Memorial in 2012.</text:p>
      <text:p text:style-name="P4">
Hong Kong people living in the UK, Lie Minghui, premiered in Hong Kong in Hong Kong in 2019 in 2019, and later moved the show overseas. She told the Associated Press that although the play can no longer be staged in Hong Kong, maintaining the vitality of the play elsewhere is also a resistance to Chinese autocracy. <text:a xlink:type="simple" xlink:href="https://www.dw.com/zh/zh/5月35日香港六四記憶能移植台灣嗎/a-65816201" text:style-name="Internet_20_link" text:visited-style-name="Visited_20_Internet_20_Link">
A troupe in Taiwan also staged this stage drama this weekend</text:a>
Essence</text:p>
      <text:p text:style-name="P4">
Lie Zhihui said, "Buy a book, listen to a song, or order a light or wear a shirt, which is not meaningless. Because when you do this, you will find that you are not so lonely."</text:p>
      <text:h text:style-name="P12" text:outline-level="3">
<text:span text:style-name="T4">
in Berlin, Germany unveiled</text:span>
</text:h>
      <text:p text:style-name="P4">
News Source: <text:a xlink:type="simple" xlink:href="https://www.dw.com/zh/六四-临近-香港人如何悄悄纪念？/a-65815259" text:style-name="Internet_20_link" text:visited-style-name="Visited_20_Internet_20_Link">
https://www.dw.com/zh/六四-临近-香港人如何悄悄纪念？/a-65815259?maca=chi-rss-chi-all-1127-rdf</text:a>
</text:p>
      <!--NEWS-->
      <text:h text:style-name="P10" text:outline-level="1">
<text:span text:style-name="T4">
United Nations officials: The Security Council lacks unity and does not act in North Korea</text:span>
</text:h>
      <text:p text:style-name="P4">
Publisher: 法新社</text:p>
      <text:p text:style-name="P4">
Published Time: 2023-06-03T11:32:06+00:00</text:p>
      <text:p text:style-name="P4">
Modified Time: 2023-06-03T11:05:02+00:00</text:p>
      <text:p text:style-name="P4">
Description: (France -Presse Geneva, 3rd), Rosemary Dicarlo, deputy secretary -general of the United Nations, is responsible for politics and pea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3.617581in" draw:z-index="0">
<draw:image xlink:href="../Images/rficn/2023-06-03T11-32-06-00-00/000000.png" xlink:type="simple" xlink:show="embed" xlink:actuate="onLoad" draw:mime-type="image/png"/>
</draw:frame>
Dicaro said: "North Korea is not restricted, and the other party is forced to focus on military scaredness."</text:p>
      <text:p text:style-name="P4">
"North Korea claims that sovereign countries have the right to launch satellites and benefit from space activities. However, the Security Council decided to clearly ban North Korea from using ballistic missile technology for any launch."</text:p>
      <text:p text:style-name="P4">
Because the long -range missiles and the space rocket launch are used in the same technology, analysts pointed out that North Korean development has the ability to shoot satellites towards the track, so that Pyongyang can use the name of the prohibited intercontinental ballistic missile to test the name of the satellite.</text:p>
      <text:p text:style-name="P4">
News Source: <text:a xlink:type="simple" xlink:href="https://www.rfi.fr/cn/%E5%9B%BD%E9%99%85%E6%8A%A5%E9%81%93/20230603-%E8%81%94%E5%90%88%E5%9B%BD%E5%AE%98%E5%91%98-%E5%AE%89%E7%90%86%E4%BC%9A%E7%BC%BA%E4%B9%8F%E5%9B%A2%E7%BB%93-%E5%AF%B9%E5%8C%97%E9%9F%A9%E8%A1%8C%E5%BE%84%E6%AF%AB%E6%97%A0%E4%BD%9C%E4%B8%BA" text:style-name="Internet_20_link" text:visited-style-name="Visited_20_Internet_20_Link">
https://www.rfi.fr/cn/%E5%9B%BD%E9%99%85%E6%8A%A5%E9%81%93/20230603-%E8%81%94%E5%90%88%E5%9B%BD%E5%AE%98%E5%91%98-%E5%AE%89%E7%90%86%E4%BC%9A%E7%BC%BA%E4%B9%8F%E5%9B%A2%E7%BB%93-%E5%AF%B9%E5%8C%97%E9%9F%A9%E8%A1%8C%E5%BE%84%E6%AF%AB%E6%97%A0%E4%BD%9C%E4%B8%BA</text:a>
</text:p>
      <!--NEWS-->
      <text:h text:style-name="P10" text:outline-level="1">
<text:span text:style-name="T4">
There are still former German pilots training fighters in China</text:span>
</text:h>
      <text:p text:style-name="P4">
Author: None</text:p>
      <text:p text:style-name="P4">
Publisher: Radio Free Asia (Organization)</text:p>
      <text:p text:style-name="P4">
Published Time: 2023-06-03T11:36:10-04:00</text:p>
      <text:p text:style-name="P4">
Modified Time: 2023-06-03T11:36: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4.612011in" draw:z-index="0">
<draw:image xlink:href="../Images/rfamandarin/2023-06-03T11-36-10-04-00/000000.png" xlink:type="simple" xlink:show="embed" xlink:actuate="onLoad" draw:mime-type="image/png"/>
</draw:frame>
F-16 fighter <text:a xlink:type="simple" xlink:href="https://www.rfa.org/mandarin/Xinwen/4-06032023112522.html/@@images/image" text:style-name="Internet_20_link" text:visited-style-name="Visited_20_Internet_20_Link">
</text:a>
Agence France -Presse Pictures</text:p>
      <text:p text:style-name="P4">
A few former German pilots may still provide military training in China and earn huge salary for their coaches. Their activities were sensitive to German security officials. The German Mirror Derspiegel exposed this incident said it was suspicious.</text:p>
      <text:p text:style-name="P4">
According to German security officials, these pilots are likely to teach military knowledge and confidential combat tactics, and even trains attack scenes such as attacking Taiwan. And all this happened when the tension between China and the West continued to intensify. In the past few months, there have been few conversations between Washington and Beijing, and there are constant risk of intense upgrades. According to the newspaper, for example, last Friday, two Sino -US fighters approached the South China Sea.</text:p>
      <text:p text:style-name="P4">
The mirror said that at the recent session, the parliamentary supervision team of the German House of German House of Germany discussed the "professional activity after the resignation of civil servants." The task of the committee is to supervise German intelligence agencies, and they are worried that professional knowledge may fall into the hands of bad guys. One of their focus is on the former German Federal Defense Force pilots in China. Chairman of the Supervision Group, the Green Party Constantine von Nates(Konstantin von Notz)It is said that if it is suspected to be confirmed, it will be a "ingenious, shameful and problematic situation", which represents "huge security risks."</text:p>
      <text:p text:style-name="P4">
(Responsible editor: (：)</text:p>
      <text:p text:style-name="P4">
News Source: <text:a xlink:type="simple" xlink:href="https://www.rfa.org/mandarin/Xinwen/4-06032023112522.html" text:style-name="Internet_20_link" text:visited-style-name="Visited_20_Internet_20_Link">
https://www.rfa.org/mandarin/Xinwen/4-06032023112522.html</text:a>
</text:p>
      <!--NEWS-->
      <text:h text:style-name="P10" text:outline-level="1">
<text:span text:style-name="T4">
The Central Intelligence Director of the United States secretly visited China secretly</text:span>
</text:h>
      <text:p text:style-name="P4">
Author: None (Language: zh)</text:p>
      <text:p text:style-name="P4">
Publisher: None</text:p>
      <text:p text:style-name="P4">
Time: 2023-06-03T11:41:00Z</text:p>
      <text:p text:style-name="P4">
Description: A U.S. official who did not want to disclose his name said the Central Intelligence Agency Director Bernes secretly visited China last month. The intelligence official has conducted many sensitive interviews, including visiting Russia at the end of 2021 to discuss signs of Moscow's preparations for invasion of Ukraine.</text:p>
      <text:p text:style-name="P4">
Videos: []</text:p>
      <text:p text:style-name="P4">
Images: []</text:p>
      <text:p text:style-name="P4">
Subject: 时政风云</text:p>
      <text:p text:style-name="P4">
Subjects: ['德中关系', '南希·佩洛西', '奥巴马', '专题报道：习近平访美', '岛屿主权争端', '马英九', '专题报道：全景观看“习马会”', '专题报道：2016年台湾大选', '中国', '美国中央情报局']</text:p>
      <text:p text:style-name="P4">
Keywords: ['美国', '中央情报局', '秘密访问', '中国', 'CIA', '情报工作', '台湾', '中美关系']</text:p>
      <text:p text:style-name="P4">
Id: 65815540</text:p>
      <!--METADATA-->
      <text:p text:style-name="P4">
<text:a xlink:type="simple" xlink:href="https://www.dw.com/zh/overlay/image/article/65815540/65811809" text:style-name="Internet_20_link" text:visited-style-name="Visited_20_Internet_20_Link">
 </text:a>
U.S. officials: Director of the Central Intelligence Bureau, Bernus, secretly visited China in May 2023</text:p>
      <text:p text:style-name="P4">
(Voice of Germany Chinese website) A U.S. officials who do not want to disclose their name told the media on Friday (June 2) that <text:a xlink:type="simple" xlink:href="https://www.dw.com/zh/zh/cia局长中国可能在几年内攻占台湾/a-62556241" text:style-name="Internet_20_link" text:visited-style-name="Visited_20_Internet_20_Link">
US Central Intelligence Agency (CIA) Director Berns(William Burns)</text:a>
I secretly visited China in May.</text:p>
      <text:p text:style-name="P4">
"Last month, Director Berns went to Beijing to meet with Chinese peers and emphasized the importance of maintaining smoothness in intelligence communication channels." The official said.</text:p>
      <text:p text:style-name="P4">
The official did not provide more details about the meeting.</text:p>
      <text:p text:style-name="P4">
The Central Intelligence Agency of the United States has not announced the travel records of the person in charge on a regular basis.</text:p>
      <text:p text:style-name="P4">
The Associated Press quoted the second anonymous sources as saying that Bernus only met with intelligence officials and did not meet with political leaders. The U.S. government sent this director of the Central Intelligence Agency to conduct many sensitive interviews, including visiting Russia at the end of 2021 to discuss signs of Moscow's preparation for Ukraine.</text:p>
      <text:h text:style-name="P12" text:outline-level="3">
<text:span text:style-name="T4">
Do a spy for CIA!U.S. Intelligence Agency made an appeal to the Russians</text:span>
</text:h>
      <text:h text:style-name="P12" text:outline-level="3">
<text:span text:style-name="T4">
Sino -US tension relationship has not been eased yet</text:span>
</text:h>
      <text:p text:style-name="P4">
On Friday, <text:a xlink:type="simple" xlink:href="https://www.dw.com/zh/zh/美国防长批北京拒绝对话-中国责任在美方/a-65815175" text:style-name="Internet_20_link" text:visited-style-name="Visited_20_Internet_20_Link">
US Secretary of Defense Austin held a brief talk with the Chinese Defense Minister at the Shangri -La Security Summit at Singapore</text:a>
, But the Pentagon said that this does not constitute a "substantial communication". Beijing rejected Austin's request to hold talks during the event.</text:p>
      <text:p text:style-name="P4">
Since 2018, Li Shangfu has been sanctioned by the United States for purchasing Russian weapons and equipment in China.</text:p>
      <text:p text:style-name="P4">
After the suspected Chinese spy balloon flew over the United States, US Secretary of State Brillings delayed that it was originally scheduled to conduct in February. Washington stated that he is trying to re -arrange the visit time.</text:p>
      <text:p text:style-name="P4">
The relationship between the two big powers is due to <text:a xlink:type="simple" xlink:href="https://www.dw.com/zh/zh/美中情局長習近平因俄烏戰爭有所清醒-但莫低估其對台野心/a-64598799" text:style-name="Internet_20_link" text:visited-style-name="Visited_20_Internet_20_Link">
Taiwan</text:a>
The status and the sovereignty of Beijing's sovereignty in the South China Sea became nervous. The United States' restrictions on the export of micro -chips, chip technology and manufacturing equipment have further intensified this tension.</text:p>
      <text:h text:style-name="P12" text:outline-level="3">
<text:span text:style-name="T4">
The United States expressed his willingness to bring prerequisites to contact China</text:span>
</text:h>
      <text:p text:style-name="P4">
US National Security Consultant Sha Liewen said that China has not yet shown the willingness to "distinguish between strategic stability and broader relations."</text:p>
      <text:p text:style-name="P4">
He said in a speech at the Military Reserve Control Association on Friday, "This is why we are also ready to contact China without prerequisites to help ensure that competition is managed, and the competition will not evolve into conflict." Salvin will not become conflict. " He said that he raised this question in a two -day talks with Chinese senior diplomat Wang Yi in May. He said, "We will see what choices in China."</text:p>
      <text:p text:style-name="P4">
(Agence France -Presse, Reuters, Associated Press)</text:p>
      <text:p text:style-name="P4">
News Source: <text:a xlink:type="simple" xlink:href="https://www.dw.com/zh/美国中央情报局长秘密访问中国/a-65815540" text:style-name="Internet_20_link" text:visited-style-name="Visited_20_Internet_20_Link">
https://www.dw.com/zh/美国中央情报局长秘密访问中国/a-65815540?maca=chi-rss-chi-all-1127-rdf</text:a>
</text:p>
      <!--NEWS-->
      <text:h text:style-name="P10" text:outline-level="1">
<text:span text:style-name="T4">
Japan, the United States and South Korea's Defense Minister agreed to start sharing North Korean missile information in real time during the year</text:span>
</text:h>
      <text:p text:style-name="P4">
Author: None</text:p>
      <text:p text:style-name="P4">
Publisher: Radio Free Asia (Organization)</text:p>
      <text:p text:style-name="P4">
Published Time: 2023-06-03T11:49:00-04:00</text:p>
      <text:p text:style-name="P4">
Modified Time: 2023-06-03T11:49: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88615in" draw:z-index="0">
<draw:image xlink:href="../Images/rfamandarin/2023-06-03T11-49-00-04-00/000000.png" xlink:type="simple" xlink:show="embed" xlink:actuate="onLoad" draw:mime-type="image/png"/>
</draw:frame>
A group photo of Japan, the United States and South Korea (from left) Japan Defense Nakada Yuba, US Secretary of Defense Austin and South Korean Minister of Defense Li Zhongzheng. <text:a xlink:type="simple" xlink:href="https://www.rfa.org/mandarin/Xinwen/5-06032023113639.html/@@images/image" text:style-name="Internet_20_link" text:visited-style-name="Visited_20_Internet_20_Link">
</text:a>
Reuters video screenshot</text:p>
      <text:p text:style-name="P4">
According to the news on the 3rd, the Japanese -American and South Korean Defense Minister's talks were held in Singapore on the day of the talks. During the year, it began to share the information related to the Korean ballistic missile related information on the year to reach a consensus. The use of Japan and South Korea through the three countries that shared information with the United States will be used in the early stages of launching in the first few months. In order to curb North Korea, the talks also agreed that the joint training of anti -submarine and anti -commissioned three countries will be held regularly. After the talks, a joint statement of writing consensus content was issued.</text:p>
      <text:p text:style-name="P4">
The statement condemned North Korea's use of ballistic missile technology on May 31 on May 31 to launch a "military reconnaissance satellite" launch of violations of the UN Security Council resolution, etc., and requested immediately to stop the irresponsibility of regional tensions.</text:p>
      <text:p text:style-name="P4">
Considering China, the statement stated that "it is also strongly opposed to any behavior that tried to change the status quo by virtue of strength and coercion", and emphasized the importance of peace and stability of the Taiwan Strait.</text:p>
      <text:p text:style-name="P4">
In the talks, Austin reiterated that the United States will use all capabilities including nuclear to participate in Japan and South Korea's defense.</text:p>
      <text:p text:style-name="P4">
(Responsible editor: (：)</text:p>
      <text:p text:style-name="P4">
News Source: <text:a xlink:type="simple" xlink:href="https://www.rfa.org/mandarin/Xinwen/5-06032023113639.html" text:style-name="Internet_20_link" text:visited-style-name="Visited_20_Internet_20_Link">
https://www.rfa.org/mandarin/Xinwen/5-06032023113639.html</text:a>
</text:p>
      <!--NEWS-->
      <text:h text:style-name="P10" text:outline-level="1">
<text:span text:style-name="T4">
Not being blocked by thunderstorms to block the younger generation of participating in the June 4th Parade of New York</text:span>
</text:h>
      <text:p text:style-name="P4">
Author: None</text:p>
      <text:p text:style-name="P4">
Publisher: Radio Free Asia (Organization)</text:p>
      <text:p text:style-name="P4">
Published Time: 2023-06-03T12:01:13-04:00</text:p>
      <text:p text:style-name="P4">
Modified Time: 2023-06-03T12:01: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5.1927in" draw:z-index="0">
<draw:image xlink:href="../Images/rfamandarin/2023-06-03T12-01-13-04-00/000000.png" xlink:type="simple" xlink:show="embed" xlink:actuate="onLoad" draw:mime-type="image/png"/>
</draw:frame>
New York June Fourth Parade supporters are not blocked by the wind and rain to block the shouting slogan <text:a xlink:type="simple" xlink:href="https://www.rfa.org/mandarin/yataibaodao/renquanfazhi/tj-06032023115304.html/@@images/image" text:style-name="Internet_20_link" text:visited-style-name="Visited_20_Internet_20_Link">
</text:a>
Reporter Tang Yuanyuan Photo</text:p>
      <text:p text:style-name="P4">
On Friday, the city of Manhattan, New York held a parade to commemorate the Tiananmen incident in 1989. Among the parade, there were some young Chinese people who had not experienced the June 4th incident. How did they know the June 4th Movement? What kind of story do they carry on the streets of New York?</text:p>
      <text:p text:style-name="P4">
<text:span text:style-name="T4">
<text:span text:style-name="T5">
 <text:a xlink:type="simple" xlink:href="https://www.rfa.org/mandarin/yataibaodao/renquanfazhi/tj-06022023141911.html" text:style-name="Internet_20_link" text:visited-style-name="Visited_20_Internet_20_Link">
The June 4th Leaders of the June 4th Memorial Hall of New York reiterated to the pursuit of freedom China determination</text:a>
</text:span>
* </text:span>
<text:span text:style-name="T5">
 <text:a xlink:type="simple" xlink:href="https://www.rfa.org/mandarin/yataibaodao/renquanfazhi/tj-06012023154632.html" text:style-name="Internet_20_link" text:visited-style-name="Visited_20_Internet_20_Link">
June 4th Memorial Hall held a press conference Wang Dan: Reserve power for the future</text:a>
</text:span>
<text:span text:style-name="T5">
 </text:span>
<text:span text:style-name="T4">
 <text:a xlink:type="simple" xlink:href="https://www.rfa.org/mandarin/zhuanlan/teahouse/tea-05262023155444.html" text:style-name="Internet_20_link" text:visited-style-name="Visited_20_Internet_20_Link">
Column | Weekend Tea House: What does the June 4th Memorial Museum of June 4th New York show? </text:a>
</text:span>
 <text:span text:style-name="T4">
* <text:a xlink:type="simple" xlink:href="https://www.rfa.org/mandarin/yataibaodao/zhengzhi/hcm2-05252023100556.html" text:style-name="Internet_20_link" text:visited-style-name="Visited_20_Internet_20_Link">
"June 4th" 34th Anniversary Memorial Hall condenses the spirit of the two generations of people's owners</text:a>
</text:span>
</text:p>
      <text:p text:style-name="P4">
"Express the Communist Party!Express the fascist!Don't forget the June 4th!Blood debt and blood!" In the rain, the people who were looking forward to the democratization of China shouted firmly in the center of Manhattan, New York.</text:p>
      <text:p text:style-name="P4">
On the eve of the 34th anniversary of the June 4th Movement, the Democratic Party of China organized a parade in New York to commemorate the democratic movement in 1989. The parade departed from the New York June 4th Memorial Hall and went through the lively city of New York to the Chinese Consulate General in New York. There were many young supporters in this parade.</text:p>
      <text:p text:style-name="P4">
** Chinese youth: The Chinese government should not cover up the friends around the historical facts.</text:p>
      <text:p text:style-name="P4">
"Today, more than 30 years later, we come here to commemorate. We will never forget the June 4th. We feel that the future will still change. We have great hope and want China to become better and better." Participate in this parade Blue is a 23 -year -old Chinese student studying in the United States. He told the reporter that before the Communist Party fell down, he did not intend to return to China. Based on security issues, Bruce was unwilling to disclose his real name.</text:p>
      <text:p text:style-name="P4">
Buru said that when he applied for a passport when the new crown epidemic broke out, he quickly flew away from China: "I often watch YouTube programs and turn over Twitter. It's not easy to come out again, so I was more nervous at that time, and I was about to come out. "</text:p>
      <text:p text:style-name="P4">
Buru said that he had some understanding of the June 4th movement because of the use of wall turning tools. Otherwise, in fact, the young people around him did not know the June 4 incident: "Many people in China do not know that there are so many Chinese government. On the one who knows, many people don't know the real history. Like 1964, I asked them when I was in college. They didn't know these things at all. Many people did not know the slaughter of Xinjiang. "</text:p>
      <text:p text:style-name="P4">
On the evening of June 2nd, the Democratic Party of China launched the June Fourth Parade in the urban area of Manhattan, New York (Photo by reporter Tang Yuanyuan) <text:a xlink:type="simple" xlink:href="https://www.rfa.org/mandarin/yataibaodao/renquanfazhi/tj-06032023115304.html/571672474e8c.jpg" text:style-name="Internet_20_link" text:visited-style-name="Visited_20_Internet_20_Link">
</text:a>
<text:span text:style-name="T4">
 Chinese students: The white paper movement encourages me to stand up bravely </text:span>
</text:p>
      <text:p text:style-name="P4">
Another Chinese student Xiaohua, another Chinese student who participated in the parade, is 24 years old. She told this reporter that she read an English paper in high school and learned that the Democracy Movement in 1989: "I actually had always been very good before the white paper movement. Pay attention to some social movements, and after the white paper movement (let me) feel safer and less lonely, you can come to participate in these public mourning activities. "Also based on security reasons, Xiaohua is unwilling to disclose the real name.</text:p>
      <text:p text:style-name="P4">
Xiaohua said that she was worried that participating in related activities would affect her family in China, but she still wanted to make a meager force for Chinese democracy: "You should not do things because you should not be afraid, and this is not considered doing things. I just come to participate in the event. This is the least. "</text:p>
      <text:p text:style-name="P4">
<text:span text:style-name="T4">
 American citizens participated in the June 4th parade: I love Chinese culture but China needs to change </text:span>
</text:p>
      <text:p text:style-name="P4">
At the same time, American citizen Ali (Ali) and his family also joined the parade halfway. Ali said that his girlfriend was Chinese, so he also wanted to make a force for China's democratization process: "The United States is not a perfectness The country, but China is inhuman. I love China and Chinese culture, but we need great changes. ... I saw this parade on the road and asked the participants what this parade was related. After listening to it After that, I decided to join. "</text:p>
      <text:p text:style-name="P4">
Wang Juntao: Every generation is pursuing Democratic China in his own way</text:p>
      <text:p text:style-name="P4">
In response to the joint participation of young people, Wang Juntao, the sponsor of the June 4th parade and co -chairman of the National Committee of the China Democratic Party, said that the issues that have paid attention to different generations may be different, and the historical burdens that have been carried out are different. Supporters, but the younger generation is also fighting for freedom China in its own way.</text:p>
      <text:p text:style-name="P4">
Wang Juntao said: "If you see young people here, you should not (feel) strange, because our common ideals and common goals will be oppressed by an autocratic tyranny. However, if you (here) There are few young people you see, and you should not (feel) strange, they are actually using their way. "</text:p>
      <text:p text:style-name="P4">
Reporter: Tang Yuanyuan Responsible: 梒 梒 网 Editor: Jesse</text:p>
      <text:p text:style-name="P4">
News Source: <text:a xlink:type="simple" xlink:href="https://www.rfa.org/mandarin/yataibaodao/renquanfazhi/tj-06032023115304.html" text:style-name="Internet_20_link" text:visited-style-name="Visited_20_Internet_20_Link">
https://www.rfa.org/mandarin/yataibaodao/renquanfazhi/tj-06032023115304.html</text:a>
</text:p>
      <!--NEWS-->
      <text:h text:style-name="P10" text:outline-level="1">
<text:span text:style-name="T4">
The relationship between China and India's mutual drive reporter has fallen to a new low, and the border situation is still tight or when it is touched.</text:span>
</text:h>
      <text:p text:style-name="P4">
Author: chinese@voanews.com (薛小山)</text:p>
      <text:p text:style-name="P4">
Publisher: 美国之音中文网 (Type: NewsMediaOrganization)</text:p>
      <text:p text:style-name="P4">
Published Time: 2023-06-03T12:05:38+08:00</text:p>
      <text:p text:style-name="P4">
Modified Time: 2023-06-03 05:13:21Z</text:p>
      <text:p text:style-name="P4">
Description: Since the bleeding conflict of the Galwan Valley in June 2020, the Sino -Indian border dispute has lasted for nearly three years, and there is still no sign of withdrawal of troops. Recently, the two countries have expelled each other to further reduce communication channels. Military experts believe that although large -scale conflicts may occur in the short term, China -India's multiple rounds of high -level negotiations are famous and continuously strengthening military existence in sensitive areas, increasing the risk of wiping guns, and blocking the normalization of bilateral relations.</text:p>
      <text:p text:style-name="P4">
Videos: []</text:p>
      <text:p text:style-name="P4">
Images: []</text:p>
      <text:p text:style-name="P4">
Categories: ['军事', '亚太', '中国']</text:p>
      <text:p text:style-name="P4">
Type: None</text:p>
      <!--METADATA-->
      <text:p text:style-name="P4">
Nonenone</text:p>
      <text:p text:style-name="P4">
News Source: <text:a xlink:type="simple" xlink:href="https://www.voachinese.com/a/as-india-and-china-rivalry-escalates-will-new-delhi-and-beijing-slip-into-another-border-conflict-soon-/7121047.html" text:style-name="Internet_20_link" text:visited-style-name="Visited_20_Internet_20_Link">
https://www.voachinese.com/a/as-india-and-china-rivalry-escalates-will-new-delhi-and-beijing-slip-into-another-border-conflict-soon-/7121047.html</text:a>
</text:p>
      <!--NEWS-->
      <text:h text:style-name="P10" text:outline-level="1">
<text:span text:style-name="T4">
The head of the Wagner Group said that the Russian army buried land mines to hurt his soldiers</text:span>
</text:h>
      <text:p text:style-name="P4">
Author: 通讯社</text:p>
      <text:p text:style-name="P4">
Publisher: Al Jazeera</text:p>
      <text:p text:style-name="P4">
Published Time: 2023-06-03T12:12:43</text:p>
      <text:p text:style-name="P4">
Modified Time: 2023-06-03T12:12:43</text:p>
      <text:p text:style-name="P4">
Description: Russia's Wagner's mercenaries, the founder of the mercenaries of the Russian March, Yofgen Niigeo, continued to fight with the leadership of the Russian armed forces for several months. them.</text:p>
      <text:p text:style-name="P4">
Images: ["<text:a xlink:type="simple" xlink:href="https://chinese.aljazeera.net/wp-content/uploads/2023/06/1-1685792860.png" text:style-name="Internet_20_link" text:visited-style-name="Visited_20_Internet_20_Link">
1-1685792860.png</text:a>
", "<text:a xlink:type="simple" xlink:href="https://chinese.aljazeera.net/wp-content/uploads/2023/06/1-1685792919.jpg" text:style-name="Internet_20_link" text:visited-style-name="Visited_20_Internet_20_Link">
1-1685792919.jpg</text:a>
", "<text:a xlink:type="simple" xlink:href="https://chinese.aljazeera.net/wp-content/uploads/2023/06/1-1685793048.png" text:style-name="Internet_20_link" text:visited-style-name="Visited_20_Internet_20_Link">
1-1685793048.png</text:a>
", "<text:a xlink:type="simple" xlink:href="https://chinese.aljazeera.net/wp-content/uploads/2023/06/2-1685793160.jpg" text:style-name="Internet_20_link" text:visited-style-name="Visited_20_Internet_20_Link">
2-1685793160.jpg</text:a>
", "<text:a xlink:type="simple" xlink:href="https://chinese.aljazeera.net/wp-content/uploads/2023/06/3-1685793287.jpg" text:style-name="Internet_20_link" text:visited-style-name="Visited_20_Internet_20_Link">
3-1685793287.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49" text:anchor-type="as-char" svg:width="6.9236in" svg:height="4.612736in" draw:z-index="0">
<draw:image xlink:href="../Images/Aljazeera Chinese/2023-06-03T12-12-43/1-1685792860.png" xlink:type="simple" xlink:show="embed" xlink:actuate="onLoad" draw:mime-type="image/png"/>
</draw:frame>
In this static image released on May 25, 2023, the founder of Wagner's mercenaries, Eveni Porigo, was allowed to issue a statement when his troops began to withdraw from Bachomot (Agence France -Presse) (Agence France -Presse)</text:p>
      <text:p text:style-name="P4">
Russia's Wagner's mercenaries, the founder of the mercenaries of the Russian March, Yofgen Niigeo, continued to fight with the leadership of the Russian armed forces for several months. them.</text:p>
      <text:p text:style-name="P4">
Porigen issued the above statement on Friday. After several months of bloody battles and huge casualties, Wagner's mercenaries have basically withdrawn from Bach Murut, eastern town of eastern Ukrainian. The position was transferred to the Russian army.</text:p>
      <text:p text:style-name="P4">
Porigen wrote on Telegram that his men found a dozen locations in the rear. The Russian Ministry of Defense officials buried various explosive devices at these locations, including hundreds of anti -tank mines.</text:p>
      <text:p text:style-name="P4">
At the same time, Pritigen said that when asked why landmines and explosives were asked, officials of the Ministry of Defense stated that this was an order of superiors.</text:p>
      <text:p text:style-name="P4">
"There is no need to place these explosives to deter the enemy, because it (related areas) is located in the rear area."</text:p>
      <text:p text:style-name="P4">
Poigo added, "Therefore, we can assume that these costs are to satisfy Wagner's advanced troops."</text:p>
      <text:p text:style-name="P4">
He added that there was no allegations and no casualties.</text:p>
      <text:p text:style-name="P4">
"We think this is an attempt to open the whipping."</text:p>
      <text:p text:style-name="P4">
<draw:frame draw:style-name="fr1" draw:name="Image150" text:anchor-type="as-char" svg:width="6.9236in" svg:height="3.894525in" draw:z-index="0">
<draw:image xlink:href="../Images/Aljazeera Chinese/2023-06-03T12-12-43/1-1685792919.jpg" xlink:type="simple" xlink:show="embed" xlink:actuate="onLoad" draw:mime-type="image/jpeg"/>
</draw:frame>
The person in charge of the Wagner Group of Russia rebuked the army leader</text:p>
      <text:p text:style-name="P4">
The Russian Ministry of Defense did not comment immediately.</text:p>
      <text:p text:style-name="P4">
For a few months, Perigon has been complaining that high -level Russia has not given enough ammunition to attack Bachmut, and claims that his soldiers have been discriminated against.</text:p>
      <text:p text:style-name="P4">
The person in charge of the Wagner Group often criticized the Russian military leadership, and was criticized by another Cirimlin League of the Kremlin Alliance in the war in the war in the war. Essence</text:p>
      <text:p text:style-name="P4">
Chechen leader Ramzan Cadrov(Ramzan Kadyrov)The intimate ally, Adam Derimhanov shouted to Porigo in the video news on Thursday, and used the abbreviation of "zhenya" and the familiar Russian form "you" ("TY"). The Wagner was responsible for People are shaped into a blogger who has been yelling.</text:p>
      <text:p text:style-name="P4">
<draw:frame draw:style-name="fr1" draw:name="Image151" text:anchor-type="as-char" svg:width="6.9236in" svg:height="4.360969in" draw:z-index="0">
<draw:image xlink:href="../Images/Aljazeera Chinese/2023-06-03T12-12-43/1-1685793048.png" xlink:type="simple" xlink:show="embed" xlink:actuate="onLoad" draw:mime-type="image/png"/>
</draw:frame>
In April 2022, a special force soldiers led by the Russian National Duma Demom Hanov, a soldier soldier, walked near the Ace Steel Factory in the port city of Mali Upoore, a port city in southern Ukraine (Reuters)</text:p>
      <text:p text:style-name="P4">
Delim Hanov said, "You have become a blogger and shouted all the questions to the world," he added, "stop yelling and screaming."</text:p>
      <text:p text:style-name="P4">
In the news of Durim Hanv to Porigo, "If you don't understand, you can contact us and tell us the place and time. I will explain the place you don't understand for you."</text:p>
      <text:p text:style-name="P4">
<draw:frame draw:style-name="fr1" draw:name="Image152" text:anchor-type="as-char" svg:width="6.9236in" svg:height="4.545215in" draw:z-index="0">
<draw:image xlink:href="../Images/Aljazeera Chinese/2023-06-03T12-12-43/2-1685793160.jpg" xlink:type="simple" xlink:show="embed" xlink:actuate="onLoad" draw:mime-type="image/jpeg"/>
</draw:frame>
Wagner Group Explanation</text:p>
      <text:p text:style-name="P4">
The news was subsequently condemned by the former Special Forces officer Demitri Utkin, one of the highest soldiers under Wagner, and the former special forces officer of the Russian military intelligence department.</text:p>
      <text:p text:style-name="P4">
Dmitry Utkin said in a message, "Where does this sense of familiarity come from: Who has given you the right to use the two names of 'Ty' and 'Zhenya'?" The news was reposted on Telegram.</text:p>
      <text:p text:style-name="P4">
Utekin said, "Some citizens should lean against the wall because of the shame we have."</text:p>
      <text:p text:style-name="P4">
He also said, "We are ready to talk face to face at any time."</text:p>
      <text:p text:style-name="P4">
Chechen leader Cadrov supported some criticism of Russia's senior management last year, but in recent months, their relationship has been alienated.</text:p>
      <text:p text:style-name="P4">
Cadrov is also a close ally of Russian President Vladimir Putin and has not recently responded to criticism of the Ministry of Defense.</text:p>
      <text:p text:style-name="P4">
<draw:frame draw:style-name="fr1" draw:name="Image153" text:anchor-type="as-char" svg:width="6.9236in" svg:height="3.894525in" draw:z-index="0">
<draw:image xlink:href="../Images/Aljazeera Chinese/2023-06-03T12-12-43/3-1685793287.jpg" xlink:type="simple" xlink:show="embed" xlink:actuate="onLoad" draw:mime-type="image/jpeg"/>
</draw:frame>
Who is behind the scenes of the Russian Wagner Group?</text:p>
      <text:p text:style-name="P4">
News Source: <text:a xlink:type="simple" xlink:href="https://chinese.aljazeera.net/news/2023/6/3/%e7%93%a6%e6%a0%bc%e7%ba%b3%e9%9b%86%e5%9b%a2%e8%b4%9f%e8%b4%a3%e4%ba%ba%e7%a7%b0%e4%bf%84%e7%bd%97%e6%96%af%e5%86%9b%e9%98%9f%e5%9f%8b%e8%ae%be%e5%9c%b0%e9%9b%b7%e4%bb%a5%e4%bc%a4%e5%ae%b3%e4%bb%96" text:style-name="Internet_20_link" text:visited-style-name="Visited_20_Internet_20_Link">
https://chinese.aljazeera.net/news/2023/6/3/%e7%93%a6%e6%a0%bc%e7%ba%b3%e9%9b%86%e5%9b%a2%e8%b4%9f%e8%b4%a3%e4%ba%ba%e7%a7%b0%e4%bf%84%e7%bd%97%e6%96%af%e5%86%9b%e9%98%9f%e5%9f%8b%e8%ae%be%e5%9c%b0%e9%9b%b7%e4%bb%a5%e4%bc%a4%e5%ae%b3%e4%bb%96</text:a>
</text:p>
      <!--NEWS-->
      <text:h text:style-name="P10" text:outline-level="1">
<text:span text:style-name="T4">
Director of the Central Intelligence Agency of the United States last month, I visited China last month</text:span>
</text:h>
      <text:p text:style-name="P4">
Author: Warren P. Strobel / Lingling Wei</text:p>
      <text:p text:style-name="P4">
Publisher: 华尔街日报中文网</text:p>
      <text:p text:style-name="P4">
Published Time: 2023-06-03T12:25:00.000Z</text:p>
      <text:p text:style-name="P4">
Modified Time: 2023-06-03T12:25:00.000Z</text:p>
      <text:p text:style-name="P4">
Created Time: 2023-06-03T00:29:00.000Z</text:p>
      <text:p text:style-name="P4">
Description: A U.S. official confirmed on Friday that William Bernes, director of the Central Intelligence Agency, conducted a secret visit to China last month in order to maintain smooth communication channels.</text:p>
      <text:p text:style-name="P4">
Images: []</text:p>
      <text:p text:style-name="P4">
Categories: ['国际']</text:p>
      <text:p text:style-name="P4">
Keywords: SYND</text:p>
      <text:p text:style-name="P4">
Type: Article</text:p>
      <!--METADATA-->
      <text:p text:style-name="P4">
A U.S. official confirmed on Friday that the Central Intelligence Agency of the United States(CIA)Director William Bernus(William Burns)A secret visit to China last month, the purpose is to maintain smooth communication channels.</text:p>
      <text:p text:style-name="P4">
News Source: <text:a xlink:type="simple" xlink:href="https://cn.wsj.com/articles/%E7%BE%8E%E5%9B%BD%E4%B8%AD%E5%A4%AE%E6%83%85%E6%8A%A5%E5%B1%80%E5%B1%80%E9%95%BF%E4%B8%8A%E4%B8%AA%E6%9C%88%E6%9B%BE%E7%A7%98%E5%AF%86%E8%AE%BF%E5%8D%8E-f57ff904" text:style-name="Internet_20_link" text:visited-style-name="Visited_20_Internet_20_Link">
https://cn.wsj.com/articles/%E7%BE%8E%E5%9B%BD%E4%B8%AD%E5%A4%AE%E6%83%85%E6%8A%A5%E5%B1%80%E5%B1%80%E9%95%BF%E4%B8%8A%E4%B8%AA%E6%9C%88%E6%9B%BE%E7%A7%98%E5%AF%86%E8%AE%BF%E5%8D%8E-f57ff904</text:a>
</text:p>
      <!--NEWS-->
      <text:h text:style-name="P10" text:outline-level="1">
<text:span text:style-name="T4">
[Xianghui] The United States and Indonesia Defense Ministers discuss bilateral relations and jointly care about security issues</text:span>
</text:h>
      <text:p text:style-name="P4">
Author: 联合早报 (Person)</text:p>
      <text:p text:style-name="P4">
Publisher: 联合早报 (Organization)</text:p>
      <text:p text:style-name="P4">
Published Time: 2023-06-03T13:19</text:p>
      <text:p text:style-name="P4">
Modified Time: 2023-06-03T13:39</text:p>
      <text:p text:style-name="P4">
Description: U.S. Defense Minister Austin and Indonesia's National Defense Minister Plabovo held talks on the side of the Shangri-La dialogue held by Singapore. Austin reiterated during the meeting that his commitment to the United States-Indonesia's strategic partnership and the safety and safety and safety and the Indo-Pacific region of Asia Emphasis of prosperity ...</text:p>
      <text:p text:style-name="P4">
Videos: []</text:p>
      <text:p text:style-name="P4">
Audios: []</text:p>
      <text:p text:style-name="P4">
Images: []</text:p>
      <text:p text:style-name="P4">
Type: NewsArticle</text:p>
      <text:p text:style-name="P4">
Breadcrumbs: ['即时', '国际']</text:p>
      <text:p text:style-name="P4">
Keywords: ['香格里拉对话', '美国', '印度尼西亚', '奥斯汀', '普拉博沃']</text:p>
      <!--METADATA-->
      <text:p text:style-name="P4">
US Secretary of Defense Austin and Indonesia's National Defense Minister Plabovo held in Singapore <text:a xlink:type="simple" xlink:href="https://www.zaobao.com/keywords/xiang-ge-li-la-dui-hua" text:style-name="Internet_20_link" text:visited-style-name="Visited_20_Internet_20_Link">
Shangri -La Dialogue</text:a>
A talks on the sidelines, Austin reiterated during the meeting that his commitment to the US-Indonesia's strategic partnership and affirmed the importance of the safety and prosperity of the Indo-Pacific region.</text:p>
      <text:p text:style-name="P4">
Austin and Plabowo discussed on the meeting of bilateral relations, joint concern, and the chairman of the Asian Wheel Value -based President of the Asian Dan Dan Directors in the meeting of Austin and Plabowa.</text:p>
      <text:p text:style-name="P4">
According to a statement issued by the US Embassy in Singapore, Austin's support for the US Department of Defense Prisoners of War and the missing soldiers, with the support of the Agency of the US Department of Defense and the missing soldiers, decided to assist in the framework of the remains of the disappearance of the US and the US military during World War II, and expressed their gratitude.</text:p>
      <text:p text:style-name="P4">
The Minister of Defense of the two countries has also discussed the priority of Indonesia's national defense modernization, and how the United States can help Indonesia strengthen its self -defense capabilities.</text:p>
      <text:p text:style-name="P4">
Austin and Plabovo also talked about the Exercise Super Garudashield, which expanded the scale this year. More than 19 countries will participate in this exercise, as one of the largest multilateral joint military exercises in the region.</text:p>
      <text:p text:style-name="P4">
In December last year, Indonesia adopted historic steps to resolve the Sea border dispute with Vietnam, and Austin praised it. The two also concerned about the exchange opinions and expression of the situation in the South China Sea.</text:p>
      <text:p text:style-name="P4">
Before the meeting, Austin praised Indonesia as the strong leadership of the chairman of this year's Asian Dimetry.</text:p>
      <text:p text:style-name="P4">
News Source: <text:a xlink:type="simple" xlink:href="https://www.zaobao.com.sg/realtime/world/story20230603-1400785" text:style-name="Internet_20_link" text:visited-style-name="Visited_20_Internet_20_Link">
https://www.zaobao.com.sg/realtime/world/story20230603-1400785</text:a>
</text:p>
      <!--NEWS-->
      <text:h text:style-name="P10" text:outline-level="1">
<text:span text:style-name="T4">
Russia warning the situation in the border area "extremely dangerous" and new details of Ukraine counterattack</text:span>
</text:h>
      <text:p text:style-name="P4">
Author: 通讯社</text:p>
      <text:p text:style-name="P4">
Publisher: Al Jazeera</text:p>
      <text:p text:style-name="P4">
Published Time: 2023-06-03T13:34:46</text:p>
      <text:p text:style-name="P4">
Modified Time: 2023-06-03T13:34:46</text:p>
      <text:p text:style-name="P4">
Description: Russia announced that on Friday, the bombing of the Belgore in Russia and the four other provinces bordering Ukraine caused multiple casualties. At the same time, President Ukraine revealed new details of Ukraine to fight back Russia.</text:p>
      <text:p text:style-name="P4">
Images: ["<text:a xlink:type="simple" xlink:href="https://chinese.aljazeera.net/wp-content/uploads/2023/06/1-1685798609.png" text:style-name="Internet_20_link" text:visited-style-name="Visited_20_Internet_20_Link">
1-1685798609.png</text:a>
", "<text:a xlink:type="simple" xlink:href="https://chinese.aljazeera.net/wp-content/uploads/2023/06/1-1685798304.jpg" text:style-name="Internet_20_link" text:visited-style-name="Visited_20_Internet_20_Link">
1-1685798304.jpg</text:a>
", "<text:a xlink:type="simple" xlink:href="https://chinese.aljazeera.net/wp-content/uploads/2023/06/1-1685798347.png" text:style-name="Internet_20_link" text:visited-style-name="Visited_20_Internet_20_Link">
1-1685798347.png</text:a>
", "<text:a xlink:type="simple" xlink:href="https://chinese.aljazeera.net/wp-content/uploads/2023/06/1-1685798389.png" text:style-name="Internet_20_link" text:visited-style-name="Visited_20_Internet_20_Link">
1-1685798389.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54" text:anchor-type="as-char" svg:width="6.9236in" svg:height="4.612736in" draw:z-index="0">
<draw:image xlink:href="../Images/Aljazeera Chinese/2023-06-03T13-34-46/1-1685798609.png" xlink:type="simple" xlink:show="embed" xlink:actuate="onLoad" draw:mime-type="image/png"/>
</draw:frame>
The Ukrainian army bombed the Russian position (Reuters) in eastern Ukraine (Reuters)</text:p>
      <text:p text:style-name="P4">
Russia announced that on Friday, the bombing of the Belgore in Russia and the four other provinces bordering Ukraine caused multiple casualties. At the same time, President Ukraine revealed new details of Ukraine to fight back Russia.</text:p>
      <text:p text:style-name="P4">
The Belgore, the Governor Viacuslav Grankov, which borders Ukraine, said on Friday that the shells fired by the Ukrainian army fell on the highway near the town of Chembno. The town was about 10 kilometers away from the Ukraine border. Frequent bombardment.</text:p>
      <text:p text:style-name="P4">
Grankov posted on Telegram that "a shell -shell shot hit the past cars, causing two women to die on the spot," he added that Russian air defense forces were intercepted over the city of Belord, Buerg last night. Patients in the air.</text:p>
      <text:p text:style-name="P4">
Gradakov revealed that as the border town continued to be shelled, the authorities decided to stop the train and the car to the town before the 30th of this month. He also pointed out that compared with yesterday, the shells of the town of Shebberkino were reduced. But the situation in the area is still very dangerous.</text:p>
      <text:p text:style-name="P4">
The pictures published on the website of the Russian Ministry of Defense showed that the residential building of Shipikino, Belgo Rhodesh, had a strong smoke, and the governor announced that the city was disconnected from electricity.</text:p>
      <text:p text:style-name="P4">
According to Gradekov, last night, on Friday, the "Grad" missile attacked the town of So Bollyca and caused two civilians to be killed, and 6 were injured, including two children.</text:p>
      <text:p text:style-name="P4">
Russian officials also mentioned that 21 are injured in 4 regions including the capital of Belgrod, and many cities and villages are blown up.</text:p>
      <text:p text:style-name="P4">
Since last night, local authorities in the provinces such as Buliangsk, Caluka, Kurusk, and Smousk -most of them bordered Ukraine -announced that they were attacked by Ukraine's bombing or drone.</text:p>
      <text:p text:style-name="P4">
In addition to encountering large -scale armed invasion in the Belgore in Harkov, Ukraine Halkov on May 22, the pace of attack on Russian territory accelerated, eventually led to a unprecedented drone attack on Moscow on Tuesday.</text:p>
      <text:p text:style-name="P4">
<draw:frame draw:style-name="fr1" draw:name="Image155" text:anchor-type="as-char" svg:width="6.9236in" svg:height="3.894525in" draw:z-index="0">
<draw:image xlink:href="../Images/Aljazeera Chinese/2023-06-03T13-34-46/1-1685798304.jpg" xlink:type="simple" xlink:show="embed" xlink:actuate="onLoad" draw:mime-type="image/jpeg"/>
</draw:frame>
Russia Belgo Rhoder has been at the forefront of the Russian and Ukraine War for several weeks</text:p>
      <text:h text:style-name="P13" text:outline-level="4">
<text:span text:style-name="T4">
波 ... a new wave of bombing</text:span>
</text:h>
      <text:p text:style-name="P4">
Kiev Mayor Vetali Clechko said that in Ukraine, on Friday, the capital Kiev has become the goal of a new wave of explosive drones and missiles for the sixth consecutive day, and emphasized that there were no casualties reports.</text:p>
      <text:p text:style-name="P4">
The Ukrainian military posted on Facebook that "Tonight, the enemy used 15 cruise missiles and 18 Iranian attack drones to launch an attack." And emphasized that "all these air targets were destroyed by our defense system" Essence</text:p>
      <text:p text:style-name="P4">
A few hours later, the Russian army confirmed that it bombed at night and attacked Ukraine air defense system covering key military infrastructure.</text:p>
      <text:p text:style-name="P4">
During another field development in southern Ukraine, Ivanfedorov, mayor of Merlot Popol, the city of Meritopol, Zhapollo, said, said that after a huge explosion, the Russian army began to evacuate it in the southern provinces in the southern provinces. Controlled port city Buerjiangsk.</text:p>
      <text:p text:style-name="P4">
Feidorov said that leaving the port was an emergency because the troops worked hard to demolish the equipment and transferred a ship to export the stolen Ukrainian grain.</text:p>
      <text:p text:style-name="P4">
In Nicholaev, Ivan Figorov, the city mayor of Zhaparo, Ukraine, said that Russia's shells continue to continue in coastal areas of southern provinces.</text:p>
      <text:p text:style-name="P4">
According to the city governor, in Halkov, four civilians were killed as Russia continued to fight against border provinces border with Russia.</text:p>
      <text:p text:style-name="P4">
At the front line of Donetsk and Lugusk in the eastern country, the General Staff of Ukraine reported that the Russian army had conducted 29 combat operations in the past few hours.</text:p>
      <text:p text:style-name="P4">
The General Staff of Ukraine stated that the Russians carried out the offensive operation she called failed in the Curbisk and the Lyman axis, while continuing to bomb villages and border areas.</text:p>
      <text:p text:style-name="P4">
The General Staff of Ukraine added that Russia continued to bomb Bayhmut and Afdeka, but did not talk about the ground promotion of the Russian army.</text:p>
      <text:p text:style-name="P4">
On the other hand, the General Staff of Ukraine stated that his troops have repelled 14 ground attacks on the Marinka axis and emphasized that the Russian army suffered significant losses in equipment and casualties.</text:p>
      <text:p text:style-name="P4">
At the same time, the combat headquarters in southern Ukraine stated that its troops continued to target the Russian army bases on the Hermuson and Zaparo front lines in the southern part of the country. The Russian army responded to the attack on its base by cracking down on its densely populated areas.</text:p>
      <text:p text:style-name="P4">
Authorities added that about two Russian military companies were destroyed on the contact lines of Hermuson, Zapolo and Af Diffca.</text:p>
      <text:p text:style-name="P4">
In this context, the Ukrainian army confirmed that its troops conducted 15 air strikes on Russian personnel and equipment concentrated in the past few hours. In addition, it also aimed at the missile system and destroyed one control point and two ammunition. Library.</text:p>
      <text:p text:style-name="P4">
Natalia Hummenax, a spokesman for the Southern Battle Command of Ukraine, said that the combat situation of the southern front line is very tight and added that the Russian army is strengthening the bombing of the civilian zone and continuing to strengthen their defense on these fronts. Working.</text:p>
      <text:p text:style-name="P4">
<draw:frame draw:style-name="fr1" draw:name="Image156" text:anchor-type="as-char" svg:width="6.9236in" svg:height="4.612736in" draw:z-index="0">
<draw:image xlink:href="../Images/Aljazeera Chinese/2023-06-03T13-34-46/1-1685798347.png" xlink:type="simple" xlink:show="embed" xlink:actuate="onLoad" draw:mime-type="image/png"/>
</draw:frame>
Ukraine had previously used the "Grad" missile to bomb Russian location (Reuters) in eastern Ukraine (Reuters)</text:p>
      <text:h text:style-name="P13" text:outline-level="4">
<text:span text:style-name="T4">
</text:span>
</text:h>
      <text:p text:style-name="P4">
At the same time, the Ukrainian ground force commander Alexander Serieski said on Saturday that he visited the Bachurut front line in the eastern country, but did not mention the visit time.</text:p>
      <text:p text:style-name="P4">
Selski posted a group photo of himself with many soldiers on his Telegram page, and said that he would continue to work with them on the front line, and the Russian army was suffering from major losses.</text:p>
      <text:p text:style-name="P4">
Selski also said that plans to take further action with the ground forces commander.</text:p>
      <text:p text:style-name="P4">
The British Department of Defense said that Russia continued to re -deploy conventional troops to the Bachimut front. Previously, the Wagner Group evacuated Bachmut and went to the so -called rear area.</text:p>
      <text:p text:style-name="P4">
The British Department of Defense also said that the Russian airborne forces played an increasing role in the city, and said that the Russians were forced to deploy the elite troops to maintain Bachmum's front line. It may lack flexibility.</text:p>
      <text:h text:style-name="P13" text:outline-level="4">
<text:span text:style-name="T4">
Zelei and counterattack</text:span>
</text:h>
      <text:p text:style-name="P4">
Ukrainian President Zelei said in an interview with the Wall Street Journal that Ukraine has been prepared to fight back the Russian army, but said he didn't know how long this process would take.</text:p>
      <text:p text:style-name="P4">
Zelenezki said that Ukraine originally hoped to obtain more weapons from the West for the upcoming battle, but he was still ready to take action. He also said that more "Patriot" air defense systems were urgently needed Russian air strikes and protect frontline troops.</text:p>
      <text:p text:style-name="P4">
Regarding the issue of his country joining the North Atlantic Convention (NATO), Zelei Sky called on NATO to provide a clear path for the qualifications of this member. The government came to power.</text:p>
      <text:h text:style-name="P13" text:outline-level="4">
<text:span text:style-name="T4">
The accident crisis of KievIn the video information on Friday night, Zerrenki said that Kiev residents complained that there was a lack of solid refuge. Some of these asylons have been closed and it is difficult to enter. He added that in some areas, there was no refuge at all.</text:span>
</text:h>
      <text:p text:style-name="P4">
"This city's neglect of this city is unreasonable," said Zellezki said, "he ordered the government to deal with the matter.</text:p>
      <text:p text:style-name="P4">
<draw:frame draw:style-name="fr1" draw:name="Image157" text:anchor-type="as-char" svg:width="6.9236in" svg:height="4.567778in" draw:z-index="0">
<draw:image xlink:href="../Images/Aljazeera Chinese/2023-06-03T13-34-46/1-1685798389.png" xlink:type="simple" xlink:show="embed" xlink:actuate="onLoad" draw:mime-type="image/png"/>
</draw:frame>
Ukrainian women (Reuters) in the Eastern Refuge in the country (Reuters)</text:p>
      <text:p text:style-name="P4">
President Ukraine said, "After everything he experienced on Thursday, this is simply unacceptable," he refers to those who stand in front of the closed air -ranging cave. These asylum designed to prevent air strikes from fierce missile attacks that night. Three people died, including a 9 -year -old child.</text:p>
      <text:p text:style-name="P4">
Zeelianzki and Kiev Mayor Vitley Clechko have called for the solution of the anti -aircover problem, but President Ukraine reports new problems.</text:p>
      <text:h text:style-name="P13" text:outline-level="4">
<text:span text:style-name="T4">
Comprehensive Intelligence Report</text:span>
</text:h>
      <text:p text:style-name="P4">
In the talks with the Ukrainian General Staff, Zelei said that the Supreme Command discussed all the details related to the air defense system of his country.</text:p>
      <text:p text:style-name="P4">
Zeelianzki also ordered a comprehensive intelligence report that helped Russia to increase the production of missiles and drones.</text:p>
      <text:p text:style-name="P4">
President Ukraine calls for close attention to the front line of all active fronts in Ukraine.</text:p>
      <text:p text:style-name="P4">
Zeelianzki pointed out that he would not talk about more details for the time being and emphasized that what he described the active actions he described will explain what he needs.</text:p>
      <text:p text:style-name="P4">
On the other hand, when the Russian President Putin was presided over a routine meeting of the Russian National Security Council, he accused him of the so -called "enemy" attempting to destroy the stability of Russia's domestic situation, and said that Moscow would not allow them to do so.</text:p>
      <text:h text:style-name="P13" text:outline-level="4">
<text:span text:style-name="T4">
Bringscan and Moscow will suffer for many years</text:span>
</text:h>
      <text:p text:style-name="P4">
At the same time, US Secretary of State Anthony Blingken said that time has proven that Russia's aggression against Ukraine is a strategic failure, and Moscow will bear its consequences within many years.</text:p>
      <text:p text:style-name="P4">
Blinden said at a press conference held at the Finnish capital Helsinki that Putin has been trying to split western countries for many years. After his war against Ukraine, his goal became clear.</text:p>
      <text:p text:style-name="P4">
On Friday, Brinken visited Finland, which bordered Russia, and Russia recently joined the North Atlantic Convention.(NATO)Essence</text:p>
      <text:p text:style-name="P4">
Brinken rejected any ceasefire agreement that is not suitable for Kiev, and emphasized that continuing to armed Ukraine and enhancing strength is the only way to achieve "true peace".</text:p>
      <text:p text:style-name="P4">
News Source: <text:a xlink:type="simple" xlink:href="https://chinese.aljazeera.net/news/war-in-ukraine/2023/6/3/%e4%bf%84%e7%bd%97%e6%96%af%e8%ad%a6%e5%91%8a%e8%be%b9%e5%a2%83%e5%9c%b0%e5%8c%ba%e5%b1%80%e5%8a%bf%e6%9e%81%e5%ba%a6%e5%8d%b1%e9%99%a9%e4%b8%8e%e4%b9%8c%e5%85%8b%e5%85%b0%e5%8f%8d" text:style-name="Internet_20_link" text:visited-style-name="Visited_20_Internet_20_Link">
https://chinese.aljazeera.net/news/war-in-ukraine/2023/6/3/%e4%bf%84%e7%bd%97%e6%96%af%e8%ad%a6%e5%91%8a%e8%be%b9%e5%a2%83%e5%9c%b0%e5%8c%ba%e5%b1%80%e5%8a%bf%e6%9e%81%e5%ba%a6%e5%8d%b1%e9%99%a9%e4%b8%8e%e4%b9%8c%e5%85%8b%e5%85%b0%e5%8f%8d</text:a>
</text:p>
      <!--NEWS-->
      <text:h text:style-name="P10" text:outline-level="1">
<text:span text:style-name="T4">
Austin: Do not seek conflict, but will not shrink back in the face of bullying and coercion, denying stimulating Chinese forces to attack Taiwan</text:span>
</text:h>
      <text:p text:style-name="P4">
Author: chinese@voanews.com (莉雅)</text:p>
      <text:p text:style-name="P4">
Publisher: 美国之音中文网 (Type: NewsMediaOrganization)</text:p>
      <text:p text:style-name="P4">
Published Time: 2023-06-03T13:39:56+08:00</text:p>
      <text:p text:style-name="P4">
Modified Time: 2023-06-03 05:39:56Z</text:p>
      <text:p text:style-name="P4">
Description: U.S. Defense Minister Austin's speech at the "Shangri -La dialogue" on June 3 also concerned about the importance of partnerships to ensure the importance of the common vision of the Indo -Pacific region. He said that the United States does not seek conflict or confrontation, but will not shrink back in front of bullying and coercion. He also said that the Taiwan Strait conflict is not imminent or inevitable, but once the outbreak of conflict will be devastating. Austin denies that the United States intends to stimulate China to attack Taiwan.</text:p>
      <text:p text:style-name="P4">
Videos: []</text:p>
      <text:p text:style-name="P4">
Images: []</text:p>
      <text:p text:style-name="P4">
Categories: ['美国', '亚太', '中国', '台湾', '军事', '美中关系', '南中国海争端', '台海两岸关系']</text:p>
      <text:p text:style-name="P4">
Type: None</text:p>
      <!--METADATA-->
      <text:p text:style-name="P4">
Nonenone</text:p>
      <text:p text:style-name="P4">
News Source: <text:a xlink:type="simple" xlink:href="https://www.voachinese.com/a/us-china-shangri-la-dialogue-taiwan-south-china-sea-20230603/7121408.html" text:style-name="Internet_20_link" text:visited-style-name="Visited_20_Internet_20_Link">
https://www.voachinese.com/a/us-china-shangri-la-dialogue-taiwan-south-china-sea-20230603/7121408.html</text:a>
</text:p>
      <!--NEWS-->
      <text:h text:style-name="P10" text:outline-level="1">
<text:span text:style-name="T4">
"May 35": Can Hong Kong's "June 4th Memory" transplant Taiwan?</text:span>
</text:h>
      <text:p text:style-name="P4">
Author: None (Language: zh)</text:p>
      <text:p text:style-name="P4">
Publisher: None</text:p>
      <text:p text:style-name="P4">
Time: 2023-06-03T13:55:00Z</text:p>
      <text:p text:style-name="P4">
Description: The Hong Kong June 4th Memorial Drama "May 35th" cannot be performed in Hong Kong. What does this year's first move to Taiwan -what is the meaning of Hong Kong people and Taiwanese? Can Hong Kong gradually "clean" in June 4th, can it be transplanted and landed in Taiwan? DW interviewed teams and scholars understand their answers.</text:p>
      <text:p text:style-name="P4">
Videos: []</text:p>
      <text:p text:style-name="P4">
Images: []</text:p>
      <text:p text:style-name="P4">
Subject: 时政风云</text:p>
      <text:p text:style-name="P4">
Subjects: []</text:p>
      <text:p text:style-name="P4">
Keywords: ['谷歌', '岛屿主权争端', '马英九', '专题报道：全景观看“习马会”', '香港', '专题报道：2016年台湾大选', '中国', '雨伞革命', '香港政改', '台湾']</text:p>
      <text:p text:style-name="P4">
Id: 65816201</text:p>
      <!--METADATA-->
      <text:p text:style-name="P4">
<text:a xlink:type="simple" xlink:href="https://www.dw.com/zh/overlay/image/article/65816201/65816317" text:style-name="Internet_20_link" text:visited-style-name="Visited_20_Internet_20_Link">
 </text:a>
The one -handed "May 35th" Lieminghui came to Taiwan to support stage dramas. She said that for her, June Fourth "is not just a wound of history, but the wound that I live and bleed now."</text:p>
      <text:p text:style-name="P4">
(Voice of Germany) "I want to go to the square, yes, you are most afraid of what I do. I want to go to the square, go to the place where Zhezhe is killed, and cry." Hong Kong's stage play "May 35" performed in Taiwan for the first time. The repertoire kicked off in the pain of Xiaolin's long -standing bereavement to A Tai.</text:p>
      <text:p text:style-name="P4">
The protagonist Xiaolin and A Da of "May 35" are family members of the dead people of the Tiananmen incident. In order to pay for the end of the cancer, the wife Xiaolin's wish, her husband A Da is determined not to avoid talking about June 4th. June 4th suppressing the dead son Zhezhe mourn.</text:p>
      <text:p text:style-name="P4">
This stage drama was born in Hong Kong. It was written by the well -known screenwriter Zhuang Meiyan and produced by the art drama troupe "June 4th stage". When the 30th anniversary of 2019 was premiered in Hong Kong, the anti -repair campaign broke out. That year was the last performance in Hong Kong in "May 35".</text:p>
      <text:p text:style-name="P4">
In 2021, the "June 4th stage" announced its own dissolution, and former chairman Liehui Hui moved to Britain with copyright. This year, the International Amnesty Organization Taiwan Branch was authorized to cooperate with the Taiwan Theater Troupe "Xiao Theater" to move the "May 35th" to the Taiwan stage for the first time, performing 6 consecutive games in Taipei, including a Cantonese reading drama. It is estimated that there are more than 1200 more than 1200 Famous audience.</text:p>
      <text:p text:style-name="P4">
On the stage, "May 35th" tells the process of the family members of the victims never talked about June 4th to the forward square; in reality, the drama itself has witnessed the huge changes in Hong Kong that can no longer openly mourn.</text:p>
      <text:p text:style-name="P4">
The International Terminal Taiwan Branch stated that this is the first time that it commemorates June 4th in Taiwan in Taiwan.</text:p>
      <text:h text:style-name="P12" text:outline-level="3">
<text:span text:style-name="T4">
"Cleaning"</text:span>
</text:h>
      <text:p text:style-name="P4">
"In the past, there were no sensitive words in Hong Kong. It was said that" May 35 "was a bit ridiculous that the mainland could not say June 4th, and I never thought that the transformation was so fast." Lie Zhihui, invited to Taiwan to watch the performance, sighed in an interview with DW. "In the past so many years in Hong Kong, we have freedom, and now there is no freedom to mourn."</text:p>
      <text:p text:style-name="P4">
Hong Kong used to be the largest cities in the world in the world. The Candlelight Gate of Victoria has a history of more than 30 years, attracting tens of thousands or even hundreds of thousands of people each year. This year, the candlelight will be the last 4 consecutive year, and it will be renamed the hometown market to celebrate the "26th Anniversary of the Motherland" by the group group.</text:p>
      <text:p text:style-name="P4">
When the Hong Kong Security Director Deng Bingqiang talked about June 4th, he only referred to the "special day"; when the chief executive Li Jiachao responded to whether the citizens could mourn their own mourning, the police believed that the offenders would decisively law enforcement. A large number of books are removed from the museum, and the June 4th book is almost clear](https://www.dw.com/zh/zh/公共圖書館撤書挨批-特首借書須符香港利益/a-65633101); <text:a xlink:type="simple" xlink:href="https://www.dw.com/zh/zh/香港警方扣押国殇之柱-创作者称太离谱/a-65529588" text:style-name="Internet_20_link" text:visited-style-name="Visited_20_Internet_20_Link">
The "Pillar of Guo Yan", which is stored in the University of Hong Kong, was also used by the Hong Kong Police Inspection as an investigation</text:a>
Essence</text:p>
      <text:p text:style-name="P4">
List of Hui Hui described that the Communist Party of China is trying to "clean" the memories of June 4th in Hong Kong, but <text:a xlink:type="simple" xlink:href="https://www.dw.com/zh/zh/六四紀念館紐約開幕-特設香港民運展區/a-65811714" text:style-name="Internet_20_link" text:visited-style-name="Visited_20_Internet_20_Link">
Overseas Hong Kong people will continue to mourn in their own way</text:a>
"Even if it is very small, it is likely to buy a book, maybe wearing a dress, and maybe a candle."</text:p>
      <text:p text:style-name="P4">
Hong Kong used to be the largest cities in the world in the world. The Candlelight Gate of Victoria has a history of more than 30 years, attracting tens of thousands or even hundreds of thousands of people each year.</text:p>
      <text:h text:style-name="P12" text:outline-level="3">
<text:span text:style-name="T4">
"Hong Kong and Taiwan on May 35" meaning</text:span>
</text:h>
      <text:p text:style-name="P4">
In 2020, the Gengzi version of "May 35" was not performed by the "Hong Kong National Security Law" and the new crown epidemic. The version of that year was specially adapted to add the picture of the streets of Hong Kong.</text:p>
      <text:p text:style-name="P4">
Lie Zhihui told DW that after the anti -repair campaign, it commemorated the new significance in the hearts of many Hong Kong people. For her, June Fourth "is not just a wound of historical, but my living and bleeding wound now."</text:p>
      <text:p text:style-name="P4">
"In the past June 4th, the first thing I thought of was the students who died that year. I would think of Tiananmen's mother and the mainland rights protection. But every few years to June 4th, I would like to think of friends in Hong Kong. Because some of them are still prison, they are still waiting for trials, and they have been detained for more than 2 years under the case of unruly. The crime of regime, facing 10 years or even life imprisonment. "</text:p>
      <text:p text:style-name="P4">
She said that she hoped to pass the alarm number to Taiwanese audiences with "May 35": "The CCP's authoritarian regime will actually affect Taiwan ... I hope it can connect everyone and let us maintain a universal value, not simply surrounding June 4th, not simply surrounding June 4th, not, not simply surrounding the June 4th, not to surround the June 4th. (But) How can we connect, fight for democracy and oppose autocratic regimes. "</text:p>
      <text:p text:style-name="P4">
*#</text:p>
      <text:h text:style-name="P13" text:outline-level="4">
<text:span text:style-name="T4">
June 4, Tiananmen — Memory that cannot be forgotten</text:span>
</text:h>
      <text:h text:style-name="P12" text:outline-level="3">
<text:span text:style-name="T4">
Democratic Goddess</text:span>
</text:h>
      <text:p text:style-name="P4">
Under Tiananmen Morning Daxi, the protesters used plastic foam and gypsum to set up a democratic goddess about 10 meters high on the metal bracket. The goddess location is facing the statue of Mao Zedong on the building of Tiananmen City. In the early morning of June 4, soldiers used tanks and armed vehicles to push the statue.</text:p>
      <text:p text:style-name="P4">
*#</text:p>
      <text:h text:style-name="P13" text:outline-level="4">
<text:span text:style-name="T4">
June 4, Tiananmen — Memory that cannot be forgotten</text:span>
</text:h>
      <text:h text:style-name="P12" text:outline-level="3">
<text:span text:style-name="T4">
Singing female police officer</text:span>
</text:h>
      <text:p text:style-name="P4">
Before the Chinese government suppressed, the situation was tense, but citizens often sent things to soldiers and police. Sometimes, the entry into the city will sing patriotic songs with the demonstrators. The policewoman in the picture was singing on Tiananmen Square, and a few days later, the army entered, and the democratic movement was suppressed by force.</text:p>
      <text:p text:style-name="P4">
*#</text:p>
      <text:h text:style-name="P13" text:outline-level="4">
<text:span text:style-name="T4">
June 4, Tiananmen — Memory that cannot be forgotten</text:span>
</text:h>
      <text:h text:style-name="P12" text:outline-level="3">
<text:span text:style-name="T4">
struggle</text:span>
</text:h>
      <text:p text:style-name="P4">
On June 3, 1989, a day before the June 4th suppression, a woman was sandwiched among the democratic demonstrators and the army near the Great Hall of the People. In the midnight of the day, the 38th Army fired to the non -incompetent people, and finally seized Tiananmen Square, which was occupied by the demonstrators for weeks.#</text:p>
      <text:h text:style-name="P13" text:outline-level="4">
<text:span text:style-name="T4">
June 4, Tiananmen — Memory that cannot be forgotten</text:span>
</text:h>
      <text:h text:style-name="P12" text:outline-level="3">
<text:span text:style-name="T4">
The weapon seized</text:span>
</text:h>
      <text:p text:style-name="P4">
One day before the suppression, thousands of demonstrators were around a bus, and a weapon seized on the top of the car. After the government announced martial law, the soldiers and demonstrations had a subtle relationship. The demonstrators sometimes send gifts to the soldiers to condolences, and the troops have temporarily retired.</text:p>
      <text:p text:style-name="P4">
*#</text:p>
      <text:h text:style-name="P13" text:outline-level="4">
<text:span text:style-name="T4">
June 4, Tiananmen — Memory that cannot be forgotten</text:span>
</text:h>
      <text:h text:style-name="P12" text:outline-level="3">
<text:span text:style-name="T4">
Fight for democracy</text:span>
</text:h>
      <text:p text:style-name="P4">
In the middle of the night on June 3, a armored carrier car just broke through the roadblocks built by the demonstrator and were surrounded by the demonstrators in front of the party's party. At the same time, martial arts soldiers not far away are preparing to fire the demonstrators.</text:p>
      <text:p text:style-name="P4">
*#</text:p>
      <text:h text:style-name="P13" text:outline-level="4">
<text:span text:style-name="T4">
June 4, Tiananmen — Memory that cannot be forgotten</text:span>
</text:h>
      <text:h text:style-name="P12" text:outline-level="3">
<text:span text:style-name="T4">
Burning soldiers</text:span>
</text:h>
      <text:p text:style-name="P4">
On the evening of June 3, the demonstrators ignited a armored carrier on the Chang'an Street in Tiananmen. This is the last photo taken by photographer Jeffwidner that night. Soon after that, he was accidentally hit by a brick thrown by the demonstrator. Although suffering strenuous brain shocks, because the camera in the hand offset most of the impact, Wednel escaped the robbery and was not in danger of life.</text:p>
      <text:p text:style-name="P4">
*#</text:p>
      <text:h text:style-name="P13" text:outline-level="4">
<text:span text:style-name="T4">
June 4, Tiananmen — Memory that cannot be forgotten</text:span>
</text:h>
      <text:h text:style-name="P12" text:outline-level="3">
<text:span text:style-name="T4">
suppression</text:span>
</text:h>
      <text:p text:style-name="P4">
On June 4, the first day after the democratic movement led by the student was bloody, a truck loaded with a soldier patrolled on the Changan Street in front of the Beijing Hotel. On the same day, a soldier similar to a truck fired at the tourists standing in the lobby of the Beijing Hotel.</text:p>
      <text:p text:style-name="P4">
*#</text:p>
      <text:h text:style-name="P13" text:outline-level="4">
<text:span text:style-name="T4">
June 4, Tiananmen — Memory that cannot be forgotten</text:span>
</text:h>
      <text:h text:style-name="P12" text:outline-level="3">
<text:span text:style-name="T4">
"Tank Man"</text:span>
</text:h>
      <text:p text:style-name="P4">
On June 4, a lonely man holding a shopping bag stood in the middle of Changan Street, trying to block the way of tank formation. Twenty -five years later, this person's final fate is still unknown. This scene has become one of the most symbolic images of the Democratic Movement of Tiananmen.</text:p>
      <text:p text:style-name="P4">
*#</text:p>
      <text:h text:style-name="P13" text:outline-level="4">
<text:span text:style-name="T4">
June 4, Tiananmen — Memory that cannot be forgotten</text:span>
</text:h>
      <text:h text:style-name="P12" text:outline-level="3">
<text:span text:style-name="T4">
dead hero</text:span>
</text:h>
      <text:p text:style-name="P4">
On June 5th, a group of people showed a picture of a local native place on Chang'an Street. The deceased on the screen was allegedly a demonstrator who shot shot in the process of seizing Tiananmen Square. The huge wound on the deceased showed that soldiers used Dam. Amnesty International Organization believes that at least 300 civilians were killed.</text:p>
      <text:p text:style-name="P4">
*#</text:p>
      <text:h text:style-name="P13" text:outline-level="4">
<text:span text:style-name="T4">
June 4, Tiananmen — Memory that cannot be forgotten</text:span>
</text:h>
      <text:h text:style-name="P12" text:outline-level="3">
<text:span text:style-name="T4">
Clean</text:span>
</text:h>
      <text:p text:style-name="P4">
After the army suppressed the democratic movement, two women were cleaning the square, and behind them were a bicycle that had been burned. In the protest movement, several cars and military vehicles were burned, and some soldiers died or injured.</text:p>
      <text:p text:style-name="P4">
*#</text:p>
      <text:h text:style-name="P13" text:outline-level="4">
<text:span text:style-name="T4">
June 4, Tiananmen — Memory that cannot be forgotten</text:span>
</text:h>
      <text:h text:style-name="P12" text:outline-level="3">
<text:span text:style-name="T4">
Defense Mao Zedong</text:span>
</text:h>
      <text:p text:style-name="P4">
A few days after the suppression, soldiers and tanks were always guarded in front of Tiananmen Tower.</text:p>
      <text:p text:style-name="P4">
*#</text:p>
      <text:h text:style-name="P13" text:outline-level="4">
<text:span text:style-name="T4">
June 4, Tiananmen — Memory that cannot be forgotten</text:span>
</text:h>
      <text:h text:style-name="P12" text:outline-level="3">
<text:span text:style-name="T4">
brother side by side</text:span>
</text:h>
      <text:p text:style-name="P4">
In late May 1989, the Associated Press Photography reporter Weiderne (left) and Chinese photographer Liu Xiangcheng took a picture in front of the Forbidden City. At that time, they may not expect that a few days later, the Chinese government used force to suppress the Democratic Movement of Tiananmen.</text:p>
      <text:p text:style-name="P4">
Author: jeff widner/Shi Tao</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For "May 35" to move Taiwan, DW recently contacted the original book Zhuang Meiyan to inquire about his views. She said she was busy with the creation of new script and had no time to be interviewed for the time being. However, when asked if she could presented a presence in Taiwan, she replied that the social movements that occurred in Hong Kong after 2019 and everything that happened later made her understand the importance of citizens' quality, media, education, and record history.</text:p>
      <text:p text:style-name="P4">
Zhuang Meiyan said that she hopes to pass to the audience: "As a Hong Konger, I deeply feel that I have lived in a social happiness with information opening and freedom of speech. But the most important thing is to take care, look at beautiful things, and look at justice. "</text:p>
      <text:p text:style-name="P4">
Zhong Boyuan, director of the Taiwan version of "May 35", told DW that how to present "Taiwan epitome" is the primary thinking when adaptation. He said that although the stage play tells the story of the June 4th story in China, when the actor speaks Taiwanese Mandarin or Aboriginal tone and Taiwanese comes out from time to time, the audience is likely to be illusory, "this is really telling a Taiwan story."</text:p>
      <text:p text:style-name="P4">
In addition, the Taiwanese version used 3 banned songs and Sunflower Xueyun songs "The Island Tiantu" during the martial arts period of Taiwan. It is transitional justice, and there is still a long way to go. "</text:p>
      <text:p text:style-name="P4">
Zhong Boyuan said that Taiwan now naturally enjoys democracy and diversification or freedom, but sometimes it may be forgotten, "How to make everyone know that it is not easy, or in a free situation, how to avoid the next time when they are oppressed. Only to do something. In fact, I think it is the greatest significance reflected in this work. "</text:p>
      <text:p text:style-name="P4">
Qiu Yizheng, president of the International Territory Organization, said that he hopes to use stage dramas to make Taiwanese audiences better understand June 4th and pay attention to the current situation of human rights in China and Hong Kong.</text:p>
      <text:p text:style-name="P4">
Director Zhong Boyuan (first from left) said how to present "Taiwan epitome" is the primary thinking when adaptation.</text:p>
      <text:h text:style-name="P12" text:outline-level="3">
<text:span text:style-name="T4">
Scholars: Memory erase is not easyLin Zonghong, a researcher at the Taiwan Institute of Technology and Director of the Contemporary China Research Center of Tsinghua University in Taiwan, told DW that the June 4th incident itself was "the struggle between memory and forgetfulness." When the June 4th memory of Hong Kong was suppressed, overseas Hong Kong people were continuing this common memory in various ways in Taiwan and transformed into a symbol against Beijing's totalitarian.</text:span>
</text:h>
      <text:p text:style-name="P4">
Wu Ruiren, an associate researcher at the Taiwan Central Research Institute who studies nationalism, also believes that although the public memory of June 4 in Hong Kong is disappearing, "this disappearance does not mean that memory is really erased because memory is a delicate thing."</text:p>
      <text:p text:style-name="P4">
For example, "Hong Kong is now very similar to Taiwan in the 228 era, and has experienced a very serious, whether it is physical physical or mental slaughter." The 228 incident was strictly prohibited from talking in the martial arts era of Taiwan, but it was passed down by folk mouth, not only did not disappear, but more ingrained; Hong Kong people were highly global ethnic groups. Taiwan is better. "It is not so easy to erase and identify the memory."</text:p>
      <text:p text:style-name="P4">
Wu Ruiren believes that the people of overseas Hong Kong people commemorate the June 4th is a practice of preserving the traditional memory and identity of the Hong Kong nation. "This is a long struggle that has just begun."</text:p>
      <text:h text:style-name="P12" text:outline-level="3">
<text:span text:style-name="T4">
No comments No Comments Enter Taipei to commemorate the 33rd anniversary of the 64th anniversary</text:span>
</text:h>
      <text:h text:style-name="P12" text:outline-level="3">
<text:span text:style-name="T4">
Hong Kong "June 4 Memory" transplant Taiwan?</text:span>
</text:h>
      <text:p text:style-name="P4">
But compared with Hong Kong, Taiwan is generally colder for June 4th. Can the June 4th memory of Hong Kong transplant Taiwan? Wu Ruiren believes that it is not easy objectively. He explained that this was because the significance of June 4 in Hong Kong and Taiwan was completely different.</text:p>
      <text:p text:style-name="P4">
Wu Ruiren pointed out that in the hearts of the Hong Kong democratic school that claimed to return to democracy in June 4th, it inspired a stronger sense of responsibility for Chinese democracy. It was not until the umbrella movement and anti -repair campaign, and the young local generation re -defined the meaning of June 4th. However, the process of democratization in Taiwan has always been rooted in the local area. The local factions have regarded June 4 as "other countries' affairs". Taiwanese who commemorate June 4th also start from the position of Chinese nationalism. Universal human rights value.</text:p>
      <text:p text:style-name="P4">
In addition, Wu Ruiren continued to point out that Taiwan was very good Hong Kong a few years ago, but after the outbreak of the Ukrainian war, because it was worried that similar conflicts might happen to Taiwan, and isolationism became more obvious. Cooling "," This is why I don't think Taiwan can take it to take over or transplant. "</text:p>
      <text:p text:style-name="P4">
However, Wu Ruiren emphasized that Taiwan has its own history and memory. The current geopolitical crisis will also give June 4th to commemorate the new meaning, such as democratic output or co -resistance. He believes that the so -called transplantation "the growing things must be different, including what has been in Hong Kong in the past, but it also includes things in our Taiwan ... Finally, a new thing that is combined together."</text:p>
      <text:p text:style-name="P4">
Taiwan scholar Lin Zonghong also pointed out that although Taiwan has no way to fully carry the collective memory of Hong Kong people, it may not be as lively as the June 4th Memorial event in Hong Kong in the past, but it provides at least one commemorative occasion.</text:p>
      <text:p text:style-name="P4">
"Some people holding different historical memories can start a dialogue here, and then re -create a new, more diverse common memory ... it must not be a simple transplant, or put the past ones The drama will repeat it again -every time the play is restarted, it will become a new life. "</text:p>
      <text:p text:style-name="P4">
In this regard, Lieminghui believes that Hong Kong and Taiwan experience different experiences and can understand the different reactions of the two places to the June 4th. However, she pointed out that art and drama are a good breakthrough form, which can have a deeper connection with the locals. "May 35" is welcomed in Taiwan this time, not necessarily because the audience is interested in June 4th, but this is also a deeply infectious family story. She said that she will continue to do "May 35" in the future, hoping to connect more people around the world.</text:p>
      <text:p text:style-name="P4">
"I don’t return to Hong Kong, because this is a high risk that I do now, and I think this is a price. If you choose to return to Hong Kong, you may have the opportunity to be arrested and detained .. So I decided to decide If you don't return to Hong Kong, I will continue to do "May 35", "she said.</text:p>
      <text:p text:style-name="P4">
*#</text:p>
      <text:h text:style-name="P13" text:outline-level="4">
<text:span text:style-name="T4">
Hong Kong and Taiwan used to commemorate June 4th</text:span>
</text:h>
      <text:h text:style-name="P12" text:outline-level="3">
<text:span text:style-name="T4">
One anniversary commemorative</text:span>
</text:h>
      <text:p text:style-name="P4">
On June 4, 1990, the people of Hong Kong took the streets for the first time to commemorate the first anniversary of the Tiananmen Massacre. From this year, the Hong Kong Federation will organize large -scale mourning activities each year. As the democratic movement in 1989 was a taboo topic in mainland China, Hong Kong gradually became the center of various types of memories related to June 4th.</text:p>
      <text:p text:style-name="P4">
*#</text:p>
      <text:h text:style-name="P13" text:outline-level="4">
<text:span text:style-name="T4">
Hong Kong and Taiwan used to commemorate June 4th</text:span>
</text:h>
      <text:h text:style-name="P12" text:outline-level="3">
<text:span text:style-name="T4">
</text:span>
</text:h>
      <text:p text:style-name="P4">
Since 1990, on the evening of June 4, the Victoria Park in Hong Kong has held a candlelight party to mourn the June 4th death and express freedom of democracy. The number of participants is tens of thousands, as many as 100,000 people (according to the number of the organization's branch association, generally higher than the public announced the number), it is the world's largest June 4th commemorative event. (2015 information picture)</text:p>
      <text:p text:style-name="P4">
*#</text:p>
      <text:h text:style-name="P13" text:outline-level="4">
<text:span text:style-name="T4">
Hong Kong and Taiwan used to commemorate June 4th</text:span>
</text:h>
      <text:h text:style-name="P12" text:outline-level="3">
<text:span text:style-name="T4">
The old man of Tiananmen</text:span>
</text:h>
      <text:p text:style-name="P4">
In 2013, the Taipei people held a candlelight party to commemorate June 4th and support the Nobel Peace Prize winner Liu Xiaobo in the prison. Liu Xiaobo is one of the representatives of the 89 Democratic movement, and together with Zhou Ru, Gao Xin, and Hou Dejian, he became "the four gentlemen of Tiananmen".</text:p>
      <text:p text:style-name="P4">
*#</text:p>
      <text:h text:style-name="P13" text:outline-level="4">
<text:span text:style-name="T4">
Hong Kong and Taiwan used to commemorate June 4th</text:span>
</text:h>
      <text:h text:style-name="P12" text:outline-level="3">
<text:span text:style-name="T4">
Taipei</text:span>
</text:h>
      <text:p text:style-name="P4">
On the 30th anniversary of June 4th, Taipei held a special commemorative event. Earlier, the inflatable "tank man" art device was built by Taiwanese artist Shake in front of the Taipei Zhongzheng Memorial Hall. Democrats such as Wang Dan and Zhou Fengsuo who experienced June 4th attended the present.</text:p>
      <text:p text:style-name="P4">
*#</text:p>
      <text:h text:style-name="P13" text:outline-level="4">
<text:span text:style-name="T4">
Hong Kong and Taiwan used to commemorate June 4th</text:span>
</text:h>
      <text:h text:style-name="P12" text:outline-level="3">
<text:span text:style-name="T4">
Three places on both sides of the strait</text:span>
</text:h>
      <text:p text:style-name="P4">
Taiwan's June 4th commemorative activities are far less than Hong Kong in scale and history, but in recent years, they have received more attention. In 2020, despite the impact of the epidemic, more than 3,000 people still participated in the candlelight mourning party in Taipei. As Hong Kong and Macau banned the June 4 rally on the grounds of prevention of epidemic prevention this year, Taiwan became the only place for three places on both sides of the strait to commemorate June 4th.</text:p>
      <text:p text:style-name="P4">
*#</text:p>
      <text:h text:style-name="P13" text:outline-level="4">
<text:span text:style-name="T4">
Hong Kong and Taiwan used to commemorate June 4th</text:span>
</text:h>
      <text:h text:style-name="P12" text:outline-level="3">
<text:span text:style-name="T4">
June 4th Memorial Hall</text:span>
</text:h>
      <ul>
        <li>
#</li>
      </ul>
      <text:h text:style-name="P13" text:outline-level="4">
<text:span text:style-name="T4">
Hong Kong and Taiwan used to commemorate June 4th</text:span>
</text:h>
      <text:h text:style-name="P12" text:outline-level="3">
<text:span text:style-name="T4">
殇 殇</text:span>
</text:h>
      <text:p text:style-name="P4">
On the 30th anniversary of the June 4th of 2019, the work of Hong Kong college students cleaning Danish artist JensgalSchiøt "Pillar of Guo Yan". It has been exhibited at various universities in Hong Kong and is now standing on the Huangke Running platform of the University of Hong Kong. Traditionally, the branch association sends people to wash the sculpture on the eve of June 4th every year.</text:p>
      <text:p text:style-name="P4">
*#</text:p>
      <text:h text:style-name="P13" text:outline-level="4">
<text:span text:style-name="T4">
Hong Kong and Taiwan used to commemorate June 4th</text:span>
</text:h>
      <text:h text:style-name="P12" text:outline-level="3">
<text:span text:style-name="T4">
Rebellion under the epidemic</text:span>
</text:h>
      <text:p text:style-name="P4">
In 2020 under the new crown epidemic, the authorities have not approved the June 4th rally for the first time in 31 years due to epidemic prevention and restrictions. However, tens of thousands of Hong Kong people still came to Victoria Park to burn the candle.</text:p>
      <text:p text:style-name="P4">
*#</text:p>
      <text:h text:style-name="P13" text:outline-level="4">
<text:span text:style-name="T4">
Hong Kong and Taiwan used to commemorate June 4th</text:span>
</text:h>
      <text:h text:style-name="P12" text:outline-level="3">
<text:span text:style-name="T4">
again banned again</text:span>
</text:h>
      <text:p text:style-name="P4">
In 2021, the Hong Kong authorities banned the June 4th Memorial Party again. After the Hong Kong National Security Law came into effect a year ago, the space and free space for Hong Kong society were further squeezed. At the same time, Macau's folk June 4th commemorative activities have been banned for the second consecutive yea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5月35日》：香港「六四記憶」能移植台灣嗎？/a-65816201" text:style-name="Internet_20_link" text:visited-style-name="Visited_20_Internet_20_Link">
https://www.dw.com/zh/《5月35日》：香港「六四記憶」能移植台灣嗎？/a-65816201?maca=chi-rss-chi-all-1127-rdf</text:a>
</text:p>
      <!--NEWS-->
      <text:h text:style-name="P10" text:outline-level="1">
<text:span text:style-name="T4">
Putin's arrest order: What is the effectiveness of diplomatic exemption?</text:span>
</text:h>
      <text:p text:style-name="P4">
Author: None (Language: zh)</text:p>
      <text:p text:style-name="P4">
Publisher: None</text:p>
      <text:p text:style-name="P4">
Time: 2023-06-03T13:57:00Z</text:p>
      <text:p text:style-name="P4">
Description: South Africa is about to hold a BRICS Summit in the summer. Russian President Putin, which was arrested by the International Criminal Court, was also invited to attend. How does Putin, who are arrested?</text:p>
      <text:p text:style-name="P4">
Videos: []</text:p>
      <text:p text:style-name="P4">
Images: []</text:p>
      <text:p text:style-name="P4">
Subject: 时政风云</text:p>
      <text:p text:style-name="P4">
Subjects: []</text:p>
      <text:p text:style-name="P4">
Keywords: ['南非', '乌克兰', '普京', '俄罗斯入侵乌克兰']</text:p>
      <text:p text:style-name="P4">
Id: 65816473</text:p>
      <!--METADATA-->
      <text:p text:style-name="P4">
<text:a xlink:type="simple" xlink:href="https://www.dw.com/zh/overlay/image/article/65816473/65779052" text:style-name="Internet_20_link" text:visited-style-name="Visited_20_Internet_20_Link">
 </text:a>
(Voice of Germany) Russian President Putin received an invitation to the BRICS conference. South African Foreign Minister Naledi Pandor said that the BRICS heads of state-China, India, Brazil, South Africa and Russia-all were invited to attend the BRICS Summit scheduled to be held in August.</text:p>
      <text:p text:style-name="P4">
For the leaders of the four countries, this is only a arrangement on the schedule, but for Russian President Putin, the situation is quite embarrassing. Because once he set foot on South Africa, he would be arrested and extradited. In March of this year, <text:a xlink:type="simple" xlink:href="https://www.dw.com/zh/zh/国际刑事法院对普京发出逮捕令/a-65035499" text:style-name="Internet_20_link" text:visited-style-name="Visited_20_Internet_20_Link">
International Criminal Court issued an arrest warrant against Putin</text:a>
Essence South Africa, as a parties to the Roman Statue, is obliged to execute the arrest warrant and extradite Putin. However, South African officials have previously announced that all members participating in international conferences enjoy diplomatic exemption.</text:p>
      <text:h text:style-name="P12" text:outline-level="3">
<text:span text:style-name="T4">
exemption right is not far away</text:span>
</text:h>
      <text:p text:style-name="P4">
However, the Dean of the Nuremberg Principles International College and the Criminal Law and International Law Professor of Erlangen-Nuremberg University, Christophsafferling, said that "the existence of exemption is to promote international law and international relations." Under the premise of the national court's prosecution.</text:p>
      <text:p text:style-name="P4">
The exemption is not far away. In the past, the International Criminal Court insisted on a number of judgments that in front of the International Court, even the current head of state had no exemption. "This is the law of the Roman Statue, there is no exception," Saverinen said.</text:p>
      <text:p text:style-name="P4">
In other words, the president of a country, which was wanted due to the international criminal arrest warrant, has no legal effect on the meeting. Even in South African law, because there have been precedents before. Putin is the current head of the second place to be arrested by the International Criminal Court. The first was then the then Sudan President Omar Bali. In 2015, he went to South Africa to attend the meeting.</text:p>
      <text:p text:style-name="P4">
At that time, South Africa should have extradited this dictator, but he <text:a xlink:type="simple" xlink:href="https://www.dw.com/zh/zh/苏丹总统狼狈逃离南非/a-18517610" text:style-name="Internet_20_link" text:visited-style-name="Visited_20_Internet_20_Link">
left South Africa before issuing a arrest order in the South African Court</text:a>
Essence "After that, the South African Constitution Court ruled that South Africa should have arrested him, and the government violated the laws of its country. This principle is still applicable. This means that not extradance of Pujing will violate international law and South African law." (HSFK) Researcher Kristoffer Burck said.</text:p>
      <text:p text:style-name="P4">
Former Sudan President Omar Balle has not been sent to the International Criminal Court</text:p>
      <text:h text:style-name="P12" text:outline-level="3">
<text:span text:style-name="T4">
Putin can be a guest gold brick summit?</text:span>
</text:h>
      <text:p text:style-name="P4">
So what happens? Is Putin still attend a meeting in South Africa? Theoretically is feasible, because there are only a little sanctions method in the International Criminal Court. "They can condemn the existence of the arrest warrant and the emphasis must be executed, and then it is clearly stated that they can be condemned. But that's only that." Because different from the country, the International Criminal Court did not implement the current laws. Police power.</text:p>
      <text:p text:style-name="P4">
Therefore, the International Criminal Court can only rely on the respect of the contract to the Roman Statue. "Anyone who does not follow and does not support execution will weaken the international criminal court. This is obvious, because the arrest order is lost, it is just a piece of paper. This will be a weakened to the international court, and "Saverine said.</text:p>
      <text:p text:style-name="P4">
Initially, the arrest order to Putin was considered a strong signal. Even a powerful politician like Putin will be investigated for criminal responsibility. Saverine said: "The International Criminal Court did do this, the purpose is to clearly indicate its existence, and indicate that it can do it, is willing to do it, and will be executed." He believes that overall international law has become more important to become more important. Essence</text:p>
      <text:p text:style-name="P4">
In March 2023, the International Criminal Court issued an arrest warrant for Putin</text:p>
      <text:p text:style-name="P4">
Different from Bohil in South Africa in 2015, people now start to discuss the arrest warrant beforehand and see it as a matter of serious treatment. "Now we can't easily ignore this, and even have an arrest order. This must be considered in diplomatic negotiations. This is actually a very good news."</text:p>
      <text:p text:style-name="P4">
However, HSFK researcher Borke is not so optimistic. He was worried that the arrest warrant of the current well -known head of state may have a negative rebound effect on the International Criminal Court.</text:p>
      <text:p text:style-name="P4">
"There is a very high risk that there will be such a situation, that is, someone is sued, but after many years, it has not been arrested. In fact, it can be assumed that if Putin does not make any mistakes, he will not be arrested. This means that this means There will be a case that has been suspended after years or even decades. This is very dangerous for the court's practical function of justice to stretch justice. "</text:p>
      <text:p text:style-name="P4">
There are not many similar cases. Putin is the second head of state to be arrested. The success or failure of the International Criminal Court depends largely on the attitude of its member states. "All this takes time to solve it. This case is likely to bother us for a while," Saverinen said.</text:p>
      <text:h text:style-name="P12" text:outline-level="3">
<text:span text:style-name="T4">
Dist for Putin? These young people say "no"</text:span>
</text:h>
      <text:p text:style-name="P4">
News Source: <text:a xlink:type="simple" xlink:href="https://www.dw.com/zh/普京逮捕令：外交豁免权效力有多大？/a-65816473" text:style-name="Internet_20_link" text:visited-style-name="Visited_20_Internet_20_Link">
https://www.dw.com/zh/普京逮捕令：外交豁免权效力有多大？/a-65816473?maca=chi-rss-chi-all-1127-rdf</text:a>
</text:p>
      <!--NEWS-->
      <text:h text:style-name="P10" text:outline-level="1">
<text:span text:style-name="T4">
German media: Will China destroy the German industry?</text:span>
</text:h>
      <text:p text:style-name="P4">
Author: None (Language: zh)</text:p>
      <text:p text:style-name="P4">
Publisher: None</text:p>
      <text:p text:style-name="P4">
Time: 2023-06-03T14:01:00Z</text:p>
      <text:p text:style-name="P4">
Description: The "Business Daily" is concerned that China will threaten the foundation of the German industry with the advantages of cheap production, and the German politics must take action as soon as possible to avoid industrialization. "New Zurich" published a customer comment, stating that although the autocratic China has repeatedly hit the democratic movement, the desire of human freedom will never be strangled.</text:p>
      <text:p text:style-name="P4">
Videos: []</text:p>
      <text:p text:style-name="P4">
Images: []</text:p>
      <text:p text:style-name="P4">
Subject: 评论分析</text:p>
      <text:p text:style-name="P4">
Subjects: ['专题报道：中国经济何处去？', '六四事件', '专题报道：六四30周年']</text:p>
      <text:p text:style-name="P4">
Keywords: ['德中关系', '德国经济', '中国经济', '产业政策', '中国工业', '汽车产业', '六四', '民主运动', '专制']</text:p>
      <text:p text:style-name="P4">
Id: 65816455</text:p>
      <!--METADATA-->
      <text:p text:style-name="P4">
<text:a xlink:type="simple" xlink:href="https://www.dw.com/zh/overlay/image/article/65816455/63113606" text:style-name="Internet_20_link" text:visited-style-name="Visited_20_Internet_20_Link">
 </text:a>
Weilai Automobile from China has been listed in Europe</text:p>
      <text:p text:style-name="P4">
(Voice of Germany Chinese website) The German "Commercial Daily" published by Dusseldorf is "<text:a xlink:type="simple" xlink:href="https://www.handelsblatt.com/meinung/gastbeitraege/gastkommentar-global-challenges-deutschland-droht-ein-china-schock/29174284.html" text:style-name="Internet_20_link" text:visited-style-name="Visited_20_Internet_20_Link">
Germany is facing the threat of shock from China</text:a>
"The title, published a customer comments written by Daliamarin, a professor of economics at Munich University of Science and Technology. The author pointed out that a large number of imports of Chinese goods have led to the decline in the American local industry, which has paved the way for Trump's entry into the main White House; but now it is now Germany also faces similar fate.</text:p>
      <text:p text:style-name="P4">
The author noticed that the export volume of Chinese automobiles has surpassed Germany last year, <text:a xlink:type="simple" xlink:href="https://www.dw.com/zh/zh/中国一季度汽车出口超过日本-俄罗斯成为最大海外市场/a-65668908" text:style-name="Internet_20_link" text:visited-style-name="Visited_20_Internet_20_Link">
this year is about to surpass Japan</text:a>
And consumers, including China, are interested in German cars. "Compared with BYD and Weilai Automobile with advanced batteries and sensor technology, <text:a xlink:type="simple" xlink:href="https://www.dw.com/zh/zh/德国电动车在中国市场步履蹒跚/a-65359971" text:style-name="Internet_20_link" text:visited-style-name="Visited_20_Internet_20_Link">
German electric vehicles are almost out of date</text:a>
Essence For decades, German engineers have gone to improve in the field of internal combustion engines, but the electric vehicle revolution is threatening the overall technical advantage of the German automotive industry. "</text:p>
      <text:p text:style-name="P4">
"Given the automotive industry is an important employment engine in Germany, <text:a xlink:type="simple" xlink:href="https://www.dw.com/zh/zh/中国车市燃起价格战-德国车商面临大风险/a-65029191" text:style-name="Internet_20_link" text:visited-style-name="Visited_20_Internet_20_Link">
German economy is facing the threat of shock from China</text:a>
Essence The United States and other countries have experienced a 'China shock': After China joined the WTO in 2001, many Western manufacturers face the strong competition of Chinese companies; first of all, low -value products such as clothing, furniture, and more complicated products such as computers and electronic devices Essence From 2000 to 2010, the proportion of Chinese manufacturing products in the total imports in the United States increased by 25 percentage points, which accelerated the industrialization of the United States 'rust belt', and also paved the road for Trown in 2016. Various signs show that Germany is also experiencing its own 'Chinese shock': In 2022, the number of cars imported from China exceeded the number of cars exported to China for the first time. ... There are similar trends in the field of mechanical manufacturing. "</text:p>
      <text:p text:style-name="P4">
"This is really a historic irony. The process of rapid industrialization of China is initially attributed to a large number of imported cars and machinery from Germany. In the past 30 years, Germany has established a joint venture factory with China in the past 30 years. . The Chinese government transferred the technology of this situation as a condition for market access. "</text:p>
      <text:h text:style-name="P12" text:outline-level="3">
<text:span text:style-name="T4">
Shanghai has become a city of electric</text:span>
</text:h>
      <text:p text:style-name="P4">
"Today China has risen into an industrial country. Compared with Germany, China has two advantages: First, they are <text:a xlink:type="simple" xlink:href="https://www.dw.com/zh/zh/电动汽车/t-41781394" text:style-name="Internet_20_link" text:visited-style-name="Visited_20_Internet_20_Link">
electric vehicle</text:a>
The times do not need to make up in the field of internal combustion engines. Secondly, the huge scale of China has made a large number of production possible, thereby rapidly lowering the cost. Now, China is already a global market leader in the field of lithium -ion battery, and will soon develop sodium ion batteries. "</text:p>
      <text:p text:style-name="P4">
"Multiple factors have allowed the past Germany to avoid 'Chinese shock': Commodities from China are mainly competing with products in low -wage countries such as Turkey and Greece. In addition, German companies broaden their industrial chain to Eastern European countries, which has improved production efficiency and reduced costs. Over the years, Germany has also benefited from the Chinese economy. "</text:p>
      <text:p text:style-name="P4">
"However, Germany can no longer avoid the negative effects that other countries have experienced. Although the reconstruction of Ukraine after the Ukrainian war is expected to provide German companies with opportunities similar to after -Cold War, the premise is the end of the war. In the short term, this war, this war Unlikely to end. However, the German political circles still have the opportunity to avoid industrialization like the United States. Germany should actively <text:a xlink:type="simple" xlink:href="https://www.dw.com/zh/zh/不忧欧中关系-中国电池厂商正式在德国量产/a-64539329" text:style-name="Internet_20_link" text:visited-style-name="Visited_20_Internet_20_Link">
attract Chinese battery manufacturers</text:a>
, Asian Semiconductor Enterprise, Israeli startups come <text:a xlink:type="simple" xlink:href="https://www.dw.com/zh/zh/德国萨尔州-不会阻止比亚迪收购福特工厂/a-64673183" text:style-name="Internet_20_link" text:visited-style-name="Visited_20_Internet_20_Link">
Direct Investment</text:a>
, <text:a xlink:type="simple" xlink:href="https://www.dw.com/zh/zh/马克龙吸引外资成功-台中电池厂落户法国/a-65628858" text:style-name="Internet_20_link" text:visited-style-name="Visited_20_Internet_20_Link">
Opening a joint venture</text:a>
Essence This helps German engineers to make up for the shortcomings of knowledge. This is important for the competition in the automotive market in the future. "</text:p>
      <text:p text:style-name="P4">
The strict monitoring system is difficult to control human desire for freedom</text:p>
      <text:p text:style-name="P4">
<text:span text:style-name="T4">
 Switzerland's "New Zurich" </text:span>
 "<text:a xlink:type="simple" xlink:href="https://www.nzz.ch/meinung/chinas-dissidenten-der-ruf-nach-freiheit-stirbt-zuletzt-ld.1739563" text:style-name="Internet_20_link" text:visited-style-name="Visited_20_Internet_20_Link">
free shouting has not disappeared yet -Xi Jinping has increased its suppression, but Chinese dissidents are still resisting</text:a>
"For the title, publish a customer comment written by Austrian economist amos Michaelfriedländer. The author pointed out that a authoritarian regime can suppress the people and eliminate opponents, but the spirit of freedom will not disappear.</text:p>
      <text:p text:style-name="P4">
"For many years, China has been expanding its hysterical monitoring system. Camera and central databases are monitoring the people of their own country. All the information of each individual will be recorded. However, even such a system Resistance. The reason is very simple: a political active person deliberately discloses his identity. The government monitoring system is becoming more and more strict and cannot change the former attitude. In addition, political active people are also preparing to accept the price of imprisonment or even worse. The monitoring system cannot also change this. "</text:p>
      <text:p text:style-name="P4">
The author pointed out that since the end of the Cultural Revolution, China has experienced <text:a xlink:type="simple" xlink:href="https://www.dw.com/zh/zh/六四事件/t-17457912" text:style-name="Internet_20_link" text:visited-style-name="Visited_20_Internet_20_Link">
June 4th</text:a>
A series of democratic movements, including. "It shows that the authoritarian regime can indeed oppress the people, persecute and eliminate their opponents. But human beings' desire for freedom and their willingness to fight for it cannot be strangled."</text:p>
      <text:p text:style-name="P4">
News Source: <text:a xlink:type="simple" xlink:href="https://www.dw.com/zh/德语媒体：中国是否会摧毁德国工业？/a-65816455" text:style-name="Internet_20_link" text:visited-style-name="Visited_20_Internet_20_Link">
https://www.dw.com/zh/德语媒体：中国是否会摧毁德国工业？/a-65816455?maca=chi-rss-chi-all-1127-rdf</text:a>
</text:p>
      <!--NEWS-->
      <text:h text:style-name="P10" text:outline-level="1">
<text:span text:style-name="T4">
Experts warn that the avian influenza epidemic is unprecedented virus is rapidly mutated</text:span>
</text:h>
      <text:p text:style-name="P4">
Publisher: 法新社</text:p>
      <text:p text:style-name="P4">
Published Time: 2023-06-03T14:02:08+00:00</text:p>
      <text:p text:style-name="P4">
Modified Time: 2023-06-03T13:50:01+00:00</text:p>
      <text:p text:style-name="P4">
Description: (Agence France -Presse, Paris, 3rd) Experts warned that H5N1 viruses with a record high of bird flu in all parts of the world are rapidly mutating, calling on countries to strengthen vaccines against poultry in Chin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3.617581in" draw:z-index="0">
<draw:image xlink:href="../Images/rficn/2023-06-03T14-02-08-00-00/000000.png" xlink:type="simple" xlink:show="embed" xlink:actuate="onLoad" draw:mime-type="image/png"/>
</draw:frame>
Although experts emphasize that the current situation is still low in the risk of humans; they point out that the case of bird flu in mammals is significantly rising and worrying.</text:p>
      <text:p text:style-name="P4">
The H5N1 virus appeared for the first time in 1996, and it was roughly limited to seasonal popularity. However, Richardwebby, director of the Animal Influential Research and Cooperation Center of the World Health Organization (WHO), said that in the middle of 2021, "some changes occurred", which led to a significant increase in bird flu virus infectious.</text:p>
      <text:p text:style-name="P4">
Since then, the bird flu epidemic has become unknown throughout the year, and has spread to a new area, causing a large number of wild birds to die and tens of millions of poultry.</text:p>
      <text:p text:style-name="P4">
Weiby, who is also a researcher at the St. Jude Children's Researchhospital of MEMPHIS, told AFP that the scale of the world's avian influenza epidemic in the past period was "absolutely the largest.</text:p>
      <text:p text:style-name="P4">
Related Research on Wabei, the results published this week in the "NatureCommunications" journal. It shows that the H5N1 virus spreads from Europe to North America, and it is rapidly mutated during the process. The report pointed out that the toxicity of the virus after coming to North America means more dangerous diseases.</text:p>
      <text:p text:style-name="P4">
The researchers also asked a newly avian influenza virus strain. Wabe said that they accidentally discovered a "large number" virus in the brain of the severum, showing that the virus strain was more serious than the disease caused by the previous few.</text:p>
      <text:p text:style-name="P4">
Although Wabe emphasized that the risk of human beings in dyeing bird flu is still quite low; but the H5N1 virus is currently "not stagnant, but is changing." "This does add some geneticity and become more likely to become a human virus, even if the probability is very low."</text:p>
      <text:p text:style-name="P4">
Wabe also pointed out that the number of mammals infected with H5N1 virus has increased significantly, which is "very, very worrying signs."</text:p>
      <text:p text:style-name="P4">
Chile in South America said last week that nearly 9,000 sea lions, penguins, otters, rodent dolphins and dolphins have been found on the northern coast since the beginning of this year.</text:p>
      <text:p text:style-name="P4">
Most mammals are infected with bird flu because they ate infected birds, but Virgi said that a mink field in Spain and sea lions along the South American coast showed a sign of "the most scared of us", that is, the virus may be mammalians in mammals. Infectious between.</text:p>
      <text:p text:style-name="P4">
Wabe said that if the overall cases of bird flu to reduce and then reduce the risk of human infection, one of the methods is that countries are vaccinated with poultry.</text:p>
      <text:p text:style-name="P4">
A few countries such as China, Egypt, and Vietnam have promoted poultry vaccine vaccine, but many other countries may become a breakthrough after considering the import restrictions in some regions, and that birds who have been vaccinated. The vaccine is stubborn.</text:p>
      <text:p text:style-name="P4">
However, the United States has begun testing several bird fluidums that may be given to birds in April this year. France has recently stated that it hopes that poultry vaccination will be promoted as soon as this fall this fall. (Translator: Zhang Zhengyu/Calculation: Dai Yazhen)</text:p>
      <text:p text:style-name="P4">
News Source: <text:a xlink:type="simple" xlink:href="https://www.rfi.fr/cn/%E7%A7%91%E5%AD%A6%E6%96%B0%E7%9F%A5/20230603-%E4%B8%93%E5%AE%B6%E8%AD%A6%E5%91%8A%E7%A6%BD%E6%B5%81%E6%84%9F%E7%96%AB%E6%83%85%E7%A9%BA%E5%89%8D-%E7%97%85%E6%AF%92%E6%AD%A3%E5%BF%AB%E9%80%9F%E5%8F%98%E5%BC%82" text:style-name="Internet_20_link" text:visited-style-name="Visited_20_Internet_20_Link">
https://www.rfi.fr/cn/%E7%A7%91%E5%AD%A6%E6%96%B0%E7%9F%A5/20230603-%E4%B8%93%E5%AE%B6%E8%AD%A6%E5%91%8A%E7%A6%BD%E6%B5%81%E6%84%9F%E7%96%AB%E6%83%85%E7%A9%BA%E5%89%8D-%E7%97%85%E6%AF%92%E6%AD%A3%E5%BF%AB%E9%80%9F%E5%8F%98%E5%BC%82</text:a>
</text:p>
      <!--NEWS-->
      <text:h text:style-name="P10" text:outline-level="1">
<text:span text:style-name="T4">
On the eve of "June 4th", "Four Tongqiao" disappeared from the Chinese map application</text:span>
</text:h>
      <text:p text:style-name="P4">
Author: None (Language: zh)</text:p>
      <text:p text:style-name="P4">
Publisher: None</text:p>
      <text:p text:style-name="P4">
Time: 2023-06-03T14:07:00Z</text:p>
      <text:p text:style-name="P4">
Description: On the eve of the 34th anniversary of the "June 4th", the "Four Tongqiao" commonly used in Map applications Baidu Maps, Gaode Maps and Tencent Maps on mainland China will appear information about "no relevant location". The road sign with bridge names on the Sitong Bridge was also demolished.</text:p>
      <text:p text:style-name="P4">
Videos: []</text:p>
      <text:p text:style-name="P4">
Images: []</text:p>
      <text:p text:style-name="P4">
Subject: 时政风云</text:p>
      <text:p text:style-name="P4">
Subjects: ['六四事件', '专题报道：六四30周年']</text:p>
      <text:p text:style-name="P4">
Keywords: ['六四', '四通桥', '地图', '百度', '高德', '腾讯', '路牌', '民主运动']</text:p>
      <text:p text:style-name="P4">
Id: 65816483</text:p>
      <!--METADATA-->
      <text:p text:style-name="P4">
<text:a xlink:type="simple" xlink:href="https://www.dw.com/zh/overlay/image/article/65816483/63780014" text:style-name="Internet_20_link" text:visited-style-name="Visited_20_Internet_20_Link">
 </text:a>
(Voice of Germany) on Saturday (June 3), the Chinese police strengthened [Beijing Sitong Bridge] for rare protests last year(https://www.dw.com/zh/zh/二十大前夕-网传北京四通桥惊现反习标语/a-63428365)The alert of the bridge is removed, and search for domestic map applications is prohibited.</text:p>
      <text:p text:style-name="P4">
On October 13 last year, on the eve of the 20th National Congress of the Communist Party of China, the protesters <text:a xlink:type="simple" xlink:href="https://www.dw.com/zh/zh/北京強力審查四通橋事件-專家新坦克人時刻/a-63438452" text:style-name="Internet_20_link" text:visited-style-name="Visited_20_Internet_20_Link">
Peng Zaizhou hung two banners on the Beijing Sitong Bridge and played the soundtracking equipment</text:a>
, Publicly opposed the Chinese epidemic blockade policy, demanded democracy and freedom, saying that Xi Jinping was a "dictatorship" and attracted global attention. Peng Zaizhou is known as "Bridgeman".</text:p>
      <text:p text:style-name="P4">
On Saturday, on the map application Baidu Map, Gaode Map, and Tencent Maps, the simplified Chinese search "Sitong Bridge" commonly used in mainland China will appear "no relevant location" information will appear.</text:p>
      <text:p text:style-name="P4">
Agence France -Presse reporters witnessed at least four police cars on Saturdays in all corners of the Sitong Bridge in Beijing. The road signs with "Sitong Bridge" had been linked to the bridge before.</text:p>
      <text:h text:style-name="P12" text:outline-level="3">
<text:span text:style-name="T4">
Beijing's anti -learning slogan?</text:span>
</text:h>
      <text:p text:style-name="P4">
These censorship occurred the day before the anniversary of Tiananmen's suppression. On June 4, 1989, the Communist Party of China ordered the full military army to open the tank into Beijing. The force suppressed the protests of Tiananmen Square and ended the two -month democratic protest movement.</text:p>
      <text:p text:style-name="P4">
At least hundreds of people and estimates more than 1,000 protesters were killed during the suppression.</text:p>
      <text:p text:style-name="P4">
In 1989, the details of the protests of Tiananmen Square have been wiped out from Chinese historical books. Conditioners usually block more websites or social media accounts.</text:p>
      <text:p text:style-name="P4">
Last year, "June 4th" commemorating the day before, <text:a xlink:type="simple" xlink:href="https://www.dw.com/zh/zh/墙外文摘坦克冰淇淋李佳琦的明与暗/a-62104688" text:style-name="Internet_20_link" text:visited-style-name="Visited_20_Internet_20_Link">
Live Sales Network Red Li Jiaqi showed an ice cream to the audience</text:a>
On both sides of the Oreo biscuits, there is a chocolate ball and a chocolate stick on it. It looks like a tank. The live broadcast was cut off. Li Jiaqi was banned for several months.</text:p>
      <text:p text:style-name="P4">
After Beijing implemented the National Security Law to suppress the Hong Kong democratic movement in 2020, the "June 4th" commemorative activity, which is "30 years, which is 30 years of Victoria Garden Candle Gala disappeared](https://www.dw.com/zh/zh/六四临近-香港人如何悄悄纪念/a-65815259)Essence</text:p>
      <text:p text:style-name="P4">
Baidu's largest search engine operator Baidu did not reply to the AFP question when or why the "Sitong Bridge" search was blocked.</text:p>
      <text:p text:style-name="P4">
Internet technology giant Tencent also refused to respond to similar inquiries.</text:p>
      <text:p text:style-name="P4">
(Agence France -Presse)</text:p>
      <text:p text:style-name="P4">
News Source: <text:a xlink:type="simple" xlink:href="https://www.dw.com/zh/六四-前夕，-四通桥-从中国地图应用程序消失/a-65816483" text:style-name="Internet_20_link" text:visited-style-name="Visited_20_Internet_20_Link">
https://www.dw.com/zh/六四-前夕，-四通桥-从中国地图应用程序消失/a-65816483?maca=chi-rss-chi-all-1127-rdf</text:a>
</text:p>
      <!--NEWS-->
      <text:h text:style-name="P10" text:outline-level="1">
<text:span text:style-name="T4">
[Xianghui] Austin and Southeast Asian Defense Ministers exchange opinions on multiple issues in the district</text:span>
</text:h>
      <text:p text:style-name="P4">
Author: 联合早报 (Person)</text:p>
      <text:p text:style-name="P4">
Publisher: 联合早报 (Organization)</text:p>
      <text:p text:style-name="P4">
Published Time: 2023-06-03T14:26</text:p>
      <text:p text:style-name="P4">
Modified Time: 2023-06-03T15:33</text:p>
      <text:p text:style-name="P4">
Description: U.S. Defense Minister Austin and the Minister of Defense of the National Defense of the Asianan and East Timor held talks on the side of the Shangri -La dialogue held in Singapore. East Timor and Asia Wheels observed the country to attend the meeting. According to a statement issued by the US Embassy in Singapore, Austin, Brunei, Cambodia, Indonesia ...</text:p>
      <text:p text:style-name="P4">
Videos: []</text:p>
      <text:p text:style-name="P4">
Audios: []</text:p>
      <text:p text:style-name="P4">
Images: []</text:p>
      <text:p text:style-name="P4">
Type: NewsArticle</text:p>
      <text:p text:style-name="P4">
Breadcrumbs: ['即时', '国际']</text:p>
      <text:p text:style-name="P4">
Keywords: ['香格里拉对话', '美国', '亚细安', '奥斯汀', '东帝汶']</text:p>
      <!--METADATA-->
      <text:p text:style-name="P4">
US Secretary of Defense Austin and the Minister of Defense of the National Defense of the Ayanan and East Timor, in Singapore <text:a xlink:type="simple" xlink:href="https://www.zaobao.com/keywords/xiang-ge-li-la-dui-hua" text:style-name="Internet_20_link" text:visited-style-name="Visited_20_Internet_20_Link">
Shangri -La Dialogue</text:a>
Hold talks on the sidelines. East Timor and Asia Wheels observed the country to attend the meeting.</text:p>
      <text:p text:style-name="P4">
According to a statement issued by the US Embassy in Singapore, Austin and Brunei, Cambodia, Indonesia, Laos, Malaysia, the Philippines, Singapore, Thailand, and East Timor, the defense chief of the region promoted the stability, security and prosperity exchange of the region, and on the United States Discuss the priority of cooperation with Asiansan.</text:p>
      <text:p text:style-name="P4">
Austin said that the United States and Asians have recently upgraded to a comprehensive strategic partnership. He reiterated its long -term commitment to cooperate with the United States and Asians and support for the "ASEANCENTRALITY" architecture.</text:p>
      <text:p text:style-name="P4">
Austin emphasized that the ADMM-Plus Conference (ADMM-Plus) continued to play an important role in promoting multilateral cooperation to respond to regional challenges. The Asian Security Defense Director and the delegation of the participating meeting reiterated that they supported the United States to carry out cooperation projects in Southeast Asia, including hosting important forums such as ADMM-Plus.</text:p>
      <text:p text:style-name="P4">
Austin also discussed with the defense ministers of various countries through the ability construction plan and training courses to promote the opportunity to contact members of the Ashi Anga eight. Take the emerging leaders scholarship plan launched in September this year as an example. And the opportunity to build connections.</text:p>
      <text:p text:style-name="P4">
Austin also emphasized that the United States' continuous support for regional maritime security initiatives, including ADMM-Plus's maritime security expert working group, expanded the US coast Guard regional maritime law enforcement plan, US maritime security initiative, and Quad Safety Dialogue (QUAD) initiative "Indo-PACIFIC PARTNERSHIP for Maritime Domain Awareness".</text:p>
      <text:p text:style-name="P4">
In addition, Austin also expressed concern about the situation in Myanmar, and thanked the ASEAN country for continuing to urge the Myanmar military government to fulfill its five -point consensus with the Asianan country.</text:p>
      <text:p text:style-name="P4">
Austin also once again showed his firm commitment to Ukraine, who was trapped in the war.</text:p>
      <text:p text:style-name="P4">
Austin and the Asian Security Defense Promise promised to closely cooperate to deal with the urgent challenges in the region and continue to dialogue.</text:p>
      <text:p text:style-name="P4">
News Source: <text:a xlink:type="simple" xlink:href="https://www.zaobao.com.sg/realtime/world/story20230603-1400795" text:style-name="Internet_20_link" text:visited-style-name="Visited_20_Internet_20_Link">
https://www.zaobao.com.sg/realtime/world/story20230603-1400795</text:a>
</text:p>
      <!--NEWS-->
      <text:h text:style-name="P10" text:outline-level="1">
<text:span text:style-name="T4">
Fang Ji went to Mongolia's first Catholic Pope in early September</text:span>
</text:h>
      <text:p text:style-name="P4">
Publisher: 法新社</text:p>
      <text:p text:style-name="P4">
Published Time: 2023-06-03T15:02:07+00:00</text:p>
      <text:p text:style-name="P4">
Modified Time: 2023-06-03T14:50:01+00:00</text:p>
      <text:p text:style-name="P4">
Description: (Agence France -Presse Vatican, 3rd) Vatican announced today that Pope Francis will visit Mongolia in early September, which will be the first Catholic Pope to visit the country with a large Buddhist popul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3.617581in" draw:z-index="0">
<draw:image xlink:href="../Images/rficn/2023-06-03T15-02-07-00-00/000000.png" xlink:type="simple" xlink:show="embed" xlink:actuate="onLoad" draw:mime-type="image/png"/>
</draw:frame>
According to the Holy See spokesman Matteo Bruni, Popefrancis, 86, was invited by Mongolian President and local church authorities. It will be tour in Russia from August 31st to September 4th. Between China, Mongolia, which has the majority of territories.</text:p>
      <text:p text:style-name="P4">
Fang Ji was hospitalized for 3 days because of bronchitis 2 months ago. Since then, he has returned to his busy work trip.</text:p>
      <text:p text:style-name="P4">
Mongolia is one of the smallest Catholic groups in the world. It is estimated that only 1,500 among more than 3 million people across the country. However, Fang Ji has long advocated visitors to visit countries with a small population or dispersion of the Catholicism for a long time.</text:p>
      <text:p text:style-name="P4">
Because Mongolia has close economic relations with China, Fangji's interviews are likely to be inseparable from the topic of Chinese.</text:p>
      <text:p text:style-name="P4">
Fang Ji has worked hard to establish relations with Beijing for many years. In 2018, the Bishop appointment agreement was signed. Although bilaterally controversial the status of about 10 million Chinese Catholics in total, it still extended the bishop appointment agreement for 2 years in October last year.</text:p>
      <text:p text:style-name="P4">
AntoineMaire, a Mongolian expert at the Fonden Pour La Reacche Strategique, said that although Mongolia is a surrounding country in China, he does not think that Ulanbato will play the role of mediation between Brahma.</text:p>
      <text:p text:style-name="P4">
Mel told AFP that Mongolia was sandwiched between the two neighboring countries of Russia and China, and worked hard to obtain balance. The visit of the Pope would enable Mongolia to "disperse foreign relations." (Translator: Zhang Zhengyu/Calculation: Dai Yazhen)</text:p>
      <text:p text:style-name="P4">
News Source: <text:a xlink:type="simple" xlink:href="https://www.rfi.fr/cn/%E5%9B%BD%E9%99%85%E6%8A%A5%E9%81%93/20230603-%E6%96%B9%E6%B5%8E%E5%90%849%E6%9C%88%E5%88%9D%E8%B5%B4%E8%92%99%E5%8F%A4-%E9%A6%96%E4%BD%8D%E5%A4%A9%E4%B8%BB%E6%95%99%E5%AE%97%E8%AE%BF%E9%97%AE" text:style-name="Internet_20_link" text:visited-style-name="Visited_20_Internet_20_Link">
https://www.rfi.fr/cn/%E5%9B%BD%E9%99%85%E6%8A%A5%E9%81%93/20230603-%E6%96%B9%E6%B5%8E%E5%90%849%E6%9C%88%E5%88%9D%E8%B5%B4%E8%92%99%E5%8F%A4-%E9%A6%96%E4%BD%8D%E5%A4%A9%E4%B8%BB%E6%95%99%E5%AE%97%E8%AE%BF%E9%97%AE</text:a>
</text:p>
      <!--NEWS-->
      <text:h text:style-name="P10" text:outline-level="1">
<text:span text:style-name="T4">
[Xianghui] South Korea, the United States and Japan agreed that the North Korean missile information sharing mechanism will be launched during the year</text:span>
</text:h>
      <text:p text:style-name="P4">
Author: 联合早报 (Person)</text:p>
      <text:p text:style-name="P4">
Publisher: 联合早报 (Organization)</text:p>
      <text:p text:style-name="P4">
Published Time: 2023-06-03T15:13</text:p>
      <text:p text:style-name="P4">
Modified Time: 2023-06-03T15:13</text:p>
      <text:p text:style-name="P4">
Description: South Korea, the United States and Japan decided to launch a real -time sharing mechanism for the Warning Data of North Korea. The Yonhap News Agency reported that South Korean Defense Minister Li Zhongzheng Li Zhongzheng on Saturday (June 3) in the Shangri -La dialogue on Singapore, with the US Secretary of Defense Os ...</text:p>
      <text:p text:style-name="P4">
Videos: []</text:p>
      <text:p text:style-name="P4">
Audios: []</text:p>
      <text:p text:style-name="P4">
Images: []</text:p>
      <text:p text:style-name="P4">
Type: NewsArticle</text:p>
      <text:p text:style-name="P4">
Breadcrumbs: ['即时', '国际']</text:p>
      <text:p text:style-name="P4">
Keywords: ['香格里拉对话', '韩国', '美国', '日本', '朝鲜']</text:p>
      <!--METADATA-->
      <text:p text:style-name="P4">
South Korea, the United States and Japan decided to launch a real -time sharing mechanism for the Warning Data of North Korea.</text:p>
      <text:p text:style-name="P4">
Yonhap reported that South Korean Defense Minister Lee Jong -hyun, which was held in Singapore on Saturday (June 3), on Saturday (June 3).(https://www.zaobao.com/keywords/xiang-ge-li-la-dui-hua)The sidelines held talks with US Secretary of Defense Austin and Minister of Defense Akada.</text:p>
      <text:p text:style-name="P4">
After the meeting, Li Zhongzheng said that the three parties exchanged opinions on multiple issues and reached a wide range of consensus.</text:p>
      <text:p text:style-name="P4">
Li Zhongzheng said that the three parties decided to actively implement the agreement reached by the leaders of the Three Kingdoms and further improve the level of security cooperation in South Korea, the United States, and Japan. In order to share the North Korean missile early warning information in real time, the three parties agreed to interconnect the information sharing system currently operating in South Korea, the United States, and the United States, and conduct work consultations to strive to officially launch this system within this year.</text:p>
      <text:p text:style-name="P4">
Li Zhongzheng, Austin, and Akada also launched the "military reconnaissance satellite" exchange opinion on North Korea's use of ballistic missile technology.</text:p>
      <text:p text:style-name="P4">
It is reported that the three parties also exchanged the plan for strengthening the three countries on the 13th Korea -American and Japan Security Conference. In the security conference held by the three parties in April, routinely implemented anti -missile and anti -submarine exercises.</text:p>
      <text:p text:style-name="P4">
News Source: <text:a xlink:type="simple" xlink:href="https://www.zaobao.com.sg/realtime/world/story20230603-1400902" text:style-name="Internet_20_link" text:visited-style-name="Visited_20_Internet_20_Link">
https://www.zaobao.com.sg/realtime/world/story20230603-1400902</text:a>
</text:p>
      <!--NEWS-->
      <text:h text:style-name="P10" text:outline-level="1">
<text:span text:style-name="T4">
On the eve of the 64th anniversary, the Hong Kong police arrested many people in Victoria Garden and Causeway Bay</text:span>
</text:h>
      <text:p text:style-name="P4">
Publisher: 法新社</text:p>
      <text:p text:style-name="P4">
Published Time: 2023-06-03T15:32:09+00:00</text:p>
      <text:p text:style-name="P4">
Modified Time: 2023-06-03T15:05:02+00:00</text:p>
      <text:p text:style-name="P4">
Description: (Agence France -Presse, Hong Kong, 3rd) According to Agence France -Presse, on the eve of the 34th anniversary of the 64th day of the Annmen incident, the Hong Kong police arrested at least two acts and other peop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3.617581in" draw:z-index="0">
<draw:image xlink:href="../Images/rficn/2023-06-03T15-32-09-00-00/000000.png" xlink:type="simple" xlink:show="embed" xlink:actuate="onLoad" draw:mime-type="image/png"/>
</draw:frame>
Agence France -Presse reported that on the busy streets of the business district of Causeway Bay, Hong Kong, artist Sanmu (Chen Shisen) repeatedly shouted "Do not forget June 4th" and "Hong Kong people, be shocked (don't be afraid)."</text:p>
      <text:p text:style-name="P4">
Hong Kong reporters set up a new network media "Ji Zhishe" and AFP that before the authorities pushed Sanmu on a police car, a police officer shouted to him "stop making incitement."</text:p>
      <text:p text:style-name="P4">
According to reports, Chen Meitong, a well -known behavior artist, was also taken away by the police. Agence France -Presse reporters witnessed that before the police stopped the search by the police, Chen Meitong wandered in a bustling district.</text:p>
      <text:p text:style-name="P4">
According to Agence France -Presse, the Hong Kong police also took a couple with a white chrysanthemum, and chrysanthemums were usually used to express loss and mourning. "Ji Zhishe" reported that there was a couple at the scene, because there were many white flowers on the side bag, and the two were taken into a police car.</text:p>
      <text:p text:style-name="P4">
News Source: <text:a xlink:type="simple" xlink:href="https://www.rfi.fr/cn/%E5%9B%BD%E9%99%85%E6%8A%A5%E9%81%93/20230603-%E5%85%AD%E5%9B%9B34%E5%91%A8%E5%B9%B4%E5%89%8D%E5%A4%95-%E9%A6%99%E6%B8%AF%E8%AD%A6%E6%96%B9%E5%9C%A8%E7%BB%B4%E5%9B%AD%E5%8F%8A%E9%93%9C%E9%94%A3%E6%B9%BE%E6%8B%98%E6%8D%95%E5%A4%9A%E4%BA%BA" text:style-name="Internet_20_link" text:visited-style-name="Visited_20_Internet_20_Link">
https://www.rfi.fr/cn/%E5%9B%BD%E9%99%85%E6%8A%A5%E9%81%93/20230603-%E5%85%AD%E5%9B%9B34%E5%91%A8%E5%B9%B4%E5%89%8D%E5%A4%95-%E9%A6%99%E6%B8%AF%E8%AD%A6%E6%96%B9%E5%9C%A8%E7%BB%B4%E5%9B%AD%E5%8F%8A%E9%93%9C%E9%94%A3%E6%B9%BE%E6%8B%98%E6%8D%95%E5%A4%9A%E4%BA%BA</text:a>
</text:p>
      <!--NEWS-->
      <text:h text:style-name="P10" text:outline-level="1">
<text:span text:style-name="T4">
Zerrenki: Ukraine is ready for counterattack preparation</text:span>
</text:h>
      <text:p text:style-name="P4">
Author: 联合早报 (Person)</text:p>
      <text:p text:style-name="P4">
Publisher: 联合早报 (Organization)</text:p>
      <text:p text:style-name="P4">
Published Time: 2023-06-03T15:43</text:p>
      <text:p text:style-name="P4">
Modified Time: 2023-06-03T15:43</text:p>
      <text:p text:style-name="P4">
Description: Ukraine President Zernezki said Ukraine has prepared a long counterattack to recapture the territory occupied by Russia and is ready. In an exclusive interview published by the Wall Street Journal on Saturday (June 3), "We firmly believe that we will win ...</text:p>
      <text:p text:style-name="P4">
Videos: []</text:p>
      <text:p text:style-name="P4">
Audios: []</text:p>
      <text:p text:style-name="P4">
Images: []</text:p>
      <text:p text:style-name="P4">
Type: NewsArticle</text:p>
      <text:p text:style-name="P4">
Breadcrumbs: ['即时', '国际']</text:p>
      <text:p text:style-name="P4">
Keywords: ['俄乌战争', '泽连斯基', '乌克兰', '俄罗斯']</text:p>
      <!--METADATA-->
      <text:p text:style-name="P4">
Ukraine President Zernezki said Ukraine has prepared a long counterattack to recapture the territory occupied by Russia and is ready.</text:p>
      <text:p text:style-name="P4">
In an exclusive interview with the Wall Street Journal on Saturday (June 3), "We firmly believe that we will win."</text:p>
      <text:p text:style-name="P4">
He said: "I don't know how much time it takes. Frankly, it can have various possibilities and completely different results. But we have made up their minds and are ready."</text:p>
      <text:p text:style-name="P4">
Kiev hopes to recover the territory with a counterattack and completely reverse the war situation that has been fighting for 15 months.</text:p>
      <text:p text:style-name="P4">
Russia currently controls large territories in eastern, southern and southeast of Ukraine.</text:p>
      <text:p text:style-name="P4">
News Source: <text:a xlink:type="simple" xlink:href="https://www.zaobao.com.sg/realtime/world/story20230603-1400907" text:style-name="Internet_20_link" text:visited-style-name="Visited_20_Internet_20_Link">
https://www.zaobao.com.sg/realtime/world/story20230603-1400907</text:a>
</text:p>
      <!--NEWS-->
      <text:h text:style-name="P10" text:outline-level="1">
<text:span text:style-name="T4">
Participants of White Paper Movement Cao Yixin won the 2023 "Youth China Human Rights Award"</text:span>
</text:h>
      <text:p text:style-name="P4">
Author: None</text:p>
      <text:p text:style-name="P4">
Publisher: Radio Free Asia (Organization)</text:p>
      <text:p text:style-name="P4">
Published Time: 2023-06-03T16:04:19-04:00</text:p>
      <text:p text:style-name="P4">
Modified Time: 2023-06-03T16:04:1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3.897317in" draw:z-index="0">
<draw:image xlink:href="../Images/rfamandarin/2023-06-03T16-04-19-04-00/000000.png" xlink:type="simple" xlink:show="embed" xlink:actuate="onLoad" draw:mime-type="image/png"/>
</draw:frame>
China's "White Paper Movement" protesters Cao Yixin Twitter/Looking for Cao Zhixin @Topchina8964</text:p>
      <text:p text:style-name="P4">
The annual "Youth China Human Rights Award" voted, Cao Yixin, who selected white paper sports among the three candidates this year. The "Youth China Human Rights Award" selection committee believes that Cao Yixin embraces the streets regardless of personal safety and mourn those compatriots who died due to dynamic zero policies, and bravely speak for them. The former eight -nine spirit coincides.</text:p>
      <text:p text:style-name="P4">
The "Youth China Human Rights Award" was established in 2000 and was sponsored by a group of eighty -nine students overseas. It aims to support people in China to adhere to the "eight -nine" spirit and make outstanding contributions to China's democracy and human rights undertakings. The "June 4th" anniversary is promulgated every year, and it has been adhered to for 23 years.</text:p>
      <text:p text:style-name="P4">
Cao Yixin is a master's degree in history of 2021, Renmin University of China. Before the arrest, he was a book editor of a Beijing Publishing House. On November 27, 2022, he participated in the mourning activities of the Beijing Liangma River. Starting from the early morning of November 29, he was summoned by the police with his friends. He received police education for 24 hours at the police station. At that time, the police determined that it was innocent and released. On December 18th, the police took away several friends in the name of criminal arrest, asking them to sign the crime of gap in the blank arrest, and refused to inform them the location of their detention. Cao Yixin hoped that she would also be arrested, recorded the video in advance, and explained the situation to the outside world. It was taken away by the police on December 23. He was arrested for participating in the white paper movement and was arrested for "provoking trouble" and was detained at the Chaoyang Detention Center. The video after its loss was issued by a friend and announced the identity of the 13 lost youths that had been confirmed. On April 19, 2023, Cao Yixin was released.</text:p>
      <text:p text:style-name="P4">
(Responsible editor: (：)</text:p>
      <text:p text:style-name="P4">
News Source: <text:a xlink:type="simple" xlink:href="https://www.rfa.org/mandarin/Xinwen/6-06032023160052.html" text:style-name="Internet_20_link" text:visited-style-name="Visited_20_Internet_20_Link">
https://www.rfa.org/mandarin/Xinwen/6-06032023160052.html</text:a>
</text:p>
      <!--NEWS-->
      <text:h text:style-name="P10" text:outline-level="1">
<text:span text:style-name="T4">
On the eve of the 34th anniversary of June 4th: CECC Chairman nominated Peng Lifa, Zhang Zhan, and Li Kangmeng competed for the Nobel Peace Prize</text:span>
</text:h>
      <text:p text:style-name="P4">
Author: None</text:p>
      <text:p text:style-name="P4">
Publisher: Radio Free Asia (Organization)</text:p>
      <text:p text:style-name="P4">
Published Time: 2023-06-03T16:10:36-04:00</text:p>
      <text:p text:style-name="P4">
Modified Time: 2023-06-03T16:10: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2" text:anchor-type="as-char" svg:width="6.9236in" svg:height="5.605883in" draw:z-index="0">
<draw:image xlink:href="../Images/rfamandarin/2023-06-03T16-10-36-04-00/000000.png" xlink:type="simple" xlink:show="embed" xlink:actuate="onLoad" draw:mime-type="image/png"/>
</draw:frame>
On the morning of October 13, 2022, a huge anti -study banner was hung on the Si Tong Bridge in Beijing's North Third Ring Road. Reuters pictures</text:p>
      <text:p text:style-name="P4">
Chris Smith (Republican-New Jersey) and Senator Jeff Merkeli (Democratic Party-Oregon) issued a statement on June 2nd issued a statement issued on June 2nd, announced by the 64th anniversary of Beijing. Tongqiao protesting the protagonist Peng Lifa, citizen reporter Zhang Zhan, and Li Kangmeng, a student of Nanjing Media College, were candidates for the Nobel Peace Prize in 2023.</text:p>
      <text:p text:style-name="P4">
The statement said, "We commemorate the tragedy of Tiananmen every year because it is too important," we tribute to the people who bravely protested today 34 years ago, and paid tribute to the people who sacrificed when the tank passed through the streets of Beijing in 1989. We must continue to remember the Tiananmen Massacre, and we must not allow the CCP to erase it from historical books.</text:p>
      <text:p text:style-name="P4">
The statement mentioned that "today's commemoration reminds us not to confuse the Chinese people and the Communist Party of China. Despite waves of suppression, atrocities and abuse, the Chinese people's desire for freedom still exist."</text:p>
      <text:p text:style-name="P4">
The statement said, "On this anniversary, we stand together with all those who seek freedom in peace in China and remember the Tiananmen Massacre. We continue to expose China's atrocities and other icing human rights acts, and pursue the CCP officials. The responsibility of their anti -human crimes commemorate this important day. Since there are too many people in China that cannot speak for themselves, we promise to defend them, support the efforts of peace to promote Chinese human rights, and strive to release any political prisoners who have been detained. The Chinese people must know that the free world will never forget their courage and sacrifice. "</text:p>
      <text:p text:style-name="P4">
(Responsible editor: (：)</text:p>
      <text:p text:style-name="P4">
News Source: <text:a xlink:type="simple" xlink:href="https://www.rfa.org/mandarin/Xinwen/7-06032023160525.html" text:style-name="Internet_20_link" text:visited-style-name="Visited_20_Internet_20_Link">
https://www.rfa.org/mandarin/Xinwen/7-06032023160525.html</text:a>
</text:p>
      <!--NEWS-->
      <text:h text:style-name="P10" text:outline-level="1">
<text:span text:style-name="T4">
US Assistant Secretary of State and the senior officials of the White House National Security Council visited China</text:span>
</text:h>
      <text:p text:style-name="P4">
Author: None</text:p>
      <text:p text:style-name="P4">
Publisher: Radio Free Asia (Organization)</text:p>
      <text:p text:style-name="P4">
Published Time: 2023-06-03T16:15:17-04:00</text:p>
      <text:p text:style-name="P4">
Modified Time: 2023-06-03T16:15: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4.612011in" draw:z-index="0">
<draw:image xlink:href="../Images/rfamandarin/2023-06-03T16-15-17-04-00/000000.png" xlink:type="simple" xlink:show="embed" xlink:actuate="onLoad" draw:mime-type="image/png"/>
</draw:frame>
Daniel Kritenbrink, assistant Secretary of State in East Asia and Pacific Affairs <text:a xlink:type="simple" xlink:href="https://www.rfa.org/mandarin/Xinwen/8-06032023161208.html/@@images/image" text:style-name="Internet_20_link" text:visited-style-name="Visited_20_Internet_20_Link">
![] [] [](Images/rfamandarin/2023-06-03T16-15-17-04-00/000001.png)</text:a>
Associated Press Picture</text:p>
      <text:p text:style-name="P4">
The State Department announced on Saturday that Danielkritenbrink, the assistant Secretary of State of East Asia and Pacific Affairs, will visit China and New Zealand from June 4th to 10th. Comprehensive media reported on the 3rd that this was another senior official in charge of Chinese affairs after secret visit to Beijing last month after the Secretary of the Central Intelligence Agency.</text:p>
      <text:p text:style-name="P4">
A statement issued by the State Department of the United States said that Sarahberan, the new senior director of the White House National Security Council, will also go to Beijing with Kangda to talk to Chinese officials on bilateral relations with Chinese officials.</text:p>
      <text:p text:style-name="P4">
American Assistant Secretary of State Kangda and the senior director of the White House National Security Council, Belan, went to Beijing to talk to Beijing with Chinese officials, indicating that although Beijing refused to restore the exchanges between the two armies, it did not seem to oppose the dialogue between foreign and economic and trade officials between the two countries.</text:p>
      <text:p text:style-name="P4">
According to Agence France -Presse, Kangda also visited China in February this year and scheduled to visit Beijing's visit to Beijing in February this year, but Brosky postponed or canceled his visit because of the US -China balloon incident.</text:p>
      <text:p text:style-name="P4">
(Responsible editor: (：)</text:p>
      <text:p text:style-name="P4">
News Source: <text:a xlink:type="simple" xlink:href="https://www.rfa.org/mandarin/Xinwen/8-06032023161208.html" text:style-name="Internet_20_link" text:visited-style-name="Visited_20_Internet_20_Link">
https://www.rfa.org/mandarin/Xinwen/8-06032023161208.html</text:a>
</text:p>
      <!--NEWS-->
      <text:h text:style-name="P10" text:outline-level="1">
<text:span text:style-name="T4">
The Dutch Defense Minister refutes Cui Tiankai's conclusion of the failure of the European security architecture.</text:span>
</text:h>
      <text:p text:style-name="P4">
Author: None</text:p>
      <text:p text:style-name="P4">
Publisher: Radio Free Asia (Organization)</text:p>
      <text:p text:style-name="P4">
Published Time: 2023-06-03T16:23:48-04:00</text:p>
      <text:p text:style-name="P4">
Modified Time: 2023-06-03T16:23: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4.612011in" draw:z-index="0">
<draw:image xlink:href="../Images/rfamandarin/2023-06-03T16-23-48-04-00/000000.png" xlink:type="simple" xlink:show="embed" xlink:actuate="onLoad" draw:mime-type="image/png"/>
</draw:frame>
Dutch Secretary(Kajsaollongren)Published an important speech at the Singapore Shangri -La Dialogue Safety Forum <text:a xlink:type="simple" xlink:href="https://www.rfa.org/mandarin/Xinwen/9-06032023161552.html/@@images/image" text:style-name="Internet_20_link" text:visited-style-name="Visited_20_Internet_20_Link">
</text:a>
Reuters pictures</text:p>
      <text:p text:style-name="P4">
At the Shangri -La Dialogue Conference in Singapore, the former Chinese Ambassador to the United States, at the Shangri -La dialogue meeting of Singapore, attributed Russia to Ukraine's aggression war to the European security structure. Dutch Minister of Defense, Kajsa Ollongren, questioned this explanation of China. Because Cui Tiankai was a retired diplomat, the Dutch Defense Minister said that he would wait for the official official position of the Chinese Defense Minister.</text:p>
      <text:p text:style-name="P4">
According to French media reports on the 3rd, the Dutch Minister of Defense said, "I am a little surprised to hear this statement." After the former Chinese ambassador Cui Tiankai refuted in a group in Shangri -La dialogue in Singapore, she accepted Politico During the interview, "This is very, very wrong."</text:p>
      <text:p text:style-name="P4">
Cui Tiankai is an informal consultant of the Chinese delegation on the Asian top security forum. He said at the event on Saturday that Europe has little effect on ensuring the security of the mainland. Cui Tiankai also suggested that other countries on the forum should be replaced, and to China Learning in Asia.</text:p>
      <text:p text:style-name="P4">
Politico quoted Cui Tiankai, "We used to seek their experience in regional integration from Europe in the past. But now, maybe Europeans can follow us." Cui Tiankai said to the participants, "We will not impose our way to our way to the participants. You, but maybe you can get some useful things from our experience and success. "</text:p>
      <text:p text:style-name="P4">
Cui Tiankai, who was sitting in the team in the group in the team, Soning, Oleksiy Reznikov, also said, "We will continue to manage our security situation and deal with all issues in Asia." "We don't need NATO. We don't want to see to see The role of NATO in our region has expanded. "</text:p>
      <text:p text:style-name="P4">
Politico said that although the Ukraine minister did not criticize Beijing, he only said that Ukraine needs to win the war instead of negotiation, but the Dutch Defense Minister Olonggelon counterattacked Cui Tiankai's statement. According to the Dutch Defense Minister, "Ambassador said that due to the war in Ukraine, Europe failed to manage its security well. Of course, I know that there is a war in Ukraine, but I think this is not the result of our poor management of European security. Someone does not respect the way we want to manage European security. "</text:p>
      <text:p text:style-name="P4">
The Dutch Minister said, "I also think that Europe does not lack respect for China, nor does it lack respect for Chinese culture; we respect these very much," she said.</text:p>
      <text:p text:style-name="P4">
On the issues such as the relationship with Russia and the technical progress of the military in Russia, Olongngeln has adopted a stricter and severe stance on China. After a discussion of the group, she was interviewed and said that Cui Tiankai put forward "wrong views on the situation."</text:p>
      <text:p text:style-name="P4">
The Dutch Defense Director said, "You can't blame Russia's illegal invasion of Ukraine in Europe or European countries." She also said that because Cui Tiankai is no longer an ambassador, she will wait for the Chinese Minister of Defense Li Shangfu to clarify China in the keynote speech on Sunday. Official position.</text:p>
      <text:p text:style-name="P4">
(Responsible editor: (：)</text:p>
      <text:p text:style-name="P4">
News Source: <text:a xlink:type="simple" xlink:href="https://www.rfa.org/mandarin/Xinwen/9-06032023161552.html" text:style-name="Internet_20_link" text:visited-style-name="Visited_20_Internet_20_Link">
https://www.rfa.org/mandarin/Xinwen/9-06032023161552.html</text:a>
</text:p>
      <!--NEWS-->
      <text:h text:style-name="P10" text:outline-level="1">
<text:span text:style-name="T4">
The Indian train is derailed and collisted, the victims increased to at least 261 people</text:span>
</text:h>
      <text:p text:style-name="P4">
Author: 联合早报 (Person)</text:p>
      <text:p text:style-name="P4">
Publisher: 联合早报 (Organization)</text:p>
      <text:p text:style-name="P4">
Published Time: 2023-06-03T16:24</text:p>
      <text:p text:style-name="P4">
Modified Time: 2023-06-03T16:27</text:p>
      <text:p text:style-name="P4">
Description: Reuters reported that the Indian authorities said that as of Saturday (June 3), the number of victims of the victims of the trains in the east on Friday (2nd) in the east on Friday (2nd) has increased to at least 261. The chief minister of Odisha, Panaka, said on Friday night ...</text:p>
      <text:p text:style-name="P4">
Videos: []</text:p>
      <text:p text:style-name="P4">
Audios: []</text:p>
      <text:p text:style-name="P4">
Images: []</text:p>
      <text:p text:style-name="P4">
Type: NewsArticle</text:p>
      <text:p text:style-name="P4">
Breadcrumbs: ['即时', '国际']</text:p>
      <text:p text:style-name="P4">
Keywords: ['印度', '火车脱轨', '死亡']</text:p>
      <!--METADATA-->
      <text:p text:style-name="P4">
Reuters reports that the Indian authorities say that as of Saturday (June 3), the East Audishabon on Friday (2nd) in the evening of <text:a xlink:type="simple" xlink:href="https://www.zaobao.com/realtime/world/story20230603-1400740" text:style-name="Internet_20_link" text:visited-style-name="Visited_20_Internet_20_Link">
Train Desertication accident</text:a>
The number of victims has increased to at least 261 people.</text:p>
      <text:p text:style-name="P4">
The chief minister of Odisha, Panak, said on Friday night that the accident still caused about 900 people to be injured.</text:p>
      <text:p text:style-name="P4">
On the same day, a freight train parked in the Balasore area of Odisha was also hit by a row of trains, causing 650 people to be injured.</text:p>
      <text:p text:style-name="P4">
Indian Asia News Agency (ANI) quoted several sources as saying that Indian Prime Minister Modi was flying to the location of the train accident.</text:p>
      <text:p text:style-name="P4">
Minister of Railway Vishau announced that the family members of the victims will receive a pension of 1 million rupees (about S $ 16,390), the seriously injured will receive 200,000 rupees, and the minor injuries will get 50,000 rupees; some state governments will also announce the issuance pension.</text:p>
      <text:p text:style-name="P4">
India's train accidents are quite frequent. There have been four major train accidents since 2011. The most recent one is <text:a xlink:type="simple" xlink:href="https://www.zaobao.com/realtime/world/story20181010-897969" text:style-name="Internet_20_link" text:visited-style-name="Visited_20_Internet_20_Link">
2018</text:a>
Cause at least 59 deaths and 57 injuries.</text:p>
      <text:p text:style-name="P4">
News Source: <text:a xlink:type="simple" xlink:href="https://www.zaobao.com.sg/realtime/world/story20230603-1400916" text:style-name="Internet_20_link" text:visited-style-name="Visited_20_Internet_20_Link">
https://www.zaobao.com.sg/realtime/world/story20230603-1400916</text:a>
</text:p>
      <!--NEWS-->
      <text:h text:style-name="P10" text:outline-level="1">
<text:span text:style-name="T4">
On the eve of the 64th anniversary, Hong Kong police arrested 4 people</text:span>
</text:h>
      <text:p text:style-name="P4">
Author: None</text:p>
      <text:p text:style-name="P4">
Publisher: Radio Free Asia (Organization)</text:p>
      <text:p text:style-name="P4">
Published Time: 2023-06-03T16:33:19-04:00</text:p>
      <text:p text:style-name="P4">
Modified Time: 2023-06-03T16:33:1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4.623178in" draw:z-index="0">
<draw:image xlink:href="../Images/rfamandarin/2023-06-03T16-33-19-04-00/000000.png" xlink:type="simple" xlink:show="embed" xlink:actuate="onLoad" draw:mime-type="image/png"/>
</draw:frame>
On the eve of the 34th anniversary of June 4th, the police intercepted and searched the well -known behavior artist Chen Meitong in the Causeway Bay near the Victoria Park in Hong Kong.(middle)Then arrested her and shot on June 3, 2023. <text:a xlink:type="simple" xlink:href="https://www.rfa.org/mandarin/Xinwen/10-06032023162418.html/@@images/image" text:style-name="Internet_20_link" text:visited-style-name="Visited_20_Internet_20_Link">
</text:a>
Agence France -Presse Pictures</text:p>
      <text:p text:style-name="P4">
On the eve of the 34th anniversary of June 4th, the Hong Kong police arrested at least two artists and two other people on the street.</text:p>
      <text:p text:style-name="P4">
According to AFP, on a street in the bustling Hong Kong Causeway Bay District, Hong Kong artist Miku (Chen Shisen) is singing "Don't forget June 4th!Don't forget June 4th!Hong Kong people, don't be afraid of them". A policeman shouted to him, "Don't say the incumbent words." Agence France -Presse reporter observed that the man was then taken away by a police car.</text:p>
      <text:p text:style-name="P4">
Another well -known actor Chen Meitong was also taken away.</text:p>
      <text:p text:style-name="P4">
The police also arrested a young couple who held the white chrysanthemums symbolizing mourning.</text:p>
      <text:p text:style-name="P4">
When AFP asked if they were arrested, the man replied, "I don't know", and then he was taken away.</text:p>
      <text:p text:style-name="P4">
Agence France -Presse reports said that for more than 30 years, tens of thousands of people in Hong Kong have gathered in a candlelight party in Victoria Park every year to commemorate more than 1,000 peace demonstrators who were shot shot in Tiananmen Square, Beijing on June 4, 1989. However, since Beijing's implementation of the National Security Law in Hong Kong in 2020, the Hong Kong authorities have terminated these rally and promoted artists participating in these commemorative activities to perform commemorative performances outside Hong Kong.</text:p>
      <text:p text:style-name="P4">
Prior to the June 4th anniversary, the Hong Kong authorities repeatedly refused to confirm whether the public commemorative activity was illegal, and only said that "everyone should act in accordance with the law."</text:p>
      <text:p text:style-name="P4">
(Responsible editor: (：)</text:p>
      <text:p text:style-name="P4">
News Source: <text:a xlink:type="simple" xlink:href="https://www.rfa.org/mandarin/Xinwen/10-06032023162418.html" text:style-name="Internet_20_link" text:visited-style-name="Visited_20_Internet_20_Link">
https://www.rfa.org/mandarin/Xinwen/10-06032023162418.html</text:a>
</text:p>
      <!--NEWS-->
      <text:h text:style-name="P10" text:outline-level="1">
<text:span text:style-name="T4">
Japanese heavy rain caused thousands of people to disappear thousands of people evacuated</text:span>
</text:h>
      <text:p text:style-name="P4">
Author: 联合早报 (Person)</text:p>
      <text:p text:style-name="P4">
Publisher: 联合早报 (Organization)</text:p>
      <text:p text:style-name="P4">
Published Time: 2023-06-03T16:45</text:p>
      <text:p text:style-name="P4">
Modified Time: 2023-06-03T18:02</text:p>
      <text:p text:style-name="P4">
Description: The typhoon "Mawar", which was reduced to a tropical storm, brought continuous rainstorm in Japan, causing at least one person to die. The two were unknown, 30 people were severely injured, and thousands of people received evacuation orders. Including several cities such as Fengqiao City and near Tokyo in Aichi Prefecture, recorded ...</text:p>
      <text:p text:style-name="P4">
Videos: []</text:p>
      <text:p text:style-name="P4">
Audios: []</text:p>
      <text:p text:style-name="P4">
Images: []</text:p>
      <text:p text:style-name="P4">
Type: NewsArticle</text:p>
      <text:p text:style-name="P4">
Breadcrumbs: ['即时', '国际']</text:p>
      <text:p text:style-name="P4">
Keywords: ['日本', '台风', '热带风暴', '暴雨']</text:p>
      <!--METADATA-->
      <text:p text:style-name="P4">
<text:a xlink:type="simple" xlink:href="https://www.zaobao.com.sg/news/world/story20230602-1400715" text:style-name="Internet_20_link" text:visited-style-name="Visited_20_Internet_20_Link">
Typhoon "Mawa" for tropical storms</text:a>
(MAWAR) In Japan, it brought continuous rainstorm, causing at least one person to die. The two were unknown, 30 people were severely injured, and thousands of people received evacuation orders.</text:p>
      <text:p text:style-name="P4">
Including several cities including Fengqiao City and near Tokyo in Aichi Prefecture, recorded the highest 24 -hour rainfall ever in history. The Japanese Meteorological Agency urged the public to be vigilant about risks such as landslides, rivers, and flooding in low -lying areas.</text:p>
      <text:p text:style-name="P4">
Aichi Prefecture found a 60 -year -old man who died in the car on the morning of Saturday (June 3), and the car was parked in the flooded fields at the time.</text:p>
      <text:p text:style-name="P4">
At least two people in Weshan County in the west are unknown. The Japan Fire Department said that as of Saturday morning, a total of six were seriously injured and 24 were injured.</text:p>
      <text:p text:style-name="P4">
There were about 4,000 households in the area near Tokyo on Saturday morning. Fortunately, the power supply was restored in a few hours later.</text:p>
      <text:p text:style-name="P4">
The Shinkansen train between Tokyo and Nagoya also temporarily suspended, but the Japanese railway company said they had resumed services at noon.</text:p>
      <text:p text:style-name="P4">
News Source: <text:a xlink:type="simple" xlink:href="https://www.zaobao.com.sg/realtime/world/story20230603-1400922" text:style-name="Internet_20_link" text:visited-style-name="Visited_20_Internet_20_Link">
https://www.zaobao.com.sg/realtime/world/story20230603-1400922</text:a>
</text:p>
      <!--NEWS-->
      <text:h text:style-name="P10" text:outline-level="1">
<text:span text:style-name="T4">
Commemorating the June 4th anniversary of the US Secretary of Secretary issued a press release</text:span>
</text:h>
      <text:p text:style-name="P4">
Author: None</text:p>
      <text:p text:style-name="P4">
Publisher: Radio Free Asia (Organization)</text:p>
      <text:p text:style-name="P4">
Published Time: 2023-06-03T17:27:00-04:00</text:p>
      <text:p text:style-name="P4">
Modified Time: 2023-06-03T17:56: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8" text:anchor-type="as-char" svg:width="6.9236in" svg:height="4.053656in" draw:z-index="0">
<draw:image xlink:href="../Images/rfamandarin/2023-06-03T17-27-00-04-00/000000.png" xlink:type="simple" xlink:show="embed" xlink:actuate="onLoad" draw:mime-type="image/png"/>
</draw:frame>
 <text:a xlink:type="simple" xlink:href="https://www.rfa.org/mandarin/Xinwen/11-06032023172354.html/@@images/image" text:style-name="Internet_20_link" text:visited-style-name="Visited_20_Internet_20_Link">
</text:a>
Screenshot from the official website of the State Department of the United States</text:p>
      <text:p text:style-name="P4">
The 34th anniversary of June 4th is coming. On June 3rd, US Secretary of State Brills said in a press release issued by the State Council on the day of the State Council, "Tomorrow, we will commemorate the 34th anniversary of the Massacre of Tiananmen Square. Republic(PRC)The government sent tanks to Tiananmen Square to cruelly suppress and peaceful Chinese democratic protesters and bystanders. The bravery of the victims will not be forgotten and will continue to inspire people who advocate these principles all over the world. The United States will continue to advocate human rights and basic freedoms in China and around the world. "</text:p>
      <text:p text:style-name="P4">
(Responsible editor: (：)</text:p>
      <text:p text:style-name="P4">
News Source: <text:a xlink:type="simple" xlink:href="https://www.rfa.org/mandarin/Xinwen/11-06032023172354.html" text:style-name="Internet_20_link" text:visited-style-name="Visited_20_Internet_20_Link">
https://www.rfa.org/mandarin/Xinwen/11-06032023172354.html</text:a>
</text:p>
      <!--NEWS-->
      <text:h text:style-name="P10" text:outline-level="1">
<text:span text:style-name="T4">
The U.S. -Canada Navy's execution of rare joint mission ships and ships through the Taiwan Strait</text:span>
</text:h>
      <text:p text:style-name="P4">
Author: chinese@voanews.com (美国之音)</text:p>
      <text:p text:style-name="P4">
Publisher: 美国之音中文网 (Type: NewsMediaOrganization)</text:p>
      <text:p text:style-name="P4">
Published Time: 2023-06-03T18:18:06+08:00</text:p>
      <text:p text:style-name="P4">
Modified Time: 2023-06-03 10:18:06Z</text:p>
      <text:p text:style-name="P4">
Description: The U.S. Navy said on Saturday, a U.S. and a Canadian warships across the Taiwan Strait. This is a rare joint mission to perform a rare joint task in Beijing and Washington due to China's claim that the sovereignty of Taiwan has increased.</text:p>
      <text:p text:style-name="P4">
Videos: []</text:p>
      <text:p text:style-name="P4">
Images: []</text:p>
      <text:p text:style-name="P4">
Categories: ['美国', '军事']</text:p>
      <text:p text:style-name="P4">
Type: None</text:p>
      <!--METADATA-->
      <text:p text:style-name="P4">
Nonenone</text:p>
      <text:p text:style-name="P4">
News Source: <text:a xlink:type="simple" xlink:href="https://www.voachinese.com/a/us-canadian-navies-stage-rare-joint-mission-through-taiwan-strait-20230603/7121461.html" text:style-name="Internet_20_link" text:visited-style-name="Visited_20_Internet_20_Link">
https://www.voachinese.com/a/us-canadian-navies-stage-rare-joint-mission-through-taiwan-strait-20230603/7121461.html</text:a>
</text:p>
      <!--NEWS-->
      <text:h text:style-name="P10" text:outline-level="1">
<text:span text:style-name="T4">
Crude oil supply excess oil alliance+considering reduction of production</text:span>
</text:h>
      <text:p text:style-name="P4">
Author: 联合早报 (Person)</text:p>
      <text:p text:style-name="P4">
Publisher: 联合早报 (Organization)</text:p>
      <text:p text:style-name="P4">
Published Time: 2023-06-03T19:13</text:p>
      <text:p text:style-name="P4">
Modified Time: 2023-06-03T19:13</text:p>
      <text:p text:style-name="P4">
Description: As the price of oil fell to $ 70 per barrel (about S $ 95), the oil alliance consisting of the Organization of the Organization and Allies of the Petroleum Export+will discuss whether it is further reduced. Sources revealed that the oil alliance+may consider reducing production up to 1 million barrels a day. Oil Union+(OPEC+) produces about 40 ...</text:p>
      <text:p text:style-name="P4">
Videos: []</text:p>
      <text:p text:style-name="P4">
Audios: []</text:p>
      <text:p text:style-name="P4">
Images: []</text:p>
      <text:p text:style-name="P4">
Type: NewsArticle</text:p>
      <text:p text:style-name="P4">
Breadcrumbs: ['即时', '国际']</text:p>
      <text:p text:style-name="P4">
Keywords: ['油盟', '油价', 'OPEC+']</text:p>
      <!--METADATA-->
      <text:p text:style-name="P4">
As the price of oil fell to $ 70 per barrel (about S $ 95), the oil alliance consisting of the Organization of the Organization and Allies of the Petroleum Export+will discuss whether it is further reduced. Sources revealed that the oil alliance+may consider reducing production up to 1 million barrels a day.</text:p>
      <text:p text:style-name="P4">
Oil League+(OPEC+) produces about 40%of crude oil worldwide, and its policy decision may have a significant impact on oil prices.</text:p>
      <text:p text:style-name="P4">
Three sources told Reuters on Friday (June 2) that the Minister of Oil League would meet on Saturday (3rd), and then discussed the problem of production reduction with allies on Sunday (4th).</text:p>
      <text:p text:style-name="P4">
The oil alliance+currently reduced production of 2 million barrels per day, and announced in April this year that the voluntary additional reduction was reduced by 1.6 million barrels. If the proposal of reducing another 1 million barrels is approved, the total amount of oil reducing production will reach about 4.6 million barrels per day, accounting for 4.5%of global demand.</text:p>
      <text:p text:style-name="P4">
Oil League+accidentally announced voluntary production reduction in April this year, and has pushed up to $ 87 per barrel. However, due to the weak global economic growth and demand, the rise in oil prices quickly retreated.</text:p>
      <text:p text:style-name="P4">
Russian Deputy Prime Minister Novak pointed out in a media interview that it did not think that the oil alliance+Sunday will announce the reduction of production. However, Saudi Arabia Energy Saalman warned that investors who were short -term oil prices last week were "careful" and were considered an additional warning to reduce production.</text:p>
      <text:p text:style-name="P4">
Market analysts believe that crude oil supply is excessive today. The Washington Energy Market and Policy Consulting Company Rapidan Energy Group predicts that the possibility of oil alliance+further reduction is 40%. They said: "The ministers of the oil producing country seem to be determined not to repeat the same mistakes. In 2008, because the global economic and financial stability instantly collapsed, it caused oil prices to slide from the $ 140 per barrel to $ 35 within six months."</text:p>
      <text:p text:style-name="P4">
News Source: <text:a xlink:type="simple" xlink:href="https://www.zaobao.com.sg/realtime/world/story20230603-1400943" text:style-name="Internet_20_link" text:visited-style-name="Visited_20_Internet_20_Link">
https://www.zaobao.com.sg/realtime/world/story20230603-1400943</text:a>
</text:p>
      <!--NEWS-->
      <text:h text:style-name="P10" text:outline-level="1">
<text:span text:style-name="T4">
Zelei: Ukraine is ready to launch a big counterattack against the Russian army</text:span>
</text:h>
      <text:p text:style-name="P4">
Author: chinese@voanews.com (松仁)</text:p>
      <text:p text:style-name="P4">
Publisher: 美国之音中文网 (Type: NewsMediaOrganization)</text:p>
      <text:p text:style-name="P4">
Published Time: 2023-06-03T21:12:05+08:00</text:p>
      <text:p text:style-name="P4">
Modified Time: 2023-06-03 13:12:05Z</text:p>
      <text:p text:style-name="P4">
Description: Ukraine President Volodymyr ZELENSKYY said in a media interview published on Saturday (June 3) that Ukraine had prepared for his long -awaited big counterattack to recapture from the Russian invasion army. Your own territory. "We firmly believe that we will succeed," Zelei Sky pointed out in an exclusive interview with the Wall Street Journal.</text:p>
      <text:p text:style-name="P4">
Videos: []</text:p>
      <text:p text:style-name="P4">
Images: []</text:p>
      <text:p text:style-name="P4">
Categories: ['欧洲', '军事', '乌克兰局势']</text:p>
      <text:p text:style-name="P4">
Type: None</text:p>
      <!--METADATA-->
      <text:p text:style-name="P4">
Nonenone</text:p>
      <text:p text:style-name="P4">
News Source: <text:a xlink:type="simple" xlink:href="https://www.voachinese.com/a/zelenskyy-says-ukraine-ready-to-launch-counteroffensive-060323/7121533.html" text:style-name="Internet_20_link" text:visited-style-name="Visited_20_Internet_20_Link">
https://www.voachinese.com/a/zelenskyy-says-ukraine-ready-to-launch-counteroffensive-060323/7121533.html</text:a>
</text:p>
      <!--NEWS-->
      <text:h text:style-name="P10" text:outline-level="1">
<text:span text:style-name="T4">
Experts: Fluid virus rapid mutation of mammalian cases increased sharply</text:span>
</text:h>
      <text:p text:style-name="P4">
Author: 联合早报 (Person)</text:p>
      <text:p text:style-name="P4">
Publisher: 联合早报 (Organization)</text:p>
      <text:p text:style-name="P4">
Published Time: 2023-06-03T21:35</text:p>
      <text:p text:style-name="P4">
Modified Time: 2023-06-03T21:35</text:p>
      <text:p text:style-name="P4">
Description: Experts warn that the H5N1 virus with a record high of bird flu viruses around the world is rapidly mutating, calling on countries to strengthen vaccines for poultry in China. Experts emphasized that although the current situation is still low in the risk of humans, the case of bird flu in mammals is significantly ...</text:p>
      <text:p text:style-name="P4">
Videos: []</text:p>
      <text:p text:style-name="P4">
Audios: []</text:p>
      <text:p text:style-name="P4">
Images: []</text:p>
      <text:p text:style-name="P4">
Type: NewsArticle</text:p>
      <text:p text:style-name="P4">
Breadcrumbs: ['即时', '国际']</text:p>
      <text:p text:style-name="P4">
Keywords: ['禽流感', '病毒']</text:p>
      <!--METADATA-->
      <text:p text:style-name="P4">
Experts warn that the H5N1 virus with a record high of bird flu viruses around the world is rapidly mutating, calling on countries to strengthen vaccines for poultry in China.</text:p>
      <text:p text:style-name="P4">
Experts emphasized that although the current situation is still low in the risk of humans, the bird flu cases of mammals are significantly rising and worrying.</text:p>
      <text:p text:style-name="P4">
Wabei, director of the Animal Fluid Research and Cooperation Center of the World Health Organization, said that the H5N1 virus appeared for the first time in 1996. It was originally limited to seasonal popularity. Since then, the bird flu epidemic has become unknown throughout the year, and has spread to a new area, causing a large number of wild birds to die and tens of millions of poultry.</text:p>
      <text:p text:style-name="P4">
The Research team led by Verbia found that the H5N1 virus spread from Europe to North America, and it quickly mutated quickly; the virus increased toxicity after coming to North America, which means that it might cause more dangerous diseases.</text:p>
      <text:p text:style-name="P4">
Wabe said that most mammals were infected with bird flu because they ate birds who were infected, but there were also suspected cases in a mink field in Spain and sea lions along the South American coast, which means that the virus may be transmitted between mammals.</text:p>
      <text:p text:style-name="P4">
He emphasized that if the overall case of bird flu is reduced, and then reduce the risk of human infection, one of the methods is that countries are vaccinated with poultry.</text:p>
      <text:p text:style-name="P4">
News Source: <text:a xlink:type="simple" xlink:href="https://www.zaobao.com.sg/realtime/world/story20230603-1400966" text:style-name="Internet_20_link" text:visited-style-name="Visited_20_Internet_20_Link">
https://www.zaobao.com.sg/realtime/world/story20230603-1400966</text:a>
</text:p>
      <!--NEWS-->
      <text:h text:style-name="P10" text:outline-level="1">
<text:span text:style-name="T4">
Report: Chinese overseas human rights movement people are facing special harassment and attacking false messages.</text:span>
</text:h>
      <text:p text:style-name="P4">
Author: chinese@voanews.com (郑乐捷)</text:p>
      <text:p text:style-name="P4">
Publisher: 美国之音中文网 (Type: NewsMediaOrganization)</text:p>
      <text:p text:style-name="P4">
Published Time: 2023-06-03T22:02:15+08:00</text:p>
      <text:p text:style-name="P4">
Modified Time: 2023-06-03 14:02:15Z</text:p>
      <text:p text:style-name="P4">
Description: Human rights related to China overseas will face many difficulties. Some research institutions have suggested that they need to teach overseas human rights moveders how to raise funds, how to operate organizations, enhance their ability to resist false information, and strengthen support for their mental health.</text:p>
      <text:p text:style-name="P4">
Videos: []</text:p>
      <text:p text:style-name="P4">
Images: []</text:p>
      <text:p text:style-name="P4">
Categories: ['中国', '人权', '台湾', '新疆西藏问题']</text:p>
      <text:p text:style-name="P4">
Type: None</text:p>
      <!--METADATA-->
      <text:p text:style-name="P4">
Nonenone</text:p>
      <text:p text:style-name="P4">
News Source: <text:a xlink:type="simple" xlink:href="https://www.voachinese.com/a/overseas-human-right-activists-on-china-face-transnational-repressions-060323/7121594.html" text:style-name="Internet_20_link" text:visited-style-name="Visited_20_Internet_20_Link">
https://www.voachinese.com/a/overseas-human-right-activists-on-china-face-transnational-repressions-060323/7121594.html</text:a>
</text:p>
      <!--NEWS-->
      <text:h text:style-name="P10" text:outline-level="1">
<text:span text:style-name="T4">
Türkiye sent troops to Kosovo to assist in stabilizing the situation in northern Kosovo</text:span>
</text:h>
      <text:p text:style-name="P4">
Author: 联合早报 (Person)</text:p>
      <text:p text:style-name="P4">
Publisher: 联合早报 (Organization)</text:p>
      <text:p text:style-name="P4">
Published Time: 2023-06-03T22:06</text:p>
      <text:p text:style-name="P4">
Modified Time: 2023-06-03T23:52</text:p>
      <text:p text:style-name="P4">
Description: The Turkish Department of Defense said that Turkey responded to NATO's request and plans to send commando to Kosovo on Sunday (June 4) and next Monday (5th) to join the local NATO peacekeeping forces to assist in the stable situation. It issued a statement on Saturday (3rd) calling on Kosovo's parties ...</text:p>
      <text:p text:style-name="P4">
Videos: []</text:p>
      <text:p text:style-name="P4">
Audios: []</text:p>
      <text:p text:style-name="P4">
Images: []</text:p>
      <text:p text:style-name="P4">
Type: NewsArticle</text:p>
      <text:p text:style-name="P4">
Breadcrumbs: ['即时', '国际']</text:p>
      <text:p text:style-name="P4">
Keywords: ['科索沃', '北约', '塞尔维亚', '阿尔巴尼亚', '冲突']</text:p>
      <!--METADATA-->
      <text:p text:style-name="P4">
The Turkish Department of Defense said that Turkey responded to NATO's request and plans to send commando to Kosovo on Sunday (June 4) and next Monday (5th) to join the local NATO peacekeeping forces to assist in the stable situation.</text:p>
      <text:p text:style-name="P4">
It issued a statement on Saturday (3rd) calling on Kosovo's restraint and dialogue to resolve the crisis, so as not to get out of control and may damage regional security and stability.</text:p>
      <text:p text:style-name="P4">
The majority of Serbias in northern Kosovo, because most Cyprus resisted the April local elections, which caused the Albanians to be elected mayor, but this immediately triggered a political crisis and upgraded to violent incidents.</text:p>
      <text:p text:style-name="P4">
Monday (May 29) in northern Kosovo <text:a xlink:type="simple" xlink:href="https://www.zaobao.com/realtime/world/story20230530-1399512" text:style-name="Internet_20_link" text:visited-style-name="Visited_20_Internet_20_Link">
the worst conflict in the past ten years</text:a>
A large number of Cypriots protested by the mayor. The demonstrators first clashed with the police, and later clashed with NATO peacekeepers. As a result, 52 Cyclus and 30 peacekeepers were injured.</text:p>
      <text:p text:style-name="P4">
After the violent incident, NATO announced the <text:a xlink:type="simple" xlink:href="https://www.zaobao.com/news/world/story20230531-1400121" text:style-name="Internet_20_link" text:visited-style-name="Visited_20_Internet_20_Link">
700 -person troops</text:a>
Later, I decided to add more personnel. There are 4,000 NATO forces in Kosovo.</text:p>
      <text:p text:style-name="P4">
Kosovo is the autonomous province of the Republic of the Republic of the Yugoslav Alliance (South China). The Albanian population accounts for more than 90 % of Kosovo's total population. They uprising more than 20 years ago, against Serbia's oppression rule, and announced independence in 2008.</text:p>
      <text:p text:style-name="P4">
The Serians in northern Kosovo never acknowledged the Declaration of Independence and still regarded Belgrade in Serbia as their capital.</text:p>
      <text:p text:style-name="P4">
News Source: <text:a xlink:type="simple" xlink:href="https://www.zaobao.com.sg/realtime/world/story20230603-1400971" text:style-name="Internet_20_link" text:visited-style-name="Visited_20_Internet_20_Link">
https://www.zaobao.com.sg/realtime/world/story20230603-1400971</text:a>
</text:p>
      <!--NEWS-->
      <text:h text:style-name="P10" text:outline-level="1">
<text:span text:style-name="T4">
Erdogan swores as Türkiye President</text:span>
</text:h>
      <text:p text:style-name="P4">
Author: 联合早报 (Person)</text:p>
      <text:p text:style-name="P4">
Publisher: 联合早报 (Organization)</text:p>
      <text:p text:style-name="P4">
Published Time: 2023-06-03T22:44</text:p>
      <text:p text:style-name="P4">
Modified Time: 2023-06-03T23:52</text:p>
      <text:p text:style-name="P4">
Description: Erdogan, who was successfully re -elected in the presidential election last weekend, swore to work on Saturday (June 3), started a new term of president, and extended his governance to the third decade. Erdogan said at the live broadcast in the live broadcast of the Akara Parliament that day: "I am president, in ...</text:p>
      <text:p text:style-name="P4">
Videos: []</text:p>
      <text:p text:style-name="P4">
Audios: []</text:p>
      <text:p text:style-name="P4">
Images: []</text:p>
      <text:p text:style-name="P4">
Type: NewsArticle</text:p>
      <text:p text:style-name="P4">
Breadcrumbs: ['即时', '国际']</text:p>
      <text:p text:style-name="P4">
Keywords: ['土耳其', '埃尔多安', '总统选举', '通货膨胀']</text:p>
      <!--METADATA-->
      <text:p text:style-name="P4">
In the presidential election last weekend <text:a xlink:type="simple" xlink:href="https://www.zaobao.com/realtime/world/story20230529-1399145" text:style-name="Internet_20_link" text:visited-style-name="Visited_20_Internet_20_Link">
Successful re -election</text:a>
Erdogan sworn in on Saturday (June 3), and started a new presidential term, extending his governance to the third decade.</text:p>
      <text:p text:style-name="P4">
Erdogan said at the live broadcast inauguration ceremony held in the Ankara Parliament that day: "As a president, in the face of the great Turkish nation and history, I swear with my honor and integrity to defend the existence and independence of the country."</text:p>
      <text:p text:style-name="P4">
Erdogan (69 years old) is the longest leader of Turkey. He got 52.2 % of the votes in his election last Sunday (May 28). Although before the election, the crisis of life costs was considered to reduce Erdogan's chances of winning, but the election results showed that most polls were accurate.</text:p>
      <text:p text:style-name="P4">
Erdogan vowed in <text:a xlink:type="simple" xlink:href="https://www.zaobao.com/realtime/world/story20230529-1399156" text:style-name="Internet_20_link" text:visited-style-name="Visited_20_Internet_20_Link">
Victory speech</text:a>
It will let go of all disputes and unity countries, and say that the most urgent is to solve the problem of inflation and rebuild the earthquake -stricken area.</text:p>
      <text:p text:style-name="P4">
The inflation rate of Turkey reached 85 % last year. Although it has declined this year, it is still very high, and the Turkish currency lira is degraded, and the people's life is becoming increasingly difficult.</text:p>
      <text:p text:style-name="P4">
When Erdogan suffered the worst economic crisis in Turkey in the 1970s, he won an election at the end of 2002 and became the Prime Minister the following year. In 2014, he became the first president of Turkey and was elected again in 2018.</text:p>
      <text:p text:style-name="P4">
News Source: <text:a xlink:type="simple" xlink:href="https://www.zaobao.com.sg/realtime/world/story20230603-1400981" text:style-name="Internet_20_link" text:visited-style-name="Visited_20_Internet_20_Link">
https://www.zaobao.com.sg/realtime/world/story20230603-1400981</text:a>
</text:p>
      <!--NEWS-->
      <text:h text:style-name="P10" text:outline-level="1">
<text:span text:style-name="T4">
The US, Japan and South Korea Defense Sign signed an agreement to realize the real -time sharing of North Korean missile launch information by the end of the year</text:span>
</text:h>
      <text:p text:style-name="P4">
Author: chinese@voanews.com (松仁)</text:p>
      <text:p text:style-name="P4">
Publisher: 美国之音中文网 (Type: NewsMediaOrganization)</text:p>
      <text:p text:style-name="P4">
Published Time: 2023-06-03T22:54:21+08:00</text:p>
      <text:p text:style-name="P4">
Modified Time: 2023-06-03 14:54:21Z</text:p>
      <text:p text:style-name="P4">
Description: The United States, Japan, and South Korea signed an agreement on Saturday (June 3) to promise that the three countries will realize the goal of real -time Korean missile launch early warning data by the end of this year. This will be a major measure taken by the three countries in response to Pyongyang's security threat.</text:p>
      <text:p text:style-name="P4">
Videos: []</text:p>
      <text:p text:style-name="P4">
Images: []</text:p>
      <text:p text:style-name="P4">
Categories: ['亚太', '美国', '军事', '朝鲜半岛局势']</text:p>
      <text:p text:style-name="P4">
Type: None</text:p>
      <!--METADATA-->
      <text:p text:style-name="P4">
Nonenone</text:p>
      <text:p text:style-name="P4">
News Source: <text:a xlink:type="simple" xlink:href="https://www.voachinese.com/a/us-japan-s-korea-aim-to-share-n-korea-missile-warning-data-060323/7121625.html" text:style-name="Internet_20_link" text:visited-style-name="Visited_20_Internet_20_Link">
https://www.voachinese.com/a/us-japan-s-korea-aim-to-share-n-korea-missile-warning-data-060323/7121625.html</text:a>
</text:p>
      <!--NEWS-->
      <text:h text:style-name="P10" text:outline-level="1">
<text:span text:style-name="T4">
"Maintaining historical memory is the resistance to totalitarianism" The 34th anniversary of the 64th anniversary of the 64th anniversary was launched in Washington, New York</text:span>
</text:h>
      <text:p text:style-name="P4">
Author: chinese@voanews.com (美国之音)</text:p>
      <text:p text:style-name="P4">
Publisher: 美国之音中文网 (Type: NewsMediaOrganization)</text:p>
      <text:p text:style-name="P4">
Published Time: 2023-06-03T23:24:08+08:00</text:p>
      <text:p text:style-name="P4">
Modified Time: 2023-06-03 15:24:08Z</text:p>
      <text:p text:style-name="P4">
Description: On June 2nd, on the occasion of the 34th anniversary of the suppression of the June 4th day, the long -established June 4th Memorial Hall opened in Manhattan, New York. In the evening, the demonstrators who protested the June 4th slaughter of the Communist Party of China and marched to the Chinese Consulate General in New York. Not only did they have student leaders who were wanted by the Communist Party of China that year, but also many of the "post -90s" who grew up under the monitoring of the Chinese Communist Party under the monitoring of the CCP.</text:p>
      <text:p text:style-name="P4">
Videos: []</text:p>
      <text:p text:style-name="P4">
Images: []</text:p>
      <text:p text:style-name="P4">
Categories: ['纪念六四', '美国', '人权', '编辑推荐']</text:p>
      <text:p text:style-name="P4">
Type: None</text:p>
      <!--METADATA-->
      <text:p text:style-name="P4">
Nonenone</text:p>
      <text:p text:style-name="P4">
News Source: <text:a xlink:type="simple" xlink:href="https://www.voachinese.com/a/june4th-commemorative-events-in-ny-dc-20230603/7121614.html" text:style-name="Internet_20_link" text:visited-style-name="Visited_20_Internet_20_Link">
https://www.voachinese.com/a/june4th-commemorative-events-in-ny-dc-20230603/7121614.html</text:a>
</text:p>
      <!--NEWS-->
      <text:h text:style-name="P10" text:outline-level="1">
<text:span text:style-name="T4">
South Korea's largest opposition party rally opposes Japan's nuclear pollution water schedule plan</text:span>
</text:h>
      <text:p text:style-name="P4">
Author: 联合早报 (Person)</text:p>
      <text:p text:style-name="P4">
Publisher: 联合早报 (Organization)</text:p>
      <text:p text:style-name="P4">
Published Time: 2023-06-03T23:27</text:p>
      <text:p text:style-name="P4">
Modified Time: 2023-06-03T23:32</text:p>
      <text:p text:style-name="P4">
Description: South Korea ’s largest opposition party co -Democratic Party held a rally in Busan on Saturday (June 3) to oppose the Japanese government to discharge the Fukushima nuclear pollution water into the sea. At the same time, the South Korean government did not take care of the Japanese nuclear pollution water discharge. According to the Yonhap News Agency, about 5,000 people participated in Saturday ...</text:p>
      <text:p text:style-name="P4">
Videos: []</text:p>
      <text:p text:style-name="P4">
Audios: []</text:p>
      <text:p text:style-name="P4">
Images: []</text:p>
      <text:p text:style-name="P4">
Type: NewsArticle</text:p>
      <text:p text:style-name="P4">
Breadcrumbs: ['即时', '国际']</text:p>
      <text:p text:style-name="P4">
Keywords: ['福岛核电站', '污水', '韩国', '日本']</text:p>
      <!--METADATA-->
      <text:p text:style-name="P4">
South Korea ’s largest opposition party co -Democratic Party held a rally in Busan on Saturday (June 3) to oppose the Japanese government to discharge the Fukushima nuclear pollution water into the sea. At the same time, the South Korean government did not take care of the Japanese nuclear pollution water discharge.</text:p>
      <text:p text:style-name="P4">
According to the Yonhap News Agency, about 5,000 people participated in the "Consecration Conference against Fukushima Nuclear Pollution Pollution Water Elimination Water Dispeling South Circle Consecration Conference" held in Busan on Saturday.</text:p>
      <text:p text:style-name="P4">
The co -Democratic Party leader Li was in the rally that South Korean President Yin Xiyue should clearly clarify that Japan's position was not allowed to pollute the sea of nuclear pollution and proposed a strong protest to Japan.</text:p>
      <text:p text:style-name="P4">
He urged the South Korean government to deal with the Japanese nuclear pollution water schedule plan for thorough safety verification.</text:p>
      <text:p text:style-name="P4">
The Japanese government officially decided on April 13, 2021 to filter and dilute the Fukushima First Nuclear Power Station's millions of tons of nuclear pollution water. In January of this year, the Japanese government discharged the Fukushima nuclear pollution water.(https://www.zaobao.com/realtime/world/story20230127-1357127)This not only attracted the attention of neighboring countries and the Pacific island nations, but also attracted criticism from local communities and fishermen.</text:p>
      <text:p text:style-name="P4">
News Source: <text:a xlink:type="simple" xlink:href="https://www.zaobao.com.sg/realtime/world/story20230603-1400994" text:style-name="Internet_20_link" text:visited-style-name="Visited_20_Internet_20_Link">
https://www.zaobao.com.sg/realtime/world/story20230603-1400994</text:a>
</text:p>
      <!--NEWS-->
      <text:h text:style-name="P10" text:outline-level="1">
<text:span text:style-name="T4">
President of Tunisia plans to taxes to the rich to solve fiscal problems</text:span>
</text:h>
      <text:p text:style-name="P4">
Author: 联合早报 (Person)</text:p>
      <text:p text:style-name="P4">
Publisher: 联合早报 (Organization)</text:p>
      <text:p text:style-name="P4">
Published Time: 2023-06-03T23:50</text:p>
      <text:p text:style-name="P4">
Modified Time: 2023-06-03T23:50</text:p>
      <text:p text:style-name="P4">
Description: Tunisian President Saiyid said on Saturday (June 3) that Tunisia's fiscal difficulties may be a alternative to the rich to the rich, and it also helps to ensure that Tunisia has obtained international financial assistance. Tunisian President's Office said that Saide was associated with French President Macron on Saturday ...</text:p>
      <text:p text:style-name="P4">
Videos: []</text:p>
      <text:p text:style-name="P4">
Audios: []</text:p>
      <text:p text:style-name="P4">
Images: []</text:p>
      <text:p text:style-name="P4">
Type: NewsArticle</text:p>
      <text:p text:style-name="P4">
Breadcrumbs: ['即时', '国际']</text:p>
      <text:p text:style-name="P4">
Keywords: ['突尼斯', '贷款', '国际货币基金组织', '债务违约']</text:p>
      <!--METADATA-->
      <text:p text:style-name="P4">
Tunisian President Saiyid said on Saturday (June 3) that Tunisia's fiscal difficulties may be a alternative to the rich to the rich, and it also helps to ensure that Tunisia has obtained international financial assistance.</text:p>
      <text:p text:style-name="P4">
Tunisian President's Office said that when Said met with French President Macron on Saturday, he talked about Tunisian's financial issues and said that he believed that more taxes were levied to the rich, and he was also maintaining social justice.</text:p>
      <text:p text:style-name="P4">
The Tunisian government reached a preliminary agreement with the International Monetary Fund (IMF) in October last year. The IMF provided a loan of $ 1.9 billion (about S $ 2.56 billion) in exchange for the Tunisian government to reduce subsidies and reform state -owned enterprises.</text:p>
      <text:p text:style-name="P4">
Credit rating agencies warn that Tunisia may face sovereign debt defaults without the loan.</text:p>
      <text:p text:style-name="P4">
IMF said that Tunisia needs to change some existing practices, streamlining expenses and increasing income, so that national finances have put more sustainable tracks.</text:p>
      <text:p text:style-name="P4">
News Source: <text:a xlink:type="simple" xlink:href="https://www.zaobao.com.sg/realtime/world/story20230603-1400997" text:style-name="Internet_20_link" text:visited-style-name="Visited_20_Internet_20_Link">
https://www.zaobao.com.sg/realtime/world/story20230603-1400997</text:a>
</text:p>
      <!--NEWS-->
      <text:h text:style-name="P10" text:outline-level="1">
<text:span text:style-name="T4">
Japanese heavy rain disaster 1 death 3 lost 35 injuries</text:span>
</text:h>
      <text:p text:style-name="P4">
Publisher: 法新社</text:p>
      <text:p text:style-name="P4">
Published Time: 2023-06-03T5:02:08+00:00</text:p>
      <text:p text:style-name="P4">
Modified Time: 2023-06-03T10:35:02+00:00</text:p>
      <text:p text:style-name="P4">
Description: (Agence France -Presse, Tokyo, 3rd) The Japanese authorities said today that some areas are affected by Typhoon Mawa and Mei Yufeng, which has caused fierce rainfall. At present, it is known that 1 dead and 35 people are seriously inju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3.617581in" draw:z-index="0">
<draw:image xlink:href="../Images/rficn/2023-06-03T5-02-08-00-00/000000.png" xlink:type="simple" xlink:show="embed" xlink:actuate="onLoad" draw:mime-type="image/png"/>
</draw:frame>
According to Agence France -Presse, Fengqiao City, Aichi Prefecture, Japan was the highest level of evacuation alert yesterday. A municipal government official said that the local search and rescue team "found a man about 60 years old in the drowned car, but later confirmed that he was confirmed. already dead".</text:p>
      <text:p text:style-name="P4">
In Kawama Prefecture, Japan, officials told AFP that they had begun to search for a man and a woman who disappeared locally.</text:p>
      <text:p text:style-name="P4">
News Source: <text:a xlink:type="simple" xlink:href="https://www.rfi.fr/cn/%E5%9B%BD%E9%99%85%E6%8A%A5%E9%81%93/20230603-%E6%97%A5%E6%9C%AC%E5%A4%A7%E9%9B%A8%E9%85%BF%E7%81%BE-1%E6%AD%BB3%E5%A4%B1%E8%81%9435%E4%BC%A4" text:style-name="Internet_20_link" text:visited-style-name="Visited_20_Internet_20_Link">
https://www.rfi.fr/cn/%E5%9B%BD%E9%99%85%E6%8A%A5%E9%81%93/20230603-%E6%97%A5%E6%9C%AC%E5%A4%A7%E9%9B%A8%E9%85%BF%E7%81%BE-1%E6%AD%BB3%E5%A4%B1%E8%81%9435%E4%BC%A4</text:a>
</text:p>
      <!--NEWS-->
      <text:h text:style-name="P10" text:outline-level="1">
<text:span text:style-name="T4">
Zerrenki: Ukraine is ready for counterattack preparation</text:span>
</text:h>
      <text:p text:style-name="P4">
Author: None (Language: zh)</text:p>
      <text:p text:style-name="P4">
Publisher: None</text:p>
      <text:p text:style-name="P4">
Time: 2023-06-03T9:57:00Z</text:p>
      <text:p text:style-name="P4">
Description: Ukrainian President Zelei said that he has been preparing for counterattacks. He also mentioned that Ukraine needs more Patriot missiles to resist the Russian air strikes. At the same time, there have been many air strikes in Russia, but Ukraine has denied it.</text:p>
      <text:p text:style-name="P4">
Videos: []</text:p>
      <text:p text:style-name="P4">
Images: []</text:p>
      <text:p text:style-name="P4">
Subject: 时政风云</text:p>
      <text:p text:style-name="P4">
Subjects: ['乌克兰', '俄罗斯入侵乌克兰']</text:p>
      <text:p text:style-name="P4">
Keywords: ['俄乌战争', '爱国者导弹', '反攻战', '泽连斯基', '无人机袭击', '自由俄罗斯', '俄罗斯志愿军团', '基辅']</text:p>
      <text:p text:style-name="P4">
Id: 65816464</text:p>
      <!--METADATA-->
      <text:p text:style-name="P4">
<text:a xlink:type="simple" xlink:href="https://www.dw.com/zh/overlay/image/article/65816464/63337893" text:style-name="Internet_20_link" text:visited-style-name="Visited_20_Internet_20_Link">
 </text:a>
Zelei Sky said that he has confidence in counterattack</text:p>
      <text:p text:style-name="P4">
(Voice of Germany Chinese) After more than 15 months of war, Ukrainian President Zeleziski said in an interview published by the Wall Street Journal on Saturday (June 3): Move a counterattack against the Russian army.</text:p>
      <text:p text:style-name="P4">
In an interview with Odesa, the city of Ukrainian port, "We firmly believe that we will succeed." He added: "I don't know how long it will take. To be honest, it can be done in various ways. But we are about to do so, and we are ready."</text:p>
      <text:h text:style-name="P12" text:outline-level="3">
<text:span text:style-name="T4">
Need more Patriot missile system</text:span>
</text:h>
      <text:p text:style-name="P4">
In the interview, <text:a xlink:type="simple" xlink:href="https://www.dw.com/zh/zh/德国已向乌克兰交付爱国者防空系统/a-65370516" text:style-name="Internet_20_link" text:visited-style-name="Visited_20_Internet_20_Link">
Zerrenki mentioned Russia's air advantage in the front line, and called on Ukraine to urgently need more Patriot missile systems, in addition to allowing citizens to avoid air bombing, it can also protect frontline combat forces</text:a>
Essence He pointed out that the lack of prevention of Russian air power means "a large number of soldiers will die in a counterattack war."</text:p>
      <text:p text:style-name="P4">
Zeelianzki also told a reporter from the Wall Street Journal that Ukraine originally hoped to have more weapons provided by the West in the counterattack battle. Although Ukraine was ready to act as well, he said, "We want to have something, but we can't wait a few months."</text:p>
      <text:p text:style-name="P4">
Germany has delivered a Patriot system to Ukraine this year</text:p>
      <text:h text:style-name="P12" text:outline-level="3">
<text:span text:style-name="T4">
Both parties strengthen deployment</text:span>
</text:h>
      <text:p text:style-name="P4">
With the preparation of Ukraine this year, Moscow has also strengthened air strike deployment. According to the Kiev authorities, the Ukraine's defense system shot down multiple Russian drones and missiles over Friday (June 2) on Friday (June 2). The Ukrainian military said in a statement: "According to preliminary information, the air defense forces discovered and destroyed more than 30 various air targets over and surrounding airspaces."</text:p>
      <text:p text:style-name="P4">
Volodymrhavrylov, deputy minister of Ukraine, told Reuters on Saturday: "In addition to cruise missile attacks, Ukraine also faces repeated attacks on ballistic missiles in May, especially in cities including Capital Kiev. Center. "He added:" The main goal of their (Russia) is to prevent our counterattack and target the goal at the core institution of decision -making. "</text:p>
      <text:p text:style-name="P4">
He also emphasized that the modern air defense system provided by Western partners "has an efficiency of more than 90%" and mentioned "nothing can prevent our efforts, our wishes, and our confidence in winning this war." Harvrilov went to Singapore this week to participate in the Shangri -angri-La Dialogue.</text:p>
      <text:p text:style-name="P4">
On the other hand, Ukraine has also increased its crackdown on the Russian gunpowder and logistics routes in the past few weeks. According to Utong News Agency on Thursday, Tavria's troops destroyed the enemy's 4 ammunition libraries.</text:p>
      <text:p text:style-name="P4">
Moscow building, which was attacked by drones on May 30</text:p>
      <text:h text:style-name="P12" text:outline-level="3">
<text:span text:style-name="T4">
Russian attacks frequently</text:span>
</text:h>
      <text:p text:style-name="P4">
In addition, there have been more and more drone attacks in Russia recently. For example, Shebekino, a border city near Ukraine, has encountered an unprecedented strong shell this week. Local residents have to evacuate their homes. "Free Russia" and "Russian Volunteer Corps" from the Russian -pro -Ukraine militants subsequently claimed to have entered Shebiekino on Thursday and said "will be liberated throughout Russia."</text:p>
      <text:p text:style-name="P4">
<text:a xlink:type="simple" xlink:href="https://www.dw.com/zh/zh/无人机袭击莫斯科-俄方指乌克兰发动恐袭/a-65769486" text:style-name="Internet_20_link" text:visited-style-name="Visited_20_Internet_20_Link">
And the Russian capital Moscow also encountered drone attacks earlier this week, and Russian President Putin accused "signs of clear signs of terrorist activities." </text:a>
However, the Ukrainian authorities denied that it was related to these attacks in Russia and only said that "very happy to see and predict the number of attacks will continue to increase."</text:p>
      <text:h text:style-name="P12" text:outline-level="3">
<text:span text:style-name="T4">
Zelei: Ukraine is ready to join NATO</text:span>
</text:h>
      <text:p text:style-name="P4">
(Comprehensive report)</text:p>
      <text:p text:style-name="P4">
News Source: <text:a xlink:type="simple" xlink:href="https://www.dw.com/zh/泽连斯基：乌克兰已做好反攻准备/a-65816464" text:style-name="Internet_20_link" text:visited-style-name="Visited_20_Internet_20_Link">
https://www.dw.com/zh/泽连斯基：乌克兰已做好反攻准备/a-65816464?maca=chi-rss-chi-all-1127-rdf</text:a>
</text:p>
      <!--NEWS-->
      <text:h text:style-name="P10" text:outline-level="1">
<text:span text:style-name="T4">
The communication channels for the United States and China have not blocked: US Assistant Secretary of State and senior officials of the White House National Security Council visited China</text:span>
</text:h>
      <text:p text:style-name="P4">
Author: chinese@voanews.com (松仁)</text:p>
      <text:p text:style-name="P4">
Publisher: 美国之音中文网 (Type: NewsMediaOrganization)</text:p>
      <text:p text:style-name="P4">
Published Time: 2023-06-04T00:17:03+08:00</text:p>
      <text:p text:style-name="P4">
Modified Time: 2023-06-03 16:17:03Z</text:p>
      <text:p text:style-name="P4">
Description: The State Department of the United States announced on Saturday (June 3) that Daniel Kritenbrink, the assistant to East Asia and Pacific Affairs, will visit China and New Zealand from June 4th to 10th. This is another senior official in charge of Chinese affairs after secret visit to Beijing last month after the secret visit to Beijing last month.</text:p>
      <text:p text:style-name="P4">
Videos: []</text:p>
      <text:p text:style-name="P4">
Images: []</text:p>
      <text:p text:style-name="P4">
Categories: ['美国', '中国', '美中关系']</text:p>
      <text:p text:style-name="P4">
Type: None</text:p>
      <!--METADATA-->
      <text:p text:style-name="P4">
Nonenone</text:p>
      <text:p text:style-name="P4">
News Source: <text:a xlink:type="simple" xlink:href="https://www.voachinese.com/a/senior-us-official-to-travel-to-china-for-rare-visit---government-060323/7121681.html" text:style-name="Internet_20_link" text:visited-style-name="Visited_20_Internet_20_Link">
https://www.voachinese.com/a/senior-us-official-to-travel-to-china-for-rare-visit---government-060323/7121681.html</text:a>
</text:p>
      <!--NEWS-->
      <text:h text:style-name="P10" text:outline-level="1">
<text:span text:style-name="T4">
The United States has made significant progress in Indo -Pacific security layout. Experts: Regional military balance may be tilted to the United States and allies.</text:span>
</text:h>
      <text:p text:style-name="P4">
Author: chinese@voanews.com (斯洋)</text:p>
      <text:p text:style-name="P4">
Publisher: 美国之音中文网 (Type: NewsMediaOrganization)</text:p>
      <text:p text:style-name="P4">
Published Time: 2023-06-04T01:49:14+08:00</text:p>
      <text:p text:style-name="P4">
Modified Time: 2023-06-03 19:01:18Z</text:p>
      <text:p text:style-name="P4">
Description: US Secretary of Defense Llayd Austin (June 3) said on Singapore's "Shangri -La Safety Dialogue" on Saturday (June 3) that in the past year, allies and partners in the United States and Indo -Pacific regions are realizing "freedom, openness and security. "Historically progress" in the "Indo -Pacific area vision", "strong deterrence now." The British Think Tank International Strategy Institute (IISS), which hosted the "Shangri -La Dialogue", announced the new report one day that although China's military power is still developing, the efforts of the United States and its regional allies in terms of security are changing the military balance of the Indo -Pacific region. Make them re -tilt to the United States and allies.</text:p>
      <text:p text:style-name="P4">
Videos: []</text:p>
      <text:p text:style-name="P4">
Images: []</text:p>
      <text:p text:style-name="P4">
Categories: ['亚太', '军事']</text:p>
      <text:p text:style-name="P4">
Type: None</text:p>
      <!--METADATA-->
      <text:p text:style-name="P4">
Nonenone</text:p>
      <text:p text:style-name="P4">
News Source: <text:a xlink:type="simple" xlink:href="https://www.voachinese.com/a/us-china-naval-power-balance-20230603/7121653.html" text:style-name="Internet_20_link" text:visited-style-name="Visited_20_Internet_20_Link">
https://www.voachinese.com/a/us-china-naval-power-balance-20230603/7121653.html</text:a>
</text:p>
      <!--NEWS-->
      <text:h text:style-name="P10" text:outline-level="1">
<text:span text:style-name="T4">
Border conflict between Israel and Egypt broke out, causing 4 soldiers to die</text:span>
</text:h>
      <text:p text:style-name="P4">
Author: chinese@voanews.com (美国之音)</text:p>
      <text:p text:style-name="P4">
Publisher: 美国之音中文网 (Type: NewsMediaOrganization)</text:p>
      <text:p text:style-name="P4">
Published Time: 2023-06-04T03:10:42+08:00</text:p>
      <text:p text:style-name="P4">
Modified Time: 2023-06-03 19:10:42Z</text:p>
      <text:p text:style-name="P4">
Description: Officials said that Israeli soldiers had a gun battle on the same Egyptian border guards on Saturday and Egypt on Saturday, causing three Israeli soldiers and the Egyptian border guards to die.</text:p>
      <text:p text:style-name="P4">
Videos: []</text:p>
      <text:p text:style-name="P4">
Images: []</text:p>
      <text:p text:style-name="P4">
Categories: ['中东', '军事']</text:p>
      <text:p text:style-name="P4">
Type: None</text:p>
      <!--METADATA-->
      <text:p text:style-name="P4">
Nonenone</text:p>
      <text:p text:style-name="P4">
News Source: <text:a xlink:type="simple" xlink:href="https://www.voachinese.com/a/israel-egypt-border-clash-20230603/7121803.html" text:style-name="Internet_20_link" text:visited-style-name="Visited_20_Internet_20_Link">
https://www.voachinese.com/a/israel-egypt-border-clash-20230603/7121803.html</text:a>
</text:p>
      <!--NEWS-->
      <text:h text:style-name="P10" text:outline-level="1">
<text:span text:style-name="T4">
After US sanctions, Sudan's battle deteriorated</text:span>
</text:h>
      <text:p text:style-name="P4">
Author: chinese@voanews.com (美国之音)</text:p>
      <text:p text:style-name="P4">
Publisher: 美国之音中文网 (Type: NewsMediaOrganization)</text:p>
      <text:p text:style-name="P4">
Published Time: 2023-06-04T04:38:58+08:00</text:p>
      <text:p text:style-name="P4">
Modified Time: 2023-06-03 20:38:58Z</text:p>
      <text:p text:style-name="P4">
Description: The Sudan capital was shot on Friday, and the battle between the two sides intensified. The United States had previously imposed sanctions after the ceasefire coordinated by the United States and Saudi Arabia.</text:p>
      <text:p text:style-name="P4">
Videos: []</text:p>
      <text:p text:style-name="P4">
Images: []</text:p>
      <text:p text:style-name="P4">
Categories: ['非洲', '美国', '军事']</text:p>
      <text:p text:style-name="P4">
Type: None</text:p>
      <!--METADATA-->
      <text:p text:style-name="P4">
Nonenone</text:p>
      <text:p text:style-name="P4">
News Source: <text:a xlink:type="simple" xlink:href="https://www.voachinese.com/a/fighting-worsens-in-sudan-20230603/7121827.html" text:style-name="Internet_20_link" text:visited-style-name="Visited_20_Internet_20_Link">
https://www.voachinese.com/a/fighting-worsens-in-sudan-20230603/7121827.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